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8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put1</text:p>
          </table:table-cell>
          <table:table-cell office:value-type="string" calcext:value-type="string">
            <text:p>input2</text:p>
          </table:table-cell>
          <table:table-cell office:value-type="string" calcext:value-type="string">
            <text:p>input3</text:p>
          </table:table-cell>
          <table:table-cell office:value-type="string" calcext:value-type="string">
            <text:p>input4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9.16" calcext:value-type="float">
            <text:p>89.16</text:p>
          </table:table-cell>
          <table:table-cell office:value-type="float" office:value="89.765" calcext:value-type="float">
            <text:p>89.765</text:p>
          </table:table-cell>
          <table:table-cell office:value-type="float" office:value="3.5" calcext:value-type="float">
            <text:p>3.5</text:p>
          </table:table-cell>
          <table:table-cell office:value-type="float" office:value="2512.85" calcext:value-type="float">
            <text:p>2512.85</text:p>
          </table:table-cell>
          <table:table-cell/>
          <table:table-cell table:formula="of:=57.3221*[.B2]+690.2252*[.D2]-4630.6398" office:value-type="float" office:value="2895.986836" calcext:value-type="float">
            <text:p>2895.986836</text:p>
          </table:table-cell>
          <table:table-cell table:formula="of:=-(796.4782 *[.A2]) - (95.1559 * [.B2])+(946.2515 * [.C2]) + (1150.0931 * [.D2]) + 419374.2937" office:value-type="float" office:value="2853.38860349997" calcext:value-type="float">
            <text:p>2853.388603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3.16" calcext:value-type="float">
            <text:p>93.16</text:p>
          </table:table-cell>
          <table:table-cell office:value-type="float" office:value="93.765" calcext:value-type="float">
            <text:p>93.765</text:p>
          </table:table-cell>
          <table:table-cell office:value-type="float" office:value="3.5" calcext:value-type="float">
            <text:p>3.5</text:p>
          </table:table-cell>
          <table:table-cell office:value-type="float" office:value="2583.79" calcext:value-type="float">
            <text:p>2583.79</text:p>
          </table:table-cell>
          <table:table-cell/>
          <table:table-cell table:formula="of:=57.3221*[.B3]+690.2252*[.D3]-4630.6398" office:value-type="float" office:value="3125.275236" calcext:value-type="float">
            <text:p>3125.275236</text:p>
          </table:table-cell>
          <table:table-cell table:formula="of:=-(796.4782 *[.A3]) - (95.1559 * [.B3])+(946.2515 * [.C3]) + (1150.0931 * [.D3]) + 419374.2937" office:value-type="float" office:value="3071.85820349999" calcext:value-type="float">
            <text:p>3071.858203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.84" calcext:value-type="float">
            <text:p>67.84</text:p>
          </table:table-cell>
          <table:table-cell office:value-type="float" office:value="66.415" calcext:value-type="float">
            <text:p>66.415</text:p>
          </table:table-cell>
          <table:table-cell office:value-type="float" office:value="6.5" calcext:value-type="float">
            <text:p>6.5</text:p>
          </table:table-cell>
          <table:table-cell office:value-type="float" office:value="3748.77" calcext:value-type="float">
            <text:p>3748.77</text:p>
          </table:table-cell>
          <table:table-cell/>
          <table:table-cell table:formula="of:=57.3221*[.B4]+690.2252*[.D4]-4630.6398" office:value-type="float" office:value="3744.555264" calcext:value-type="float">
            <text:p>3744.555264</text:p>
          </table:table-cell>
          <table:table-cell table:formula="of:=-(796.4782 *[.A4]) - (95.1559 * [.B4])+(946.2515 * [.C4]) + (1150.0931 * [.D4]) + 419374.2937" office:value-type="float" office:value="3759.93956649996" calcext:value-type="float">
            <text:p>3759.939566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.84" calcext:value-type="float">
            <text:p>64.84</text:p>
          </table:table-cell>
          <table:table-cell office:value-type="float" office:value="63.415" calcext:value-type="float">
            <text:p>63.415</text:p>
          </table:table-cell>
          <table:table-cell office:value-type="float" office:value="6.5" calcext:value-type="float">
            <text:p>6.5</text:p>
          </table:table-cell>
          <table:table-cell office:value-type="float" office:value="3520.65" calcext:value-type="float">
            <text:p>3520.65</text:p>
          </table:table-cell>
          <table:table-cell/>
          <table:table-cell table:formula="of:=57.3221*[.B5]+690.2252*[.D5]-4630.6398" office:value-type="float" office:value="3572.588964" calcext:value-type="float">
            <text:p>3572.588964</text:p>
          </table:table-cell>
          <table:table-cell table:formula="of:=-(796.4782 *[.A5]) - (95.1559 * [.B5])+(946.2515 * [.C5]) + (1150.0931 * [.D5]) + 419374.2937" office:value-type="float" office:value="3596.0873665" calcext:value-type="float">
            <text:p>3596.087366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.69" calcext:value-type="float">
            <text:p>94.69</text:p>
          </table:table-cell>
          <table:table-cell office:value-type="float" office:value="93.54" calcext:value-type="float">
            <text:p>93.54</text:p>
          </table:table-cell>
          <table:table-cell office:value-type="float" office:value="8" calcext:value-type="float">
            <text:p>8</text:p>
          </table:table-cell>
          <table:table-cell office:value-type="float" office:value="6673.84" calcext:value-type="float">
            <text:p>6673.84</text:p>
          </table:table-cell>
          <table:table-cell/>
          <table:table-cell table:formula="of:=57.3221*[.B6]+690.2252*[.D6]-4630.6398" office:value-type="float" office:value="6318.991449" calcext:value-type="float">
            <text:p>6318.991449</text:p>
          </table:table-cell>
          <table:table-cell table:formula="of:=-(796.4782 *[.A6]) - (95.1559 * [.B6])+(946.2515 * [.C6]) + (1150.0931 * [.D6]) + 419374.2937" office:value-type="float" office:value="6295.82563899999" calcext:value-type="float">
            <text:p>6295.82563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.89" calcext:value-type="float">
            <text:p>84.89</text:p>
          </table:table-cell>
          <table:table-cell office:value-type="float" office:value="84.665" calcext:value-type="float">
            <text:p>84.665</text:p>
          </table:table-cell>
          <table:table-cell office:value-type="float" office:value="6" calcext:value-type="float">
            <text:p>6</text:p>
          </table:table-cell>
          <table:table-cell office:value-type="float" office:value="4533.31" calcext:value-type="float">
            <text:p>4533.31</text:p>
          </table:table-cell>
          <table:table-cell/>
          <table:table-cell table:formula="of:=57.3221*[.B7]+690.2252*[.D7]-4630.6398" office:value-type="float" office:value="4376.784469" calcext:value-type="float">
            <text:p>4376.784469</text:p>
          </table:table-cell>
          <table:table-cell table:formula="of:=-(796.4782 *[.A7]) - (95.1559 * [.B7])+(946.2515 * [.C7]) + (1150.0931 * [.D7]) + 419374.2937" office:value-type="float" office:value="4494.96719649999" calcext:value-type="float">
            <text:p>4494.967196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.89" calcext:value-type="float">
            <text:p>66.89</text:p>
          </table:table-cell>
          <table:table-cell office:value-type="float" office:value="65.665" calcext:value-type="float">
            <text:p>65.665</text:p>
          </table:table-cell>
          <table:table-cell office:value-type="float" office:value="6" calcext:value-type="float">
            <text:p>6</text:p>
          </table:table-cell>
          <table:table-cell office:value-type="float" office:value="3402.31" calcext:value-type="float">
            <text:p>3402.31</text:p>
          </table:table-cell>
          <table:table-cell/>
          <table:table-cell table:formula="of:=57.3221*[.B8]+690.2252*[.D8]-4630.6398" office:value-type="float" office:value="3344.986669" calcext:value-type="float">
            <text:p>3344.986669</text:p>
          </table:table-cell>
          <table:table-cell table:formula="of:=-(796.4782 *[.A8]) - (95.1559 * [.B8])+(946.2515 * [.C8]) + (1150.0931 * [.D8]) + 419374.2937" office:value-type="float" office:value="3362.08069649996" calcext:value-type="float">
            <text:p>3362.080696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8.21" calcext:value-type="float">
            <text:p>88.21</text:p>
          </table:table-cell>
          <table:table-cell office:value-type="float" office:value="87.935" calcext:value-type="float">
            <text:p>87.935</text:p>
          </table:table-cell>
          <table:table-cell office:value-type="float" office:value="3" calcext:value-type="float">
            <text:p>3</text:p>
          </table:table-cell>
          <table:table-cell office:value-type="float" office:value="2029.03" calcext:value-type="float">
            <text:p>2029.03</text:p>
          </table:table-cell>
          <table:table-cell/>
          <table:table-cell table:formula="of:=57.3221*[.B9]+690.2252*[.D9]-4630.6398" office:value-type="float" office:value="2496.418241" calcext:value-type="float">
            <text:p>2496.418241</text:p>
          </table:table-cell>
          <table:table-cell table:formula="of:=-(796.4782 *[.A9]) - (95.1559 * [.B9])+(946.2515 * [.C9]) + (1150.0931 * [.D9]) + 419374.2937" office:value-type="float" office:value="2230.05631349998" calcext:value-type="float">
            <text:p>2230.05631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.99" calcext:value-type="float">
            <text:p>64.99</text:p>
          </table:table-cell>
          <table:table-cell office:value-type="float" office:value="64.165" calcext:value-type="float">
            <text:p>64.165</text:p>
          </table:table-cell>
          <table:table-cell office:value-type="float" office:value="5" calcext:value-type="float">
            <text:p>5</text:p>
          </table:table-cell>
          <table:table-cell office:value-type="float" office:value="2702.84" calcext:value-type="float">
            <text:p>2702.84</text:p>
          </table:table-cell>
          <table:table-cell/>
          <table:table-cell table:formula="of:=57.3221*[.B10]+690.2252*[.D10]-4630.6398" office:value-type="float" office:value="2545.849479" calcext:value-type="float">
            <text:p>2545.849479</text:p>
          </table:table-cell>
          <table:table-cell table:formula="of:=-(796.4782 *[.A10]) - (95.1559 * [.B10])+(946.2515 * [.C10]) + (1150.0931 * [.D10]) + 419374.2937" office:value-type="float" office:value="2566.36295649997" calcext:value-type="float">
            <text:p>2566.362956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.89" calcext:value-type="float">
            <text:p>75.89</text:p>
          </table:table-cell>
          <table:table-cell office:value-type="float" office:value="75.665" calcext:value-type="float">
            <text:p>75.665</text:p>
          </table:table-cell>
          <table:table-cell office:value-type="float" office:value="6" calcext:value-type="float">
            <text:p>6</text:p>
          </table:table-cell>
          <table:table-cell office:value-type="float" office:value="4047.41" calcext:value-type="float">
            <text:p>4047.41</text:p>
          </table:table-cell>
          <table:table-cell/>
          <table:table-cell table:formula="of:=57.3221*[.B11]+690.2252*[.D11]-4630.6398" office:value-type="float" office:value="3860.885569" calcext:value-type="float">
            <text:p>3860.885569</text:p>
          </table:table-cell>
          <table:table-cell table:formula="of:=-(796.4782 *[.A11]) - (95.1559 * [.B11])+(946.2515 * [.C11]) + (1150.0931 * [.D11]) + 419374.2937" office:value-type="float" office:value="4003.41059649998" calcext:value-type="float">
            <text:p>4003.41059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6.94" calcext:value-type="float">
            <text:p>56.94</text:p>
          </table:table-cell>
          <table:table-cell office:value-type="float" office:value="55.92" calcext:value-type="float">
            <text:p>55.92</text:p>
          </table:table-cell>
          <table:table-cell office:value-type="float" office:value="5.5" calcext:value-type="float">
            <text:p>5.5</text:p>
          </table:table-cell>
          <table:table-cell office:value-type="float" office:value="2506.19" calcext:value-type="float">
            <text:p>2506.19</text:p>
          </table:table-cell>
          <table:table-cell/>
          <table:table-cell table:formula="of:=57.3221*[.B12]+690.2252*[.D12]-4630.6398" office:value-type="float" office:value="2429.519174" calcext:value-type="float">
            <text:p>2429.519174</text:p>
          </table:table-cell>
          <table:table-cell table:formula="of:=-(796.4782 *[.A12]) - (95.1559 * [.B12])+(946.2515 * [.C12]) + (1150.0931 * [.D12]) + 419374.2937" office:value-type="float" office:value="2477.39648399997" calcext:value-type="float">
            <text:p>2477.39648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6.99" calcext:value-type="float">
            <text:p>56.99</text:p>
          </table:table-cell>
          <table:table-cell office:value-type="float" office:value="56.165" calcext:value-type="float">
            <text:p>56.165</text:p>
          </table:table-cell>
          <table:table-cell office:value-type="float" office:value="5" calcext:value-type="float">
            <text:p>5</text:p>
          </table:table-cell>
          <table:table-cell office:value-type="float" office:value="2272.25" calcext:value-type="float">
            <text:p>2272.25</text:p>
          </table:table-cell>
          <table:table-cell/>
          <table:table-cell table:formula="of:=57.3221*[.B13]+690.2252*[.D13]-4630.6398" office:value-type="float" office:value="2087.272679" calcext:value-type="float">
            <text:p>2087.272679</text:p>
          </table:table-cell>
          <table:table-cell table:formula="of:=-(796.4782 *[.A13]) - (95.1559 * [.B13])+(946.2515 * [.C13]) + (1150.0931 * [.D13]) + 419374.2937" office:value-type="float" office:value="2129.42375649995" calcext:value-type="float">
            <text:p>2129.423756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.94" calcext:value-type="float">
            <text:p>63.94</text:p>
          </table:table-cell>
          <table:table-cell office:value-type="float" office:value="62.92" calcext:value-type="float">
            <text:p>62.92</text:p>
          </table:table-cell>
          <table:table-cell office:value-type="float" office:value="5.5" calcext:value-type="float">
            <text:p>5.5</text:p>
          </table:table-cell>
          <table:table-cell office:value-type="float" office:value="2930.92" calcext:value-type="float">
            <text:p>2930.92</text:p>
          </table:table-cell>
          <table:table-cell/>
          <table:table-cell table:formula="of:=57.3221*[.B14]+690.2252*[.D14]-4630.6398" office:value-type="float" office:value="2830.773874" calcext:value-type="float">
            <text:p>2830.773874</text:p>
          </table:table-cell>
          <table:table-cell table:formula="of:=-(796.4782 *[.A14]) - (95.1559 * [.B14])+(946.2515 * [.C14]) + (1150.0931 * [.D14]) + 419374.2937" office:value-type="float" office:value="2859.718284" calcext:value-type="float">
            <text:p>2859.7182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3.04" calcext:value-type="float">
            <text:p>83.04</text:p>
          </table:table-cell>
          <table:table-cell office:value-type="float" office:value="83.365" calcext:value-type="float">
            <text:p>83.365</text:p>
          </table:table-cell>
          <table:table-cell office:value-type="float" office:value="4.5" calcext:value-type="float">
            <text:p>4.5</text:p>
          </table:table-cell>
          <table:table-cell office:value-type="float" office:value="3196.87" calcext:value-type="float">
            <text:p>3196.87</text:p>
          </table:table-cell>
          <table:table-cell/>
          <table:table-cell table:formula="of:=57.3221*[.B15]+690.2252*[.D15]-4630.6398" office:value-type="float" office:value="3235.400784" calcext:value-type="float">
            <text:p>3235.400784</text:p>
          </table:table-cell>
          <table:table-cell table:formula="of:=-(796.4782 *[.A15]) - (95.1559 * [.B15])+(946.2515 * [.C15]) + (1150.0931 * [.D15]) + 419374.2937" office:value-type="float" office:value="3308.69541149994" calcext:value-type="float">
            <text:p>3308.695411499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3.89" calcext:value-type="float">
            <text:p>73.89</text:p>
          </table:table-cell>
          <table:table-cell office:value-type="float" office:value="73.665" calcext:value-type="float">
            <text:p>73.665</text:p>
          </table:table-cell>
          <table:table-cell office:value-type="float" office:value="6" calcext:value-type="float">
            <text:p>6</text:p>
          </table:table-cell>
          <table:table-cell office:value-type="float" office:value="3934.63" calcext:value-type="float">
            <text:p>3934.63</text:p>
          </table:table-cell>
          <table:table-cell/>
          <table:table-cell table:formula="of:=57.3221*[.B16]+690.2252*[.D16]-4630.6398" office:value-type="float" office:value="3746.241369" calcext:value-type="float">
            <text:p>3746.241369</text:p>
          </table:table-cell>
          <table:table-cell table:formula="of:=-(796.4782 *[.A16]) - (95.1559 * [.B16])+(946.2515 * [.C16]) + (1150.0931 * [.D16]) + 419374.2937" office:value-type="float" office:value="3894.17579649988" calcext:value-type="float">
            <text:p>3894.17579649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.79" calcext:value-type="float">
            <text:p>72.79</text:p>
          </table:table-cell>
          <table:table-cell office:value-type="float" office:value="72.14" calcext:value-type="float">
            <text:p>72.14</text:p>
          </table:table-cell>
          <table:table-cell office:value-type="float" office:value="7" calcext:value-type="float">
            <text:p>7</text:p>
          </table:table-cell>
          <table:table-cell office:value-type="float" office:value="4498.27" calcext:value-type="float">
            <text:p>4498.27</text:p>
          </table:table-cell>
          <table:table-cell/>
          <table:table-cell table:formula="of:=57.3221*[.B17]+690.2252*[.D17]-4630.6398" office:value-type="float" office:value="4373.412259" calcext:value-type="float">
            <text:p>4373.412259</text:p>
          </table:table-cell>
          <table:table-cell table:formula="of:=-(796.4782 *[.A17]) - (95.1559 * [.B17])+(946.2515 * [.C17]) + (1150.0931 * [.D17]) + 419374.2937" office:value-type="float" office:value="4502.38504899998" calcext:value-type="float">
            <text:p>4502.38504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5.21" calcext:value-type="float">
            <text:p>75.21</text:p>
          </table:table-cell>
          <table:table-cell office:value-type="float" office:value="74.935" calcext:value-type="float">
            <text:p>74.935</text:p>
          </table:table-cell>
          <table:table-cell office:value-type="float" office:value="3" calcext:value-type="float">
            <text:p>3</text:p>
          </table:table-cell>
          <table:table-cell office:value-type="float" office:value="1753.19" calcext:value-type="float">
            <text:p>1753.19</text:p>
          </table:table-cell>
          <table:table-cell/>
          <table:table-cell table:formula="of:=57.3221*[.B18]+690.2252*[.D18]-4630.6398" office:value-type="float" office:value="1751.230941" calcext:value-type="float">
            <text:p>1751.230941</text:p>
          </table:table-cell>
          <table:table-cell table:formula="of:=-(796.4782 *[.A18]) - (95.1559 * [.B18])+(946.2515 * [.C18]) + (1150.0931 * [.D18]) + 419374.2937" office:value-type="float" office:value="1520.03011349996" calcext:value-type="float">
            <text:p>1520.03011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9.04" calcext:value-type="float">
            <text:p>79.04</text:p>
          </table:table-cell>
          <table:table-cell office:value-type="float" office:value="79.365" calcext:value-type="float">
            <text:p>79.365</text:p>
          </table:table-cell>
          <table:table-cell office:value-type="float" office:value="4.5" calcext:value-type="float">
            <text:p>4.5</text:p>
          </table:table-cell>
          <table:table-cell office:value-type="float" office:value="3050.21" calcext:value-type="float">
            <text:p>3050.21</text:p>
          </table:table-cell>
          <table:table-cell/>
          <table:table-cell table:formula="of:=57.3221*[.B19]+690.2252*[.D19]-4630.6398" office:value-type="float" office:value="3006.112384" calcext:value-type="float">
            <text:p>3006.112384</text:p>
          </table:table-cell>
          <table:table-cell table:formula="of:=-(796.4782 *[.A19]) - (95.1559 * [.B19])+(946.2515 * [.C19]) + (1150.0931 * [.D19]) + 419374.2937" office:value-type="float" office:value="3090.22581150004" calcext:value-type="float">
            <text:p>3090.225811500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.79" calcext:value-type="float">
            <text:p>92.79</text:p>
          </table:table-cell>
          <table:table-cell office:value-type="float" office:value="92.14" calcext:value-type="float">
            <text:p>92.14</text:p>
          </table:table-cell>
          <table:table-cell office:value-type="float" office:value="7" calcext:value-type="float">
            <text:p>7</text:p>
          </table:table-cell>
          <table:table-cell office:value-type="float" office:value="5785.19" calcext:value-type="float">
            <text:p>5785.19</text:p>
          </table:table-cell>
          <table:table-cell/>
          <table:table-cell table:formula="of:=57.3221*[.B20]+690.2252*[.D20]-4630.6398" office:value-type="float" office:value="5519.854259" calcext:value-type="float">
            <text:p>5519.854259</text:p>
          </table:table-cell>
          <table:table-cell table:formula="of:=-(796.4782 *[.A20]) - (95.1559 * [.B20])+(946.2515 * [.C20]) + (1150.0931 * [.D20]) + 419374.2937" office:value-type="float" office:value="5594.73304899992" calcext:value-type="float">
            <text:p>5594.73304899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.94" calcext:value-type="float">
            <text:p>72.94</text:p>
          </table:table-cell>
          <table:table-cell office:value-type="float" office:value="72.92" calcext:value-type="float">
            <text:p>72.92</text:p>
          </table:table-cell>
          <table:table-cell office:value-type="float" office:value="5.5" calcext:value-type="float">
            <text:p>5.5</text:p>
          </table:table-cell>
          <table:table-cell office:value-type="float" office:value="3533.24" calcext:value-type="float">
            <text:p>3533.24</text:p>
          </table:table-cell>
          <table:table-cell/>
          <table:table-cell table:formula="of:=57.3221*[.B21]+690.2252*[.D21]-4630.6398" office:value-type="float" office:value="3346.672774" calcext:value-type="float">
            <text:p>3346.672774</text:p>
          </table:table-cell>
          <table:table-cell table:formula="of:=-(796.4782 *[.A21]) - (95.1559 * [.B21])+(946.2515 * [.C21]) + (1150.0931 * [.D21]) + 419374.2937" office:value-type="float" office:value="3501.04818400001" calcext:value-type="float">
            <text:p>3501.04818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.69" calcext:value-type="float">
            <text:p>89.69</text:p>
          </table:table-cell>
          <table:table-cell office:value-type="float" office:value="88.54" calcext:value-type="float">
            <text:p>88.54</text:p>
          </table:table-cell>
          <table:table-cell office:value-type="float" office:value="8" calcext:value-type="float">
            <text:p>8</text:p>
          </table:table-cell>
          <table:table-cell office:value-type="float" office:value="6318.53" calcext:value-type="float">
            <text:p>6318.53</text:p>
          </table:table-cell>
          <table:table-cell/>
          <table:table-cell table:formula="of:=57.3221*[.B22]+690.2252*[.D22]-4630.6398" office:value-type="float" office:value="6032.380949" calcext:value-type="float">
            <text:p>6032.380949</text:p>
          </table:table-cell>
          <table:table-cell table:formula="of:=-(796.4782 *[.A22]) - (95.1559 * [.B22])+(946.2515 * [.C22]) + (1150.0931 * [.D22]) + 419374.2937" office:value-type="float" office:value="6022.73863899999" calcext:value-type="float">
            <text:p>6022.73863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9.1" calcext:value-type="float">
            <text:p>69.1</text:p>
          </table:table-cell>
          <table:table-cell office:value-type="float" office:value="68.55" calcext:value-type="float">
            <text:p>68.55</text:p>
          </table:table-cell>
          <table:table-cell office:value-type="float" office:value="4" calcext:value-type="float">
            <text:p>4</text:p>
          </table:table-cell>
          <table:table-cell office:value-type="float" office:value="2260.59" calcext:value-type="float">
            <text:p>2260.59</text:p>
          </table:table-cell>
          <table:table-cell/>
          <table:table-cell table:formula="of:=57.3221*[.B23]+690.2252*[.D23]-4630.6398" office:value-type="float" office:value="2091.21811" calcext:value-type="float">
            <text:p>2091.21811</text:p>
          </table:table-cell>
          <table:table-cell table:formula="of:=-(796.4782 *[.A23]) - (95.1559 * [.B23])+(946.2515 * [.C23]) + (1150.0931 * [.D23]) + 419374.2937" office:value-type="float" office:value="1988.57913499995" calcext:value-type="float">
            <text:p>1988.57913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.84" calcext:value-type="float">
            <text:p>75.84</text:p>
          </table:table-cell>
          <table:table-cell office:value-type="float" office:value="75.415" calcext:value-type="float">
            <text:p>75.415</text:p>
          </table:table-cell>
          <table:table-cell office:value-type="float" office:value="6.5" calcext:value-type="float">
            <text:p>6.5</text:p>
          </table:table-cell>
          <table:table-cell office:value-type="float" office:value="4386.78" calcext:value-type="float">
            <text:p>4386.78</text:p>
          </table:table-cell>
          <table:table-cell/>
          <table:table-cell table:formula="of:=57.3221*[.B24]+690.2252*[.D24]-4630.6398" office:value-type="float" office:value="4203.132064" calcext:value-type="float">
            <text:p>4203.132064</text:p>
          </table:table-cell>
          <table:table-cell table:formula="of:=-(796.4782 *[.A24]) - (95.1559 * [.B24])+(946.2515 * [.C24]) + (1150.0931 * [.D24]) + 419374.2937" office:value-type="float" office:value="4346.65206649998" calcext:value-type="float">
            <text:p>4346.652066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.69" calcext:value-type="float">
            <text:p>84.69</text:p>
          </table:table-cell>
          <table:table-cell office:value-type="float" office:value="83.54" calcext:value-type="float">
            <text:p>83.54</text:p>
          </table:table-cell>
          <table:table-cell office:value-type="float" office:value="8" calcext:value-type="float">
            <text:p>8</text:p>
          </table:table-cell>
          <table:table-cell office:value-type="float" office:value="5950.95" calcext:value-type="float">
            <text:p>5950.95</text:p>
          </table:table-cell>
          <table:table-cell/>
          <table:table-cell table:formula="of:=57.3221*[.B25]+690.2252*[.D25]-4630.6398" office:value-type="float" office:value="5745.770449" calcext:value-type="float">
            <text:p>5745.770449</text:p>
          </table:table-cell>
          <table:table-cell table:formula="of:=-(796.4782 *[.A25]) - (95.1559 * [.B25])+(946.2515 * [.C25]) + (1150.0931 * [.D25]) + 419374.2937" office:value-type="float" office:value="5749.65163899999" calcext:value-type="float">
            <text:p>5749.65163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.84" calcext:value-type="float">
            <text:p>92.84</text:p>
          </table:table-cell>
          <table:table-cell office:value-type="float" office:value="92.415" calcext:value-type="float">
            <text:p>92.415</text:p>
          </table:table-cell>
          <table:table-cell office:value-type="float" office:value="6.5" calcext:value-type="float">
            <text:p>6.5</text:p>
          </table:table-cell>
          <table:table-cell office:value-type="float" office:value="5370.96" calcext:value-type="float">
            <text:p>5370.96</text:p>
          </table:table-cell>
          <table:table-cell/>
          <table:table-cell table:formula="of:=57.3221*[.B26]+690.2252*[.D26]-4630.6398" office:value-type="float" office:value="5177.607764" calcext:value-type="float">
            <text:p>5177.607764</text:p>
          </table:table-cell>
          <table:table-cell table:formula="of:=-(796.4782 *[.A26]) - (95.1559 * [.B26])+(946.2515 * [.C26]) + (1150.0931 * [.D26]) + 419374.2937" office:value-type="float" office:value="5275.14786649996" calcext:value-type="float">
            <text:p>5275.147866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2.16" calcext:value-type="float">
            <text:p>82.16</text:p>
          </table:table-cell>
          <table:table-cell office:value-type="float" office:value="82.765" calcext:value-type="float">
            <text:p>82.765</text:p>
          </table:table-cell>
          <table:table-cell office:value-type="float" office:value="3.5" calcext:value-type="float">
            <text:p>3.5</text:p>
          </table:table-cell>
          <table:table-cell office:value-type="float" office:value="2342.83" calcext:value-type="float">
            <text:p>2342.83</text:p>
          </table:table-cell>
          <table:table-cell/>
          <table:table-cell table:formula="of:=57.3221*[.B27]+690.2252*[.D27]-4630.6398" office:value-type="float" office:value="2494.732136" calcext:value-type="float">
            <text:p>2494.732136</text:p>
          </table:table-cell>
          <table:table-cell table:formula="of:=-(796.4782 *[.A27]) - (95.1559 * [.B27])+(946.2515 * [.C27]) + (1150.0931 * [.D27]) + 419374.2937" office:value-type="float" office:value="2471.0668035" calcext:value-type="float">
            <text:p>2471.06680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3.04" calcext:value-type="float">
            <text:p>63.04</text:p>
          </table:table-cell>
          <table:table-cell office:value-type="float" office:value="62.365" calcext:value-type="float">
            <text:p>62.365</text:p>
          </table:table-cell>
          <table:table-cell office:value-type="float" office:value="4.5" calcext:value-type="float">
            <text:p>4.5</text:p>
          </table:table-cell>
          <table:table-cell office:value-type="float" office:value="2315.89" calcext:value-type="float">
            <text:p>2315.89</text:p>
          </table:table-cell>
          <table:table-cell/>
          <table:table-cell table:formula="of:=57.3221*[.B28]+690.2252*[.D28]-4630.6398" office:value-type="float" office:value="2088.958784" calcext:value-type="float">
            <text:p>2088.958784</text:p>
          </table:table-cell>
          <table:table-cell table:formula="of:=-(796.4782 *[.A28]) - (95.1559 * [.B28])+(946.2515 * [.C28]) + (1150.0931 * [.D28]) + 419374.2937" office:value-type="float" office:value="2066.5741115" calcext:value-type="float">
            <text:p>2066.57411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.89" calcext:value-type="float">
            <text:p>90.89</text:p>
          </table:table-cell>
          <table:table-cell office:value-type="float" office:value="90.665" calcext:value-type="float">
            <text:p>90.665</text:p>
          </table:table-cell>
          <table:table-cell office:value-type="float" office:value="6" calcext:value-type="float">
            <text:p>6</text:p>
          </table:table-cell>
          <table:table-cell office:value-type="float" office:value="4838.78" calcext:value-type="float">
            <text:p>4838.78</text:p>
          </table:table-cell>
          <table:table-cell/>
          <table:table-cell table:formula="of:=57.3221*[.B29]+690.2252*[.D29]-4630.6398" office:value-type="float" office:value="4720.717069" calcext:value-type="float">
            <text:p>4720.717069</text:p>
          </table:table-cell>
          <table:table-cell table:formula="of:=-(796.4782 *[.A29]) - (95.1559 * [.B29])+(946.2515 * [.C29]) + (1150.0931 * [.D29]) + 419374.2937" office:value-type="float" office:value="4822.67159649997" calcext:value-type="float">
            <text:p>4822.671596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.84" calcext:value-type="float">
            <text:p>60.84</text:p>
          </table:table-cell>
          <table:table-cell office:value-type="float" office:value="59.415" calcext:value-type="float">
            <text:p>59.415</text:p>
          </table:table-cell>
          <table:table-cell office:value-type="float" office:value="6.5" calcext:value-type="float">
            <text:p>6.5</text:p>
          </table:table-cell>
          <table:table-cell office:value-type="float" office:value="3229.58" calcext:value-type="float">
            <text:p>3229.58</text:p>
          </table:table-cell>
          <table:table-cell/>
          <table:table-cell table:formula="of:=57.3221*[.B30]+690.2252*[.D30]-4630.6398" office:value-type="float" office:value="3343.300564" calcext:value-type="float">
            <text:p>3343.300564</text:p>
          </table:table-cell>
          <table:table-cell table:formula="of:=-(796.4782 *[.A30]) - (95.1559 * [.B30])+(946.2515 * [.C30]) + (1150.0931 * [.D30]) + 419374.2937" office:value-type="float" office:value="3377.61776650004" calcext:value-type="float">
            <text:p>3377.617766500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2.1" calcext:value-type="float">
            <text:p>92.1</text:p>
          </table:table-cell>
          <table:table-cell office:value-type="float" office:value="92.55" calcext:value-type="float">
            <text:p>92.55</text:p>
          </table:table-cell>
          <table:table-cell office:value-type="float" office:value="4" calcext:value-type="float">
            <text:p>4</text:p>
          </table:table-cell>
          <table:table-cell office:value-type="float" office:value="3033.93" calcext:value-type="float">
            <text:p>3033.93</text:p>
          </table:table-cell>
          <table:table-cell/>
          <table:table-cell table:formula="of:=57.3221*[.B31]+690.2252*[.D31]-4630.6398" office:value-type="float" office:value="3409.62641" calcext:value-type="float">
            <text:p>3409.62641</text:p>
          </table:table-cell>
          <table:table-cell table:formula="of:=-(796.4782 *[.A31]) - (95.1559 * [.B31])+(946.2515 * [.C31]) + (1150.0931 * [.D31]) + 419374.2937" office:value-type="float" office:value="3394.55263499991" calcext:value-type="float">
            <text:p>3394.55263499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.79" calcext:value-type="float">
            <text:p>63.79</text:p>
          </table:table-cell>
          <table:table-cell office:value-type="float" office:value="62.14" calcext:value-type="float">
            <text:p>62.14</text:p>
          </table:table-cell>
          <table:table-cell office:value-type="float" office:value="7" calcext:value-type="float">
            <text:p>7</text:p>
          </table:table-cell>
          <table:table-cell office:value-type="float" office:value="3664.19" calcext:value-type="float">
            <text:p>3664.19</text:p>
          </table:table-cell>
          <table:table-cell/>
          <table:table-cell table:formula="of:=57.3221*[.B32]+690.2252*[.D32]-4630.6398" office:value-type="float" office:value="3857.513359" calcext:value-type="float">
            <text:p>3857.513359</text:p>
          </table:table-cell>
          <table:table-cell table:formula="of:=-(796.4782 *[.A32]) - (95.1559 * [.B32])+(946.2515 * [.C32]) + (1150.0931 * [.D32]) + 419374.2937" office:value-type="float" office:value="3861.05514899996" calcext:value-type="float">
            <text:p>3861.05514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1.21" calcext:value-type="float">
            <text:p>91.21</text:p>
          </table:table-cell>
          <table:table-cell office:value-type="float" office:value="90.935" calcext:value-type="float">
            <text:p>90.935</text:p>
          </table:table-cell>
          <table:table-cell office:value-type="float" office:value="3" calcext:value-type="float">
            <text:p>3</text:p>
          </table:table-cell>
          <table:table-cell office:value-type="float" office:value="2069.21" calcext:value-type="float">
            <text:p>2069.21</text:p>
          </table:table-cell>
          <table:table-cell/>
          <table:table-cell table:formula="of:=57.3221*[.B33]+690.2252*[.D33]-4630.6398" office:value-type="float" office:value="2668.384541" calcext:value-type="float">
            <text:p>2668.384541</text:p>
          </table:table-cell>
          <table:table-cell table:formula="of:=-(796.4782 *[.A33]) - (95.1559 * [.B33])+(946.2515 * [.C33]) + (1150.0931 * [.D33]) + 419374.2937" office:value-type="float" office:value="2393.90851350001" calcext:value-type="float">
            <text:p>2393.90851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.74" calcext:value-type="float">
            <text:p>86.74</text:p>
          </table:table-cell>
          <table:table-cell office:value-type="float" office:value="85.84" calcext:value-type="float">
            <text:p>85.84</text:p>
          </table:table-cell>
          <table:table-cell office:value-type="float" office:value="7.5" calcext:value-type="float">
            <text:p>7.5</text:p>
          </table:table-cell>
          <table:table-cell office:value-type="float" office:value="5775.22" calcext:value-type="float">
            <text:p>5775.22</text:p>
          </table:table-cell>
          <table:table-cell/>
          <table:table-cell table:formula="of:=57.3221*[.B34]+690.2252*[.D34]-4630.6398" office:value-type="float" office:value="5518.168154" calcext:value-type="float">
            <text:p>5518.168154</text:p>
          </table:table-cell>
          <table:table-cell table:formula="of:=-(796.4782 *[.A34]) - (95.1559 * [.B34])+(946.2515 * [.C34]) + (1150.0931 * [.D34]) + 419374.2937" office:value-type="float" office:value="5562.95754399995" calcext:value-type="float">
            <text:p>5562.9575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.84" calcext:value-type="float">
            <text:p>94.84</text:p>
          </table:table-cell>
          <table:table-cell office:value-type="float" office:value="94.415" calcext:value-type="float">
            <text:p>94.415</text:p>
          </table:table-cell>
          <table:table-cell office:value-type="float" office:value="6.5" calcext:value-type="float">
            <text:p>6.5</text:p>
          </table:table-cell>
          <table:table-cell office:value-type="float" office:value="5471.25" calcext:value-type="float">
            <text:p>5471.25</text:p>
          </table:table-cell>
          <table:table-cell/>
          <table:table-cell table:formula="of:=57.3221*[.B35]+690.2252*[.D35]-4630.6398" office:value-type="float" office:value="5292.251964" calcext:value-type="float">
            <text:p>5292.251964</text:p>
          </table:table-cell>
          <table:table-cell table:formula="of:=-(796.4782 *[.A35]) - (95.1559 * [.B35])+(946.2515 * [.C35]) + (1150.0931 * [.D35]) + 419374.2937" office:value-type="float" office:value="5384.38266649999" calcext:value-type="float">
            <text:p>5384.382666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.74" calcext:value-type="float">
            <text:p>76.74</text:p>
          </table:table-cell>
          <table:table-cell office:value-type="float" office:value="75.84" calcext:value-type="float">
            <text:p>75.84</text:p>
          </table:table-cell>
          <table:table-cell office:value-type="float" office:value="7.5" calcext:value-type="float">
            <text:p>7.5</text:p>
          </table:table-cell>
          <table:table-cell office:value-type="float" office:value="5062.02" calcext:value-type="float">
            <text:p>5062.02</text:p>
          </table:table-cell>
          <table:table-cell/>
          <table:table-cell table:formula="of:=57.3221*[.B36]+690.2252*[.D36]-4630.6398" office:value-type="float" office:value="4944.947154" calcext:value-type="float">
            <text:p>4944.947154</text:p>
          </table:table-cell>
          <table:table-cell table:formula="of:=-(796.4782 *[.A36]) - (95.1559 * [.B36])+(946.2515 * [.C36]) + (1150.0931 * [.D36]) + 419374.2937" office:value-type="float" office:value="5016.78354400001" calcext:value-type="float">
            <text:p>5016.78354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.74" calcext:value-type="float">
            <text:p>79.74</text:p>
          </table:table-cell>
          <table:table-cell office:value-type="float" office:value="78.84" calcext:value-type="float">
            <text:p>78.84</text:p>
          </table:table-cell>
          <table:table-cell office:value-type="float" office:value="7.5" calcext:value-type="float">
            <text:p>7.5</text:p>
          </table:table-cell>
          <table:table-cell office:value-type="float" office:value="5286.39" calcext:value-type="float">
            <text:p>5286.39</text:p>
          </table:table-cell>
          <table:table-cell/>
          <table:table-cell table:formula="of:=57.3221*[.B37]+690.2252*[.D37]-4630.6398" office:value-type="float" office:value="5116.913454" calcext:value-type="float">
            <text:p>5116.913454</text:p>
          </table:table-cell>
          <table:table-cell table:formula="of:=-(796.4782 *[.A37]) - (95.1559 * [.B37])+(946.2515 * [.C37]) + (1150.0931 * [.D37]) + 419374.2937" office:value-type="float" office:value="5180.63574399997" calcext:value-type="float">
            <text:p>5180.63574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4.21" calcext:value-type="float">
            <text:p>74.21</text:p>
          </table:table-cell>
          <table:table-cell office:value-type="float" office:value="73.935" calcext:value-type="float">
            <text:p>73.935</text:p>
          </table:table-cell>
          <table:table-cell office:value-type="float" office:value="3" calcext:value-type="float">
            <text:p>3</text:p>
          </table:table-cell>
          <table:table-cell office:value-type="float" office:value="1729.06" calcext:value-type="float">
            <text:p>1729.06</text:p>
          </table:table-cell>
          <table:table-cell/>
          <table:table-cell table:formula="of:=57.3221*[.B38]+690.2252*[.D38]-4630.6398" office:value-type="float" office:value="1693.908841" calcext:value-type="float">
            <text:p>1693.908841</text:p>
          </table:table-cell>
          <table:table-cell table:formula="of:=-(796.4782 *[.A38]) - (95.1559 * [.B38])+(946.2515 * [.C38]) + (1150.0931 * [.D38]) + 419374.2937" office:value-type="float" office:value="1465.41271349997" calcext:value-type="float">
            <text:p>1465.412713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7.74" calcext:value-type="float">
            <text:p>87.74</text:p>
          </table:table-cell>
          <table:table-cell office:value-type="float" office:value="86.84" calcext:value-type="float">
            <text:p>86.84</text:p>
          </table:table-cell>
          <table:table-cell office:value-type="float" office:value="7.5" calcext:value-type="float">
            <text:p>7.5</text:p>
          </table:table-cell>
          <table:table-cell office:value-type="float" office:value="5843.72" calcext:value-type="float">
            <text:p>5843.72</text:p>
          </table:table-cell>
          <table:table-cell/>
          <table:table-cell table:formula="of:=57.3221*[.B39]+690.2252*[.D39]-4630.6398" office:value-type="float" office:value="5575.490254" calcext:value-type="float">
            <text:p>5575.490254</text:p>
          </table:table-cell>
          <table:table-cell table:formula="of:=-(796.4782 *[.A39]) - (95.1559 * [.B39])+(946.2515 * [.C39]) + (1150.0931 * [.D39]) + 419374.2937" office:value-type="float" office:value="5617.57494399993" calcext:value-type="float">
            <text:p>5617.57494399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.89" calcext:value-type="float">
            <text:p>64.89</text:p>
          </table:table-cell>
          <table:table-cell office:value-type="float" office:value="63.665" calcext:value-type="float">
            <text:p>63.665</text:p>
          </table:table-cell>
          <table:table-cell office:value-type="float" office:value="6" calcext:value-type="float">
            <text:p>6</text:p>
          </table:table-cell>
          <table:table-cell office:value-type="float" office:value="3263.81" calcext:value-type="float">
            <text:p>3263.81</text:p>
          </table:table-cell>
          <table:table-cell/>
          <table:table-cell table:formula="of:=57.3221*[.B40]+690.2252*[.D40]-4630.6398" office:value-type="float" office:value="3230.342469" calcext:value-type="float">
            <text:p>3230.342469</text:p>
          </table:table-cell>
          <table:table-cell table:formula="of:=-(796.4782 *[.A40]) - (95.1559 * [.B40])+(946.2515 * [.C40]) + (1150.0931 * [.D40]) + 419374.2937" office:value-type="float" office:value="3252.84589649993" calcext:value-type="float">
            <text:p>3252.845896499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1.79" calcext:value-type="float">
            <text:p>61.79</text:p>
          </table:table-cell>
          <table:table-cell office:value-type="float" office:value="60.14" calcext:value-type="float">
            <text:p>60.14</text:p>
          </table:table-cell>
          <table:table-cell office:value-type="float" office:value="7" calcext:value-type="float">
            <text:p>7</text:p>
          </table:table-cell>
          <table:table-cell office:value-type="float" office:value="3511.37" calcext:value-type="float">
            <text:p>3511.37</text:p>
          </table:table-cell>
          <table:table-cell/>
          <table:table-cell table:formula="of:=57.3221*[.B41]+690.2252*[.D41]-4630.6398" office:value-type="float" office:value="3742.869159" calcext:value-type="float">
            <text:p>3742.869159</text:p>
          </table:table-cell>
          <table:table-cell table:formula="of:=-(796.4782 *[.A41]) - (95.1559 * [.B41])+(946.2515 * [.C41]) + (1150.0931 * [.D41]) + 419374.2937" office:value-type="float" office:value="3751.82034899993" calcext:value-type="float">
            <text:p>3751.820348999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6.16" calcext:value-type="float">
            <text:p>76.16</text:p>
          </table:table-cell>
          <table:table-cell office:value-type="float" office:value="76.765" calcext:value-type="float">
            <text:p>76.765</text:p>
          </table:table-cell>
          <table:table-cell office:value-type="float" office:value="3.5" calcext:value-type="float">
            <text:p>3.5</text:p>
          </table:table-cell>
          <table:table-cell office:value-type="float" office:value="2176.83" calcext:value-type="float">
            <text:p>2176.83</text:p>
          </table:table-cell>
          <table:table-cell/>
          <table:table-cell table:formula="of:=57.3221*[.B42]+690.2252*[.D42]-4630.6398" office:value-type="float" office:value="2150.799536" calcext:value-type="float">
            <text:p>2150.799536</text:p>
          </table:table-cell>
          <table:table-cell table:formula="of:=-(796.4782 *[.A42]) - (95.1559 * [.B42])+(946.2515 * [.C42]) + (1150.0931 * [.D42]) + 419374.2937" office:value-type="float" office:value="2143.36240350001" calcext:value-type="float">
            <text:p>2143.362403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9.1" calcext:value-type="float">
            <text:p>89.1</text:p>
          </table:table-cell>
          <table:table-cell office:value-type="float" office:value="89.55" calcext:value-type="float">
            <text:p>89.55</text:p>
          </table:table-cell>
          <table:table-cell office:value-type="float" office:value="4" calcext:value-type="float">
            <text:p>4</text:p>
          </table:table-cell>
          <table:table-cell office:value-type="float" office:value="2956.54" calcext:value-type="float">
            <text:p>2956.54</text:p>
          </table:table-cell>
          <table:table-cell/>
          <table:table-cell table:formula="of:=57.3221*[.B43]+690.2252*[.D43]-4630.6398" office:value-type="float" office:value="3237.66011" calcext:value-type="float">
            <text:p>3237.66011</text:p>
          </table:table-cell>
          <table:table-cell table:formula="of:=-(796.4782 *[.A43]) - (95.1559 * [.B43])+(946.2515 * [.C43]) + (1150.0931 * [.D43]) + 419374.2937" office:value-type="float" office:value="3230.70043499995" calcext:value-type="float">
            <text:p>3230.7004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6.79" calcext:value-type="float">
            <text:p>56.79</text:p>
          </table:table-cell>
          <table:table-cell office:value-type="float" office:value="55.14" calcext:value-type="float">
            <text:p>55.14</text:p>
          </table:table-cell>
          <table:table-cell office:value-type="float" office:value="7" calcext:value-type="float">
            <text:p>7</text:p>
          </table:table-cell>
          <table:table-cell office:value-type="float" office:value="2915.86" calcext:value-type="float">
            <text:p>2915.86</text:p>
          </table:table-cell>
          <table:table-cell/>
          <table:table-cell table:formula="of:=57.3221*[.B44]+690.2252*[.D44]-4630.6398" office:value-type="float" office:value="3456.258659" calcext:value-type="float">
            <text:p>3456.258659</text:p>
          </table:table-cell>
          <table:table-cell table:formula="of:=-(796.4782 *[.A44]) - (95.1559 * [.B44])+(946.2515 * [.C44]) + (1150.0931 * [.D44]) + 419374.2937" office:value-type="float" office:value="3478.73334899999" calcext:value-type="float">
            <text:p>3478.73334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84" calcext:value-type="float">
            <text:p>88.84</text:p>
          </table:table-cell>
          <table:table-cell office:value-type="float" office:value="7.5" calcext:value-type="float">
            <text:p>7.5</text:p>
          </table:table-cell>
          <table:table-cell office:value-type="float" office:value="5975.71" calcext:value-type="float">
            <text:p>5975.71</text:p>
          </table:table-cell>
          <table:table-cell/>
          <table:table-cell table:formula="of:=57.3221*[.B45]+690.2252*[.D45]-4630.6398" office:value-type="float" office:value="5690.134454" calcext:value-type="float">
            <text:p>5690.134454</text:p>
          </table:table-cell>
          <table:table-cell table:formula="of:=-(796.4782 *[.A45]) - (95.1559 * [.B45])+(946.2515 * [.C45]) + (1150.0931 * [.D45]) + 419374.2937" office:value-type="float" office:value="5726.80974400003" calcext:value-type="float">
            <text:p>5726.80974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.79" calcext:value-type="float">
            <text:p>76.79</text:p>
          </table:table-cell>
          <table:table-cell office:value-type="float" office:value="76.14" calcext:value-type="float">
            <text:p>76.14</text:p>
          </table:table-cell>
          <table:table-cell office:value-type="float" office:value="7" calcext:value-type="float">
            <text:p>7</text:p>
          </table:table-cell>
          <table:table-cell office:value-type="float" office:value="4768.88" calcext:value-type="float">
            <text:p>4768.88</text:p>
          </table:table-cell>
          <table:table-cell/>
          <table:table-cell table:formula="of:=57.3221*[.B46]+690.2252*[.D46]-4630.6398" office:value-type="float" office:value="4602.700659" calcext:value-type="float">
            <text:p>4602.700659</text:p>
          </table:table-cell>
          <table:table-cell table:formula="of:=-(796.4782 *[.A46]) - (95.1559 * [.B46])+(946.2515 * [.C46]) + (1150.0931 * [.D46]) + 419374.2937" office:value-type="float" office:value="4720.85464899999" calcext:value-type="float">
            <text:p>4720.85464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.79" calcext:value-type="float">
            <text:p>58.79</text:p>
          </table:table-cell>
          <table:table-cell office:value-type="float" office:value="57.14" calcext:value-type="float">
            <text:p>57.14</text:p>
          </table:table-cell>
          <table:table-cell office:value-type="float" office:value="7" calcext:value-type="float">
            <text:p>7</text:p>
          </table:table-cell>
          <table:table-cell office:value-type="float" office:value="3243.23" calcext:value-type="float">
            <text:p>3243.23</text:p>
          </table:table-cell>
          <table:table-cell/>
          <table:table-cell table:formula="of:=57.3221*[.B47]+690.2252*[.D47]-4630.6398" office:value-type="float" office:value="3570.902859" calcext:value-type="float">
            <text:p>3570.902859</text:p>
          </table:table-cell>
          <table:table-cell table:formula="of:=-(796.4782 *[.A47]) - (95.1559 * [.B47])+(946.2515 * [.C47]) + (1150.0931 * [.D47]) + 419374.2937" office:value-type="float" office:value="3587.96814899996" calcext:value-type="float">
            <text:p>3587.96814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.89" calcext:value-type="float">
            <text:p>67.89</text:p>
          </table:table-cell>
          <table:table-cell office:value-type="float" office:value="66.665" calcext:value-type="float">
            <text:p>66.665</text:p>
          </table:table-cell>
          <table:table-cell office:value-type="float" office:value="6" calcext:value-type="float">
            <text:p>6</text:p>
          </table:table-cell>
          <table:table-cell office:value-type="float" office:value="3474.88" calcext:value-type="float">
            <text:p>3474.88</text:p>
          </table:table-cell>
          <table:table-cell/>
          <table:table-cell table:formula="of:=57.3221*[.B48]+690.2252*[.D48]-4630.6398" office:value-type="float" office:value="3402.308769" calcext:value-type="float">
            <text:p>3402.308769</text:p>
          </table:table-cell>
          <table:table-cell table:formula="of:=-(796.4782 *[.A48]) - (95.1559 * [.B48])+(946.2515 * [.C48]) + (1150.0931 * [.D48]) + 419374.2937" office:value-type="float" office:value="3416.69809649995" calcext:value-type="float">
            <text:p>3416.698096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7.1" calcext:value-type="float">
            <text:p>67.1</text:p>
          </table:table-cell>
          <table:table-cell office:value-type="float" office:value="66.55" calcext:value-type="float">
            <text:p>66.55</text:p>
          </table:table-cell>
          <table:table-cell office:value-type="float" office:value="4" calcext:value-type="float">
            <text:p>4</text:p>
          </table:table-cell>
          <table:table-cell office:value-type="float" office:value="2182.38" calcext:value-type="float">
            <text:p>2182.38</text:p>
          </table:table-cell>
          <table:table-cell/>
          <table:table-cell table:formula="of:=57.3221*[.B49]+690.2252*[.D49]-4630.6398" office:value-type="float" office:value="1976.57391" calcext:value-type="float">
            <text:p>1976.57391</text:p>
          </table:table-cell>
          <table:table-cell table:formula="of:=-(796.4782 *[.A49]) - (95.1559 * [.B49])+(946.2515 * [.C49]) + (1150.0931 * [.D49]) + 419374.2937" office:value-type="float" office:value="1879.34433499997" calcext:value-type="float">
            <text:p>1879.3443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.84" calcext:value-type="float">
            <text:p>58.84</text:p>
          </table:table-cell>
          <table:table-cell office:value-type="float" office:value="57.415" calcext:value-type="float">
            <text:p>57.415</text:p>
          </table:table-cell>
          <table:table-cell office:value-type="float" office:value="6.5" calcext:value-type="float">
            <text:p>6.5</text:p>
          </table:table-cell>
          <table:table-cell office:value-type="float" office:value="3076.83" calcext:value-type="float">
            <text:p>3076.83</text:p>
          </table:table-cell>
          <table:table-cell/>
          <table:table-cell table:formula="of:=57.3221*[.B50]+690.2252*[.D50]-4630.6398" office:value-type="float" office:value="3228.656364" calcext:value-type="float">
            <text:p>3228.656364</text:p>
          </table:table-cell>
          <table:table-cell table:formula="of:=-(796.4782 *[.A50]) - (95.1559 * [.B50])+(946.2515 * [.C50]) + (1150.0931 * [.D50]) + 419374.2937" office:value-type="float" office:value="3268.38296649995" calcext:value-type="float">
            <text:p>3268.382966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.99" calcext:value-type="float">
            <text:p>77.99</text:p>
          </table:table-cell>
          <table:table-cell office:value-type="float" office:value="78.165" calcext:value-type="float">
            <text:p>78.165</text:p>
          </table:table-cell>
          <table:table-cell office:value-type="float" office:value="5" calcext:value-type="float">
            <text:p>5</text:p>
          </table:table-cell>
          <table:table-cell office:value-type="float" office:value="3410.17" calcext:value-type="float">
            <text:p>3410.17</text:p>
          </table:table-cell>
          <table:table-cell/>
          <table:table-cell table:formula="of:=57.3221*[.B51]+690.2252*[.D51]-4630.6398" office:value-type="float" office:value="3291.036779" calcext:value-type="float">
            <text:p>3291.036779</text:p>
          </table:table-cell>
          <table:table-cell table:formula="of:=-(796.4782 *[.A51]) - (95.1559 * [.B51])+(946.2515 * [.C51]) + (1150.0931 * [.D51]) + 419374.2937" office:value-type="float" office:value="3426.16245649999" calcext:value-type="float">
            <text:p>3426.162456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0.04" calcext:value-type="float">
            <text:p>60.04</text:p>
          </table:table-cell>
          <table:table-cell office:value-type="float" office:value="59.365" calcext:value-type="float">
            <text:p>59.365</text:p>
          </table:table-cell>
          <table:table-cell office:value-type="float" office:value="4.5" calcext:value-type="float">
            <text:p>4.5</text:p>
          </table:table-cell>
          <table:table-cell office:value-type="float" office:value="2189.37" calcext:value-type="float">
            <text:p>2189.37</text:p>
          </table:table-cell>
          <table:table-cell/>
          <table:table-cell table:formula="of:=57.3221*[.B52]+690.2252*[.D52]-4630.6398" office:value-type="float" office:value="1916.992484" calcext:value-type="float">
            <text:p>1916.992484</text:p>
          </table:table-cell>
          <table:table-cell table:formula="of:=-(796.4782 *[.A52]) - (95.1559 * [.B52])+(946.2515 * [.C52]) + (1150.0931 * [.D52]) + 419374.2937" office:value-type="float" office:value="1902.72191149998" calcext:value-type="float">
            <text:p>1902.72191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8.16" calcext:value-type="float">
            <text:p>68.16</text:p>
          </table:table-cell>
          <table:table-cell office:value-type="float" office:value="67.765" calcext:value-type="float">
            <text:p>67.765</text:p>
          </table:table-cell>
          <table:table-cell office:value-type="float" office:value="3.5" calcext:value-type="float">
            <text:p>3.5</text:p>
          </table:table-cell>
          <table:table-cell office:value-type="float" office:value="1896.03" calcext:value-type="float">
            <text:p>1896.03</text:p>
          </table:table-cell>
          <table:table-cell/>
          <table:table-cell table:formula="of:=57.3221*[.B53]+690.2252*[.D53]-4630.6398" office:value-type="float" office:value="1692.222736" calcext:value-type="float">
            <text:p>1692.222736</text:p>
          </table:table-cell>
          <table:table-cell table:formula="of:=-(796.4782 *[.A53]) - (95.1559 * [.B53])+(946.2515 * [.C53]) + (1150.0931 * [.D53]) + 419374.2937" office:value-type="float" office:value="1556.64990349999" calcext:value-type="float">
            <text:p>1556.649903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8.16" calcext:value-type="float">
            <text:p>78.16</text:p>
          </table:table-cell>
          <table:table-cell office:value-type="float" office:value="78.765" calcext:value-type="float">
            <text:p>78.765</text:p>
          </table:table-cell>
          <table:table-cell office:value-type="float" office:value="3.5" calcext:value-type="float">
            <text:p>3.5</text:p>
          </table:table-cell>
          <table:table-cell office:value-type="float" office:value="2232.56" calcext:value-type="float">
            <text:p>2232.56</text:p>
          </table:table-cell>
          <table:table-cell/>
          <table:table-cell table:formula="of:=57.3221*[.B54]+690.2252*[.D54]-4630.6398" office:value-type="float" office:value="2265.443736" calcext:value-type="float">
            <text:p>2265.443736</text:p>
          </table:table-cell>
          <table:table-cell table:formula="of:=-(796.4782 *[.A54]) - (95.1559 * [.B54])+(946.2515 * [.C54]) + (1150.0931 * [.D54]) + 419374.2937" office:value-type="float" office:value="2252.59720349999" calcext:value-type="float">
            <text:p>2252.59720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.69" calcext:value-type="float">
            <text:p>70.69</text:p>
          </table:table-cell>
          <table:table-cell office:value-type="float" office:value="69.54" calcext:value-type="float">
            <text:p>69.54</text:p>
          </table:table-cell>
          <table:table-cell office:value-type="float" office:value="8" calcext:value-type="float">
            <text:p>8</text:p>
          </table:table-cell>
          <table:table-cell office:value-type="float" office:value="4719.66" calcext:value-type="float">
            <text:p>4719.66</text:p>
          </table:table-cell>
          <table:table-cell/>
          <table:table-cell table:formula="of:=57.3221*[.B55]+690.2252*[.D55]-4630.6398" office:value-type="float" office:value="4943.261049" calcext:value-type="float">
            <text:p>4943.261049</text:p>
          </table:table-cell>
          <table:table-cell table:formula="of:=-(796.4782 *[.A55]) - (95.1559 * [.B55])+(946.2515 * [.C55]) + (1150.0931 * [.D55]) + 419374.2937" office:value-type="float" office:value="4985.00803899998" calcext:value-type="float">
            <text:p>4985.00803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3.1" calcext:value-type="float">
            <text:p>93.1</text:p>
          </table:table-cell>
          <table:table-cell office:value-type="float" office:value="93.55" calcext:value-type="float">
            <text:p>93.55</text:p>
          </table:table-cell>
          <table:table-cell office:value-type="float" office:value="4" calcext:value-type="float">
            <text:p>4</text:p>
          </table:table-cell>
          <table:table-cell office:value-type="float" office:value="3056.77" calcext:value-type="float">
            <text:p>3056.77</text:p>
          </table:table-cell>
          <table:table-cell/>
          <table:table-cell table:formula="of:=57.3221*[.B56]+690.2252*[.D56]-4630.6398" office:value-type="float" office:value="3466.94851" calcext:value-type="float">
            <text:p>3466.94851</text:p>
          </table:table-cell>
          <table:table-cell table:formula="of:=-(796.4782 *[.A56]) - (95.1559 * [.B56])+(946.2515 * [.C56]) + (1150.0931 * [.D56]) + 419374.2937" office:value-type="float" office:value="3449.1700349999" calcext:value-type="float">
            <text:p>3449.170034999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.99" calcext:value-type="float">
            <text:p>92.99</text:p>
          </table:table-cell>
          <table:table-cell office:value-type="float" office:value="93.165" calcext:value-type="float">
            <text:p>93.165</text:p>
          </table:table-cell>
          <table:table-cell office:value-type="float" office:value="5" calcext:value-type="float">
            <text:p>5</text:p>
          </table:table-cell>
          <table:table-cell office:value-type="float" office:value="4003.13" calcext:value-type="float">
            <text:p>4003.13</text:p>
          </table:table-cell>
          <table:table-cell/>
          <table:table-cell table:formula="of:=57.3221*[.B57]+690.2252*[.D57]-4630.6398" office:value-type="float" office:value="4150.868279" calcext:value-type="float">
            <text:p>4150.868279</text:p>
          </table:table-cell>
          <table:table-cell table:formula="of:=-(796.4782 *[.A57]) - (95.1559 * [.B57])+(946.2515 * [.C57]) + (1150.0931 * [.D57]) + 419374.2937" office:value-type="float" office:value="4245.42345649994" calcext:value-type="float">
            <text:p>4245.423456499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.59" calcext:value-type="float">
            <text:p>77.59</text:p>
          </table:table-cell>
          <table:table-cell office:value-type="float" office:value="75.84" calcext:value-type="float">
            <text:p>75.84</text:p>
          </table:table-cell>
          <table:table-cell office:value-type="float" office:value="9" calcext:value-type="float">
            <text:p>9</text:p>
          </table:table-cell>
          <table:table-cell office:value-type="float" office:value="5748.63" calcext:value-type="float">
            <text:p>5748.63</text:p>
          </table:table-cell>
          <table:table-cell/>
          <table:table-cell table:formula="of:=57.3221*[.B58]+690.2252*[.D58]-4630.6398" office:value-type="float" office:value="6029.008739" calcext:value-type="float">
            <text:p>6029.008739</text:p>
          </table:table-cell>
          <table:table-cell table:formula="of:=-(796.4782 *[.A58]) - (95.1559 * [.B58])+(946.2515 * [.C58]) + (1150.0931 * [.D58]) + 419374.2937" office:value-type="float" office:value="5864.56247899996" calcext:value-type="float">
            <text:p>5864.56247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.69" calcext:value-type="float">
            <text:p>66.69</text:p>
          </table:table-cell>
          <table:table-cell office:value-type="float" office:value="64.54" calcext:value-type="float">
            <text:p>64.54</text:p>
          </table:table-cell>
          <table:table-cell office:value-type="float" office:value="8" calcext:value-type="float">
            <text:p>8</text:p>
          </table:table-cell>
          <table:table-cell office:value-type="float" office:value="4286.12" calcext:value-type="float">
            <text:p>4286.12</text:p>
          </table:table-cell>
          <table:table-cell/>
          <table:table-cell table:formula="of:=57.3221*[.B59]+690.2252*[.D59]-4630.6398" office:value-type="float" office:value="4713.972649" calcext:value-type="float">
            <text:p>4713.972649</text:p>
          </table:table-cell>
          <table:table-cell table:formula="of:=-(796.4782 *[.A59]) - (95.1559 * [.B59])+(946.2515 * [.C59]) + (1150.0931 * [.D59]) + 419374.2937" office:value-type="float" office:value="4616.76513899997" calcext:value-type="float">
            <text:p>4616.76513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99" calcext:value-type="float">
            <text:p>71.99</text:p>
          </table:table-cell>
          <table:table-cell office:value-type="float" office:value="72.165" calcext:value-type="float">
            <text:p>72.165</text:p>
          </table:table-cell>
          <table:table-cell office:value-type="float" office:value="5" calcext:value-type="float">
            <text:p>5</text:p>
          </table:table-cell>
          <table:table-cell office:value-type="float" office:value="3128.95" calcext:value-type="float">
            <text:p>3128.95</text:p>
          </table:table-cell>
          <table:table-cell/>
          <table:table-cell table:formula="of:=57.3221*[.B60]+690.2252*[.D60]-4630.6398" office:value-type="float" office:value="2947.104179" calcext:value-type="float">
            <text:p>2947.104179</text:p>
          </table:table-cell>
          <table:table-cell table:formula="of:=-(796.4782 *[.A60]) - (95.1559 * [.B60])+(946.2515 * [.C60]) + (1150.0931 * [.D60]) + 419374.2937" office:value-type="float" office:value="3098.45805649995" calcext:value-type="float">
            <text:p>3098.458056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2.04" calcext:value-type="float">
            <text:p>62.04</text:p>
          </table:table-cell>
          <table:table-cell office:value-type="float" office:value="61.365" calcext:value-type="float">
            <text:p>61.365</text:p>
          </table:table-cell>
          <table:table-cell office:value-type="float" office:value="4.5" calcext:value-type="float">
            <text:p>4.5</text:p>
          </table:table-cell>
          <table:table-cell office:value-type="float" office:value="2266.22" calcext:value-type="float">
            <text:p>2266.22</text:p>
          </table:table-cell>
          <table:table-cell/>
          <table:table-cell table:formula="of:=57.3221*[.B61]+690.2252*[.D61]-4630.6398" office:value-type="float" office:value="2031.636684" calcext:value-type="float">
            <text:p>2031.636684</text:p>
          </table:table-cell>
          <table:table-cell table:formula="of:=-(796.4782 *[.A61]) - (95.1559 * [.B61])+(946.2515 * [.C61]) + (1150.0931 * [.D61]) + 419374.2937" office:value-type="float" office:value="2011.95671150001" calcext:value-type="float">
            <text:p>2011.95671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.1" calcext:value-type="float">
            <text:p>65.1</text:p>
          </table:table-cell>
          <table:table-cell office:value-type="float" office:value="64.55" calcext:value-type="float">
            <text:p>64.55</text:p>
          </table:table-cell>
          <table:table-cell office:value-type="float" office:value="4" calcext:value-type="float">
            <text:p>4</text:p>
          </table:table-cell>
          <table:table-cell office:value-type="float" office:value="2098.99" calcext:value-type="float">
            <text:p>2098.99</text:p>
          </table:table-cell>
          <table:table-cell/>
          <table:table-cell table:formula="of:=57.3221*[.B62]+690.2252*[.D62]-4630.6398" office:value-type="float" office:value="1861.92971" calcext:value-type="float">
            <text:p>1861.92971</text:p>
          </table:table-cell>
          <table:table-cell table:formula="of:=-(796.4782 *[.A62]) - (95.1559 * [.B62])+(946.2515 * [.C62]) + (1150.0931 * [.D62]) + 419374.2937" office:value-type="float" office:value="1770.10953499994" calcext:value-type="float">
            <text:p>1770.109534999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7.84" calcext:value-type="float">
            <text:p>57.84</text:p>
          </table:table-cell>
          <table:table-cell office:value-type="float" office:value="56.415" calcext:value-type="float">
            <text:p>56.415</text:p>
          </table:table-cell>
          <table:table-cell office:value-type="float" office:value="6.5" calcext:value-type="float">
            <text:p>6.5</text:p>
          </table:table-cell>
          <table:table-cell office:value-type="float" office:value="2995.04" calcext:value-type="float">
            <text:p>2995.04</text:p>
          </table:table-cell>
          <table:table-cell/>
          <table:table-cell table:formula="of:=57.3221*[.B63]+690.2252*[.D63]-4630.6398" office:value-type="float" office:value="3171.334264" calcext:value-type="float">
            <text:p>3171.334264</text:p>
          </table:table-cell>
          <table:table-cell table:formula="of:=-(796.4782 *[.A63]) - (95.1559 * [.B63])+(946.2515 * [.C63]) + (1150.0931 * [.D63]) + 419374.2937" office:value-type="float" office:value="3213.76556649996" calcext:value-type="float">
            <text:p>3213.765566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3.59" calcext:value-type="float">
            <text:p>73.59</text:p>
          </table:table-cell>
          <table:table-cell office:value-type="float" office:value="71.84" calcext:value-type="float">
            <text:p>71.84</text:p>
          </table:table-cell>
          <table:table-cell office:value-type="float" office:value="9" calcext:value-type="float">
            <text:p>9</text:p>
          </table:table-cell>
          <table:table-cell office:value-type="float" office:value="5280.98" calcext:value-type="float">
            <text:p>5280.98</text:p>
          </table:table-cell>
          <table:table-cell/>
          <table:table-cell table:formula="of:=57.3221*[.B64]+690.2252*[.D64]-4630.6398" office:value-type="float" office:value="5799.720339" calcext:value-type="float">
            <text:p>5799.720339</text:p>
          </table:table-cell>
          <table:table-cell table:formula="of:=-(796.4782 *[.A64]) - (95.1559 * [.B64])+(946.2515 * [.C64]) + (1150.0931 * [.D64]) + 419374.2937" office:value-type="float" office:value="5646.09287899995" calcext:value-type="float">
            <text:p>5646.09287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1.1" calcext:value-type="float">
            <text:p>71.1</text:p>
          </table:table-cell>
          <table:table-cell office:value-type="float" office:value="71.55" calcext:value-type="float">
            <text:p>71.55</text:p>
          </table:table-cell>
          <table:table-cell office:value-type="float" office:value="4" calcext:value-type="float">
            <text:p>4</text:p>
          </table:table-cell>
          <table:table-cell office:value-type="float" office:value="2375.01" calcext:value-type="float">
            <text:p>2375.01</text:p>
          </table:table-cell>
          <table:table-cell/>
          <table:table-cell table:formula="of:=57.3221*[.B65]+690.2252*[.D65]-4630.6398" office:value-type="float" office:value="2205.86231" calcext:value-type="float">
            <text:p>2205.86231</text:p>
          </table:table-cell>
          <table:table-cell table:formula="of:=-(796.4782 *[.A65]) - (95.1559 * [.B65])+(946.2515 * [.C65]) + (1150.0931 * [.D65]) + 419374.2937" office:value-type="float" office:value="2247.58723499998" calcext:value-type="float">
            <text:p>2247.58723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.74" calcext:value-type="float">
            <text:p>72.74</text:p>
          </table:table-cell>
          <table:table-cell office:value-type="float" office:value="71.84" calcext:value-type="float">
            <text:p>71.84</text:p>
          </table:table-cell>
          <table:table-cell office:value-type="float" office:value="7.5" calcext:value-type="float">
            <text:p>7.5</text:p>
          </table:table-cell>
          <table:table-cell office:value-type="float" office:value="4720.17" calcext:value-type="float">
            <text:p>4720.17</text:p>
          </table:table-cell>
          <table:table-cell/>
          <table:table-cell table:formula="of:=57.3221*[.B66]+690.2252*[.D66]-4630.6398" office:value-type="float" office:value="4715.658754" calcext:value-type="float">
            <text:p>4715.658754</text:p>
          </table:table-cell>
          <table:table-cell table:formula="of:=-(796.4782 *[.A66]) - (95.1559 * [.B66])+(946.2515 * [.C66]) + (1150.0931 * [.D66]) + 419374.2937" office:value-type="float" office:value="4798.31394399999" calcext:value-type="float">
            <text:p>4798.31394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6.89" calcext:value-type="float">
            <text:p>56.89</text:p>
          </table:table-cell>
          <table:table-cell office:value-type="float" office:value="55.665" calcext:value-type="float">
            <text:p>55.665</text:p>
          </table:table-cell>
          <table:table-cell office:value-type="float" office:value="6" calcext:value-type="float">
            <text:p>6</text:p>
          </table:table-cell>
          <table:table-cell office:value-type="float" office:value="2721.77" calcext:value-type="float">
            <text:p>2721.77</text:p>
          </table:table-cell>
          <table:table-cell/>
          <table:table-cell table:formula="of:=57.3221*[.B67]+690.2252*[.D67]-4630.6398" office:value-type="float" office:value="2771.765669" calcext:value-type="float">
            <text:p>2771.765669</text:p>
          </table:table-cell>
          <table:table-cell table:formula="of:=-(796.4782 *[.A67]) - (95.1559 * [.B67])+(946.2515 * [.C67]) + (1150.0931 * [.D67]) + 419374.2937" office:value-type="float" office:value="2815.90669649997" calcext:value-type="float">
            <text:p>2815.906696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69" calcext:value-type="float">
            <text:p>70.69</text:p>
          </table:table-cell>
          <table:table-cell office:value-type="float" office:value="68.54" calcext:value-type="float">
            <text:p>68.54</text:p>
          </table:table-cell>
          <table:table-cell office:value-type="float" office:value="8" calcext:value-type="float">
            <text:p>8</text:p>
          </table:table-cell>
          <table:table-cell office:value-type="float" office:value="4639.37" calcext:value-type="float">
            <text:p>4639.37</text:p>
          </table:table-cell>
          <table:table-cell/>
          <table:table-cell table:formula="of:=57.3221*[.B68]+690.2252*[.D68]-4630.6398" office:value-type="float" office:value="4943.261049" calcext:value-type="float">
            <text:p>4943.261049</text:p>
          </table:table-cell>
          <table:table-cell table:formula="of:=-(796.4782 *[.A68]) - (95.1559 * [.B68])+(946.2515 * [.C68]) + (1150.0931 * [.D68]) + 419374.2937" office:value-type="float" office:value="4835.23473899998" calcext:value-type="float">
            <text:p>4835.23473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7.1" calcext:value-type="float">
            <text:p>57.1</text:p>
          </table:table-cell>
          <table:table-cell office:value-type="float" office:value="56.55" calcext:value-type="float">
            <text:p>56.55</text:p>
          </table:table-cell>
          <table:table-cell office:value-type="float" office:value="4" calcext:value-type="float">
            <text:p>4</text:p>
          </table:table-cell>
          <table:table-cell office:value-type="float" office:value="1766.92" calcext:value-type="float">
            <text:p>1766.92</text:p>
          </table:table-cell>
          <table:table-cell/>
          <table:table-cell table:formula="of:=57.3221*[.B69]+690.2252*[.D69]-4630.6398" office:value-type="float" office:value="1403.35291" calcext:value-type="float">
            <text:p>1403.35291</text:p>
          </table:table-cell>
          <table:table-cell table:formula="of:=-(796.4782 *[.A69]) - (95.1559 * [.B69])+(946.2515 * [.C69]) + (1150.0931 * [.D69]) + 419374.2937" office:value-type="float" office:value="1333.17033499997" calcext:value-type="float">
            <text:p>1333.17033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.94" calcext:value-type="float">
            <text:p>74.94</text:p>
          </table:table-cell>
          <table:table-cell office:value-type="float" office:value="74.92" calcext:value-type="float">
            <text:p>74.92</text:p>
          </table:table-cell>
          <table:table-cell office:value-type="float" office:value="5.5" calcext:value-type="float">
            <text:p>5.5</text:p>
          </table:table-cell>
          <table:table-cell office:value-type="float" office:value="3639.8" calcext:value-type="float">
            <text:p>3639.8</text:p>
          </table:table-cell>
          <table:table-cell/>
          <table:table-cell table:formula="of:=57.3221*[.B70]+690.2252*[.D70]-4630.6398" office:value-type="float" office:value="3461.316974" calcext:value-type="float">
            <text:p>3461.316974</text:p>
          </table:table-cell>
          <table:table-cell table:formula="of:=-(796.4782 *[.A70]) - (95.1559 * [.B70])+(946.2515 * [.C70]) + (1150.0931 * [.D70]) + 419374.2937" office:value-type="float" office:value="3610.28298399999" calcext:value-type="float">
            <text:p>3610.28298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5.21" calcext:value-type="float">
            <text:p>85.21</text:p>
          </table:table-cell>
          <table:table-cell office:value-type="float" office:value="84.935" calcext:value-type="float">
            <text:p>84.935</text:p>
          </table:table-cell>
          <table:table-cell office:value-type="float" office:value="3" calcext:value-type="float">
            <text:p>3</text:p>
          </table:table-cell>
          <table:table-cell office:value-type="float" office:value="1976.96" calcext:value-type="float">
            <text:p>1976.96</text:p>
          </table:table-cell>
          <table:table-cell/>
          <table:table-cell table:formula="of:=57.3221*[.B71]+690.2252*[.D71]-4630.6398" office:value-type="float" office:value="2324.451941" calcext:value-type="float">
            <text:p>2324.451941</text:p>
          </table:table-cell>
          <table:table-cell table:formula="of:=-(796.4782 *[.A71]) - (95.1559 * [.B71])+(946.2515 * [.C71]) + (1150.0931 * [.D71]) + 419374.2937" office:value-type="float" office:value="2066.20411349996" calcext:value-type="float">
            <text:p>2066.20411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.99" calcext:value-type="float">
            <text:p>76.99</text:p>
          </table:table-cell>
          <table:table-cell office:value-type="float" office:value="77.165" calcext:value-type="float">
            <text:p>77.165</text:p>
          </table:table-cell>
          <table:table-cell office:value-type="float" office:value="5" calcext:value-type="float">
            <text:p>5</text:p>
          </table:table-cell>
          <table:table-cell office:value-type="float" office:value="3365.15" calcext:value-type="float">
            <text:p>3365.15</text:p>
          </table:table-cell>
          <table:table-cell/>
          <table:table-cell table:formula="of:=57.3221*[.B72]+690.2252*[.D72]-4630.6398" office:value-type="float" office:value="3233.714679" calcext:value-type="float">
            <text:p>3233.714679</text:p>
          </table:table-cell>
          <table:table-cell table:formula="of:=-(796.4782 *[.A72]) - (95.1559 * [.B72])+(946.2515 * [.C72]) + (1150.0931 * [.D72]) + 419374.2937" office:value-type="float" office:value="3371.54505649995" calcext:value-type="float">
            <text:p>3371.545056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1.84" calcext:value-type="float">
            <text:p>91.84</text:p>
          </table:table-cell>
          <table:table-cell office:value-type="float" office:value="91.415" calcext:value-type="float">
            <text:p>91.415</text:p>
          </table:table-cell>
          <table:table-cell office:value-type="float" office:value="6.5" calcext:value-type="float">
            <text:p>6.5</text:p>
          </table:table-cell>
          <table:table-cell office:value-type="float" office:value="5316.82" calcext:value-type="float">
            <text:p>5316.82</text:p>
          </table:table-cell>
          <table:table-cell/>
          <table:table-cell table:formula="of:=57.3221*[.B73]+690.2252*[.D73]-4630.6398" office:value-type="float" office:value="5120.285664" calcext:value-type="float">
            <text:p>5120.285664</text:p>
          </table:table-cell>
          <table:table-cell table:formula="of:=-(796.4782 *[.A73]) - (95.1559 * [.B73])+(946.2515 * [.C73]) + (1150.0931 * [.D73]) + 419374.2937" office:value-type="float" office:value="5220.53046649997" calcext:value-type="float">
            <text:p>5220.530466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6.1" calcext:value-type="float">
            <text:p>76.1</text:p>
          </table:table-cell>
          <table:table-cell office:value-type="float" office:value="76.55" calcext:value-type="float">
            <text:p>76.55</text:p>
          </table:table-cell>
          <table:table-cell office:value-type="float" office:value="4" calcext:value-type="float">
            <text:p>4</text:p>
          </table:table-cell>
          <table:table-cell office:value-type="float" office:value="2553.75" calcext:value-type="float">
            <text:p>2553.75</text:p>
          </table:table-cell>
          <table:table-cell/>
          <table:table-cell table:formula="of:=57.3221*[.B74]+690.2252*[.D74]-4630.6398" office:value-type="float" office:value="2492.47281" calcext:value-type="float">
            <text:p>2492.47281</text:p>
          </table:table-cell>
          <table:table-cell table:formula="of:=-(796.4782 *[.A74]) - (95.1559 * [.B74])+(946.2515 * [.C74]) + (1150.0931 * [.D74]) + 419374.2937" office:value-type="float" office:value="2520.67423499998" calcext:value-type="float">
            <text:p>2520.67423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2.1" calcext:value-type="float">
            <text:p>82.1</text:p>
          </table:table-cell>
          <table:table-cell office:value-type="float" office:value="82.55" calcext:value-type="float">
            <text:p>82.55</text:p>
          </table:table-cell>
          <table:table-cell office:value-type="float" office:value="4" calcext:value-type="float">
            <text:p>4</text:p>
          </table:table-cell>
          <table:table-cell office:value-type="float" office:value="2749.37" calcext:value-type="float">
            <text:p>2749.37</text:p>
          </table:table-cell>
          <table:table-cell/>
          <table:table-cell table:formula="of:=57.3221*[.B75]+690.2252*[.D75]-4630.6398" office:value-type="float" office:value="2836.40541" calcext:value-type="float">
            <text:p>2836.40541</text:p>
          </table:table-cell>
          <table:table-cell table:formula="of:=-(796.4782 *[.A75]) - (95.1559 * [.B75])+(946.2515 * [.C75]) + (1150.0931 * [.D75]) + 419374.2937" office:value-type="float" office:value="2848.37863499991" calcext:value-type="float">
            <text:p>2848.378634999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4.16" calcext:value-type="float">
            <text:p>84.16</text:p>
          </table:table-cell>
          <table:table-cell office:value-type="float" office:value="84.765" calcext:value-type="float">
            <text:p>84.765</text:p>
          </table:table-cell>
          <table:table-cell office:value-type="float" office:value="3.5" calcext:value-type="float">
            <text:p>3.5</text:p>
          </table:table-cell>
          <table:table-cell office:value-type="float" office:value="2394.82" calcext:value-type="float">
            <text:p>2394.82</text:p>
          </table:table-cell>
          <table:table-cell/>
          <table:table-cell table:formula="of:=57.3221*[.B76]+690.2252*[.D76]-4630.6398" office:value-type="float" office:value="2609.376336" calcext:value-type="float">
            <text:p>2609.376336</text:p>
          </table:table-cell>
          <table:table-cell table:formula="of:=-(796.4782 *[.A76]) - (95.1559 * [.B76])+(946.2515 * [.C76]) + (1150.0931 * [.D76]) + 419374.2937" office:value-type="float" office:value="2580.30160349997" calcext:value-type="float">
            <text:p>2580.30160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.59" calcext:value-type="float">
            <text:p>89.59</text:p>
          </table:table-cell>
          <table:table-cell office:value-type="float" office:value="87.84" calcext:value-type="float">
            <text:p>87.84</text:p>
          </table:table-cell>
          <table:table-cell office:value-type="float" office:value="9" calcext:value-type="float">
            <text:p>9</text:p>
          </table:table-cell>
          <table:table-cell office:value-type="float" office:value="6816.53" calcext:value-type="float">
            <text:p>6816.53</text:p>
          </table:table-cell>
          <table:table-cell/>
          <table:table-cell table:formula="of:=57.3221*[.B77]+690.2252*[.D77]-4630.6398" office:value-type="float" office:value="6716.873939" calcext:value-type="float">
            <text:p>6716.873939</text:p>
          </table:table-cell>
          <table:table-cell table:formula="of:=-(796.4782 *[.A77]) - (95.1559 * [.B77])+(946.2515 * [.C77]) + (1150.0931 * [.D77]) + 419374.2937" office:value-type="float" office:value="6519.97127899993" calcext:value-type="float">
            <text:p>6519.971278999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7.16" calcext:value-type="float">
            <text:p>87.16</text:p>
          </table:table-cell>
          <table:table-cell office:value-type="float" office:value="87.765" calcext:value-type="float">
            <text:p>87.765</text:p>
          </table:table-cell>
          <table:table-cell office:value-type="float" office:value="3.5" calcext:value-type="float">
            <text:p>3.5</text:p>
          </table:table-cell>
          <table:table-cell office:value-type="float" office:value="2470.63" calcext:value-type="float">
            <text:p>2470.63</text:p>
          </table:table-cell>
          <table:table-cell/>
          <table:table-cell table:formula="of:=57.3221*[.B78]+690.2252*[.D78]-4630.6398" office:value-type="float" office:value="2781.342636" calcext:value-type="float">
            <text:p>2781.342636</text:p>
          </table:table-cell>
          <table:table-cell table:formula="of:=-(796.4782 *[.A78]) - (95.1559 * [.B78])+(946.2515 * [.C78]) + (1150.0931 * [.D78]) + 419374.2937" office:value-type="float" office:value="2744.1538035" calcext:value-type="float">
            <text:p>2744.153803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.89" calcext:value-type="float">
            <text:p>68.89</text:p>
          </table:table-cell>
          <table:table-cell office:value-type="float" office:value="67.665" calcext:value-type="float">
            <text:p>67.665</text:p>
          </table:table-cell>
          <table:table-cell office:value-type="float" office:value="6" calcext:value-type="float">
            <text:p>6</text:p>
          </table:table-cell>
          <table:table-cell office:value-type="float" office:value="3545.42" calcext:value-type="float">
            <text:p>3545.42</text:p>
          </table:table-cell>
          <table:table-cell/>
          <table:table-cell table:formula="of:=57.3221*[.B79]+690.2252*[.D79]-4630.6398" office:value-type="float" office:value="3459.630869" calcext:value-type="float">
            <text:p>3459.630869</text:p>
          </table:table-cell>
          <table:table-cell table:formula="of:=-(796.4782 *[.A79]) - (95.1559 * [.B79])+(946.2515 * [.C79]) + (1150.0931 * [.D79]) + 419374.2937" office:value-type="float" office:value="3471.31549649994" calcext:value-type="float">
            <text:p>3471.315496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7.59" calcext:value-type="float">
            <text:p>87.59</text:p>
          </table:table-cell>
          <table:table-cell office:value-type="float" office:value="85.84" calcext:value-type="float">
            <text:p>85.84</text:p>
          </table:table-cell>
          <table:table-cell office:value-type="float" office:value="9" calcext:value-type="float">
            <text:p>9</text:p>
          </table:table-cell>
          <table:table-cell office:value-type="float" office:value="6642.82" calcext:value-type="float">
            <text:p>6642.82</text:p>
          </table:table-cell>
          <table:table-cell/>
          <table:table-cell table:formula="of:=57.3221*[.B80]+690.2252*[.D80]-4630.6398" office:value-type="float" office:value="6602.229739" calcext:value-type="float">
            <text:p>6602.229739</text:p>
          </table:table-cell>
          <table:table-cell table:formula="of:=-(796.4782 *[.A80]) - (95.1559 * [.B80])+(946.2515 * [.C80]) + (1150.0931 * [.D80]) + 419374.2937" office:value-type="float" office:value="6410.73647899996" calcext:value-type="float">
            <text:p>6410.73647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.94" calcext:value-type="float">
            <text:p>86.94</text:p>
          </table:table-cell>
          <table:table-cell office:value-type="float" office:value="86.92" calcext:value-type="float">
            <text:p>86.92</text:p>
          </table:table-cell>
          <table:table-cell office:value-type="float" office:value="5.5" calcext:value-type="float">
            <text:p>5.5</text:p>
          </table:table-cell>
          <table:table-cell office:value-type="float" office:value="4214.1" calcext:value-type="float">
            <text:p>4214.1</text:p>
          </table:table-cell>
          <table:table-cell/>
          <table:table-cell table:formula="of:=57.3221*[.B81]+690.2252*[.D81]-4630.6398" office:value-type="float" office:value="4149.182174" calcext:value-type="float">
            <text:p>4149.182174</text:p>
          </table:table-cell>
          <table:table-cell table:formula="of:=-(796.4782 *[.A81]) - (95.1559 * [.B81])+(946.2515 * [.C81]) + (1150.0931 * [.D81]) + 419374.2937" office:value-type="float" office:value="4265.69178399997" calcext:value-type="float">
            <text:p>4265.6917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.1" calcext:value-type="float">
            <text:p>66.1</text:p>
          </table:table-cell>
          <table:table-cell office:value-type="float" office:value="65.55" calcext:value-type="float">
            <text:p>65.55</text:p>
          </table:table-cell>
          <table:table-cell office:value-type="float" office:value="4" calcext:value-type="float">
            <text:p>4</text:p>
          </table:table-cell>
          <table:table-cell office:value-type="float" office:value="2141.61" calcext:value-type="float">
            <text:p>2141.61</text:p>
          </table:table-cell>
          <table:table-cell/>
          <table:table-cell table:formula="of:=57.3221*[.B82]+690.2252*[.D82]-4630.6398" office:value-type="float" office:value="1919.25181" calcext:value-type="float">
            <text:p>1919.25181</text:p>
          </table:table-cell>
          <table:table-cell table:formula="of:=-(796.4782 *[.A82]) - (95.1559 * [.B82])+(946.2515 * [.C82]) + (1150.0931 * [.D82]) + 419374.2937" office:value-type="float" office:value="1824.72693499998" calcext:value-type="float">
            <text:p>1824.72693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1.89" calcext:value-type="float">
            <text:p>91.89</text:p>
          </table:table-cell>
          <table:table-cell office:value-type="float" office:value="91.665" calcext:value-type="float">
            <text:p>91.665</text:p>
          </table:table-cell>
          <table:table-cell office:value-type="float" office:value="6" calcext:value-type="float">
            <text:p>6</text:p>
          </table:table-cell>
          <table:table-cell office:value-type="float" office:value="4881.38" calcext:value-type="float">
            <text:p>4881.38</text:p>
          </table:table-cell>
          <table:table-cell/>
          <table:table-cell table:formula="of:=57.3221*[.B83]+690.2252*[.D83]-4630.6398" office:value-type="float" office:value="4778.039169" calcext:value-type="float">
            <text:p>4778.039169</text:p>
          </table:table-cell>
          <table:table-cell table:formula="of:=-(796.4782 *[.A83]) - (95.1559 * [.B83])+(946.2515 * [.C83]) + (1150.0931 * [.D83]) + 419374.2937" office:value-type="float" office:value="4877.28899649991" calcext:value-type="float">
            <text:p>4877.288996499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5.1" calcext:value-type="float">
            <text:p>75.1</text:p>
          </table:table-cell>
          <table:table-cell office:value-type="float" office:value="75.55" calcext:value-type="float">
            <text:p>75.55</text:p>
          </table:table-cell>
          <table:table-cell office:value-type="float" office:value="4" calcext:value-type="float">
            <text:p>4</text:p>
          </table:table-cell>
          <table:table-cell office:value-type="float" office:value="2519.34" calcext:value-type="float">
            <text:p>2519.34</text:p>
          </table:table-cell>
          <table:table-cell/>
          <table:table-cell table:formula="of:=57.3221*[.B84]+690.2252*[.D84]-4630.6398" office:value-type="float" office:value="2435.15071" calcext:value-type="float">
            <text:p>2435.15071</text:p>
          </table:table-cell>
          <table:table-cell table:formula="of:=-(796.4782 *[.A84]) - (95.1559 * [.B84])+(946.2515 * [.C84]) + (1150.0931 * [.D84]) + 419374.2937" office:value-type="float" office:value="2466.05683499994" calcext:value-type="float">
            <text:p>2466.056834999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99" calcext:value-type="float">
            <text:p>70.99</text:p>
          </table:table-cell>
          <table:table-cell office:value-type="float" office:value="70.165" calcext:value-type="float">
            <text:p>70.165</text:p>
          </table:table-cell>
          <table:table-cell office:value-type="float" office:value="5" calcext:value-type="float">
            <text:p>5</text:p>
          </table:table-cell>
          <table:table-cell office:value-type="float" office:value="3025.13" calcext:value-type="float">
            <text:p>3025.13</text:p>
          </table:table-cell>
          <table:table-cell/>
          <table:table-cell table:formula="of:=57.3221*[.B85]+690.2252*[.D85]-4630.6398" office:value-type="float" office:value="2889.782079" calcext:value-type="float">
            <text:p>2889.782079</text:p>
          </table:table-cell>
          <table:table-cell table:formula="of:=-(796.4782 *[.A85]) - (95.1559 * [.B85])+(946.2515 * [.C85]) + (1150.0931 * [.D85]) + 419374.2937" office:value-type="float" office:value="2894.06735649996" calcext:value-type="float">
            <text:p>2894.067356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.74" calcext:value-type="float">
            <text:p>84.74</text:p>
          </table:table-cell>
          <table:table-cell office:value-type="float" office:value="83.84" calcext:value-type="float">
            <text:p>83.84</text:p>
          </table:table-cell>
          <table:table-cell office:value-type="float" office:value="7.5" calcext:value-type="float">
            <text:p>7.5</text:p>
          </table:table-cell>
          <table:table-cell office:value-type="float" office:value="5636.52" calcext:value-type="float">
            <text:p>5636.52</text:p>
          </table:table-cell>
          <table:table-cell/>
          <table:table-cell table:formula="of:=57.3221*[.B86]+690.2252*[.D86]-4630.6398" office:value-type="float" office:value="5403.523954" calcext:value-type="float">
            <text:p>5403.523954</text:p>
          </table:table-cell>
          <table:table-cell table:formula="of:=-(796.4782 *[.A86]) - (95.1559 * [.B86])+(946.2515 * [.C86]) + (1150.0931 * [.D86]) + 419374.2937" office:value-type="float" office:value="5453.72274400003" calcext:value-type="float">
            <text:p>5453.72274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3.84" calcext:value-type="float">
            <text:p>93.84</text:p>
          </table:table-cell>
          <table:table-cell office:value-type="float" office:value="93.415" calcext:value-type="float">
            <text:p>93.415</text:p>
          </table:table-cell>
          <table:table-cell office:value-type="float" office:value="6.5" calcext:value-type="float">
            <text:p>6.5</text:p>
          </table:table-cell>
          <table:table-cell office:value-type="float" office:value="5420.9" calcext:value-type="float">
            <text:p>5420.9</text:p>
          </table:table-cell>
          <table:table-cell/>
          <table:table-cell table:formula="of:=57.3221*[.B87]+690.2252*[.D87]-4630.6398" office:value-type="float" office:value="5234.929864" calcext:value-type="float">
            <text:p>5234.929864</text:p>
          </table:table-cell>
          <table:table-cell table:formula="of:=-(796.4782 *[.A87]) - (95.1559 * [.B87])+(946.2515 * [.C87]) + (1150.0931 * [.D87]) + 419374.2937" office:value-type="float" office:value="5329.76526650001" calcext:value-type="float">
            <text:p>5329.765266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.94" calcext:value-type="float">
            <text:p>75.94</text:p>
          </table:table-cell>
          <table:table-cell office:value-type="float" office:value="75.92" calcext:value-type="float">
            <text:p>75.92</text:p>
          </table:table-cell>
          <table:table-cell office:value-type="float" office:value="5.5" calcext:value-type="float">
            <text:p>5.5</text:p>
          </table:table-cell>
          <table:table-cell office:value-type="float" office:value="3689.14" calcext:value-type="float">
            <text:p>3689.14</text:p>
          </table:table-cell>
          <table:table-cell/>
          <table:table-cell table:formula="of:=57.3221*[.B88]+690.2252*[.D88]-4630.6398" office:value-type="float" office:value="3518.639074" calcext:value-type="float">
            <text:p>3518.639074</text:p>
          </table:table-cell>
          <table:table-cell table:formula="of:=-(796.4782 *[.A88]) - (95.1559 * [.B88])+(946.2515 * [.C88]) + (1150.0931 * [.D88]) + 419374.2937" office:value-type="float" office:value="3664.90038399998" calcext:value-type="float">
            <text:p>3664.90038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.89" calcext:value-type="float">
            <text:p>86.89</text:p>
          </table:table-cell>
          <table:table-cell office:value-type="float" office:value="86.665" calcext:value-type="float">
            <text:p>86.665</text:p>
          </table:table-cell>
          <table:table-cell office:value-type="float" office:value="6" calcext:value-type="float">
            <text:p>6</text:p>
          </table:table-cell>
          <table:table-cell office:value-type="float" office:value="4639.32" calcext:value-type="float">
            <text:p>4639.32</text:p>
          </table:table-cell>
          <table:table-cell/>
          <table:table-cell table:formula="of:=57.3221*[.B89]+690.2252*[.D89]-4630.6398" office:value-type="float" office:value="4491.428669" calcext:value-type="float">
            <text:p>4491.428669</text:p>
          </table:table-cell>
          <table:table-cell table:formula="of:=-(796.4782 *[.A89]) - (95.1559 * [.B89])+(946.2515 * [.C89]) + (1150.0931 * [.D89]) + 419374.2937" office:value-type="float" office:value="4604.20199649996" calcext:value-type="float">
            <text:p>4604.201996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.89" calcext:value-type="float">
            <text:p>89.89</text:p>
          </table:table-cell>
          <table:table-cell office:value-type="float" office:value="89.665" calcext:value-type="float">
            <text:p>89.665</text:p>
          </table:table-cell>
          <table:table-cell office:value-type="float" office:value="6" calcext:value-type="float">
            <text:p>6</text:p>
          </table:table-cell>
          <table:table-cell office:value-type="float" office:value="4789.54" calcext:value-type="float">
            <text:p>4789.54</text:p>
          </table:table-cell>
          <table:table-cell/>
          <table:table-cell table:formula="of:=57.3221*[.B90]+690.2252*[.D90]-4630.6398" office:value-type="float" office:value="4663.394969" calcext:value-type="float">
            <text:p>4663.394969</text:p>
          </table:table-cell>
          <table:table-cell table:formula="of:=-(796.4782 *[.A90]) - (95.1559 * [.B90])+(946.2515 * [.C90]) + (1150.0931 * [.D90]) + 419374.2937" office:value-type="float" office:value="4768.05419649999" calcext:value-type="float">
            <text:p>4768.054196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2.79" calcext:value-type="float">
            <text:p>62.79</text:p>
          </table:table-cell>
          <table:table-cell office:value-type="float" office:value="61.14" calcext:value-type="float">
            <text:p>61.14</text:p>
          </table:table-cell>
          <table:table-cell office:value-type="float" office:value="7" calcext:value-type="float">
            <text:p>7</text:p>
          </table:table-cell>
          <table:table-cell office:value-type="float" office:value="3587.92" calcext:value-type="float">
            <text:p>3587.92</text:p>
          </table:table-cell>
          <table:table-cell/>
          <table:table-cell table:formula="of:=57.3221*[.B91]+690.2252*[.D91]-4630.6398" office:value-type="float" office:value="3800.191259" calcext:value-type="float">
            <text:p>3800.191259</text:p>
          </table:table-cell>
          <table:table-cell table:formula="of:=-(796.4782 *[.A91]) - (95.1559 * [.B91])+(946.2515 * [.C91]) + (1150.0931 * [.D91]) + 419374.2937" office:value-type="float" office:value="3806.43774899998" calcext:value-type="float">
            <text:p>3806.4377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.69" calcext:value-type="float">
            <text:p>65.69</text:p>
          </table:table-cell>
          <table:table-cell office:value-type="float" office:value="63.54" calcext:value-type="float">
            <text:p>63.54</text:p>
          </table:table-cell>
          <table:table-cell office:value-type="float" office:value="8" calcext:value-type="float">
            <text:p>8</text:p>
          </table:table-cell>
          <table:table-cell office:value-type="float" office:value="4193.77" calcext:value-type="float">
            <text:p>4193.77</text:p>
          </table:table-cell>
          <table:table-cell/>
          <table:table-cell table:formula="of:=57.3221*[.B92]+690.2252*[.D92]-4630.6398" office:value-type="float" office:value="4656.650549" calcext:value-type="float">
            <text:p>4656.650549</text:p>
          </table:table-cell>
          <table:table-cell table:formula="of:=-(796.4782 *[.A92]) - (95.1559 * [.B92])+(946.2515 * [.C92]) + (1150.0931 * [.D92]) + 419374.2937" office:value-type="float" office:value="4562.14773899998" calcext:value-type="float">
            <text:p>4562.14773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.16" calcext:value-type="float">
            <text:p>65.16</text:p>
          </table:table-cell>
          <table:table-cell office:value-type="float" office:value="64.765" calcext:value-type="float">
            <text:p>64.765</text:p>
          </table:table-cell>
          <table:table-cell office:value-type="float" office:value="3.5" calcext:value-type="float">
            <text:p>3.5</text:p>
          </table:table-cell>
          <table:table-cell office:value-type="float" office:value="1790.54" calcext:value-type="float">
            <text:p>1790.54</text:p>
          </table:table-cell>
          <table:table-cell/>
          <table:table-cell table:formula="of:=57.3221*[.B93]+690.2252*[.D93]-4630.6398" office:value-type="float" office:value="1520.256436" calcext:value-type="float">
            <text:p>1520.256436</text:p>
          </table:table-cell>
          <table:table-cell table:formula="of:=-(796.4782 *[.A93]) - (95.1559 * [.B93])+(946.2515 * [.C93]) + (1150.0931 * [.D93]) + 419374.2937" office:value-type="float" office:value="1392.79770349996" calcext:value-type="float">
            <text:p>1392.797703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.59" calcext:value-type="float">
            <text:p>79.59</text:p>
          </table:table-cell>
          <table:table-cell office:value-type="float" office:value="77.84" calcext:value-type="float">
            <text:p>77.84</text:p>
          </table:table-cell>
          <table:table-cell office:value-type="float" office:value="9" calcext:value-type="float">
            <text:p>9</text:p>
          </table:table-cell>
          <table:table-cell office:value-type="float" office:value="5924.78" calcext:value-type="float">
            <text:p>5924.78</text:p>
          </table:table-cell>
          <table:table-cell/>
          <table:table-cell table:formula="of:=57.3221*[.B94]+690.2252*[.D94]-4630.6398" office:value-type="float" office:value="6143.652939" calcext:value-type="float">
            <text:p>6143.652939</text:p>
          </table:table-cell>
          <table:table-cell table:formula="of:=-(796.4782 *[.A94]) - (95.1559 * [.B94])+(946.2515 * [.C94]) + (1150.0931 * [.D94]) + 419374.2937" office:value-type="float" office:value="5973.79727899993" calcext:value-type="float">
            <text:p>5973.797278999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1.94" calcext:value-type="float">
            <text:p>61.94</text:p>
          </table:table-cell>
          <table:table-cell office:value-type="float" office:value="60.92" calcext:value-type="float">
            <text:p>60.92</text:p>
          </table:table-cell>
          <table:table-cell office:value-type="float" office:value="5.5" calcext:value-type="float">
            <text:p>5.5</text:p>
          </table:table-cell>
          <table:table-cell office:value-type="float" office:value="2813.04" calcext:value-type="float">
            <text:p>2813.04</text:p>
          </table:table-cell>
          <table:table-cell/>
          <table:table-cell table:formula="of:=57.3221*[.B95]+690.2252*[.D95]-4630.6398" office:value-type="float" office:value="2716.129674" calcext:value-type="float">
            <text:p>2716.129674</text:p>
          </table:table-cell>
          <table:table-cell table:formula="of:=-(796.4782 *[.A95]) - (95.1559 * [.B95])+(946.2515 * [.C95]) + (1150.0931 * [.D95]) + 419374.2937" office:value-type="float" office:value="2750.48348399997" calcext:value-type="float">
            <text:p>2750.48348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7.16" calcext:value-type="float">
            <text:p>77.16</text:p>
          </table:table-cell>
          <table:table-cell office:value-type="float" office:value="77.765" calcext:value-type="float">
            <text:p>77.765</text:p>
          </table:table-cell>
          <table:table-cell office:value-type="float" office:value="3.5" calcext:value-type="float">
            <text:p>3.5</text:p>
          </table:table-cell>
          <table:table-cell office:value-type="float" office:value="2206.12" calcext:value-type="float">
            <text:p>2206.12</text:p>
          </table:table-cell>
          <table:table-cell/>
          <table:table-cell table:formula="of:=57.3221*[.B96]+690.2252*[.D96]-4630.6398" office:value-type="float" office:value="2208.121636" calcext:value-type="float">
            <text:p>2208.121636</text:p>
          </table:table-cell>
          <table:table-cell table:formula="of:=-(796.4782 *[.A96]) - (95.1559 * [.B96])+(946.2515 * [.C96]) + (1150.0931 * [.D96]) + 419374.2937" office:value-type="float" office:value="2197.9798035" calcext:value-type="float">
            <text:p>2197.979803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3.89" calcext:value-type="float">
            <text:p>83.89</text:p>
          </table:table-cell>
          <table:table-cell office:value-type="float" office:value="83.665" calcext:value-type="float">
            <text:p>83.665</text:p>
          </table:table-cell>
          <table:table-cell office:value-type="float" office:value="6" calcext:value-type="float">
            <text:p>6</text:p>
          </table:table-cell>
          <table:table-cell office:value-type="float" office:value="4481.25" calcext:value-type="float">
            <text:p>4481.25</text:p>
          </table:table-cell>
          <table:table-cell/>
          <table:table-cell table:formula="of:=57.3221*[.B97]+690.2252*[.D97]-4630.6398" office:value-type="float" office:value="4319.462369" calcext:value-type="float">
            <text:p>4319.462369</text:p>
          </table:table-cell>
          <table:table-cell table:formula="of:=-(796.4782 *[.A97]) - (95.1559 * [.B97])+(946.2515 * [.C97]) + (1150.0931 * [.D97]) + 419374.2937" office:value-type="float" office:value="4440.34979649994" calcext:value-type="float">
            <text:p>4440.34979649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3.16" calcext:value-type="float">
            <text:p>73.16</text:p>
          </table:table-cell>
          <table:table-cell office:value-type="float" office:value="73.765" calcext:value-type="float">
            <text:p>73.765</text:p>
          </table:table-cell>
          <table:table-cell office:value-type="float" office:value="3.5" calcext:value-type="float">
            <text:p>3.5</text:p>
          </table:table-cell>
          <table:table-cell office:value-type="float" office:value="2086.52" calcext:value-type="float">
            <text:p>2086.52</text:p>
          </table:table-cell>
          <table:table-cell/>
          <table:table-cell table:formula="of:=57.3221*[.B98]+690.2252*[.D98]-4630.6398" office:value-type="float" office:value="1978.833236" calcext:value-type="float">
            <text:p>1978.833236</text:p>
          </table:table-cell>
          <table:table-cell table:formula="of:=-(796.4782 *[.A98]) - (95.1559 * [.B98])+(946.2515 * [.C98]) + (1150.0931 * [.D98]) + 419374.2937" office:value-type="float" office:value="1979.51020349999" calcext:value-type="float">
            <text:p>1979.51020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.69" calcext:value-type="float">
            <text:p>63.69</text:p>
          </table:table-cell>
          <table:table-cell office:value-type="float" office:value="61.54" calcext:value-type="float">
            <text:p>61.54</text:p>
          </table:table-cell>
          <table:table-cell office:value-type="float" office:value="8" calcext:value-type="float">
            <text:p>8</text:p>
          </table:table-cell>
          <table:table-cell office:value-type="float" office:value="3933.38" calcext:value-type="float">
            <text:p>3933.38</text:p>
          </table:table-cell>
          <table:table-cell/>
          <table:table-cell table:formula="of:=57.3221*[.B99]+690.2252*[.D99]-4630.6398" office:value-type="float" office:value="4542.006349" calcext:value-type="float">
            <text:p>4542.006349</text:p>
          </table:table-cell>
          <table:table-cell table:formula="of:=-(796.4782 *[.A99]) - (95.1559 * [.B99])+(946.2515 * [.C99]) + (1150.0931 * [.D99]) + 419374.2937" office:value-type="float" office:value="4452.91293899994" calcext:value-type="float">
            <text:p>4452.91293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5.64" calcext:value-type="float">
            <text:p>85.64</text:p>
          </table:table-cell>
          <table:table-cell office:value-type="float" office:value="84.19" calcext:value-type="float">
            <text:p>84.19</text:p>
          </table:table-cell>
          <table:table-cell office:value-type="float" office:value="8.5" calcext:value-type="float">
            <text:p>8.5</text:p>
          </table:table-cell>
          <table:table-cell office:value-type="float" office:value="6267.8" calcext:value-type="float">
            <text:p>6267.8</text:p>
          </table:table-cell>
          <table:table-cell/>
          <table:table-cell table:formula="of:=57.3221*[.B100]+690.2252*[.D100]-4630.6398" office:value-type="float" office:value="6145.339044" calcext:value-type="float">
            <text:p>6145.339044</text:p>
          </table:table-cell>
          <table:table-cell table:formula="of:=-(796.4782 *[.A100]) - (95.1559 * [.B100])+(946.2515 * [.C100]) + (1150.0931 * [.D100]) + 419374.2937" office:value-type="float" office:value="6052.88535899995" calcext:value-type="float">
            <text:p>6052.88535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2.04" calcext:value-type="float">
            <text:p>92.04</text:p>
          </table:table-cell>
          <table:table-cell office:value-type="float" office:value="92.365" calcext:value-type="float">
            <text:p>92.365</text:p>
          </table:table-cell>
          <table:table-cell office:value-type="float" office:value="4.5" calcext:value-type="float">
            <text:p>4.5</text:p>
          </table:table-cell>
          <table:table-cell office:value-type="float" office:value="3496.89" calcext:value-type="float">
            <text:p>3496.89</text:p>
          </table:table-cell>
          <table:table-cell/>
          <table:table-cell table:formula="of:=57.3221*[.B101]+690.2252*[.D101]-4630.6398" office:value-type="float" office:value="3751.299684" calcext:value-type="float">
            <text:p>3751.299684</text:p>
          </table:table-cell>
          <table:table-cell table:formula="of:=-(796.4782 *[.A101]) - (95.1559 * [.B101])+(946.2515 * [.C101]) + (1150.0931 * [.D101]) + 419374.2937" office:value-type="float" office:value="3800.25201149995" calcext:value-type="float">
            <text:p>3800.25201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.94" calcext:value-type="float">
            <text:p>60.94</text:p>
          </table:table-cell>
          <table:table-cell office:value-type="float" office:value="59.92" calcext:value-type="float">
            <text:p>59.92</text:p>
          </table:table-cell>
          <table:table-cell office:value-type="float" office:value="5.5" calcext:value-type="float">
            <text:p>5.5</text:p>
          </table:table-cell>
          <table:table-cell office:value-type="float" office:value="2754.26" calcext:value-type="float">
            <text:p>2754.26</text:p>
          </table:table-cell>
          <table:table-cell/>
          <table:table-cell table:formula="of:=57.3221*[.B102]+690.2252*[.D102]-4630.6398" office:value-type="float" office:value="2658.807574" calcext:value-type="float">
            <text:p>2658.807574</text:p>
          </table:table-cell>
          <table:table-cell table:formula="of:=-(796.4782 *[.A102]) - (95.1559 * [.B102])+(946.2515 * [.C102]) + (1150.0931 * [.D102]) + 419374.2937" office:value-type="float" office:value="2695.86608400004" calcext:value-type="float">
            <text:p>2695.86608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8.04" calcext:value-type="float">
            <text:p>88.04</text:p>
          </table:table-cell>
          <table:table-cell office:value-type="float" office:value="88.365" calcext:value-type="float">
            <text:p>88.365</text:p>
          </table:table-cell>
          <table:table-cell office:value-type="float" office:value="4.5" calcext:value-type="float">
            <text:p>4.5</text:p>
          </table:table-cell>
          <table:table-cell office:value-type="float" office:value="3366.43" calcext:value-type="float">
            <text:p>3366.43</text:p>
          </table:table-cell>
          <table:table-cell/>
          <table:table-cell table:formula="of:=57.3221*[.B103]+690.2252*[.D103]-4630.6398" office:value-type="float" office:value="3522.011284" calcext:value-type="float">
            <text:p>3522.011284</text:p>
          </table:table-cell>
          <table:table-cell table:formula="of:=-(796.4782 *[.A103]) - (95.1559 * [.B103])+(946.2515 * [.C103]) + (1150.0931 * [.D103]) + 419374.2937" office:value-type="float" office:value="3581.78241149994" calcext:value-type="float">
            <text:p>3581.782411499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.59" calcext:value-type="float">
            <text:p>90.59</text:p>
          </table:table-cell>
          <table:table-cell office:value-type="float" office:value="88.84" calcext:value-type="float">
            <text:p>88.84</text:p>
          </table:table-cell>
          <table:table-cell office:value-type="float" office:value="9" calcext:value-type="float">
            <text:p>9</text:p>
          </table:table-cell>
          <table:table-cell office:value-type="float" office:value="6919.41" calcext:value-type="float">
            <text:p>6919.41</text:p>
          </table:table-cell>
          <table:table-cell/>
          <table:table-cell table:formula="of:=57.3221*[.B104]+690.2252*[.D104]-4630.6398" office:value-type="float" office:value="6774.196039" calcext:value-type="float">
            <text:p>6774.196039</text:p>
          </table:table-cell>
          <table:table-cell table:formula="of:=-(796.4782 *[.A104]) - (95.1559 * [.B104])+(946.2515 * [.C104]) + (1150.0931 * [.D104]) + 419374.2937" office:value-type="float" office:value="6574.58867899998" calcext:value-type="float">
            <text:p>6574.58867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4.1" calcext:value-type="float">
            <text:p>84.1</text:p>
          </table:table-cell>
          <table:table-cell office:value-type="float" office:value="84.55" calcext:value-type="float">
            <text:p>84.55</text:p>
          </table:table-cell>
          <table:table-cell office:value-type="float" office:value="4" calcext:value-type="float">
            <text:p>4</text:p>
          </table:table-cell>
          <table:table-cell office:value-type="float" office:value="2846.31" calcext:value-type="float">
            <text:p>2846.31</text:p>
          </table:table-cell>
          <table:table-cell/>
          <table:table-cell table:formula="of:=57.3221*[.B105]+690.2252*[.D105]-4630.6398" office:value-type="float" office:value="2951.04961" calcext:value-type="float">
            <text:p>2951.04961</text:p>
          </table:table-cell>
          <table:table-cell table:formula="of:=-(796.4782 *[.A105]) - (95.1559 * [.B105])+(946.2515 * [.C105]) + (1150.0931 * [.D105]) + 419374.2937" office:value-type="float" office:value="2957.61343499995" calcext:value-type="float">
            <text:p>2957.61343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5.16" calcext:value-type="float">
            <text:p>75.16</text:p>
          </table:table-cell>
          <table:table-cell office:value-type="float" office:value="75.765" calcext:value-type="float">
            <text:p>75.765</text:p>
          </table:table-cell>
          <table:table-cell office:value-type="float" office:value="3.5" calcext:value-type="float">
            <text:p>3.5</text:p>
          </table:table-cell>
          <table:table-cell office:value-type="float" office:value="2147.58" calcext:value-type="float">
            <text:p>2147.58</text:p>
          </table:table-cell>
          <table:table-cell/>
          <table:table-cell table:formula="of:=57.3221*[.B106]+690.2252*[.D106]-4630.6398" office:value-type="float" office:value="2093.477436" calcext:value-type="float">
            <text:p>2093.477436</text:p>
          </table:table-cell>
          <table:table-cell table:formula="of:=-(796.4782 *[.A106]) - (95.1559 * [.B106])+(946.2515 * [.C106]) + (1150.0931 * [.D106]) + 419374.2937" office:value-type="float" office:value="2088.74500349996" calcext:value-type="float">
            <text:p>2088.74500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.99" calcext:value-type="float">
            <text:p>86.99</text:p>
          </table:table-cell>
          <table:table-cell office:value-type="float" office:value="87.165" calcext:value-type="float">
            <text:p>87.165</text:p>
          </table:table-cell>
          <table:table-cell office:value-type="float" office:value="5" calcext:value-type="float">
            <text:p>5</text:p>
          </table:table-cell>
          <table:table-cell office:value-type="float" office:value="3776.31" calcext:value-type="float">
            <text:p>3776.31</text:p>
          </table:table-cell>
          <table:table-cell/>
          <table:table-cell table:formula="of:=57.3221*[.B107]+690.2252*[.D107]-4630.6398" office:value-type="float" office:value="3806.935679" calcext:value-type="float">
            <text:p>3806.935679</text:p>
          </table:table-cell>
          <table:table-cell table:formula="of:=-(796.4782 *[.A107]) - (95.1559 * [.B107])+(946.2515 * [.C107]) + (1150.0931 * [.D107]) + 419374.2937" office:value-type="float" office:value="3917.71905649989" calcext:value-type="float">
            <text:p>3917.719056499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6.04" calcext:value-type="float">
            <text:p>76.04</text:p>
          </table:table-cell>
          <table:table-cell office:value-type="float" office:value="76.365" calcext:value-type="float">
            <text:p>76.365</text:p>
          </table:table-cell>
          <table:table-cell office:value-type="float" office:value="4.5" calcext:value-type="float">
            <text:p>4.5</text:p>
          </table:table-cell>
          <table:table-cell office:value-type="float" office:value="2935.76" calcext:value-type="float">
            <text:p>2935.76</text:p>
          </table:table-cell>
          <table:table-cell/>
          <table:table-cell table:formula="of:=57.3221*[.B108]+690.2252*[.D108]-4630.6398" office:value-type="float" office:value="2834.146084" calcext:value-type="float">
            <text:p>2834.146084</text:p>
          </table:table-cell>
          <table:table-cell table:formula="of:=-(796.4782 *[.A108]) - (95.1559 * [.B108])+(946.2515 * [.C108]) + (1150.0931 * [.D108]) + 419374.2937" office:value-type="float" office:value="2926.37361150002" calcext:value-type="float">
            <text:p>2926.37361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1.16" calcext:value-type="float">
            <text:p>71.16</text:p>
          </table:table-cell>
          <table:table-cell office:value-type="float" office:value="70.765" calcext:value-type="float">
            <text:p>70.765</text:p>
          </table:table-cell>
          <table:table-cell office:value-type="float" office:value="3.5" calcext:value-type="float">
            <text:p>3.5</text:p>
          </table:table-cell>
          <table:table-cell office:value-type="float" office:value="1994.79" calcext:value-type="float">
            <text:p>1994.79</text:p>
          </table:table-cell>
          <table:table-cell/>
          <table:table-cell table:formula="of:=57.3221*[.B109]+690.2252*[.D109]-4630.6398" office:value-type="float" office:value="1864.189036" calcext:value-type="float">
            <text:p>1864.189036</text:p>
          </table:table-cell>
          <table:table-cell table:formula="of:=-(796.4782 *[.A109]) - (95.1559 * [.B109])+(946.2515 * [.C109]) + (1150.0931 * [.D109]) + 419374.2937" office:value-type="float" office:value="1720.50210350001" calcext:value-type="float">
            <text:p>1720.50210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.74" calcext:value-type="float">
            <text:p>64.74</text:p>
          </table:table-cell>
          <table:table-cell office:value-type="float" office:value="62.84" calcext:value-type="float">
            <text:p>62.84</text:p>
          </table:table-cell>
          <table:table-cell office:value-type="float" office:value="7.5" calcext:value-type="float">
            <text:p>7.5</text:p>
          </table:table-cell>
          <table:table-cell office:value-type="float" office:value="3949.36" calcext:value-type="float">
            <text:p>3949.36</text:p>
          </table:table-cell>
          <table:table-cell/>
          <table:table-cell table:formula="of:=57.3221*[.B110]+690.2252*[.D110]-4630.6398" office:value-type="float" office:value="4257.081954" calcext:value-type="float">
            <text:p>4257.081954</text:p>
          </table:table-cell>
          <table:table-cell table:formula="of:=-(796.4782 *[.A110]) - (95.1559 * [.B110])+(946.2515 * [.C110]) + (1150.0931 * [.D110]) + 419374.2937" office:value-type="float" office:value="4211.60144399997" calcext:value-type="float">
            <text:p>4211.60144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84" calcext:value-type="float">
            <text:p>88.84</text:p>
          </table:table-cell>
          <table:table-cell office:value-type="float" office:value="88.415" calcext:value-type="float">
            <text:p>88.415</text:p>
          </table:table-cell>
          <table:table-cell office:value-type="float" office:value="6.5" calcext:value-type="float">
            <text:p>6.5</text:p>
          </table:table-cell>
          <table:table-cell office:value-type="float" office:value="5155.08" calcext:value-type="float">
            <text:p>5155.08</text:p>
          </table:table-cell>
          <table:table-cell/>
          <table:table-cell table:formula="of:=57.3221*[.B111]+690.2252*[.D111]-4630.6398" office:value-type="float" office:value="4948.319364" calcext:value-type="float">
            <text:p>4948.319364</text:p>
          </table:table-cell>
          <table:table-cell table:formula="of:=-(796.4782 *[.A111]) - (95.1559 * [.B111])+(946.2515 * [.C111]) + (1150.0931 * [.D111]) + 419374.2937" office:value-type="float" office:value="5056.67826650001" calcext:value-type="float">
            <text:p>5056.678266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.99" calcext:value-type="float">
            <text:p>79.99</text:p>
          </table:table-cell>
          <table:table-cell office:value-type="float" office:value="80.165" calcext:value-type="float">
            <text:p>80.165</text:p>
          </table:table-cell>
          <table:table-cell office:value-type="float" office:value="5" calcext:value-type="float">
            <text:p>5</text:p>
          </table:table-cell>
          <table:table-cell office:value-type="float" office:value="3492.44" calcext:value-type="float">
            <text:p>3492.44</text:p>
          </table:table-cell>
          <table:table-cell/>
          <table:table-cell table:formula="of:=57.3221*[.B112]+690.2252*[.D112]-4630.6398" office:value-type="float" office:value="3405.680979" calcext:value-type="float">
            <text:p>3405.680979</text:p>
          </table:table-cell>
          <table:table-cell table:formula="of:=-(796.4782 *[.A112]) - (95.1559 * [.B112])+(946.2515 * [.C112]) + (1150.0931 * [.D112]) + 419374.2937" office:value-type="float" office:value="3535.39725649997" calcext:value-type="float">
            <text:p>3535.397256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3.94" calcext:value-type="float">
            <text:p>73.94</text:p>
          </table:table-cell>
          <table:table-cell office:value-type="float" office:value="73.92" calcext:value-type="float">
            <text:p>73.92</text:p>
          </table:table-cell>
          <table:table-cell office:value-type="float" office:value="5.5" calcext:value-type="float">
            <text:p>5.5</text:p>
          </table:table-cell>
          <table:table-cell office:value-type="float" office:value="3585.5" calcext:value-type="float">
            <text:p>3585.5</text:p>
          </table:table-cell>
          <table:table-cell/>
          <table:table-cell table:formula="of:=57.3221*[.B113]+690.2252*[.D113]-4630.6398" office:value-type="float" office:value="3403.994874" calcext:value-type="float">
            <text:p>3403.994874</text:p>
          </table:table-cell>
          <table:table-cell table:formula="of:=-(796.4782 *[.A113]) - (95.1559 * [.B113])+(946.2515 * [.C113]) + (1150.0931 * [.D113]) + 419374.2937" office:value-type="float" office:value="3555.66558399994" calcext:value-type="float">
            <text:p>3555.66558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8.16" calcext:value-type="float">
            <text:p>88.16</text:p>
          </table:table-cell>
          <table:table-cell office:value-type="float" office:value="88.765" calcext:value-type="float">
            <text:p>88.765</text:p>
          </table:table-cell>
          <table:table-cell office:value-type="float" office:value="3.5" calcext:value-type="float">
            <text:p>3.5</text:p>
          </table:table-cell>
          <table:table-cell office:value-type="float" office:value="2491.94" calcext:value-type="float">
            <text:p>2491.94</text:p>
          </table:table-cell>
          <table:table-cell/>
          <table:table-cell table:formula="of:=57.3221*[.B114]+690.2252*[.D114]-4630.6398" office:value-type="float" office:value="2838.664736" calcext:value-type="float">
            <text:p>2838.664736</text:p>
          </table:table-cell>
          <table:table-cell table:formula="of:=-(796.4782 *[.A114]) - (95.1559 * [.B114])+(946.2515 * [.C114]) + (1150.0931 * [.D114]) + 419374.2937" office:value-type="float" office:value="2798.77120349993" calcext:value-type="float">
            <text:p>2798.771203499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.99" calcext:value-type="float">
            <text:p>89.99</text:p>
          </table:table-cell>
          <table:table-cell office:value-type="float" office:value="90.165" calcext:value-type="float">
            <text:p>90.165</text:p>
          </table:table-cell>
          <table:table-cell office:value-type="float" office:value="5" calcext:value-type="float">
            <text:p>5</text:p>
          </table:table-cell>
          <table:table-cell office:value-type="float" office:value="3890.69" calcext:value-type="float">
            <text:p>3890.69</text:p>
          </table:table-cell>
          <table:table-cell/>
          <table:table-cell table:formula="of:=57.3221*[.B115]+690.2252*[.D115]-4630.6398" office:value-type="float" office:value="3978.901979" calcext:value-type="float">
            <text:p>3978.901979</text:p>
          </table:table-cell>
          <table:table-cell table:formula="of:=-(796.4782 *[.A115]) - (95.1559 * [.B115])+(946.2515 * [.C115]) + (1150.0931 * [.D115]) + 419374.2937" office:value-type="float" office:value="4081.57125649997" calcext:value-type="float">
            <text:p>4081.571256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.94" calcext:value-type="float">
            <text:p>79.94</text:p>
          </table:table-cell>
          <table:table-cell office:value-type="float" office:value="79.92" calcext:value-type="float">
            <text:p>79.92</text:p>
          </table:table-cell>
          <table:table-cell office:value-type="float" office:value="5.5" calcext:value-type="float">
            <text:p>5.5</text:p>
          </table:table-cell>
          <table:table-cell office:value-type="float" office:value="3887.5" calcext:value-type="float">
            <text:p>3887.5</text:p>
          </table:table-cell>
          <table:table-cell/>
          <table:table-cell table:formula="of:=57.3221*[.B116]+690.2252*[.D116]-4630.6398" office:value-type="float" office:value="3747.927474" calcext:value-type="float">
            <text:p>3747.927474</text:p>
          </table:table-cell>
          <table:table-cell table:formula="of:=-(796.4782 *[.A116]) - (95.1559 * [.B116])+(946.2515 * [.C116]) + (1150.0931 * [.D116]) + 419374.2937" office:value-type="float" office:value="3883.36998399999" calcext:value-type="float">
            <text:p>3883.3699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2.59" calcext:value-type="float">
            <text:p>82.59</text:p>
          </table:table-cell>
          <table:table-cell office:value-type="float" office:value="80.84" calcext:value-type="float">
            <text:p>80.84</text:p>
          </table:table-cell>
          <table:table-cell office:value-type="float" office:value="9" calcext:value-type="float">
            <text:p>9</text:p>
          </table:table-cell>
          <table:table-cell office:value-type="float" office:value="6180.17" calcext:value-type="float">
            <text:p>6180.17</text:p>
          </table:table-cell>
          <table:table-cell/>
          <table:table-cell table:formula="of:=57.3221*[.B117]+690.2252*[.D117]-4630.6398" office:value-type="float" office:value="6315.619239" calcext:value-type="float">
            <text:p>6315.619239</text:p>
          </table:table-cell>
          <table:table-cell table:formula="of:=-(796.4782 *[.A117]) - (95.1559 * [.B117])+(946.2515 * [.C117]) + (1150.0931 * [.D117]) + 419374.2937" office:value-type="float" office:value="6137.64947899996" calcext:value-type="float">
            <text:p>6137.64947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.69" calcext:value-type="float">
            <text:p>75.69</text:p>
          </table:table-cell>
          <table:table-cell office:value-type="float" office:value="74.54" calcext:value-type="float">
            <text:p>74.54</text:p>
          </table:table-cell>
          <table:table-cell office:value-type="float" office:value="8" calcext:value-type="float">
            <text:p>8</text:p>
          </table:table-cell>
          <table:table-cell office:value-type="float" office:value="5187.13" calcext:value-type="float">
            <text:p>5187.13</text:p>
          </table:table-cell>
          <table:table-cell/>
          <table:table-cell table:formula="of:=57.3221*[.B118]+690.2252*[.D118]-4630.6398" office:value-type="float" office:value="5229.871549" calcext:value-type="float">
            <text:p>5229.871549</text:p>
          </table:table-cell>
          <table:table-cell table:formula="of:=-(796.4782 *[.A118]) - (95.1559 * [.B118])+(946.2515 * [.C118]) + (1150.0931 * [.D118]) + 419374.2937" office:value-type="float" office:value="5258.09503899998" calcext:value-type="float">
            <text:p>5258.09503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.89" calcext:value-type="float">
            <text:p>63.89</text:p>
          </table:table-cell>
          <table:table-cell office:value-type="float" office:value="62.665" calcext:value-type="float">
            <text:p>62.665</text:p>
          </table:table-cell>
          <table:table-cell office:value-type="float" office:value="6" calcext:value-type="float">
            <text:p>6</text:p>
          </table:table-cell>
          <table:table-cell office:value-type="float" office:value="3196.23" calcext:value-type="float">
            <text:p>3196.23</text:p>
          </table:table-cell>
          <table:table-cell/>
          <table:table-cell table:formula="of:=57.3221*[.B119]+690.2252*[.D119]-4630.6398" office:value-type="float" office:value="3173.020369" calcext:value-type="float">
            <text:p>3173.020369</text:p>
          </table:table-cell>
          <table:table-cell table:formula="of:=-(796.4782 *[.A119]) - (95.1559 * [.B119])+(946.2515 * [.C119]) + (1150.0931 * [.D119]) + 419374.2937" office:value-type="float" office:value="3198.22849649994" calcext:value-type="float">
            <text:p>3198.228496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.84" calcext:value-type="float">
            <text:p>59.84</text:p>
          </table:table-cell>
          <table:table-cell office:value-type="float" office:value="58.415" calcext:value-type="float">
            <text:p>58.415</text:p>
          </table:table-cell>
          <table:table-cell office:value-type="float" office:value="6.5" calcext:value-type="float">
            <text:p>6.5</text:p>
          </table:table-cell>
          <table:table-cell office:value-type="float" office:value="3156" calcext:value-type="float">
            <text:p>3156</text:p>
          </table:table-cell>
          <table:table-cell/>
          <table:table-cell table:formula="of:=57.3221*[.B120]+690.2252*[.D120]-4630.6398" office:value-type="float" office:value="3285.978464" calcext:value-type="float">
            <text:p>3285.978464</text:p>
          </table:table-cell>
          <table:table-cell table:formula="of:=-(796.4782 *[.A120]) - (95.1559 * [.B120])+(946.2515 * [.C120]) + (1150.0931 * [.D120]) + 419374.2937" office:value-type="float" office:value="3323.0003665" calcext:value-type="float">
            <text:p>3323.000366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5.16" calcext:value-type="float">
            <text:p>85.16</text:p>
          </table:table-cell>
          <table:table-cell office:value-type="float" office:value="85.765" calcext:value-type="float">
            <text:p>85.765</text:p>
          </table:table-cell>
          <table:table-cell office:value-type="float" office:value="3.5" calcext:value-type="float">
            <text:p>3.5</text:p>
          </table:table-cell>
          <table:table-cell office:value-type="float" office:value="2424.09" calcext:value-type="float">
            <text:p>2424.09</text:p>
          </table:table-cell>
          <table:table-cell/>
          <table:table-cell table:formula="of:=57.3221*[.B121]+690.2252*[.D121]-4630.6398" office:value-type="float" office:value="2666.698436" calcext:value-type="float">
            <text:p>2666.698436</text:p>
          </table:table-cell>
          <table:table-cell table:formula="of:=-(796.4782 *[.A121]) - (95.1559 * [.B121])+(946.2515 * [.C121]) + (1150.0931 * [.D121]) + 419374.2937" office:value-type="float" office:value="2634.91900350002" calcext:value-type="float">
            <text:p>2634.919003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.99" calcext:value-type="float">
            <text:p>75.99</text:p>
          </table:table-cell>
          <table:table-cell office:value-type="float" office:value="76.165" calcext:value-type="float">
            <text:p>76.165</text:p>
          </table:table-cell>
          <table:table-cell office:value-type="float" office:value="5" calcext:value-type="float">
            <text:p>5</text:p>
          </table:table-cell>
          <table:table-cell office:value-type="float" office:value="3321.19" calcext:value-type="float">
            <text:p>3321.19</text:p>
          </table:table-cell>
          <table:table-cell/>
          <table:table-cell table:formula="of:=57.3221*[.B122]+690.2252*[.D122]-4630.6398" office:value-type="float" office:value="3176.392579" calcext:value-type="float">
            <text:p>3176.392579</text:p>
          </table:table-cell>
          <table:table-cell table:formula="of:=-(796.4782 *[.A122]) - (95.1559 * [.B122])+(946.2515 * [.C122]) + (1150.0931 * [.D122]) + 419374.2937" office:value-type="float" office:value="3316.92765649996" calcext:value-type="float">
            <text:p>3316.927656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.84" calcext:value-type="float">
            <text:p>90.84</text:p>
          </table:table-cell>
          <table:table-cell office:value-type="float" office:value="90.415" calcext:value-type="float">
            <text:p>90.415</text:p>
          </table:table-cell>
          <table:table-cell office:value-type="float" office:value="6.5" calcext:value-type="float">
            <text:p>6.5</text:p>
          </table:table-cell>
          <table:table-cell office:value-type="float" office:value="5263.2" calcext:value-type="float">
            <text:p>5263.2</text:p>
          </table:table-cell>
          <table:table-cell/>
          <table:table-cell table:formula="of:=57.3221*[.B123]+690.2252*[.D123]-4630.6398" office:value-type="float" office:value="5062.963564" calcext:value-type="float">
            <text:p>5062.963564</text:p>
          </table:table-cell>
          <table:table-cell table:formula="of:=-(796.4782 *[.A123]) - (95.1559 * [.B123])+(946.2515 * [.C123]) + (1150.0931 * [.D123]) + 419374.2937" office:value-type="float" office:value="5165.91306649998" calcext:value-type="float">
            <text:p>5165.913066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.99" calcext:value-type="float">
            <text:p>59.99</text:p>
          </table:table-cell>
          <table:table-cell office:value-type="float" office:value="59.165" calcext:value-type="float">
            <text:p>59.165</text:p>
          </table:table-cell>
          <table:table-cell office:value-type="float" office:value="5" calcext:value-type="float">
            <text:p>5</text:p>
          </table:table-cell>
          <table:table-cell office:value-type="float" office:value="2438.06" calcext:value-type="float">
            <text:p>2438.06</text:p>
          </table:table-cell>
          <table:table-cell/>
          <table:table-cell table:formula="of:=57.3221*[.B124]+690.2252*[.D124]-4630.6398" office:value-type="float" office:value="2259.238979" calcext:value-type="float">
            <text:p>2259.238979</text:p>
          </table:table-cell>
          <table:table-cell table:formula="of:=-(796.4782 *[.A124]) - (95.1559 * [.B124])+(946.2515 * [.C124]) + (1150.0931 * [.D124]) + 419374.2937" office:value-type="float" office:value="2293.27595649997" calcext:value-type="float">
            <text:p>2293.275956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3.99" calcext:value-type="float">
            <text:p>83.99</text:p>
          </table:table-cell>
          <table:table-cell office:value-type="float" office:value="84.165" calcext:value-type="float">
            <text:p>84.165</text:p>
          </table:table-cell>
          <table:table-cell office:value-type="float" office:value="5" calcext:value-type="float">
            <text:p>5</text:p>
          </table:table-cell>
          <table:table-cell office:value-type="float" office:value="3657.27" calcext:value-type="float">
            <text:p>3657.27</text:p>
          </table:table-cell>
          <table:table-cell/>
          <table:table-cell table:formula="of:=57.3221*[.B125]+690.2252*[.D125]-4630.6398" office:value-type="float" office:value="3634.969379" calcext:value-type="float">
            <text:p>3634.969379</text:p>
          </table:table-cell>
          <table:table-cell table:formula="of:=-(796.4782 *[.A125]) - (95.1559 * [.B125])+(946.2515 * [.C125]) + (1150.0931 * [.D125]) + 419374.2937" office:value-type="float" office:value="3753.86685649998" calcext:value-type="float">
            <text:p>3753.866856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3.16" calcext:value-type="float">
            <text:p>63.16</text:p>
          </table:table-cell>
          <table:table-cell office:value-type="float" office:value="62.765" calcext:value-type="float">
            <text:p>62.765</text:p>
          </table:table-cell>
          <table:table-cell office:value-type="float" office:value="3.5" calcext:value-type="float">
            <text:p>3.5</text:p>
          </table:table-cell>
          <table:table-cell office:value-type="float" office:value="1717.89" calcext:value-type="float">
            <text:p>1717.89</text:p>
          </table:table-cell>
          <table:table-cell/>
          <table:table-cell table:formula="of:=57.3221*[.B126]+690.2252*[.D126]-4630.6398" office:value-type="float" office:value="1405.612236" calcext:value-type="float">
            <text:p>1405.612236</text:p>
          </table:table-cell>
          <table:table-cell table:formula="of:=-(796.4782 *[.A126]) - (95.1559 * [.B126])+(946.2515 * [.C126]) + (1150.0931 * [.D126]) + 419374.2937" office:value-type="float" office:value="1283.56290349999" calcext:value-type="float">
            <text:p>1283.562903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.99" calcext:value-type="float">
            <text:p>74.99</text:p>
          </table:table-cell>
          <table:table-cell office:value-type="float" office:value="75.165" calcext:value-type="float">
            <text:p>75.165</text:p>
          </table:table-cell>
          <table:table-cell office:value-type="float" office:value="5" calcext:value-type="float">
            <text:p>5</text:p>
          </table:table-cell>
          <table:table-cell office:value-type="float" office:value="3275.22" calcext:value-type="float">
            <text:p>3275.22</text:p>
          </table:table-cell>
          <table:table-cell/>
          <table:table-cell table:formula="of:=57.3221*[.B127]+690.2252*[.D127]-4630.6398" office:value-type="float" office:value="3119.070479" calcext:value-type="float">
            <text:p>3119.070479</text:p>
          </table:table-cell>
          <table:table-cell table:formula="of:=-(796.4782 *[.A127]) - (95.1559 * [.B127])+(946.2515 * [.C127]) + (1150.0931 * [.D127]) + 419374.2937" office:value-type="float" office:value="3262.31025649997" calcext:value-type="float">
            <text:p>3262.31025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.16" calcext:value-type="float">
            <text:p>66.16</text:p>
          </table:table-cell>
          <table:table-cell office:value-type="float" office:value="65.765" calcext:value-type="float">
            <text:p>65.765</text:p>
          </table:table-cell>
          <table:table-cell office:value-type="float" office:value="3.5" calcext:value-type="float">
            <text:p>3.5</text:p>
          </table:table-cell>
          <table:table-cell office:value-type="float" office:value="1825.74" calcext:value-type="float">
            <text:p>1825.74</text:p>
          </table:table-cell>
          <table:table-cell/>
          <table:table-cell table:formula="of:=57.3221*[.B128]+690.2252*[.D128]-4630.6398" office:value-type="float" office:value="1577.578536" calcext:value-type="float">
            <text:p>1577.578536</text:p>
          </table:table-cell>
          <table:table-cell table:formula="of:=-(796.4782 *[.A128]) - (95.1559 * [.B128])+(946.2515 * [.C128]) + (1150.0931 * [.D128]) + 419374.2937" office:value-type="float" office:value="1447.41510350001" calcext:value-type="float">
            <text:p>1447.41510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6.1" calcext:value-type="float">
            <text:p>86.1</text:p>
          </table:table-cell>
          <table:table-cell office:value-type="float" office:value="86.55" calcext:value-type="float">
            <text:p>86.55</text:p>
          </table:table-cell>
          <table:table-cell office:value-type="float" office:value="4" calcext:value-type="float">
            <text:p>4</text:p>
          </table:table-cell>
          <table:table-cell office:value-type="float" office:value="2872.73" calcext:value-type="float">
            <text:p>2872.73</text:p>
          </table:table-cell>
          <table:table-cell/>
          <table:table-cell table:formula="of:=57.3221*[.B129]+690.2252*[.D129]-4630.6398" office:value-type="float" office:value="3065.69381" calcext:value-type="float">
            <text:p>3065.69381</text:p>
          </table:table-cell>
          <table:table-cell table:formula="of:=-(796.4782 *[.A129]) - (95.1559 * [.B129])+(946.2515 * [.C129]) + (1150.0931 * [.D129]) + 419374.2937" office:value-type="float" office:value="3066.84823499998" calcext:value-type="float">
            <text:p>3066.8482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.94" calcext:value-type="float">
            <text:p>64.94</text:p>
          </table:table-cell>
          <table:table-cell office:value-type="float" office:value="63.92" calcext:value-type="float">
            <text:p>63.92</text:p>
          </table:table-cell>
          <table:table-cell office:value-type="float" office:value="5.5" calcext:value-type="float">
            <text:p>5.5</text:p>
          </table:table-cell>
          <table:table-cell office:value-type="float" office:value="2990.32" calcext:value-type="float">
            <text:p>2990.32</text:p>
          </table:table-cell>
          <table:table-cell/>
          <table:table-cell table:formula="of:=57.3221*[.B130]+690.2252*[.D130]-4630.6398" office:value-type="float" office:value="2888.095974" calcext:value-type="float">
            <text:p>2888.095974</text:p>
          </table:table-cell>
          <table:table-cell table:formula="of:=-(796.4782 *[.A130]) - (95.1559 * [.B130])+(946.2515 * [.C130]) + (1150.0931 * [.D130]) + 419374.2937" office:value-type="float" office:value="2914.33568399999" calcext:value-type="float">
            <text:p>2914.33568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1.04" calcext:value-type="float">
            <text:p>91.04</text:p>
          </table:table-cell>
          <table:table-cell office:value-type="float" office:value="91.365" calcext:value-type="float">
            <text:p>91.365</text:p>
          </table:table-cell>
          <table:table-cell office:value-type="float" office:value="4.5" calcext:value-type="float">
            <text:p>4.5</text:p>
          </table:table-cell>
          <table:table-cell office:value-type="float" office:value="3464.56" calcext:value-type="float">
            <text:p>3464.56</text:p>
          </table:table-cell>
          <table:table-cell/>
          <table:table-cell table:formula="of:=57.3221*[.B131]+690.2252*[.D131]-4630.6398" office:value-type="float" office:value="3693.977584" calcext:value-type="float">
            <text:p>3693.977584</text:p>
          </table:table-cell>
          <table:table-cell table:formula="of:=-(796.4782 *[.A131]) - (95.1559 * [.B131])+(946.2515 * [.C131]) + (1150.0931 * [.D131]) + 419374.2937" office:value-type="float" office:value="3745.63461149996" calcext:value-type="float">
            <text:p>3745.63461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.04" calcext:value-type="float">
            <text:p>66.04</text:p>
          </table:table-cell>
          <table:table-cell office:value-type="float" office:value="65.365" calcext:value-type="float">
            <text:p>65.365</text:p>
          </table:table-cell>
          <table:table-cell office:value-type="float" office:value="4.5" calcext:value-type="float">
            <text:p>4.5</text:p>
          </table:table-cell>
          <table:table-cell office:value-type="float" office:value="2453.44" calcext:value-type="float">
            <text:p>2453.44</text:p>
          </table:table-cell>
          <table:table-cell/>
          <table:table-cell table:formula="of:=57.3221*[.B132]+690.2252*[.D132]-4630.6398" office:value-type="float" office:value="2260.925084" calcext:value-type="float">
            <text:p>2260.925084</text:p>
          </table:table-cell>
          <table:table-cell table:formula="of:=-(796.4782 *[.A132]) - (95.1559 * [.B132])+(946.2515 * [.C132]) + (1150.0931 * [.D132]) + 419374.2937" office:value-type="float" office:value="2230.42631150002" calcext:value-type="float">
            <text:p>2230.42631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0.16" calcext:value-type="float">
            <text:p>70.16</text:p>
          </table:table-cell>
          <table:table-cell office:value-type="float" office:value="69.765" calcext:value-type="float">
            <text:p>69.765</text:p>
          </table:table-cell>
          <table:table-cell office:value-type="float" office:value="3.5" calcext:value-type="float">
            <text:p>3.5</text:p>
          </table:table-cell>
          <table:table-cell office:value-type="float" office:value="1962.86" calcext:value-type="float">
            <text:p>1962.86</text:p>
          </table:table-cell>
          <table:table-cell/>
          <table:table-cell table:formula="of:=57.3221*[.B133]+690.2252*[.D133]-4630.6398" office:value-type="float" office:value="1806.866936" calcext:value-type="float">
            <text:p>1806.866936</text:p>
          </table:table-cell>
          <table:table-cell table:formula="of:=-(796.4782 *[.A133]) - (95.1559 * [.B133])+(946.2515 * [.C133]) + (1150.0931 * [.D133]) + 419374.2937" office:value-type="float" office:value="1665.88470349996" calcext:value-type="float">
            <text:p>1665.88470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8.69" calcext:value-type="float">
            <text:p>78.69</text:p>
          </table:table-cell>
          <table:table-cell office:value-type="float" office:value="77.54" calcext:value-type="float">
            <text:p>77.54</text:p>
          </table:table-cell>
          <table:table-cell office:value-type="float" office:value="8" calcext:value-type="float">
            <text:p>8</text:p>
          </table:table-cell>
          <table:table-cell office:value-type="float" office:value="5458.55" calcext:value-type="float">
            <text:p>5458.55</text:p>
          </table:table-cell>
          <table:table-cell/>
          <table:table-cell table:formula="of:=57.3221*[.B134]+690.2252*[.D134]-4630.6398" office:value-type="float" office:value="5401.837849" calcext:value-type="float">
            <text:p>5401.837849</text:p>
          </table:table-cell>
          <table:table-cell table:formula="of:=-(796.4782 *[.A134]) - (95.1559 * [.B134])+(946.2515 * [.C134]) + (1150.0931 * [.D134]) + 419374.2937" office:value-type="float" office:value="5421.947239" calcext:value-type="float">
            <text:p>5421.94723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.94" calcext:value-type="float">
            <text:p>70.94</text:p>
          </table:table-cell>
          <table:table-cell office:value-type="float" office:value="70.92" calcext:value-type="float">
            <text:p>70.92</text:p>
          </table:table-cell>
          <table:table-cell office:value-type="float" office:value="5.5" calcext:value-type="float">
            <text:p>5.5</text:p>
          </table:table-cell>
          <table:table-cell office:value-type="float" office:value="3421.99" calcext:value-type="float">
            <text:p>3421.99</text:p>
          </table:table-cell>
          <table:table-cell/>
          <table:table-cell table:formula="of:=57.3221*[.B135]+690.2252*[.D135]-4630.6398" office:value-type="float" office:value="3232.028574" calcext:value-type="float">
            <text:p>3232.028574</text:p>
          </table:table-cell>
          <table:table-cell table:formula="of:=-(796.4782 *[.A135]) - (95.1559 * [.B135])+(946.2515 * [.C135]) + (1150.0931 * [.D135]) + 419374.2937" office:value-type="float" office:value="3391.81338399998" calcext:value-type="float">
            <text:p>3391.8133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.94" calcext:value-type="float">
            <text:p>66.94</text:p>
          </table:table-cell>
          <table:table-cell office:value-type="float" office:value="65.92" calcext:value-type="float">
            <text:p>65.92</text:p>
          </table:table-cell>
          <table:table-cell office:value-type="float" office:value="5.5" calcext:value-type="float">
            <text:p>5.5</text:p>
          </table:table-cell>
          <table:table-cell office:value-type="float" office:value="3114.68" calcext:value-type="float">
            <text:p>3114.68</text:p>
          </table:table-cell>
          <table:table-cell/>
          <table:table-cell table:formula="of:=57.3221*[.B136]+690.2252*[.D136]-4630.6398" office:value-type="float" office:value="3002.740174" calcext:value-type="float">
            <text:p>3002.740174</text:p>
          </table:table-cell>
          <table:table-cell table:formula="of:=-(796.4782 *[.A136]) - (95.1559 * [.B136])+(946.2515 * [.C136]) + (1150.0931 * [.D136]) + 419374.2937" office:value-type="float" office:value="3023.57048400003" calcext:value-type="float">
            <text:p>3023.57048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0.16" calcext:value-type="float">
            <text:p>90.16</text:p>
          </table:table-cell>
          <table:table-cell office:value-type="float" office:value="90.765" calcext:value-type="float">
            <text:p>90.765</text:p>
          </table:table-cell>
          <table:table-cell office:value-type="float" office:value="3.5" calcext:value-type="float">
            <text:p>3.5</text:p>
          </table:table-cell>
          <table:table-cell office:value-type="float" office:value="2537.26" calcext:value-type="float">
            <text:p>2537.26</text:p>
          </table:table-cell>
          <table:table-cell/>
          <table:table-cell table:formula="of:=57.3221*[.B137]+690.2252*[.D137]-4630.6398" office:value-type="float" office:value="2953.308936" calcext:value-type="float">
            <text:p>2953.308936</text:p>
          </table:table-cell>
          <table:table-cell table:formula="of:=-(796.4782 *[.A137]) - (95.1559 * [.B137])+(946.2515 * [.C137]) + (1150.0931 * [.D137]) + 419374.2937" office:value-type="float" office:value="2908.00600350002" calcext:value-type="float">
            <text:p>2908.006003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1.74" calcext:value-type="float">
            <text:p>81.74</text:p>
          </table:table-cell>
          <table:table-cell office:value-type="float" office:value="80.84" calcext:value-type="float">
            <text:p>80.84</text:p>
          </table:table-cell>
          <table:table-cell office:value-type="float" office:value="7.5" calcext:value-type="float">
            <text:p>7.5</text:p>
          </table:table-cell>
          <table:table-cell office:value-type="float" office:value="5426.81" calcext:value-type="float">
            <text:p>5426.81</text:p>
          </table:table-cell>
          <table:table-cell/>
          <table:table-cell table:formula="of:=57.3221*[.B138]+690.2252*[.D138]-4630.6398" office:value-type="float" office:value="5231.557654" calcext:value-type="float">
            <text:p>5231.557654</text:p>
          </table:table-cell>
          <table:table-cell table:formula="of:=-(796.4782 *[.A138]) - (95.1559 * [.B138])+(946.2515 * [.C138]) + (1150.0931 * [.D138]) + 419374.2937" office:value-type="float" office:value="5289.870544" calcext:value-type="float">
            <text:p>5289.87054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3.69" calcext:value-type="float">
            <text:p>83.69</text:p>
          </table:table-cell>
          <table:table-cell office:value-type="float" office:value="82.54" calcext:value-type="float">
            <text:p>82.54</text:p>
          </table:table-cell>
          <table:table-cell office:value-type="float" office:value="8" calcext:value-type="float">
            <text:p>8</text:p>
          </table:table-cell>
          <table:table-cell office:value-type="float" office:value="5867.76" calcext:value-type="float">
            <text:p>5867.76</text:p>
          </table:table-cell>
          <table:table-cell/>
          <table:table-cell table:formula="of:=57.3221*[.B139]+690.2252*[.D139]-4630.6398" office:value-type="float" office:value="5688.448349" calcext:value-type="float">
            <text:p>5688.448349</text:p>
          </table:table-cell>
          <table:table-cell table:formula="of:=-(796.4782 *[.A139]) - (95.1559 * [.B139])+(946.2515 * [.C139]) + (1150.0931 * [.D139]) + 419374.2937" office:value-type="float" office:value="5695.034239" calcext:value-type="float">
            <text:p>5695.03423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.69" calcext:value-type="float">
            <text:p>79.69</text:p>
          </table:table-cell>
          <table:table-cell office:value-type="float" office:value="78.54" calcext:value-type="float">
            <text:p>78.54</text:p>
          </table:table-cell>
          <table:table-cell office:value-type="float" office:value="8" calcext:value-type="float">
            <text:p>8</text:p>
          </table:table-cell>
          <table:table-cell office:value-type="float" office:value="5545.11" calcext:value-type="float">
            <text:p>5545.11</text:p>
          </table:table-cell>
          <table:table-cell/>
          <table:table-cell table:formula="of:=57.3221*[.B140]+690.2252*[.D140]-4630.6398" office:value-type="float" office:value="5459.159949" calcext:value-type="float">
            <text:p>5459.159949</text:p>
          </table:table-cell>
          <table:table-cell table:formula="of:=-(796.4782 *[.A140]) - (95.1559 * [.B140])+(946.2515 * [.C140]) + (1150.0931 * [.D140]) + 419374.2937" office:value-type="float" office:value="5476.56463899999" calcext:value-type="float">
            <text:p>5476.56463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2.94" calcext:value-type="float">
            <text:p>62.94</text:p>
          </table:table-cell>
          <table:table-cell office:value-type="float" office:value="61.92" calcext:value-type="float">
            <text:p>61.92</text:p>
          </table:table-cell>
          <table:table-cell office:value-type="float" office:value="5.5" calcext:value-type="float">
            <text:p>5.5</text:p>
          </table:table-cell>
          <table:table-cell office:value-type="float" office:value="2871.29" calcext:value-type="float">
            <text:p>2871.29</text:p>
          </table:table-cell>
          <table:table-cell/>
          <table:table-cell table:formula="of:=57.3221*[.B141]+690.2252*[.D141]-4630.6398" office:value-type="float" office:value="2773.451774" calcext:value-type="float">
            <text:p>2773.451774</text:p>
          </table:table-cell>
          <table:table-cell table:formula="of:=-(796.4782 *[.A141]) - (95.1559 * [.B141])+(946.2515 * [.C141]) + (1150.0931 * [.D141]) + 419374.2937" office:value-type="float" office:value="2805.10088400001" calcext:value-type="float">
            <text:p>2805.10088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.79" calcext:value-type="float">
            <text:p>70.79</text:p>
          </table:table-cell>
          <table:table-cell office:value-type="float" office:value="70.14" calcext:value-type="float">
            <text:p>70.14</text:p>
          </table:table-cell>
          <table:table-cell office:value-type="float" office:value="7" calcext:value-type="float">
            <text:p>7</text:p>
          </table:table-cell>
          <table:table-cell office:value-type="float" office:value="4333.94" calcext:value-type="float">
            <text:p>4333.94</text:p>
          </table:table-cell>
          <table:table-cell/>
          <table:table-cell table:formula="of:=57.3221*[.B142]+690.2252*[.D142]-4630.6398" office:value-type="float" office:value="4258.768059" calcext:value-type="float">
            <text:p>4258.768059</text:p>
          </table:table-cell>
          <table:table-cell table:formula="of:=-(796.4782 *[.A142]) - (95.1559 * [.B142])+(946.2515 * [.C142]) + (1150.0931 * [.D142]) + 419374.2937" office:value-type="float" office:value="4393.15024899994" calcext:value-type="float">
            <text:p>4393.150248999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3.74" calcext:value-type="float">
            <text:p>83.74</text:p>
          </table:table-cell>
          <table:table-cell office:value-type="float" office:value="82.84" calcext:value-type="float">
            <text:p>82.84</text:p>
          </table:table-cell>
          <table:table-cell office:value-type="float" office:value="7.5" calcext:value-type="float">
            <text:p>7.5</text:p>
          </table:table-cell>
          <table:table-cell office:value-type="float" office:value="5566.34" calcext:value-type="float">
            <text:p>5566.34</text:p>
          </table:table-cell>
          <table:table-cell/>
          <table:table-cell table:formula="of:=57.3221*[.B143]+690.2252*[.D143]-4630.6398" office:value-type="float" office:value="5346.201854" calcext:value-type="float">
            <text:p>5346.201854</text:p>
          </table:table-cell>
          <table:table-cell table:formula="of:=-(796.4782 *[.A143]) - (95.1559 * [.B143])+(946.2515 * [.C143]) + (1150.0931 * [.D143]) + 419374.2937" office:value-type="float" office:value="5399.10534399998" calcext:value-type="float">
            <text:p>5399.10534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2.74" calcext:value-type="float">
            <text:p>62.74</text:p>
          </table:table-cell>
          <table:table-cell office:value-type="float" office:value="60.84" calcext:value-type="float">
            <text:p>60.84</text:p>
          </table:table-cell>
          <table:table-cell office:value-type="float" office:value="7.5" calcext:value-type="float">
            <text:p>7.5</text:p>
          </table:table-cell>
          <table:table-cell office:value-type="float" office:value="3762.95" calcext:value-type="float">
            <text:p>3762.95</text:p>
          </table:table-cell>
          <table:table-cell/>
          <table:table-cell table:formula="of:=57.3221*[.B144]+690.2252*[.D144]-4630.6398" office:value-type="float" office:value="4142.437754" calcext:value-type="float">
            <text:p>4142.437754</text:p>
          </table:table-cell>
          <table:table-cell table:formula="of:=-(796.4782 *[.A144]) - (95.1559 * [.B144])+(946.2515 * [.C144]) + (1150.0931 * [.D144]) + 419374.2937" office:value-type="float" office:value="4102.36664399999" calcext:value-type="float">
            <text:p>4102.36664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1.16" calcext:value-type="float">
            <text:p>81.16</text:p>
          </table:table-cell>
          <table:table-cell office:value-type="float" office:value="81.765" calcext:value-type="float">
            <text:p>81.765</text:p>
          </table:table-cell>
          <table:table-cell office:value-type="float" office:value="3.5" calcext:value-type="float">
            <text:p>3.5</text:p>
          </table:table-cell>
          <table:table-cell office:value-type="float" office:value="2316.5" calcext:value-type="float">
            <text:p>2316.5</text:p>
          </table:table-cell>
          <table:table-cell/>
          <table:table-cell table:formula="of:=57.3221*[.B145]+690.2252*[.D145]-4630.6398" office:value-type="float" office:value="2437.410036" calcext:value-type="float">
            <text:p>2437.410036</text:p>
          </table:table-cell>
          <table:table-cell table:formula="of:=-(796.4782 *[.A145]) - (95.1559 * [.B145])+(946.2515 * [.C145]) + (1150.0931 * [.D145]) + 419374.2937" office:value-type="float" office:value="2416.44940350001" calcext:value-type="float">
            <text:p>2416.44940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8.99" calcext:value-type="float">
            <text:p>78.99</text:p>
          </table:table-cell>
          <table:table-cell office:value-type="float" office:value="79.165" calcext:value-type="float">
            <text:p>79.165</text:p>
          </table:table-cell>
          <table:table-cell office:value-type="float" office:value="5" calcext:value-type="float">
            <text:p>5</text:p>
          </table:table-cell>
          <table:table-cell office:value-type="float" office:value="3451.51" calcext:value-type="float">
            <text:p>3451.51</text:p>
          </table:table-cell>
          <table:table-cell/>
          <table:table-cell table:formula="of:=57.3221*[.B146]+690.2252*[.D146]-4630.6398" office:value-type="float" office:value="3348.358879" calcext:value-type="float">
            <text:p>3348.358879</text:p>
          </table:table-cell>
          <table:table-cell table:formula="of:=-(796.4782 *[.A146]) - (95.1559 * [.B146])+(946.2515 * [.C146]) + (1150.0931 * [.D146]) + 419374.2937" office:value-type="float" office:value="3480.77985649998" calcext:value-type="float">
            <text:p>3480.779856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3.79" calcext:value-type="float">
            <text:p>93.79</text:p>
          </table:table-cell>
          <table:table-cell office:value-type="float" office:value="93.14" calcext:value-type="float">
            <text:p>93.14</text:p>
          </table:table-cell>
          <table:table-cell office:value-type="float" office:value="7" calcext:value-type="float">
            <text:p>7</text:p>
          </table:table-cell>
          <table:table-cell office:value-type="float" office:value="5841.71" calcext:value-type="float">
            <text:p>5841.71</text:p>
          </table:table-cell>
          <table:table-cell/>
          <table:table-cell table:formula="of:=57.3221*[.B147]+690.2252*[.D147]-4630.6398" office:value-type="float" office:value="5577.176359" calcext:value-type="float">
            <text:p>5577.176359</text:p>
          </table:table-cell>
          <table:table-cell table:formula="of:=-(796.4782 *[.A147]) - (95.1559 * [.B147])+(946.2515 * [.C147]) + (1150.0931 * [.D147]) + 419374.2937" office:value-type="float" office:value="5649.35044899996" calcext:value-type="float">
            <text:p>5649.35044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.59" calcext:value-type="float">
            <text:p>84.59</text:p>
          </table:table-cell>
          <table:table-cell office:value-type="float" office:value="82.84" calcext:value-type="float">
            <text:p>82.84</text:p>
          </table:table-cell>
          <table:table-cell office:value-type="float" office:value="9" calcext:value-type="float">
            <text:p>9</text:p>
          </table:table-cell>
          <table:table-cell office:value-type="float" office:value="6355.79" calcext:value-type="float">
            <text:p>6355.79</text:p>
          </table:table-cell>
          <table:table-cell/>
          <table:table-cell table:formula="of:=57.3221*[.B148]+690.2252*[.D148]-4630.6398" office:value-type="float" office:value="6430.263439" calcext:value-type="float">
            <text:p>6430.263439</text:p>
          </table:table-cell>
          <table:table-cell table:formula="of:=-(796.4782 *[.A148]) - (95.1559 * [.B148])+(946.2515 * [.C148]) + (1150.0931 * [.D148]) + 419374.2937" office:value-type="float" office:value="6246.88427899993" calcext:value-type="float">
            <text:p>6246.884278999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.69" calcext:value-type="float">
            <text:p>67.69</text:p>
          </table:table-cell>
          <table:table-cell office:value-type="float" office:value="65.54" calcext:value-type="float">
            <text:p>65.54</text:p>
          </table:table-cell>
          <table:table-cell office:value-type="float" office:value="8" calcext:value-type="float">
            <text:p>8</text:p>
          </table:table-cell>
          <table:table-cell office:value-type="float" office:value="4379.76" calcext:value-type="float">
            <text:p>4379.76</text:p>
          </table:table-cell>
          <table:table-cell/>
          <table:table-cell table:formula="of:=57.3221*[.B149]+690.2252*[.D149]-4630.6398" office:value-type="float" office:value="4771.294749" calcext:value-type="float">
            <text:p>4771.294749</text:p>
          </table:table-cell>
          <table:table-cell table:formula="of:=-(796.4782 *[.A149]) - (95.1559 * [.B149])+(946.2515 * [.C149]) + (1150.0931 * [.D149]) + 419374.2937" office:value-type="float" office:value="4671.38253899995" calcext:value-type="float">
            <text:p>4671.38253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89" calcext:value-type="float">
            <text:p>71.89</text:p>
          </table:table-cell>
          <table:table-cell office:value-type="float" office:value="71.665" calcext:value-type="float">
            <text:p>71.665</text:p>
          </table:table-cell>
          <table:table-cell office:value-type="float" office:value="6" calcext:value-type="float">
            <text:p>6</text:p>
          </table:table-cell>
          <table:table-cell office:value-type="float" office:value="3818.88" calcext:value-type="float">
            <text:p>3818.88</text:p>
          </table:table-cell>
          <table:table-cell/>
          <table:table-cell table:formula="of:=57.3221*[.B150]+690.2252*[.D150]-4630.6398" office:value-type="float" office:value="3631.597169" calcext:value-type="float">
            <text:p>3631.597169</text:p>
          </table:table-cell>
          <table:table-cell table:formula="of:=-(796.4782 *[.A150]) - (95.1559 * [.B150])+(946.2515 * [.C150]) + (1150.0931 * [.D150]) + 419374.2937" office:value-type="float" office:value="3784.94099649996" calcext:value-type="float">
            <text:p>3784.940996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7.04" calcext:value-type="float">
            <text:p>67.04</text:p>
          </table:table-cell>
          <table:table-cell office:value-type="float" office:value="66.365" calcext:value-type="float">
            <text:p>66.365</text:p>
          </table:table-cell>
          <table:table-cell office:value-type="float" office:value="4.5" calcext:value-type="float">
            <text:p>4.5</text:p>
          </table:table-cell>
          <table:table-cell office:value-type="float" office:value="2498.69" calcext:value-type="float">
            <text:p>2498.69</text:p>
          </table:table-cell>
          <table:table-cell/>
          <table:table-cell table:formula="of:=57.3221*[.B151]+690.2252*[.D151]-4630.6398" office:value-type="float" office:value="2318.247184" calcext:value-type="float">
            <text:p>2318.247184</text:p>
          </table:table-cell>
          <table:table-cell table:formula="of:=-(796.4782 *[.A151]) - (95.1559 * [.B151])+(946.2515 * [.C151]) + (1150.0931 * [.D151]) + 419374.2937" office:value-type="float" office:value="2285.04371150001" calcext:value-type="float">
            <text:p>2285.04371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7.99" calcext:value-type="float">
            <text:p>87.99</text:p>
          </table:table-cell>
          <table:table-cell office:value-type="float" office:value="88.165" calcext:value-type="float">
            <text:p>88.165</text:p>
          </table:table-cell>
          <table:table-cell office:value-type="float" office:value="5" calcext:value-type="float">
            <text:p>5</text:p>
          </table:table-cell>
          <table:table-cell office:value-type="float" office:value="3813.69" calcext:value-type="float">
            <text:p>3813.69</text:p>
          </table:table-cell>
          <table:table-cell/>
          <table:table-cell table:formula="of:=57.3221*[.B152]+690.2252*[.D152]-4630.6398" office:value-type="float" office:value="3864.257779" calcext:value-type="float">
            <text:p>3864.257779</text:p>
          </table:table-cell>
          <table:table-cell table:formula="of:=-(796.4782 *[.A152]) - (95.1559 * [.B152])+(946.2515 * [.C152]) + (1150.0931 * [.D152]) + 419374.2937" office:value-type="float" office:value="3972.33645649994" calcext:value-type="float">
            <text:p>3972.336456499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.59" calcext:value-type="float">
            <text:p>86.59</text:p>
          </table:table-cell>
          <table:table-cell office:value-type="float" office:value="84.84" calcext:value-type="float">
            <text:p>84.84</text:p>
          </table:table-cell>
          <table:table-cell office:value-type="float" office:value="9" calcext:value-type="float">
            <text:p>9</text:p>
          </table:table-cell>
          <table:table-cell office:value-type="float" office:value="6547.15" calcext:value-type="float">
            <text:p>6547.15</text:p>
          </table:table-cell>
          <table:table-cell/>
          <table:table-cell table:formula="of:=57.3221*[.B153]+690.2252*[.D153]-4630.6398" office:value-type="float" office:value="6544.907639" calcext:value-type="float">
            <text:p>6544.907639</text:p>
          </table:table-cell>
          <table:table-cell table:formula="of:=-(796.4782 *[.A153]) - (95.1559 * [.B153])+(946.2515 * [.C153]) + (1150.0931 * [.D153]) + 419374.2937" office:value-type="float" office:value="6356.11907899997" calcext:value-type="float">
            <text:p>6356.11907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1.74" calcext:value-type="float">
            <text:p>91.74</text:p>
          </table:table-cell>
          <table:table-cell office:value-type="float" office:value="90.84" calcext:value-type="float">
            <text:p>90.84</text:p>
          </table:table-cell>
          <table:table-cell office:value-type="float" office:value="7.5" calcext:value-type="float">
            <text:p>7.5</text:p>
          </table:table-cell>
          <table:table-cell office:value-type="float" office:value="6106.92" calcext:value-type="float">
            <text:p>6106.92</text:p>
          </table:table-cell>
          <table:table-cell/>
          <table:table-cell table:formula="of:=57.3221*[.B154]+690.2252*[.D154]-4630.6398" office:value-type="float" office:value="5804.778654" calcext:value-type="float">
            <text:p>5804.778654</text:p>
          </table:table-cell>
          <table:table-cell table:formula="of:=-(796.4782 *[.A154]) - (95.1559 * [.B154])+(946.2515 * [.C154]) + (1150.0931 * [.D154]) + 419374.2937" office:value-type="float" office:value="5836.044544" calcext:value-type="float">
            <text:p>5836.04454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1.1" calcext:value-type="float">
            <text:p>81.1</text:p>
          </table:table-cell>
          <table:table-cell office:value-type="float" office:value="81.55" calcext:value-type="float">
            <text:p>81.55</text:p>
          </table:table-cell>
          <table:table-cell office:value-type="float" office:value="4" calcext:value-type="float">
            <text:p>4</text:p>
          </table:table-cell>
          <table:table-cell office:value-type="float" office:value="2718.5" calcext:value-type="float">
            <text:p>2718.5</text:p>
          </table:table-cell>
          <table:table-cell/>
          <table:table-cell table:formula="of:=57.3221*[.B155]+690.2252*[.D155]-4630.6398" office:value-type="float" office:value="2779.08331" calcext:value-type="float">
            <text:p>2779.08331</text:p>
          </table:table-cell>
          <table:table-cell table:formula="of:=-(796.4782 *[.A155]) - (95.1559 * [.B155])+(946.2515 * [.C155]) + (1150.0931 * [.D155]) + 419374.2937" office:value-type="float" office:value="2793.76123499998" calcext:value-type="float">
            <text:p>2793.7612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.99" calcext:value-type="float">
            <text:p>94.99</text:p>
          </table:table-cell>
          <table:table-cell office:value-type="float" office:value="95.165" calcext:value-type="float">
            <text:p>95.165</text:p>
          </table:table-cell>
          <table:table-cell office:value-type="float" office:value="5" calcext:value-type="float">
            <text:p>5</text:p>
          </table:table-cell>
          <table:table-cell office:value-type="float" office:value="4117.9" calcext:value-type="float">
            <text:p>4117.9</text:p>
          </table:table-cell>
          <table:table-cell/>
          <table:table-cell table:formula="of:=57.3221*[.B156]+690.2252*[.D156]-4630.6398" office:value-type="float" office:value="4265.512479" calcext:value-type="float">
            <text:p>4265.512479</text:p>
          </table:table-cell>
          <table:table-cell table:formula="of:=-(796.4782 *[.A156]) - (95.1559 * [.B156])+(946.2515 * [.C156]) + (1150.0931 * [.D156]) + 419374.2937" office:value-type="float" office:value="4354.65825649997" calcext:value-type="float">
            <text:p>4354.658256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7.94" calcext:value-type="float">
            <text:p>87.94</text:p>
          </table:table-cell>
          <table:table-cell office:value-type="float" office:value="87.92" calcext:value-type="float">
            <text:p>87.92</text:p>
          </table:table-cell>
          <table:table-cell office:value-type="float" office:value="5.5" calcext:value-type="float">
            <text:p>5.5</text:p>
          </table:table-cell>
          <table:table-cell office:value-type="float" office:value="4260.63" calcext:value-type="float">
            <text:p>4260.63</text:p>
          </table:table-cell>
          <table:table-cell/>
          <table:table-cell table:formula="of:=57.3221*[.B157]+690.2252*[.D157]-4630.6398" office:value-type="float" office:value="4206.504274" calcext:value-type="float">
            <text:p>4206.504274</text:p>
          </table:table-cell>
          <table:table-cell table:formula="of:=-(796.4782 *[.A157]) - (95.1559 * [.B157])+(946.2515 * [.C157]) + (1150.0931 * [.D157]) + 419374.2937" office:value-type="float" office:value="4320.30918399995" calcext:value-type="float">
            <text:p>4320.3091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.64" calcext:value-type="float">
            <text:p>79.64</text:p>
          </table:table-cell>
          <table:table-cell office:value-type="float" office:value="78.19" calcext:value-type="float">
            <text:p>78.19</text:p>
          </table:table-cell>
          <table:table-cell office:value-type="float" office:value="8.5" calcext:value-type="float">
            <text:p>8.5</text:p>
          </table:table-cell>
          <table:table-cell office:value-type="float" office:value="5724.7" calcext:value-type="float">
            <text:p>5724.7</text:p>
          </table:table-cell>
          <table:table-cell/>
          <table:table-cell table:formula="of:=57.3221*[.B158]+690.2252*[.D158]-4630.6398" office:value-type="float" office:value="5801.406444" calcext:value-type="float">
            <text:p>5801.406444</text:p>
          </table:table-cell>
          <table:table-cell table:formula="of:=-(796.4782 *[.A158]) - (95.1559 * [.B158])+(946.2515 * [.C158]) + (1150.0931 * [.D158]) + 419374.2937" office:value-type="float" office:value="5725.18095900002" calcext:value-type="float">
            <text:p>5725.18095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3.79" calcext:value-type="float">
            <text:p>73.79</text:p>
          </table:table-cell>
          <table:table-cell office:value-type="float" office:value="73.14" calcext:value-type="float">
            <text:p>73.14</text:p>
          </table:table-cell>
          <table:table-cell office:value-type="float" office:value="7" calcext:value-type="float">
            <text:p>7</text:p>
          </table:table-cell>
          <table:table-cell office:value-type="float" office:value="4567.91" calcext:value-type="float">
            <text:p>4567.91</text:p>
          </table:table-cell>
          <table:table-cell/>
          <table:table-cell table:formula="of:=57.3221*[.B159]+690.2252*[.D159]-4630.6398" office:value-type="float" office:value="4430.734359" calcext:value-type="float">
            <text:p>4430.734359</text:p>
          </table:table-cell>
          <table:table-cell table:formula="of:=-(796.4782 *[.A159]) - (95.1559 * [.B159])+(946.2515 * [.C159]) + (1150.0931 * [.D159]) + 419374.2937" office:value-type="float" office:value="4557.0024489999" calcext:value-type="float">
            <text:p>4557.00244899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6.16" calcext:value-type="float">
            <text:p>86.16</text:p>
          </table:table-cell>
          <table:table-cell office:value-type="float" office:value="86.765" calcext:value-type="float">
            <text:p>86.765</text:p>
          </table:table-cell>
          <table:table-cell office:value-type="float" office:value="3.5" calcext:value-type="float">
            <text:p>3.5</text:p>
          </table:table-cell>
          <table:table-cell office:value-type="float" office:value="2445.67" calcext:value-type="float">
            <text:p>2445.67</text:p>
          </table:table-cell>
          <table:table-cell/>
          <table:table-cell table:formula="of:=57.3221*[.B160]+690.2252*[.D160]-4630.6398" office:value-type="float" office:value="2724.020536" calcext:value-type="float">
            <text:p>2724.020536</text:p>
          </table:table-cell>
          <table:table-cell table:formula="of:=-(796.4782 *[.A160]) - (95.1559 * [.B160])+(946.2515 * [.C160]) + (1150.0931 * [.D160]) + 419374.2937" office:value-type="float" office:value="2689.53640350001" calcext:value-type="float">
            <text:p>2689.536403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3.21" calcext:value-type="float">
            <text:p>73.21</text:p>
          </table:table-cell>
          <table:table-cell office:value-type="float" office:value="72.935" calcext:value-type="float">
            <text:p>72.935</text:p>
          </table:table-cell>
          <table:table-cell office:value-type="float" office:value="3" calcext:value-type="float">
            <text:p>3</text:p>
          </table:table-cell>
          <table:table-cell office:value-type="float" office:value="1704.59" calcext:value-type="float">
            <text:p>1704.59</text:p>
          </table:table-cell>
          <table:table-cell/>
          <table:table-cell table:formula="of:=57.3221*[.B161]+690.2252*[.D161]-4630.6398" office:value-type="float" office:value="1636.586741" calcext:value-type="float">
            <text:p>1636.586741</text:p>
          </table:table-cell>
          <table:table-cell table:formula="of:=-(796.4782 *[.A161]) - (95.1559 * [.B161])+(946.2515 * [.C161]) + (1150.0931 * [.D161]) + 419374.2937" office:value-type="float" office:value="1410.79531349998" calcext:value-type="float">
            <text:p>1410.79531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.89" calcext:value-type="float">
            <text:p>70.89</text:p>
          </table:table-cell>
          <table:table-cell office:value-type="float" office:value="70.665" calcext:value-type="float">
            <text:p>70.665</text:p>
          </table:table-cell>
          <table:table-cell office:value-type="float" office:value="6" calcext:value-type="float">
            <text:p>6</text:p>
          </table:table-cell>
          <table:table-cell office:value-type="float" office:value="3756.28" calcext:value-type="float">
            <text:p>3756.28</text:p>
          </table:table-cell>
          <table:table-cell/>
          <table:table-cell table:formula="of:=57.3221*[.B162]+690.2252*[.D162]-4630.6398" office:value-type="float" office:value="3574.275069" calcext:value-type="float">
            <text:p>3574.275069</text:p>
          </table:table-cell>
          <table:table-cell table:formula="of:=-(796.4782 *[.A162]) - (95.1559 * [.B162])+(946.2515 * [.C162]) + (1150.0931 * [.D162]) + 419374.2937" office:value-type="float" office:value="3730.32359649998" calcext:value-type="float">
            <text:p>3730.323596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3.74" calcext:value-type="float">
            <text:p>93.74</text:p>
          </table:table-cell>
          <table:table-cell office:value-type="float" office:value="92.84" calcext:value-type="float">
            <text:p>92.84</text:p>
          </table:table-cell>
          <table:table-cell office:value-type="float" office:value="7.5" calcext:value-type="float">
            <text:p>7.5</text:p>
          </table:table-cell>
          <table:table-cell office:value-type="float" office:value="6235.34" calcext:value-type="float">
            <text:p>6235.34</text:p>
          </table:table-cell>
          <table:table-cell/>
          <table:table-cell table:formula="of:=57.3221*[.B163]+690.2252*[.D163]-4630.6398" office:value-type="float" office:value="5919.422854" calcext:value-type="float">
            <text:p>5919.422854</text:p>
          </table:table-cell>
          <table:table-cell table:formula="of:=-(796.4782 *[.A163]) - (95.1559 * [.B163])+(946.2515 * [.C163]) + (1150.0931 * [.D163]) + 419374.2937" office:value-type="float" office:value="5945.27934399998" calcext:value-type="float">
            <text:p>5945.27934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8.1" calcext:value-type="float">
            <text:p>58.1</text:p>
          </table:table-cell>
          <table:table-cell office:value-type="float" office:value="57.55" calcext:value-type="float">
            <text:p>57.55</text:p>
          </table:table-cell>
          <table:table-cell office:value-type="float" office:value="4" calcext:value-type="float">
            <text:p>4</text:p>
          </table:table-cell>
          <table:table-cell office:value-type="float" office:value="1808.24" calcext:value-type="float">
            <text:p>1808.24</text:p>
          </table:table-cell>
          <table:table-cell/>
          <table:table-cell table:formula="of:=57.3221*[.B164]+690.2252*[.D164]-4630.6398" office:value-type="float" office:value="1460.67501" calcext:value-type="float">
            <text:p>1460.67501</text:p>
          </table:table-cell>
          <table:table-cell table:formula="of:=-(796.4782 *[.A164]) - (95.1559 * [.B164])+(946.2515 * [.C164]) + (1150.0931 * [.D164]) + 419374.2937" office:value-type="float" office:value="1387.78773499996" calcext:value-type="float">
            <text:p>1387.78773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4.04" calcext:value-type="float">
            <text:p>84.04</text:p>
          </table:table-cell>
          <table:table-cell office:value-type="float" office:value="84.365" calcext:value-type="float">
            <text:p>84.365</text:p>
          </table:table-cell>
          <table:table-cell office:value-type="float" office:value="4.5" calcext:value-type="float">
            <text:p>4.5</text:p>
          </table:table-cell>
          <table:table-cell office:value-type="float" office:value="3232.65" calcext:value-type="float">
            <text:p>3232.65</text:p>
          </table:table-cell>
          <table:table-cell/>
          <table:table-cell table:formula="of:=57.3221*[.B165]+690.2252*[.D165]-4630.6398" office:value-type="float" office:value="3292.722884" calcext:value-type="float">
            <text:p>3292.722884</text:p>
          </table:table-cell>
          <table:table-cell table:formula="of:=-(796.4782 *[.A165]) - (95.1559 * [.B165])+(946.2515 * [.C165]) + (1150.0931 * [.D165]) + 419374.2937" office:value-type="float" office:value="3363.31281150004" calcext:value-type="float">
            <text:p>3363.31281150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.79" calcext:value-type="float">
            <text:p>69.79</text:p>
          </table:table-cell>
          <table:table-cell office:value-type="float" office:value="68.14" calcext:value-type="float">
            <text:p>68.14</text:p>
          </table:table-cell>
          <table:table-cell office:value-type="float" office:value="7" calcext:value-type="float">
            <text:p>7</text:p>
          </table:table-cell>
          <table:table-cell office:value-type="float" office:value="4151.46" calcext:value-type="float">
            <text:p>4151.46</text:p>
          </table:table-cell>
          <table:table-cell/>
          <table:table-cell table:formula="of:=57.3221*[.B166]+690.2252*[.D166]-4630.6398" office:value-type="float" office:value="4201.445959" calcext:value-type="float">
            <text:p>4201.445959</text:p>
          </table:table-cell>
          <table:table-cell table:formula="of:=-(796.4782 *[.A166]) - (95.1559 * [.B166])+(946.2515 * [.C166]) + (1150.0931 * [.D166]) + 419374.2937" office:value-type="float" office:value="4188.75954899995" calcext:value-type="float">
            <text:p>4188.75954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.94" calcext:value-type="float">
            <text:p>77.94</text:p>
          </table:table-cell>
          <table:table-cell office:value-type="float" office:value="77.92" calcext:value-type="float">
            <text:p>77.92</text:p>
          </table:table-cell>
          <table:table-cell office:value-type="float" office:value="5.5" calcext:value-type="float">
            <text:p>5.5</text:p>
          </table:table-cell>
          <table:table-cell office:value-type="float" office:value="3788.28" calcext:value-type="float">
            <text:p>3788.28</text:p>
          </table:table-cell>
          <table:table-cell/>
          <table:table-cell table:formula="of:=57.3221*[.B167]+690.2252*[.D167]-4630.6398" office:value-type="float" office:value="3633.283274" calcext:value-type="float">
            <text:p>3633.283274</text:p>
          </table:table-cell>
          <table:table-cell table:formula="of:=-(796.4782 *[.A167]) - (95.1559 * [.B167])+(946.2515 * [.C167]) + (1150.0931 * [.D167]) + 419374.2937" office:value-type="float" office:value="3774.13518399995" calcext:value-type="float">
            <text:p>3774.1351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1.21" calcext:value-type="float">
            <text:p>81.21</text:p>
          </table:table-cell>
          <table:table-cell office:value-type="float" office:value="80.935" calcext:value-type="float">
            <text:p>80.935</text:p>
          </table:table-cell>
          <table:table-cell office:value-type="float" office:value="3" calcext:value-type="float">
            <text:p>3</text:p>
          </table:table-cell>
          <table:table-cell office:value-type="float" office:value="1916.21" calcext:value-type="float">
            <text:p>1916.21</text:p>
          </table:table-cell>
          <table:table-cell/>
          <table:table-cell table:formula="of:=57.3221*[.B168]+690.2252*[.D168]-4630.6398" office:value-type="float" office:value="2095.163541" calcext:value-type="float">
            <text:p>2095.163541</text:p>
          </table:table-cell>
          <table:table-cell table:formula="of:=-(796.4782 *[.A168]) - (95.1559 * [.B168])+(946.2515 * [.C168]) + (1150.0931 * [.D168]) + 419374.2937" office:value-type="float" office:value="1847.73451349995" calcext:value-type="float">
            <text:p>1847.734513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0.79" calcext:value-type="float">
            <text:p>80.79</text:p>
          </table:table-cell>
          <table:table-cell office:value-type="float" office:value="80.14" calcext:value-type="float">
            <text:p>80.14</text:p>
          </table:table-cell>
          <table:table-cell office:value-type="float" office:value="7" calcext:value-type="float">
            <text:p>7</text:p>
          </table:table-cell>
          <table:table-cell office:value-type="float" office:value="5038.52" calcext:value-type="float">
            <text:p>5038.52</text:p>
          </table:table-cell>
          <table:table-cell/>
          <table:table-cell table:formula="of:=57.3221*[.B169]+690.2252*[.D169]-4630.6398" office:value-type="float" office:value="4831.989059" calcext:value-type="float">
            <text:p>4831.989059</text:p>
          </table:table-cell>
          <table:table-cell table:formula="of:=-(796.4782 *[.A169]) - (95.1559 * [.B169])+(946.2515 * [.C169]) + (1150.0931 * [.D169]) + 419374.2937" office:value-type="float" office:value="4939.32424899994" calcext:value-type="float">
            <text:p>4939.32424899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.99" calcext:value-type="float">
            <text:p>69.99</text:p>
          </table:table-cell>
          <table:table-cell office:value-type="float" office:value="69.165" calcext:value-type="float">
            <text:p>69.165</text:p>
          </table:table-cell>
          <table:table-cell office:value-type="float" office:value="5" calcext:value-type="float">
            <text:p>5</text:p>
          </table:table-cell>
          <table:table-cell office:value-type="float" office:value="2971.63" calcext:value-type="float">
            <text:p>2971.63</text:p>
          </table:table-cell>
          <table:table-cell/>
          <table:table-cell table:formula="of:=57.3221*[.B170]+690.2252*[.D170]-4630.6398" office:value-type="float" office:value="2832.459979" calcext:value-type="float">
            <text:p>2832.459979</text:p>
          </table:table-cell>
          <table:table-cell table:formula="of:=-(796.4782 *[.A170]) - (95.1559 * [.B170])+(946.2515 * [.C170]) + (1150.0931 * [.D170]) + 419374.2937" office:value-type="float" office:value="2839.44995649997" calcext:value-type="float">
            <text:p>2839.449956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3.1" calcext:value-type="float">
            <text:p>63.1</text:p>
          </table:table-cell>
          <table:table-cell office:value-type="float" office:value="62.55" calcext:value-type="float">
            <text:p>62.55</text:p>
          </table:table-cell>
          <table:table-cell office:value-type="float" office:value="4" calcext:value-type="float">
            <text:p>4</text:p>
          </table:table-cell>
          <table:table-cell office:value-type="float" office:value="2020.14" calcext:value-type="float">
            <text:p>2020.14</text:p>
          </table:table-cell>
          <table:table-cell/>
          <table:table-cell table:formula="of:=57.3221*[.B171]+690.2252*[.D171]-4630.6398" office:value-type="float" office:value="1747.28551" calcext:value-type="float">
            <text:p>1747.28551</text:p>
          </table:table-cell>
          <table:table-cell table:formula="of:=-(796.4782 *[.A171]) - (95.1559 * [.B171])+(946.2515 * [.C171]) + (1150.0931 * [.D171]) + 419374.2937" office:value-type="float" office:value="1660.87473499996" calcext:value-type="float">
            <text:p>1660.8747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.89" calcext:value-type="float">
            <text:p>59.89</text:p>
          </table:table-cell>
          <table:table-cell office:value-type="float" office:value="58.665" calcext:value-type="float">
            <text:p>58.665</text:p>
          </table:table-cell>
          <table:table-cell office:value-type="float" office:value="6" calcext:value-type="float">
            <text:p>6</text:p>
          </table:table-cell>
          <table:table-cell office:value-type="float" office:value="2932.27" calcext:value-type="float">
            <text:p>2932.27</text:p>
          </table:table-cell>
          <table:table-cell/>
          <table:table-cell table:formula="of:=57.3221*[.B172]+690.2252*[.D172]-4630.6398" office:value-type="float" office:value="2943.731969" calcext:value-type="float">
            <text:p>2943.731969</text:p>
          </table:table-cell>
          <table:table-cell table:formula="of:=-(796.4782 *[.A172]) - (95.1559 * [.B172])+(946.2515 * [.C172]) + (1150.0931 * [.D172]) + 419374.2937" office:value-type="float" office:value="2979.75889649993" calcext:value-type="float">
            <text:p>2979.758896499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.64" calcext:value-type="float">
            <text:p>86.64</text:p>
          </table:table-cell>
          <table:table-cell office:value-type="float" office:value="85.19" calcext:value-type="float">
            <text:p>85.19</text:p>
          </table:table-cell>
          <table:table-cell office:value-type="float" office:value="8.5" calcext:value-type="float">
            <text:p>8.5</text:p>
          </table:table-cell>
          <table:table-cell office:value-type="float" office:value="6351.92" calcext:value-type="float">
            <text:p>6351.92</text:p>
          </table:table-cell>
          <table:table-cell/>
          <table:table-cell table:formula="of:=57.3221*[.B173]+690.2252*[.D173]-4630.6398" office:value-type="float" office:value="6202.661144" calcext:value-type="float">
            <text:p>6202.661144</text:p>
          </table:table-cell>
          <table:table-cell table:formula="of:=-(796.4782 *[.A173]) - (95.1559 * [.B173])+(946.2515 * [.C173]) + (1150.0931 * [.D173]) + 419374.2937" office:value-type="float" office:value="6107.502759" calcext:value-type="float">
            <text:p>6107.50275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.94" calcext:value-type="float">
            <text:p>69.94</text:p>
          </table:table-cell>
          <table:table-cell office:value-type="float" office:value="68.92" calcext:value-type="float">
            <text:p>68.92</text:p>
          </table:table-cell>
          <table:table-cell office:value-type="float" office:value="5.5" calcext:value-type="float">
            <text:p>5.5</text:p>
          </table:table-cell>
          <table:table-cell office:value-type="float" office:value="3302.26" calcext:value-type="float">
            <text:p>3302.26</text:p>
          </table:table-cell>
          <table:table-cell/>
          <table:table-cell table:formula="of:=57.3221*[.B174]+690.2252*[.D174]-4630.6398" office:value-type="float" office:value="3174.706474" calcext:value-type="float">
            <text:p>3174.706474</text:p>
          </table:table-cell>
          <table:table-cell table:formula="of:=-(796.4782 *[.A174]) - (95.1559 * [.B174])+(946.2515 * [.C174]) + (1150.0931 * [.D174]) + 419374.2937" office:value-type="float" office:value="3187.42268399993" calcext:value-type="float">
            <text:p>3187.422683999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2.04" calcext:value-type="float">
            <text:p>82.04</text:p>
          </table:table-cell>
          <table:table-cell office:value-type="float" office:value="82.365" calcext:value-type="float">
            <text:p>82.365</text:p>
          </table:table-cell>
          <table:table-cell office:value-type="float" office:value="4.5" calcext:value-type="float">
            <text:p>4.5</text:p>
          </table:table-cell>
          <table:table-cell office:value-type="float" office:value="3160.35" calcext:value-type="float">
            <text:p>3160.35</text:p>
          </table:table-cell>
          <table:table-cell/>
          <table:table-cell table:formula="of:=57.3221*[.B175]+690.2252*[.D175]-4630.6398" office:value-type="float" office:value="3178.078684" calcext:value-type="float">
            <text:p>3178.078684</text:p>
          </table:table-cell>
          <table:table-cell table:formula="of:=-(796.4782 *[.A175]) - (95.1559 * [.B175])+(946.2515 * [.C175]) + (1150.0931 * [.D175]) + 419374.2937" office:value-type="float" office:value="3254.07801149995" calcext:value-type="float">
            <text:p>3254.07801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.74" calcext:value-type="float">
            <text:p>90.74</text:p>
          </table:table-cell>
          <table:table-cell office:value-type="float" office:value="89.84" calcext:value-type="float">
            <text:p>89.84</text:p>
          </table:table-cell>
          <table:table-cell office:value-type="float" office:value="7.5" calcext:value-type="float">
            <text:p>7.5</text:p>
          </table:table-cell>
          <table:table-cell office:value-type="float" office:value="6052.62" calcext:value-type="float">
            <text:p>6052.62</text:p>
          </table:table-cell>
          <table:table-cell/>
          <table:table-cell table:formula="of:=57.3221*[.B176]+690.2252*[.D176]-4630.6398" office:value-type="float" office:value="5747.456554" calcext:value-type="float">
            <text:p>5747.456554</text:p>
          </table:table-cell>
          <table:table-cell table:formula="of:=-(796.4782 *[.A176]) - (95.1559 * [.B176])+(946.2515 * [.C176]) + (1150.0931 * [.D176]) + 419374.2937" office:value-type="float" office:value="5781.42714400002" calcext:value-type="float">
            <text:p>5781.42714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.79" calcext:value-type="float">
            <text:p>90.79</text:p>
          </table:table-cell>
          <table:table-cell office:value-type="float" office:value="90.14" calcext:value-type="float">
            <text:p>90.14</text:p>
          </table:table-cell>
          <table:table-cell office:value-type="float" office:value="7" calcext:value-type="float">
            <text:p>7</text:p>
          </table:table-cell>
          <table:table-cell office:value-type="float" office:value="5669.32" calcext:value-type="float">
            <text:p>5669.32</text:p>
          </table:table-cell>
          <table:table-cell/>
          <table:table-cell table:formula="of:=57.3221*[.B177]+690.2252*[.D177]-4630.6398" office:value-type="float" office:value="5405.210059" calcext:value-type="float">
            <text:p>5405.210059</text:p>
          </table:table-cell>
          <table:table-cell table:formula="of:=-(796.4782 *[.A177]) - (95.1559 * [.B177])+(946.2515 * [.C177]) + (1150.0931 * [.D177]) + 419374.2937" office:value-type="float" office:value="5485.498249" calcext:value-type="float">
            <text:p>5485.49824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1.59" calcext:value-type="float">
            <text:p>91.59</text:p>
          </table:table-cell>
          <table:table-cell office:value-type="float" office:value="89.84" calcext:value-type="float">
            <text:p>89.84</text:p>
          </table:table-cell>
          <table:table-cell office:value-type="float" office:value="9" calcext:value-type="float">
            <text:p>9</text:p>
          </table:table-cell>
          <table:table-cell office:value-type="float" office:value="7004.26" calcext:value-type="float">
            <text:p>7004.26</text:p>
          </table:table-cell>
          <table:table-cell/>
          <table:table-cell table:formula="of:=57.3221*[.B178]+690.2252*[.D178]-4630.6398" office:value-type="float" office:value="6831.518139" calcext:value-type="float">
            <text:p>6831.518139</text:p>
          </table:table-cell>
          <table:table-cell table:formula="of:=-(796.4782 *[.A178]) - (95.1559 * [.B178])+(946.2515 * [.C178]) + (1150.0931 * [.D178]) + 419374.2937" office:value-type="float" office:value="6629.20607899997" calcext:value-type="float">
            <text:p>6629.20607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8.89" calcext:value-type="float">
            <text:p>78.89</text:p>
          </table:table-cell>
          <table:table-cell office:value-type="float" office:value="78.665" calcext:value-type="float">
            <text:p>78.665</text:p>
          </table:table-cell>
          <table:table-cell office:value-type="float" office:value="6" calcext:value-type="float">
            <text:p>6</text:p>
          </table:table-cell>
          <table:table-cell office:value-type="float" office:value="4212.27" calcext:value-type="float">
            <text:p>4212.27</text:p>
          </table:table-cell>
          <table:table-cell/>
          <table:table-cell table:formula="of:=57.3221*[.B179]+690.2252*[.D179]-4630.6398" office:value-type="float" office:value="4032.851869" calcext:value-type="float">
            <text:p>4032.851869</text:p>
          </table:table-cell>
          <table:table-cell table:formula="of:=-(796.4782 *[.A179]) - (95.1559 * [.B179])+(946.2515 * [.C179]) + (1150.0931 * [.D179]) + 419374.2937" office:value-type="float" office:value="4167.26279649994" calcext:value-type="float">
            <text:p>4167.262796499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.94" calcext:value-type="float">
            <text:p>58.94</text:p>
          </table:table-cell>
          <table:table-cell office:value-type="float" office:value="57.92" calcext:value-type="float">
            <text:p>57.92</text:p>
          </table:table-cell>
          <table:table-cell office:value-type="float" office:value="5.5" calcext:value-type="float">
            <text:p>5.5</text:p>
          </table:table-cell>
          <table:table-cell office:value-type="float" office:value="2633.21" calcext:value-type="float">
            <text:p>2633.21</text:p>
          </table:table-cell>
          <table:table-cell/>
          <table:table-cell table:formula="of:=57.3221*[.B180]+690.2252*[.D180]-4630.6398" office:value-type="float" office:value="2544.163374" calcext:value-type="float">
            <text:p>2544.163374</text:p>
          </table:table-cell>
          <table:table-cell table:formula="of:=-(796.4782 *[.A180]) - (95.1559 * [.B180])+(946.2515 * [.C180]) + (1150.0931 * [.D180]) + 419374.2937" office:value-type="float" office:value="2586.631284" calcext:value-type="float">
            <text:p>2586.63128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7.64" calcext:value-type="float">
            <text:p>87.64</text:p>
          </table:table-cell>
          <table:table-cell office:value-type="float" office:value="86.19" calcext:value-type="float">
            <text:p>86.19</text:p>
          </table:table-cell>
          <table:table-cell office:value-type="float" office:value="8.5" calcext:value-type="float">
            <text:p>8.5</text:p>
          </table:table-cell>
          <table:table-cell office:value-type="float" office:value="6432.8" calcext:value-type="float">
            <text:p>6432.8</text:p>
          </table:table-cell>
          <table:table-cell/>
          <table:table-cell table:formula="of:=57.3221*[.B181]+690.2252*[.D181]-4630.6398" office:value-type="float" office:value="6259.983244" calcext:value-type="float">
            <text:p>6259.983244</text:p>
          </table:table-cell>
          <table:table-cell table:formula="of:=-(796.4782 *[.A181]) - (95.1559 * [.B181])+(946.2515 * [.C181]) + (1150.0931 * [.D181]) + 419374.2937" office:value-type="float" office:value="6162.12015899998" calcext:value-type="float">
            <text:p>6162.12015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3.1" calcext:value-type="float">
            <text:p>83.1</text:p>
          </table:table-cell>
          <table:table-cell office:value-type="float" office:value="83.55" calcext:value-type="float">
            <text:p>83.55</text:p>
          </table:table-cell>
          <table:table-cell office:value-type="float" office:value="4" calcext:value-type="float">
            <text:p>4</text:p>
          </table:table-cell>
          <table:table-cell office:value-type="float" office:value="2781.02" calcext:value-type="float">
            <text:p>2781.02</text:p>
          </table:table-cell>
          <table:table-cell/>
          <table:table-cell table:formula="of:=57.3221*[.B182]+690.2252*[.D182]-4630.6398" office:value-type="float" office:value="2893.72751" calcext:value-type="float">
            <text:p>2893.72751</text:p>
          </table:table-cell>
          <table:table-cell table:formula="of:=-(796.4782 *[.A182]) - (95.1559 * [.B182])+(946.2515 * [.C182]) + (1150.0931 * [.D182]) + 419374.2937" office:value-type="float" office:value="2902.9960349999" calcext:value-type="float">
            <text:p>2902.996034999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94" calcext:value-type="float">
            <text:p>71.94</text:p>
          </table:table-cell>
          <table:table-cell office:value-type="float" office:value="71.92" calcext:value-type="float">
            <text:p>71.92</text:p>
          </table:table-cell>
          <table:table-cell office:value-type="float" office:value="5.5" calcext:value-type="float">
            <text:p>5.5</text:p>
          </table:table-cell>
          <table:table-cell office:value-type="float" office:value="3479.58" calcext:value-type="float">
            <text:p>3479.58</text:p>
          </table:table-cell>
          <table:table-cell/>
          <table:table-cell table:formula="of:=57.3221*[.B183]+690.2252*[.D183]-4630.6398" office:value-type="float" office:value="3289.350674" calcext:value-type="float">
            <text:p>3289.350674</text:p>
          </table:table-cell>
          <table:table-cell table:formula="of:=-(796.4782 *[.A183]) - (95.1559 * [.B183])+(946.2515 * [.C183]) + (1150.0931 * [.D183]) + 419374.2937" office:value-type="float" office:value="3446.43078400003" calcext:value-type="float">
            <text:p>3446.43078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7.84" calcext:value-type="float">
            <text:p>87.84</text:p>
          </table:table-cell>
          <table:table-cell office:value-type="float" office:value="87.415" calcext:value-type="float">
            <text:p>87.415</text:p>
          </table:table-cell>
          <table:table-cell office:value-type="float" office:value="6.5" calcext:value-type="float">
            <text:p>6.5</text:p>
          </table:table-cell>
          <table:table-cell office:value-type="float" office:value="5098.97" calcext:value-type="float">
            <text:p>5098.97</text:p>
          </table:table-cell>
          <table:table-cell/>
          <table:table-cell table:formula="of:=57.3221*[.B184]+690.2252*[.D184]-4630.6398" office:value-type="float" office:value="4890.997264" calcext:value-type="float">
            <text:p>4890.997264</text:p>
          </table:table-cell>
          <table:table-cell table:formula="of:=-(796.4782 *[.A184]) - (95.1559 * [.B184])+(946.2515 * [.C184]) + (1150.0931 * [.D184]) + 419374.2937" office:value-type="float" office:value="5002.06086650002" calcext:value-type="float">
            <text:p>5002.060866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5.16" calcext:value-type="float">
            <text:p>95.16</text:p>
          </table:table-cell>
          <table:table-cell office:value-type="float" office:value="95.765" calcext:value-type="float">
            <text:p>95.765</text:p>
          </table:table-cell>
          <table:table-cell office:value-type="float" office:value="3.5" calcext:value-type="float">
            <text:p>3.5</text:p>
          </table:table-cell>
          <table:table-cell office:value-type="float" office:value="2614.44" calcext:value-type="float">
            <text:p>2614.44</text:p>
          </table:table-cell>
          <table:table-cell/>
          <table:table-cell table:formula="of:=57.3221*[.B185]+690.2252*[.D185]-4630.6398" office:value-type="float" office:value="3239.919436" calcext:value-type="float">
            <text:p>3239.919436</text:p>
          </table:table-cell>
          <table:table-cell table:formula="of:=-(796.4782 *[.A185]) - (95.1559 * [.B185])+(946.2515 * [.C185]) + (1150.0931 * [.D185]) + 419374.2937" office:value-type="float" office:value="3181.09300350002" calcext:value-type="float">
            <text:p>3181.09300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.79" calcext:value-type="float">
            <text:p>94.79</text:p>
          </table:table-cell>
          <table:table-cell office:value-type="float" office:value="94.14" calcext:value-type="float">
            <text:p>94.14</text:p>
          </table:table-cell>
          <table:table-cell office:value-type="float" office:value="7" calcext:value-type="float">
            <text:p>7</text:p>
          </table:table-cell>
          <table:table-cell office:value-type="float" office:value="5899.36" calcext:value-type="float">
            <text:p>5899.36</text:p>
          </table:table-cell>
          <table:table-cell/>
          <table:table-cell table:formula="of:=57.3221*[.B186]+690.2252*[.D186]-4630.6398" office:value-type="float" office:value="5634.498459" calcext:value-type="float">
            <text:p>5634.498459</text:p>
          </table:table-cell>
          <table:table-cell table:formula="of:=-(796.4782 *[.A186]) - (95.1559 * [.B186])+(946.2515 * [.C186]) + (1150.0931 * [.D186]) + 419374.2937" office:value-type="float" office:value="5703.96784899995" calcext:value-type="float">
            <text:p>5703.96784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.84" calcext:value-type="float">
            <text:p>68.84</text:p>
          </table:table-cell>
          <table:table-cell office:value-type="float" office:value="67.415" calcext:value-type="float">
            <text:p>67.415</text:p>
          </table:table-cell>
          <table:table-cell office:value-type="float" office:value="6.5" calcext:value-type="float">
            <text:p>6.5</text:p>
          </table:table-cell>
          <table:table-cell office:value-type="float" office:value="3827.62" calcext:value-type="float">
            <text:p>3827.62</text:p>
          </table:table-cell>
          <table:table-cell/>
          <table:table-cell table:formula="of:=57.3221*[.B187]+690.2252*[.D187]-4630.6398" office:value-type="float" office:value="3801.877364" calcext:value-type="float">
            <text:p>3801.877364</text:p>
          </table:table-cell>
          <table:table-cell table:formula="of:=-(796.4782 *[.A187]) - (95.1559 * [.B187])+(946.2515 * [.C187]) + (1150.0931 * [.D187]) + 419374.2937" office:value-type="float" office:value="3814.55696650001" calcext:value-type="float">
            <text:p>3814.556966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.69" calcext:value-type="float">
            <text:p>92.69</text:p>
          </table:table-cell>
          <table:table-cell office:value-type="float" office:value="91.54" calcext:value-type="float">
            <text:p>91.54</text:p>
          </table:table-cell>
          <table:table-cell office:value-type="float" office:value="8" calcext:value-type="float">
            <text:p>8</text:p>
          </table:table-cell>
          <table:table-cell office:value-type="float" office:value="6533.29" calcext:value-type="float">
            <text:p>6533.29</text:p>
          </table:table-cell>
          <table:table-cell/>
          <table:table-cell table:formula="of:=57.3221*[.B188]+690.2252*[.D188]-4630.6398" office:value-type="float" office:value="6204.347249" calcext:value-type="float">
            <text:p>6204.347249</text:p>
          </table:table-cell>
          <table:table-cell table:formula="of:=-(796.4782 *[.A188]) - (95.1559 * [.B188])+(946.2515 * [.C188]) + (1150.0931 * [.D188]) + 419374.2937" office:value-type="float" office:value="6186.59083899995" calcext:value-type="float">
            <text:p>6186.59083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.74" calcext:value-type="float">
            <text:p>63.74</text:p>
          </table:table-cell>
          <table:table-cell office:value-type="float" office:value="61.84" calcext:value-type="float">
            <text:p>61.84</text:p>
          </table:table-cell>
          <table:table-cell office:value-type="float" office:value="7.5" calcext:value-type="float">
            <text:p>7.5</text:p>
          </table:table-cell>
          <table:table-cell office:value-type="float" office:value="3860.64" calcext:value-type="float">
            <text:p>3860.64</text:p>
          </table:table-cell>
          <table:table-cell/>
          <table:table-cell table:formula="of:=57.3221*[.B189]+690.2252*[.D189]-4630.6398" office:value-type="float" office:value="4199.759854" calcext:value-type="float">
            <text:p>4199.759854</text:p>
          </table:table-cell>
          <table:table-cell table:formula="of:=-(796.4782 *[.A189]) - (95.1559 * [.B189])+(946.2515 * [.C189]) + (1150.0931 * [.D189]) + 419374.2937" office:value-type="float" office:value="4156.98404399998" calcext:value-type="float">
            <text:p>4156.9840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.64" calcext:value-type="float">
            <text:p>84.64</text:p>
          </table:table-cell>
          <table:table-cell office:value-type="float" office:value="83.19" calcext:value-type="float">
            <text:p>83.19</text:p>
          </table:table-cell>
          <table:table-cell office:value-type="float" office:value="8.5" calcext:value-type="float">
            <text:p>8.5</text:p>
          </table:table-cell>
          <table:table-cell office:value-type="float" office:value="6180.53" calcext:value-type="float">
            <text:p>6180.53</text:p>
          </table:table-cell>
          <table:table-cell/>
          <table:table-cell table:formula="of:=57.3221*[.B190]+690.2252*[.D190]-4630.6398" office:value-type="float" office:value="6088.016944" calcext:value-type="float">
            <text:p>6088.016944</text:p>
          </table:table-cell>
          <table:table-cell table:formula="of:=-(796.4782 *[.A190]) - (95.1559 * [.B190])+(946.2515 * [.C190]) + (1150.0931 * [.D190]) + 419374.2937" office:value-type="float" office:value="5998.26795899996" calcext:value-type="float">
            <text:p>5998.26795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1.04" calcext:value-type="float">
            <text:p>61.04</text:p>
          </table:table-cell>
          <table:table-cell office:value-type="float" office:value="60.35" calcext:value-type="float">
            <text:p>60.35</text:p>
          </table:table-cell>
          <table:table-cell office:value-type="float" office:value="4.5" calcext:value-type="float">
            <text:p>4.5</text:p>
          </table:table-cell>
          <table:table-cell office:value-type="float" office:value="2215.72" calcext:value-type="float">
            <text:p>2215.72</text:p>
          </table:table-cell>
          <table:table-cell/>
          <table:table-cell table:formula="of:=57.3221*[.B191]+690.2252*[.D191]-4630.6398" office:value-type="float" office:value="1974.314584" calcext:value-type="float">
            <text:p>1974.314584</text:p>
          </table:table-cell>
          <table:table-cell table:formula="of:=-(796.4782 *[.A191]) - (95.1559 * [.B191])+(946.2515 * [.C191]) + (1150.0931 * [.D191]) + 419374.2937" office:value-type="float" office:value="1943.14553900005" calcext:value-type="float">
            <text:p>1943.145539000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.59" calcext:value-type="float">
            <text:p>76.59</text:p>
          </table:table-cell>
          <table:table-cell office:value-type="float" office:value="74.84" calcext:value-type="float">
            <text:p>74.84</text:p>
          </table:table-cell>
          <table:table-cell office:value-type="float" office:value="9" calcext:value-type="float">
            <text:p>9</text:p>
          </table:table-cell>
          <table:table-cell office:value-type="float" office:value="5645.89" calcext:value-type="float">
            <text:p>5645.89</text:p>
          </table:table-cell>
          <table:table-cell/>
          <table:table-cell table:formula="of:=57.3221*[.B192]+690.2252*[.D192]-4630.6398" office:value-type="float" office:value="5971.686639" calcext:value-type="float">
            <text:p>5971.686639</text:p>
          </table:table-cell>
          <table:table-cell table:formula="of:=-(796.4782 *[.A192]) - (95.1559 * [.B192])+(946.2515 * [.C192]) + (1150.0931 * [.D192]) + 419374.2937" office:value-type="float" office:value="5809.94507899997" calcext:value-type="float">
            <text:p>5809.9450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5.04" calcext:value-type="float">
            <text:p>95.04</text:p>
          </table:table-cell>
          <table:table-cell office:value-type="float" office:value="95.365" calcext:value-type="float">
            <text:p>95.365</text:p>
          </table:table-cell>
          <table:table-cell office:value-type="float" office:value="4.5" calcext:value-type="float">
            <text:p>4.5</text:p>
          </table:table-cell>
          <table:table-cell office:value-type="float" office:value="3630.98" calcext:value-type="float">
            <text:p>3630.98</text:p>
          </table:table-cell>
          <table:table-cell/>
          <table:table-cell table:formula="of:=57.3221*[.B193]+690.2252*[.D193]-4630.6398" office:value-type="float" office:value="3923.265984" calcext:value-type="float">
            <text:p>3923.265984</text:p>
          </table:table-cell>
          <table:table-cell table:formula="of:=-(796.4782 *[.A193]) - (95.1559 * [.B193])+(946.2515 * [.C193]) + (1150.0931 * [.D193]) + 419374.2937" office:value-type="float" office:value="3964.10421149997" calcext:value-type="float">
            <text:p>3964.10421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8.79" calcext:value-type="float">
            <text:p>78.79</text:p>
          </table:table-cell>
          <table:table-cell office:value-type="float" office:value="78.14" calcext:value-type="float">
            <text:p>78.14</text:p>
          </table:table-cell>
          <table:table-cell office:value-type="float" office:value="7" calcext:value-type="float">
            <text:p>7</text:p>
          </table:table-cell>
          <table:table-cell office:value-type="float" office:value="4902.93" calcext:value-type="float">
            <text:p>4902.93</text:p>
          </table:table-cell>
          <table:table-cell/>
          <table:table-cell table:formula="of:=57.3221*[.B194]+690.2252*[.D194]-4630.6398" office:value-type="float" office:value="4717.344859" calcext:value-type="float">
            <text:p>4717.344859</text:p>
          </table:table-cell>
          <table:table-cell table:formula="of:=-(796.4782 *[.A194]) - (95.1559 * [.B194])+(946.2515 * [.C194]) + (1150.0931 * [.D194]) + 419374.2937" office:value-type="float" office:value="4830.08944899996" calcext:value-type="float">
            <text:p>4830.08944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2.69" calcext:value-type="float">
            <text:p>82.69</text:p>
          </table:table-cell>
          <table:table-cell office:value-type="float" office:value="81.54" calcext:value-type="float">
            <text:p>81.54</text:p>
          </table:table-cell>
          <table:table-cell office:value-type="float" office:value="8" calcext:value-type="float">
            <text:p>8</text:p>
          </table:table-cell>
          <table:table-cell office:value-type="float" office:value="5791.08" calcext:value-type="float">
            <text:p>5791.08</text:p>
          </table:table-cell>
          <table:table-cell/>
          <table:table-cell table:formula="of:=57.3221*[.B195]+690.2252*[.D195]-4630.6398" office:value-type="float" office:value="5631.126249" calcext:value-type="float">
            <text:p>5631.126249</text:p>
          </table:table-cell>
          <table:table-cell table:formula="of:=-(796.4782 *[.A195]) - (95.1559 * [.B195])+(946.2515 * [.C195]) + (1150.0931 * [.D195]) + 419374.2937" office:value-type="float" office:value="5640.4168389999" calcext:value-type="float">
            <text:p>5640.41683899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.99" calcext:value-type="float">
            <text:p>72.99</text:p>
          </table:table-cell>
          <table:table-cell office:value-type="float" office:value="73.165" calcext:value-type="float">
            <text:p>73.165</text:p>
          </table:table-cell>
          <table:table-cell office:value-type="float" office:value="5" calcext:value-type="float">
            <text:p>5</text:p>
          </table:table-cell>
          <table:table-cell office:value-type="float" office:value="3178.81" calcext:value-type="float">
            <text:p>3178.81</text:p>
          </table:table-cell>
          <table:table-cell/>
          <table:table-cell table:formula="of:=57.3221*[.B196]+690.2252*[.D196]-4630.6398" office:value-type="float" office:value="3004.426279" calcext:value-type="float">
            <text:p>3004.426279</text:p>
          </table:table-cell>
          <table:table-cell table:formula="of:=-(796.4782 *[.A196]) - (95.1559 * [.B196])+(946.2515 * [.C196]) + (1150.0931 * [.D196]) + 419374.2937" office:value-type="float" office:value="3153.07545649999" calcext:value-type="float">
            <text:p>3153.07545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.64" calcext:value-type="float">
            <text:p>74.64</text:p>
          </table:table-cell>
          <table:table-cell office:value-type="float" office:value="73.19" calcext:value-type="float">
            <text:p>73.19</text:p>
          </table:table-cell>
          <table:table-cell office:value-type="float" office:value="8.5" calcext:value-type="float">
            <text:p>8.5</text:p>
          </table:table-cell>
          <table:table-cell office:value-type="float" office:value="5267.49" calcext:value-type="float">
            <text:p>5267.49</text:p>
          </table:table-cell>
          <table:table-cell/>
          <table:table-cell table:formula="of:=57.3221*[.B197]+690.2252*[.D197]-4630.6398" office:value-type="float" office:value="5514.795944" calcext:value-type="float">
            <text:p>5514.795944</text:p>
          </table:table-cell>
          <table:table-cell table:formula="of:=-(796.4782 *[.A197]) - (95.1559 * [.B197])+(946.2515 * [.C197]) + (1150.0931 * [.D197]) + 419374.2937" office:value-type="float" office:value="5452.09395900002" calcext:value-type="float">
            <text:p>5452.09395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.89" calcext:value-type="float">
            <text:p>77.89</text:p>
          </table:table-cell>
          <table:table-cell office:value-type="float" office:value="77.665" calcext:value-type="float">
            <text:p>77.665</text:p>
          </table:table-cell>
          <table:table-cell office:value-type="float" office:value="6" calcext:value-type="float">
            <text:p>6</text:p>
          </table:table-cell>
          <table:table-cell office:value-type="float" office:value="4157.42" calcext:value-type="float">
            <text:p>4157.42</text:p>
          </table:table-cell>
          <table:table-cell/>
          <table:table-cell table:formula="of:=57.3221*[.B198]+690.2252*[.D198]-4630.6398" office:value-type="float" office:value="3975.529769" calcext:value-type="float">
            <text:p>3975.529769</text:p>
          </table:table-cell>
          <table:table-cell table:formula="of:=-(796.4782 *[.A198]) - (95.1559 * [.B198])+(946.2515 * [.C198]) + (1150.0931 * [.D198]) + 419374.2937" office:value-type="float" office:value="4112.64539649995" calcext:value-type="float">
            <text:p>4112.645396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.74" calcext:value-type="float">
            <text:p>75.74</text:p>
          </table:table-cell>
          <table:table-cell office:value-type="float" office:value="74.84" calcext:value-type="float">
            <text:p>74.84</text:p>
          </table:table-cell>
          <table:table-cell office:value-type="float" office:value="7.5" calcext:value-type="float">
            <text:p>7.5</text:p>
          </table:table-cell>
          <table:table-cell office:value-type="float" office:value="4980.6" calcext:value-type="float">
            <text:p>4980.6</text:p>
          </table:table-cell>
          <table:table-cell/>
          <table:table-cell table:formula="of:=57.3221*[.B199]+690.2252*[.D199]-4630.6398" office:value-type="float" office:value="4887.625054" calcext:value-type="float">
            <text:p>4887.625054</text:p>
          </table:table-cell>
          <table:table-cell table:formula="of:=-(796.4782 *[.A199]) - (95.1559 * [.B199])+(946.2515 * [.C199]) + (1150.0931 * [.D199]) + 419374.2937" office:value-type="float" office:value="4962.16614400002" calcext:value-type="float">
            <text:p>4962.16614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.99" calcext:value-type="float">
            <text:p>70.99</text:p>
          </table:table-cell>
          <table:table-cell office:value-type="float" office:value="71.165" calcext:value-type="float">
            <text:p>71.165</text:p>
          </table:table-cell>
          <table:table-cell office:value-type="float" office:value="5" calcext:value-type="float">
            <text:p>5</text:p>
          </table:table-cell>
          <table:table-cell office:value-type="float" office:value="3079.6" calcext:value-type="float">
            <text:p>3079.6</text:p>
          </table:table-cell>
          <table:table-cell/>
          <table:table-cell table:formula="of:=57.3221*[.B200]+690.2252*[.D200]-4630.6398" office:value-type="float" office:value="2889.782079" calcext:value-type="float">
            <text:p>2889.782079</text:p>
          </table:table-cell>
          <table:table-cell table:formula="of:=-(796.4782 *[.A200]) - (95.1559 * [.B200])+(946.2515 * [.C200]) + (1150.0931 * [.D200]) + 419374.2937" office:value-type="float" office:value="3043.84065649996" calcext:value-type="float">
            <text:p>3043.840656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1.64" calcext:value-type="float">
            <text:p>91.64</text:p>
          </table:table-cell>
          <table:table-cell office:value-type="float" office:value="90.19" calcext:value-type="float">
            <text:p>90.19</text:p>
          </table:table-cell>
          <table:table-cell office:value-type="float" office:value="8.5" calcext:value-type="float">
            <text:p>8.5</text:p>
          </table:table-cell>
          <table:table-cell office:value-type="float" office:value="6756.95" calcext:value-type="float">
            <text:p>6756.95</text:p>
          </table:table-cell>
          <table:table-cell/>
          <table:table-cell table:formula="of:=57.3221*[.B201]+690.2252*[.D201]-4630.6398" office:value-type="float" office:value="6489.271644" calcext:value-type="float">
            <text:p>6489.271644</text:p>
          </table:table-cell>
          <table:table-cell table:formula="of:=-(796.4782 *[.A201]) - (95.1559 * [.B201])+(946.2515 * [.C201]) + (1150.0931 * [.D201]) + 419374.2937" office:value-type="float" office:value="6380.589759" calcext:value-type="float">
            <text:p>6380.58975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64" calcext:value-type="float">
            <text:p>88.64</text:p>
          </table:table-cell>
          <table:table-cell office:value-type="float" office:value="87.19" calcext:value-type="float">
            <text:p>87.19</text:p>
          </table:table-cell>
          <table:table-cell office:value-type="float" office:value="8.5" calcext:value-type="float">
            <text:p>8.5</text:p>
          </table:table-cell>
          <table:table-cell office:value-type="float" office:value="6514.44" calcext:value-type="float">
            <text:p>6514.44</text:p>
          </table:table-cell>
          <table:table-cell/>
          <table:table-cell table:formula="of:=57.3221*[.B202]+690.2252*[.D202]-4630.6398" office:value-type="float" office:value="6317.305344" calcext:value-type="float">
            <text:p>6317.305344</text:p>
          </table:table-cell>
          <table:table-cell table:formula="of:=-(796.4782 *[.A202]) - (95.1559 * [.B202])+(946.2515 * [.C202]) + (1150.0931 * [.D202]) + 419374.2937" office:value-type="float" office:value="6216.73755900003" calcext:value-type="float">
            <text:p>6216.7375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.84" calcext:value-type="float">
            <text:p>74.84</text:p>
          </table:table-cell>
          <table:table-cell office:value-type="float" office:value="74.415" calcext:value-type="float">
            <text:p>74.415</text:p>
          </table:table-cell>
          <table:table-cell office:value-type="float" office:value="6.5" calcext:value-type="float">
            <text:p>6.5</text:p>
          </table:table-cell>
          <table:table-cell office:value-type="float" office:value="4324.04" calcext:value-type="float">
            <text:p>4324.04</text:p>
          </table:table-cell>
          <table:table-cell/>
          <table:table-cell table:formula="of:=57.3221*[.B203]+690.2252*[.D203]-4630.6398" office:value-type="float" office:value="4145.809964" calcext:value-type="float">
            <text:p>4145.809964</text:p>
          </table:table-cell>
          <table:table-cell table:formula="of:=-(796.4782 *[.A203]) - (95.1559 * [.B203])+(946.2515 * [.C203]) + (1150.0931 * [.D203]) + 419374.2937" office:value-type="float" office:value="4292.03466650005" calcext:value-type="float">
            <text:p>4292.034666500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89" calcext:value-type="float">
            <text:p>88.89</text:p>
          </table:table-cell>
          <table:table-cell office:value-type="float" office:value="88.665" calcext:value-type="float">
            <text:p>88.665</text:p>
          </table:table-cell>
          <table:table-cell office:value-type="float" office:value="6" calcext:value-type="float">
            <text:p>6</text:p>
          </table:table-cell>
          <table:table-cell office:value-type="float" office:value="4739.22" calcext:value-type="float">
            <text:p>4739.22</text:p>
          </table:table-cell>
          <table:table-cell/>
          <table:table-cell table:formula="of:=57.3221*[.B204]+690.2252*[.D204]-4630.6398" office:value-type="float" office:value="4606.072869" calcext:value-type="float">
            <text:p>4606.072869</text:p>
          </table:table-cell>
          <table:table-cell table:formula="of:=-(796.4782 *[.A204]) - (95.1559 * [.B204])+(946.2515 * [.C204]) + (1150.0931 * [.D204]) + 419374.2937" office:value-type="float" office:value="4713.43679649994" calcext:value-type="float">
            <text:p>4713.436796499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.64" calcext:value-type="float">
            <text:p>70.64</text:p>
          </table:table-cell>
          <table:table-cell office:value-type="float" office:value="69.19" calcext:value-type="float">
            <text:p>69.19</text:p>
          </table:table-cell>
          <table:table-cell office:value-type="float" office:value="8.5" calcext:value-type="float">
            <text:p>8.5</text:p>
          </table:table-cell>
          <table:table-cell office:value-type="float" office:value="4095.41" calcext:value-type="float">
            <text:p>4095.41</text:p>
          </table:table-cell>
          <table:table-cell/>
          <table:table-cell table:formula="of:=57.3221*[.B205]+690.2252*[.D205]-4630.6398" office:value-type="float" office:value="5285.507544" calcext:value-type="float">
            <text:p>5285.507544</text:p>
          </table:table-cell>
          <table:table-cell table:formula="of:=-(796.4782 *[.A205]) - (95.1559 * [.B205])+(946.2515 * [.C205]) + (1150.0931 * [.D205]) + 419374.2937" office:value-type="float" office:value="5233.62435900001" calcext:value-type="float">
            <text:p>5233.62435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1.89" calcext:value-type="float">
            <text:p>81.89</text:p>
          </table:table-cell>
          <table:table-cell office:value-type="float" office:value="81.665" calcext:value-type="float">
            <text:p>81.665</text:p>
          </table:table-cell>
          <table:table-cell office:value-type="float" office:value="6" calcext:value-type="float">
            <text:p>6</text:p>
          </table:table-cell>
          <table:table-cell office:value-type="float" office:value="4374.66" calcext:value-type="float">
            <text:p>4374.66</text:p>
          </table:table-cell>
          <table:table-cell/>
          <table:table-cell table:formula="of:=57.3221*[.B206]+690.2252*[.D206]-4630.6398" office:value-type="float" office:value="4204.818169" calcext:value-type="float">
            <text:p>4204.818169</text:p>
          </table:table-cell>
          <table:table-cell table:formula="of:=-(796.4782 *[.A206]) - (95.1559 * [.B206])+(946.2515 * [.C206]) + (1150.0931 * [.D206]) + 419374.2937" office:value-type="float" office:value="4331.11499649996" calcext:value-type="float">
            <text:p>4331.114996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.64" calcext:value-type="float">
            <text:p>66.64</text:p>
          </table:table-cell>
          <table:table-cell office:value-type="float" office:value="64.19" calcext:value-type="float">
            <text:p>64.19</text:p>
          </table:table-cell>
          <table:table-cell office:value-type="float" office:value="8.5" calcext:value-type="float">
            <text:p>8.5</text:p>
          </table:table-cell>
          <table:table-cell office:value-type="float" office:value="4244.6" calcext:value-type="float">
            <text:p>4244.6</text:p>
          </table:table-cell>
          <table:table-cell/>
          <table:table-cell table:formula="of:=57.3221*[.B207]+690.2252*[.D207]-4630.6398" office:value-type="float" office:value="5056.219144" calcext:value-type="float">
            <text:p>5056.219144</text:p>
          </table:table-cell>
          <table:table-cell table:formula="of:=-(796.4782 *[.A207]) - (95.1559 * [.B207])+(946.2515 * [.C207]) + (1150.0931 * [.D207]) + 419374.2937" office:value-type="float" office:value="4865.381459" calcext:value-type="float">
            <text:p>4865.38145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.64" calcext:value-type="float">
            <text:p>67.64</text:p>
          </table:table-cell>
          <table:table-cell office:value-type="float" office:value="65.19" calcext:value-type="float">
            <text:p>65.19</text:p>
          </table:table-cell>
          <table:table-cell office:value-type="float" office:value="8.5" calcext:value-type="float">
            <text:p>8.5</text:p>
          </table:table-cell>
          <table:table-cell office:value-type="float" office:value="4437.82" calcext:value-type="float">
            <text:p>4437.82</text:p>
          </table:table-cell>
          <table:table-cell/>
          <table:table-cell table:formula="of:=57.3221*[.B208]+690.2252*[.D208]-4630.6398" office:value-type="float" office:value="5113.541244" calcext:value-type="float">
            <text:p>5113.541244</text:p>
          </table:table-cell>
          <table:table-cell table:formula="of:=-(796.4782 *[.A208]) - (95.1559 * [.B208])+(946.2515 * [.C208]) + (1150.0931 * [.D208]) + 419374.2937" office:value-type="float" office:value="4919.99885899993" calcext:value-type="float">
            <text:p>4919.998858999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.79" calcext:value-type="float">
            <text:p>59.79</text:p>
          </table:table-cell>
          <table:table-cell office:value-type="float" office:value="58.14" calcext:value-type="float">
            <text:p>58.14</text:p>
          </table:table-cell>
          <table:table-cell office:value-type="float" office:value="7" calcext:value-type="float">
            <text:p>7</text:p>
          </table:table-cell>
          <table:table-cell office:value-type="float" office:value="3336.76" calcext:value-type="float">
            <text:p>3336.76</text:p>
          </table:table-cell>
          <table:table-cell/>
          <table:table-cell table:formula="of:=57.3221*[.B209]+690.2252*[.D209]-4630.6398" office:value-type="float" office:value="3628.224959" calcext:value-type="float">
            <text:p>3628.224959</text:p>
          </table:table-cell>
          <table:table-cell table:formula="of:=-(796.4782 *[.A209]) - (95.1559 * [.B209])+(946.2515 * [.C209]) + (1150.0931 * [.D209]) + 419374.2937" office:value-type="float" office:value="3642.58554899995" calcext:value-type="float">
            <text:p>3642.58554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0.04" calcext:value-type="float">
            <text:p>80.04</text:p>
          </table:table-cell>
          <table:table-cell office:value-type="float" office:value="80.365" calcext:value-type="float">
            <text:p>80.365</text:p>
          </table:table-cell>
          <table:table-cell office:value-type="float" office:value="4.5" calcext:value-type="float">
            <text:p>4.5</text:p>
          </table:table-cell>
          <table:table-cell office:value-type="float" office:value="3087.19" calcext:value-type="float">
            <text:p>3087.19</text:p>
          </table:table-cell>
          <table:table-cell/>
          <table:table-cell table:formula="of:=57.3221*[.B210]+690.2252*[.D210]-4630.6398" office:value-type="float" office:value="3063.434484" calcext:value-type="float">
            <text:p>3063.434484</text:p>
          </table:table-cell>
          <table:table-cell table:formula="of:=-(796.4782 *[.A210]) - (95.1559 * [.B210])+(946.2515 * [.C210]) + (1150.0931 * [.D210]) + 419374.2937" office:value-type="float" office:value="3144.84321150003" calcext:value-type="float">
            <text:p>3144.84321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.74" calcext:value-type="float">
            <text:p>65.74</text:p>
          </table:table-cell>
          <table:table-cell office:value-type="float" office:value="63.84" calcext:value-type="float">
            <text:p>63.84</text:p>
          </table:table-cell>
          <table:table-cell office:value-type="float" office:value="7.5" calcext:value-type="float">
            <text:p>7.5</text:p>
          </table:table-cell>
          <table:table-cell office:value-type="float" office:value="4029.39" calcext:value-type="float">
            <text:p>4029.39</text:p>
          </table:table-cell>
          <table:table-cell/>
          <table:table-cell table:formula="of:=57.3221*[.B211]+690.2252*[.D211]-4630.6398" office:value-type="float" office:value="4314.404054" calcext:value-type="float">
            <text:p>4314.404054</text:p>
          </table:table-cell>
          <table:table-cell table:formula="of:=-(796.4782 *[.A211]) - (95.1559 * [.B211])+(946.2515 * [.C211]) + (1150.0931 * [.D211]) + 419374.2937" office:value-type="float" office:value="4266.21884399996" calcext:value-type="float">
            <text:p>4266.21884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7.04" calcext:value-type="float">
            <text:p>77.04</text:p>
          </table:table-cell>
          <table:table-cell office:value-type="float" office:value="77.365" calcext:value-type="float">
            <text:p>77.365</text:p>
          </table:table-cell>
          <table:table-cell office:value-type="float" office:value="4.5" calcext:value-type="float">
            <text:p>4.5</text:p>
          </table:table-cell>
          <table:table-cell office:value-type="float" office:value="2972.79" calcext:value-type="float">
            <text:p>2972.79</text:p>
          </table:table-cell>
          <table:table-cell/>
          <table:table-cell table:formula="of:=57.3221*[.B212]+690.2252*[.D212]-4630.6398" office:value-type="float" office:value="2891.468184" calcext:value-type="float">
            <text:p>2891.468184</text:p>
          </table:table-cell>
          <table:table-cell table:formula="of:=-(796.4782 *[.A212]) - (95.1559 * [.B212])+(946.2515 * [.C212]) + (1150.0931 * [.D212]) + 419374.2937" office:value-type="float" office:value="2980.99101150001" calcext:value-type="float">
            <text:p>2980.99101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1.04" calcext:value-type="float">
            <text:p>71.04</text:p>
          </table:table-cell>
          <table:table-cell office:value-type="float" office:value="70.365" calcext:value-type="float">
            <text:p>70.365</text:p>
          </table:table-cell>
          <table:table-cell office:value-type="float" office:value="4.5" calcext:value-type="float">
            <text:p>4.5</text:p>
          </table:table-cell>
          <table:table-cell office:value-type="float" office:value="2684.37" calcext:value-type="float">
            <text:p>2684.37</text:p>
          </table:table-cell>
          <table:table-cell/>
          <table:table-cell table:formula="of:=57.3221*[.B213]+690.2252*[.D213]-4630.6398" office:value-type="float" office:value="2547.535584" calcext:value-type="float">
            <text:p>2547.535584</text:p>
          </table:table-cell>
          <table:table-cell table:formula="of:=-(796.4782 *[.A213]) - (95.1559 * [.B213])+(946.2515 * [.C213]) + (1150.0931 * [.D213]) + 419374.2937" office:value-type="float" office:value="2503.51331150002" calcext:value-type="float">
            <text:p>2503.51331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94" calcext:value-type="float">
            <text:p>88.94</text:p>
          </table:table-cell>
          <table:table-cell office:value-type="float" office:value="88.92" calcext:value-type="float">
            <text:p>88.92</text:p>
          </table:table-cell>
          <table:table-cell office:value-type="float" office:value="5.5" calcext:value-type="float">
            <text:p>5.5</text:p>
          </table:table-cell>
          <table:table-cell office:value-type="float" office:value="4304.41" calcext:value-type="float">
            <text:p>4304.41</text:p>
          </table:table-cell>
          <table:table-cell/>
          <table:table-cell table:formula="of:=57.3221*[.B214]+690.2252*[.D214]-4630.6398" office:value-type="float" office:value="4263.826374" calcext:value-type="float">
            <text:p>4263.826374</text:p>
          </table:table-cell>
          <table:table-cell table:formula="of:=-(796.4782 *[.A214]) - (95.1559 * [.B214])+(946.2515 * [.C214]) + (1150.0931 * [.D214]) + 419374.2937" office:value-type="float" office:value="4374.926584" calcext:value-type="float">
            <text:p>4374.92658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7.1" calcext:value-type="float">
            <text:p>87.1</text:p>
          </table:table-cell>
          <table:table-cell office:value-type="float" office:value="87.55" calcext:value-type="float">
            <text:p>87.55</text:p>
          </table:table-cell>
          <table:table-cell office:value-type="float" office:value="4" calcext:value-type="float">
            <text:p>4</text:p>
          </table:table-cell>
          <table:table-cell office:value-type="float" office:value="2900.22" calcext:value-type="float">
            <text:p>2900.22</text:p>
          </table:table-cell>
          <table:table-cell/>
          <table:table-cell table:formula="of:=57.3221*[.B215]+690.2252*[.D215]-4630.6398" office:value-type="float" office:value="3123.01591" calcext:value-type="float">
            <text:p>3123.01591</text:p>
          </table:table-cell>
          <table:table-cell table:formula="of:=-(796.4782 *[.A215]) - (95.1559 * [.B215])+(946.2515 * [.C215]) + (1150.0931 * [.D215]) + 419374.2937" office:value-type="float" office:value="3121.46563499997" calcext:value-type="float">
            <text:p>3121.46563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.74" calcext:value-type="float">
            <text:p>74.74</text:p>
          </table:table-cell>
          <table:table-cell office:value-type="float" office:value="73.84" calcext:value-type="float">
            <text:p>73.84</text:p>
          </table:table-cell>
          <table:table-cell office:value-type="float" office:value="7.5" calcext:value-type="float">
            <text:p>7.5</text:p>
          </table:table-cell>
          <table:table-cell office:value-type="float" office:value="4907.97" calcext:value-type="float">
            <text:p>4907.97</text:p>
          </table:table-cell>
          <table:table-cell/>
          <table:table-cell table:formula="of:=57.3221*[.B216]+690.2252*[.D216]-4630.6398" office:value-type="float" office:value="4830.302954" calcext:value-type="float">
            <text:p>4830.302954</text:p>
          </table:table-cell>
          <table:table-cell table:formula="of:=-(796.4782 *[.A216]) - (95.1559 * [.B216])+(946.2515 * [.C216]) + (1150.0931 * [.D216]) + 419374.2937" office:value-type="float" office:value="4907.54874399997" calcext:value-type="float">
            <text:p>4907.5487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.84" calcext:value-type="float">
            <text:p>65.84</text:p>
          </table:table-cell>
          <table:table-cell office:value-type="float" office:value="64.415" calcext:value-type="float">
            <text:p>64.415</text:p>
          </table:table-cell>
          <table:table-cell office:value-type="float" office:value="6.5" calcext:value-type="float">
            <text:p>6.5</text:p>
          </table:table-cell>
          <table:table-cell office:value-type="float" office:value="3594.32" calcext:value-type="float">
            <text:p>3594.32</text:p>
          </table:table-cell>
          <table:table-cell/>
          <table:table-cell table:formula="of:=57.3221*[.B217]+690.2252*[.D217]-4630.6398" office:value-type="float" office:value="3629.911064" calcext:value-type="float">
            <text:p>3629.911064</text:p>
          </table:table-cell>
          <table:table-cell table:formula="of:=-(796.4782 *[.A217]) - (95.1559 * [.B217])+(946.2515 * [.C217]) + (1150.0931 * [.D217]) + 419374.2937" office:value-type="float" office:value="3650.70476650004" calcext:value-type="float">
            <text:p>3650.70476650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2.21" calcext:value-type="float">
            <text:p>82.21</text:p>
          </table:table-cell>
          <table:table-cell office:value-type="float" office:value="81.935" calcext:value-type="float">
            <text:p>81.935</text:p>
          </table:table-cell>
          <table:table-cell office:value-type="float" office:value="3" calcext:value-type="float">
            <text:p>3</text:p>
          </table:table-cell>
          <table:table-cell office:value-type="float" office:value="1918.87" calcext:value-type="float">
            <text:p>1918.87</text:p>
          </table:table-cell>
          <table:table-cell/>
          <table:table-cell table:formula="of:=57.3221*[.B218]+690.2252*[.D218]-4630.6398" office:value-type="float" office:value="2152.485641" calcext:value-type="float">
            <text:p>2152.485641</text:p>
          </table:table-cell>
          <table:table-cell table:formula="of:=-(796.4782 *[.A218]) - (95.1559 * [.B218])+(946.2515 * [.C218]) + (1150.0931 * [.D218]) + 419374.2937" office:value-type="float" office:value="1902.3519135" calcext:value-type="float">
            <text:p>1902.351913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3.04" calcext:value-type="float">
            <text:p>93.04</text:p>
          </table:table-cell>
          <table:table-cell office:value-type="float" office:value="93.365" calcext:value-type="float">
            <text:p>93.365</text:p>
          </table:table-cell>
          <table:table-cell office:value-type="float" office:value="4.5" calcext:value-type="float">
            <text:p>4.5</text:p>
          </table:table-cell>
          <table:table-cell office:value-type="float" office:value="3526.71" calcext:value-type="float">
            <text:p>3526.71</text:p>
          </table:table-cell>
          <table:table-cell/>
          <table:table-cell table:formula="of:=57.3221*[.B219]+690.2252*[.D219]-4630.6398" office:value-type="float" office:value="3808.621784" calcext:value-type="float">
            <text:p>3808.621784</text:p>
          </table:table-cell>
          <table:table-cell table:formula="of:=-(796.4782 *[.A219]) - (95.1559 * [.B219])+(946.2515 * [.C219]) + (1150.0931 * [.D219]) + 419374.2937" office:value-type="float" office:value="3854.86941149994" calcext:value-type="float">
            <text:p>3854.869411499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3.74" calcext:value-type="float">
            <text:p>73.74</text:p>
          </table:table-cell>
          <table:table-cell office:value-type="float" office:value="72.84" calcext:value-type="float">
            <text:p>72.84</text:p>
          </table:table-cell>
          <table:table-cell office:value-type="float" office:value="7.5" calcext:value-type="float">
            <text:p>7.5</text:p>
          </table:table-cell>
          <table:table-cell office:value-type="float" office:value="4811.86" calcext:value-type="float">
            <text:p>4811.86</text:p>
          </table:table-cell>
          <table:table-cell/>
          <table:table-cell table:formula="of:=57.3221*[.B220]+690.2252*[.D220]-4630.6398" office:value-type="float" office:value="4772.980854" calcext:value-type="float">
            <text:p>4772.980854</text:p>
          </table:table-cell>
          <table:table-cell table:formula="of:=-(796.4782 *[.A220]) - (95.1559 * [.B220])+(946.2515 * [.C220]) + (1150.0931 * [.D220]) + 419374.2937" office:value-type="float" office:value="4852.93134399998" calcext:value-type="float">
            <text:p>4852.93134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5.69" calcext:value-type="float">
            <text:p>85.69</text:p>
          </table:table-cell>
          <table:table-cell office:value-type="float" office:value="84.54" calcext:value-type="float">
            <text:p>84.54</text:p>
          </table:table-cell>
          <table:table-cell office:value-type="float" office:value="8" calcext:value-type="float">
            <text:p>8</text:p>
          </table:table-cell>
          <table:table-cell office:value-type="float" office:value="6022.18" calcext:value-type="float">
            <text:p>6022.18</text:p>
          </table:table-cell>
          <table:table-cell/>
          <table:table-cell table:formula="of:=57.3221*[.B221]+690.2252*[.D221]-4630.6398" office:value-type="float" office:value="5803.092549" calcext:value-type="float">
            <text:p>5803.092549</text:p>
          </table:table-cell>
          <table:table-cell table:formula="of:=-(796.4782 *[.A221]) - (95.1559 * [.B221])+(946.2515 * [.C221]) + (1150.0931 * [.D221]) + 419374.2937" office:value-type="float" office:value="5804.26903899998" calcext:value-type="float">
            <text:p>5804.26903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0.89" calcext:value-type="float">
            <text:p>80.89</text:p>
          </table:table-cell>
          <table:table-cell office:value-type="float" office:value="80.665" calcext:value-type="float">
            <text:p>80.665</text:p>
          </table:table-cell>
          <table:table-cell office:value-type="float" office:value="6" calcext:value-type="float">
            <text:p>6</text:p>
          </table:table-cell>
          <table:table-cell office:value-type="float" office:value="4321.12" calcext:value-type="float">
            <text:p>4321.12</text:p>
          </table:table-cell>
          <table:table-cell/>
          <table:table-cell table:formula="of:=57.3221*[.B222]+690.2252*[.D222]-4630.6398" office:value-type="float" office:value="4147.496069" calcext:value-type="float">
            <text:p>4147.496069</text:p>
          </table:table-cell>
          <table:table-cell table:formula="of:=-(796.4782 *[.A222]) - (95.1559 * [.B222])+(946.2515 * [.C222]) + (1150.0931 * [.D222]) + 419374.2937" office:value-type="float" office:value="4276.49759649998" calcext:value-type="float">
            <text:p>4276.497596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3.1" calcext:value-type="float">
            <text:p>73.1</text:p>
          </table:table-cell>
          <table:table-cell office:value-type="float" office:value="73.55" calcext:value-type="float">
            <text:p>73.55</text:p>
          </table:table-cell>
          <table:table-cell office:value-type="float" office:value="4" calcext:value-type="float">
            <text:p>4</text:p>
          </table:table-cell>
          <table:table-cell office:value-type="float" office:value="2448.11" calcext:value-type="float">
            <text:p>2448.11</text:p>
          </table:table-cell>
          <table:table-cell/>
          <table:table-cell table:formula="of:=57.3221*[.B223]+690.2252*[.D223]-4630.6398" office:value-type="float" office:value="2320.50651" calcext:value-type="float">
            <text:p>2320.50651</text:p>
          </table:table-cell>
          <table:table-cell table:formula="of:=-(796.4782 *[.A223]) - (95.1559 * [.B223])+(946.2515 * [.C223]) + (1150.0931 * [.D223]) + 419374.2937" office:value-type="float" office:value="2356.82203499996" calcext:value-type="float">
            <text:p>2356.8220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4.1" calcext:value-type="float">
            <text:p>64.1</text:p>
          </table:table-cell>
          <table:table-cell office:value-type="float" office:value="63.55" calcext:value-type="float">
            <text:p>63.55</text:p>
          </table:table-cell>
          <table:table-cell office:value-type="float" office:value="4" calcext:value-type="float">
            <text:p>4</text:p>
          </table:table-cell>
          <table:table-cell office:value-type="float" office:value="2061.11" calcext:value-type="float">
            <text:p>2061.11</text:p>
          </table:table-cell>
          <table:table-cell/>
          <table:table-cell table:formula="of:=57.3221*[.B224]+690.2252*[.D224]-4630.6398" office:value-type="float" office:value="1804.60761" calcext:value-type="float">
            <text:p>1804.60761</text:p>
          </table:table-cell>
          <table:table-cell table:formula="of:=-(796.4782 *[.A224]) - (95.1559 * [.B224])+(946.2515 * [.C224]) + (1150.0931 * [.D224]) + 419374.2937" office:value-type="float" office:value="1715.49213499995" calcext:value-type="float">
            <text:p>1715.49213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59" calcext:value-type="float">
            <text:p>88.59</text:p>
          </table:table-cell>
          <table:table-cell office:value-type="float" office:value="86.84" calcext:value-type="float">
            <text:p>86.84</text:p>
          </table:table-cell>
          <table:table-cell office:value-type="float" office:value="9" calcext:value-type="float">
            <text:p>9</text:p>
          </table:table-cell>
          <table:table-cell office:value-type="float" office:value="6738.92" calcext:value-type="float">
            <text:p>6738.92</text:p>
          </table:table-cell>
          <table:table-cell/>
          <table:table-cell table:formula="of:=57.3221*[.B225]+690.2252*[.D225]-4630.6398" office:value-type="float" office:value="6659.551839" calcext:value-type="float">
            <text:p>6659.551839</text:p>
          </table:table-cell>
          <table:table-cell table:formula="of:=-(796.4782 *[.A225]) - (95.1559 * [.B225])+(946.2515 * [.C225]) + (1150.0931 * [.D225]) + 419374.2937" office:value-type="float" office:value="6465.35387899994" calcext:value-type="float">
            <text:p>6465.35387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3.99" calcext:value-type="float">
            <text:p>93.99</text:p>
          </table:table-cell>
          <table:table-cell office:value-type="float" office:value="94.165" calcext:value-type="float">
            <text:p>94.165</text:p>
          </table:table-cell>
          <table:table-cell office:value-type="float" office:value="5" calcext:value-type="float">
            <text:p>5</text:p>
          </table:table-cell>
          <table:table-cell office:value-type="float" office:value="4035.79" calcext:value-type="float">
            <text:p>4035.79</text:p>
          </table:table-cell>
          <table:table-cell/>
          <table:table-cell table:formula="of:=57.3221*[.B226]+690.2252*[.D226]-4630.6398" office:value-type="float" office:value="4208.190379" calcext:value-type="float">
            <text:p>4208.190379</text:p>
          </table:table-cell>
          <table:table-cell table:formula="of:=-(796.4782 *[.A226]) - (95.1559 * [.B226])+(946.2515 * [.C226]) + (1150.0931 * [.D226]) + 419374.2937" office:value-type="float" office:value="4300.04085649998" calcext:value-type="float">
            <text:p>4300.040856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5.94" calcext:value-type="float">
            <text:p>85.94</text:p>
          </table:table-cell>
          <table:table-cell office:value-type="float" office:value="85.92" calcext:value-type="float">
            <text:p>85.92</text:p>
          </table:table-cell>
          <table:table-cell office:value-type="float" office:value="5.5" calcext:value-type="float">
            <text:p>5.5</text:p>
          </table:table-cell>
          <table:table-cell office:value-type="float" office:value="4168.76" calcext:value-type="float">
            <text:p>4168.76</text:p>
          </table:table-cell>
          <table:table-cell/>
          <table:table-cell table:formula="of:=57.3221*[.B227]+690.2252*[.D227]-4630.6398" office:value-type="float" office:value="4091.860074" calcext:value-type="float">
            <text:p>4091.860074</text:p>
          </table:table-cell>
          <table:table-cell table:formula="of:=-(796.4782 *[.A227]) - (95.1559 * [.B227])+(946.2515 * [.C227]) + (1150.0931 * [.D227]) + 419374.2937" office:value-type="float" office:value="4211.07438399998" calcext:value-type="float">
            <text:p>4211.0743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2.99" calcext:value-type="float">
            <text:p>82.99</text:p>
          </table:table-cell>
          <table:table-cell office:value-type="float" office:value="83.165" calcext:value-type="float">
            <text:p>83.165</text:p>
          </table:table-cell>
          <table:table-cell office:value-type="float" office:value="5" calcext:value-type="float">
            <text:p>5</text:p>
          </table:table-cell>
          <table:table-cell office:value-type="float" office:value="3619.78" calcext:value-type="float">
            <text:p>3619.78</text:p>
          </table:table-cell>
          <table:table-cell/>
          <table:table-cell table:formula="of:=57.3221*[.B228]+690.2252*[.D228]-4630.6398" office:value-type="float" office:value="3577.647279" calcext:value-type="float">
            <text:p>3577.647279</text:p>
          </table:table-cell>
          <table:table-cell table:formula="of:=-(796.4782 *[.A228]) - (95.1559 * [.B228])+(946.2515 * [.C228]) + (1150.0931 * [.D228]) + 419374.2937" office:value-type="float" office:value="3699.24945649994" calcext:value-type="float">
            <text:p>3699.24945649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.89" calcext:value-type="float">
            <text:p>72.89</text:p>
          </table:table-cell>
          <table:table-cell office:value-type="float" office:value="72.665" calcext:value-type="float">
            <text:p>72.665</text:p>
          </table:table-cell>
          <table:table-cell office:value-type="float" office:value="6" calcext:value-type="float">
            <text:p>6</text:p>
          </table:table-cell>
          <table:table-cell office:value-type="float" office:value="3877.93" calcext:value-type="float">
            <text:p>3877.93</text:p>
          </table:table-cell>
          <table:table-cell/>
          <table:table-cell table:formula="of:=57.3221*[.B229]+690.2252*[.D229]-4630.6398" office:value-type="float" office:value="3688.919269" calcext:value-type="float">
            <text:p>3688.919269</text:p>
          </table:table-cell>
          <table:table-cell table:formula="of:=-(796.4782 *[.A229]) - (95.1559 * [.B229])+(946.2515 * [.C229]) + (1150.0931 * [.D229]) + 419374.2937" office:value-type="float" office:value="3839.55839649995" calcext:value-type="float">
            <text:p>3839.55839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8.04" calcext:value-type="float">
            <text:p>58.04</text:p>
          </table:table-cell>
          <table:table-cell office:value-type="float" office:value="57.365" calcext:value-type="float">
            <text:p>57.365</text:p>
          </table:table-cell>
          <table:table-cell office:value-type="float" office:value="4.5" calcext:value-type="float">
            <text:p>4.5</text:p>
          </table:table-cell>
          <table:table-cell office:value-type="float" office:value="2073.31" calcext:value-type="float">
            <text:p>2073.31</text:p>
          </table:table-cell>
          <table:table-cell/>
          <table:table-cell table:formula="of:=57.3221*[.B230]+690.2252*[.D230]-4630.6398" office:value-type="float" office:value="1802.348284" calcext:value-type="float">
            <text:p>1802.348284</text:p>
          </table:table-cell>
          <table:table-cell table:formula="of:=-(796.4782 *[.A230]) - (95.1559 * [.B230])+(946.2515 * [.C230]) + (1150.0931 * [.D230]) + 419374.2937" office:value-type="float" office:value="1793.4871115" calcext:value-type="float">
            <text:p>1793.48711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.89" calcext:value-type="float">
            <text:p>65.89</text:p>
          </table:table-cell>
          <table:table-cell office:value-type="float" office:value="64.665" calcext:value-type="float">
            <text:p>64.665</text:p>
          </table:table-cell>
          <table:table-cell office:value-type="float" office:value="6" calcext:value-type="float">
            <text:p>6</text:p>
          </table:table-cell>
          <table:table-cell office:value-type="float" office:value="3331.84" calcext:value-type="float">
            <text:p>3331.84</text:p>
          </table:table-cell>
          <table:table-cell/>
          <table:table-cell table:formula="of:=57.3221*[.B231]+690.2252*[.D231]-4630.6398" office:value-type="float" office:value="3287.664569" calcext:value-type="float">
            <text:p>3287.664569</text:p>
          </table:table-cell>
          <table:table-cell table:formula="of:=-(796.4782 *[.A231]) - (95.1559 * [.B231])+(946.2515 * [.C231]) + (1150.0931 * [.D231]) + 419374.2937" office:value-type="float" office:value="3307.46329650003" calcext:value-type="float">
            <text:p>3307.463296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2.1" calcext:value-type="float">
            <text:p>62.1</text:p>
          </table:table-cell>
          <table:table-cell office:value-type="float" office:value="61.55" calcext:value-type="float">
            <text:p>61.55</text:p>
          </table:table-cell>
          <table:table-cell office:value-type="float" office:value="4" calcext:value-type="float">
            <text:p>4</text:p>
          </table:table-cell>
          <table:table-cell office:value-type="float" office:value="1978.39" calcext:value-type="float">
            <text:p>1978.39</text:p>
          </table:table-cell>
          <table:table-cell/>
          <table:table-cell table:formula="of:=57.3221*[.B232]+690.2252*[.D232]-4630.6398" office:value-type="float" office:value="1689.96341" calcext:value-type="float">
            <text:p>1689.96341</text:p>
          </table:table-cell>
          <table:table-cell table:formula="of:=-(796.4782 *[.A232]) - (95.1559 * [.B232])+(946.2515 * [.C232]) + (1150.0931 * [.D232]) + 419374.2937" office:value-type="float" office:value="1606.25733499997" calcext:value-type="float">
            <text:p>1606.2573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.69" calcext:value-type="float">
            <text:p>86.69</text:p>
          </table:table-cell>
          <table:table-cell office:value-type="float" office:value="85.54" calcext:value-type="float">
            <text:p>85.54</text:p>
          </table:table-cell>
          <table:table-cell office:value-type="float" office:value="8" calcext:value-type="float">
            <text:p>8</text:p>
          </table:table-cell>
          <table:table-cell office:value-type="float" office:value="6097.29" calcext:value-type="float">
            <text:p>6097.29</text:p>
          </table:table-cell>
          <table:table-cell/>
          <table:table-cell table:formula="of:=57.3221*[.B233]+690.2252*[.D233]-4630.6398" office:value-type="float" office:value="5860.414649" calcext:value-type="float">
            <text:p>5860.414649</text:p>
          </table:table-cell>
          <table:table-cell table:formula="of:=-(796.4782 *[.A233]) - (95.1559 * [.B233])+(946.2515 * [.C233]) + (1150.0931 * [.D233]) + 419374.2937" office:value-type="float" office:value="5858.88643899997" calcext:value-type="float">
            <text:p>5858.88643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.99" calcext:value-type="float">
            <text:p>63.99</text:p>
          </table:table-cell>
          <table:table-cell office:value-type="float" office:value="63.165" calcext:value-type="float">
            <text:p>63.165</text:p>
          </table:table-cell>
          <table:table-cell office:value-type="float" office:value="5" calcext:value-type="float">
            <text:p>5</text:p>
          </table:table-cell>
          <table:table-cell office:value-type="float" office:value="2650.41" calcext:value-type="float">
            <text:p>2650.41</text:p>
          </table:table-cell>
          <table:table-cell/>
          <table:table-cell table:formula="of:=57.3221*[.B234]+690.2252*[.D234]-4630.6398" office:value-type="float" office:value="2488.527379" calcext:value-type="float">
            <text:p>2488.527379</text:p>
          </table:table-cell>
          <table:table-cell table:formula="of:=-(796.4782 *[.A234]) - (95.1559 * [.B234])+(946.2515 * [.C234]) + (1150.0931 * [.D234]) + 419374.2937" office:value-type="float" office:value="2511.74555649998" calcext:value-type="float">
            <text:p>2511.745556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7.21" calcext:value-type="float">
            <text:p>77.21</text:p>
          </table:table-cell>
          <table:table-cell office:value-type="float" office:value="76.935" calcext:value-type="float">
            <text:p>76.935</text:p>
          </table:table-cell>
          <table:table-cell office:value-type="float" office:value="3" calcext:value-type="float">
            <text:p>3</text:p>
          </table:table-cell>
          <table:table-cell office:value-type="float" office:value="1802.07" calcext:value-type="float">
            <text:p>1802.07</text:p>
          </table:table-cell>
          <table:table-cell/>
          <table:table-cell table:formula="of:=57.3221*[.B235]+690.2252*[.D235]-4630.6398" office:value-type="float" office:value="1865.875141" calcext:value-type="float">
            <text:p>1865.875141</text:p>
          </table:table-cell>
          <table:table-cell table:formula="of:=-(796.4782 *[.A235]) - (95.1559 * [.B235])+(946.2515 * [.C235]) + (1150.0931 * [.D235]) + 419374.2937" office:value-type="float" office:value="1629.2649135" calcext:value-type="float">
            <text:p>1629.264913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.79" calcext:value-type="float">
            <text:p>77.79</text:p>
          </table:table-cell>
          <table:table-cell office:value-type="float" office:value="77.14" calcext:value-type="float">
            <text:p>77.14</text:p>
          </table:table-cell>
          <table:table-cell office:value-type="float" office:value="7" calcext:value-type="float">
            <text:p>7</text:p>
          </table:table-cell>
          <table:table-cell office:value-type="float" office:value="4835.6" calcext:value-type="float">
            <text:p>4835.6</text:p>
          </table:table-cell>
          <table:table-cell/>
          <table:table-cell table:formula="of:=57.3221*[.B236]+690.2252*[.D236]-4630.6398" office:value-type="float" office:value="4660.022759" calcext:value-type="float">
            <text:p>4660.022759</text:p>
          </table:table-cell>
          <table:table-cell table:formula="of:=-(796.4782 *[.A236]) - (95.1559 * [.B236])+(946.2515 * [.C236]) + (1150.0931 * [.D236]) + 419374.2937" office:value-type="float" office:value="4775.47204899997" calcext:value-type="float">
            <text:p>4775.47204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8.59" calcext:value-type="float">
            <text:p>78.59</text:p>
          </table:table-cell>
          <table:table-cell office:value-type="float" office:value="76.84" calcext:value-type="float">
            <text:p>76.84</text:p>
          </table:table-cell>
          <table:table-cell office:value-type="float" office:value="9" calcext:value-type="float">
            <text:p>9</text:p>
          </table:table-cell>
          <table:table-cell office:value-type="float" office:value="5836.88" calcext:value-type="float">
            <text:p>5836.88</text:p>
          </table:table-cell>
          <table:table-cell/>
          <table:table-cell table:formula="of:=57.3221*[.B237]+690.2252*[.D237]-4630.6398" office:value-type="float" office:value="6086.330839" calcext:value-type="float">
            <text:p>6086.330839</text:p>
          </table:table-cell>
          <table:table-cell table:formula="of:=-(796.4782 *[.A237]) - (95.1559 * [.B237])+(946.2515 * [.C237]) + (1150.0931 * [.D237]) + 419374.2937" office:value-type="float" office:value="5919.17987899994" calcext:value-type="float">
            <text:p>5919.17987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1.99" calcext:value-type="float">
            <text:p>81.99</text:p>
          </table:table-cell>
          <table:table-cell office:value-type="float" office:value="82.165" calcext:value-type="float">
            <text:p>82.165</text:p>
          </table:table-cell>
          <table:table-cell office:value-type="float" office:value="5" calcext:value-type="float">
            <text:p>5</text:p>
          </table:table-cell>
          <table:table-cell office:value-type="float" office:value="3578.64" calcext:value-type="float">
            <text:p>3578.64</text:p>
          </table:table-cell>
          <table:table-cell/>
          <table:table-cell table:formula="of:=57.3221*[.B238]+690.2252*[.D238]-4630.6398" office:value-type="float" office:value="3520.325179" calcext:value-type="float">
            <text:p>3520.325179</text:p>
          </table:table-cell>
          <table:table-cell table:formula="of:=-(796.4782 *[.A238]) - (95.1559 * [.B238])+(946.2515 * [.C238]) + (1150.0931 * [.D238]) + 419374.2937" office:value-type="float" office:value="3644.63205649995" calcext:value-type="float">
            <text:p>3644.632056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.84" calcext:value-type="float">
            <text:p>72.84</text:p>
          </table:table-cell>
          <table:table-cell office:value-type="float" office:value="72.415" calcext:value-type="float">
            <text:p>72.415</text:p>
          </table:table-cell>
          <table:table-cell office:value-type="float" office:value="6.5" calcext:value-type="float">
            <text:p>6.5</text:p>
          </table:table-cell>
          <table:table-cell office:value-type="float" office:value="4198.04" calcext:value-type="float">
            <text:p>4198.04</text:p>
          </table:table-cell>
          <table:table-cell/>
          <table:table-cell table:formula="of:=57.3221*[.B239]+690.2252*[.D239]-4630.6398" office:value-type="float" office:value="4031.165764" calcext:value-type="float">
            <text:p>4031.165764</text:p>
          </table:table-cell>
          <table:table-cell table:formula="of:=-(796.4782 *[.A239]) - (95.1559 * [.B239])+(946.2515 * [.C239]) + (1150.0931 * [.D239]) + 419374.2937" office:value-type="float" office:value="4182.79986649996" calcext:value-type="float">
            <text:p>4182.799866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.69" calcext:value-type="float">
            <text:p>68.69</text:p>
          </table:table-cell>
          <table:table-cell office:value-type="float" office:value="66.54" calcext:value-type="float">
            <text:p>66.54</text:p>
          </table:table-cell>
          <table:table-cell office:value-type="float" office:value="8" calcext:value-type="float">
            <text:p>8</text:p>
          </table:table-cell>
          <table:table-cell office:value-type="float" office:value="4473.85" calcext:value-type="float">
            <text:p>4473.85</text:p>
          </table:table-cell>
          <table:table-cell/>
          <table:table-cell table:formula="of:=57.3221*[.B240]+690.2252*[.D240]-4630.6398" office:value-type="float" office:value="4828.616849" calcext:value-type="float">
            <text:p>4828.616849</text:p>
          </table:table-cell>
          <table:table-cell table:formula="of:=-(796.4782 *[.A240]) - (95.1559 * [.B240])+(946.2515 * [.C240]) + (1150.0931 * [.D240]) + 419374.2937" office:value-type="float" office:value="4725.99993899994" calcext:value-type="float">
            <text:p>4725.99993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1.1" calcext:value-type="float">
            <text:p>91.1</text:p>
          </table:table-cell>
          <table:table-cell office:value-type="float" office:value="91.55" calcext:value-type="float">
            <text:p>91.55</text:p>
          </table:table-cell>
          <table:table-cell office:value-type="float" office:value="4" calcext:value-type="float">
            <text:p>4</text:p>
          </table:table-cell>
          <table:table-cell office:value-type="float" office:value="3007.52" calcext:value-type="float">
            <text:p>3007.52</text:p>
          </table:table-cell>
          <table:table-cell/>
          <table:table-cell table:formula="of:=57.3221*[.B241]+690.2252*[.D241]-4630.6398" office:value-type="float" office:value="3352.30431" calcext:value-type="float">
            <text:p>3352.30431</text:p>
          </table:table-cell>
          <table:table-cell table:formula="of:=-(796.4782 *[.A241]) - (95.1559 * [.B241])+(946.2515 * [.C241]) + (1150.0931 * [.D241]) + 419374.2937" office:value-type="float" office:value="3339.93523499992" calcext:value-type="float">
            <text:p>3339.93523499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4.16" calcext:value-type="float">
            <text:p>64.16</text:p>
          </table:table-cell>
          <table:table-cell office:value-type="float" office:value="63.765" calcext:value-type="float">
            <text:p>63.765</text:p>
          </table:table-cell>
          <table:table-cell office:value-type="float" office:value="3.5" calcext:value-type="float">
            <text:p>3.5</text:p>
          </table:table-cell>
          <table:table-cell office:value-type="float" office:value="1752.73" calcext:value-type="float">
            <text:p>1752.73</text:p>
          </table:table-cell>
          <table:table-cell/>
          <table:table-cell table:formula="of:=57.3221*[.B242]+690.2252*[.D242]-4630.6398" office:value-type="float" office:value="1462.934336" calcext:value-type="float">
            <text:p>1462.934336</text:p>
          </table:table-cell>
          <table:table-cell table:formula="of:=-(796.4782 *[.A242]) - (95.1559 * [.B242])+(946.2515 * [.C242]) + (1150.0931 * [.D242]) + 419374.2937" office:value-type="float" office:value="1338.18030349998" calcext:value-type="float">
            <text:p>1338.180303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.79" calcext:value-type="float">
            <text:p>79.79</text:p>
          </table:table-cell>
          <table:table-cell office:value-type="float" office:value="79.14" calcext:value-type="float">
            <text:p>79.14</text:p>
          </table:table-cell>
          <table:table-cell office:value-type="float" office:value="7" calcext:value-type="float">
            <text:p>7</text:p>
          </table:table-cell>
          <table:table-cell office:value-type="float" office:value="4970.4" calcext:value-type="float">
            <text:p>4970.4</text:p>
          </table:table-cell>
          <table:table-cell/>
          <table:table-cell table:formula="of:=57.3221*[.B243]+690.2252*[.D243]-4630.6398" office:value-type="float" office:value="4774.666959" calcext:value-type="float">
            <text:p>4774.666959</text:p>
          </table:table-cell>
          <table:table-cell table:formula="of:=-(796.4782 *[.A243]) - (95.1559 * [.B243])+(946.2515 * [.C243]) + (1150.0931 * [.D243]) + 419374.2937" office:value-type="float" office:value="4884.70684899995" calcext:value-type="float">
            <text:p>4884.70684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9.16" calcext:value-type="float">
            <text:p>69.16</text:p>
          </table:table-cell>
          <table:table-cell office:value-type="float" office:value="68.765" calcext:value-type="float">
            <text:p>68.765</text:p>
          </table:table-cell>
          <table:table-cell office:value-type="float" office:value="3.5" calcext:value-type="float">
            <text:p>3.5</text:p>
          </table:table-cell>
          <table:table-cell office:value-type="float" office:value="1928.37" calcext:value-type="float">
            <text:p>1928.37</text:p>
          </table:table-cell>
          <table:table-cell/>
          <table:table-cell table:formula="of:=57.3221*[.B244]+690.2252*[.D244]-4630.6398" office:value-type="float" office:value="1749.544836" calcext:value-type="float">
            <text:p>1749.544836</text:p>
          </table:table-cell>
          <table:table-cell table:formula="of:=-(796.4782 *[.A244]) - (95.1559 * [.B244])+(946.2515 * [.C244]) + (1150.0931 * [.D244]) + 419374.2937" office:value-type="float" office:value="1611.26730349998" calcext:value-type="float">
            <text:p>1611.267303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1.99" calcext:value-type="float">
            <text:p>91.99</text:p>
          </table:table-cell>
          <table:table-cell office:value-type="float" office:value="92.165" calcext:value-type="float">
            <text:p>92.165</text:p>
          </table:table-cell>
          <table:table-cell office:value-type="float" office:value="5" calcext:value-type="float">
            <text:p>5</text:p>
          </table:table-cell>
          <table:table-cell office:value-type="float" office:value="3965.92" calcext:value-type="float">
            <text:p>3965.92</text:p>
          </table:table-cell>
          <table:table-cell/>
          <table:table-cell table:formula="of:=57.3221*[.B245]+690.2252*[.D245]-4630.6398" office:value-type="float" office:value="4093.546179" calcext:value-type="float">
            <text:p>4093.546179</text:p>
          </table:table-cell>
          <table:table-cell table:formula="of:=-(796.4782 *[.A245]) - (95.1559 * [.B245])+(946.2515 * [.C245]) + (1150.0931 * [.D245]) + 419374.2937" office:value-type="float" office:value="4190.80605649995" calcext:value-type="float">
            <text:p>4190.806056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3.59" calcext:value-type="float">
            <text:p>83.59</text:p>
          </table:table-cell>
          <table:table-cell office:value-type="float" office:value="81.84" calcext:value-type="float">
            <text:p>81.84</text:p>
          </table:table-cell>
          <table:table-cell office:value-type="float" office:value="9" calcext:value-type="float">
            <text:p>9</text:p>
          </table:table-cell>
          <table:table-cell office:value-type="float" office:value="6272.01" calcext:value-type="float">
            <text:p>6272.01</text:p>
          </table:table-cell>
          <table:table-cell/>
          <table:table-cell table:formula="of:=57.3221*[.B246]+690.2252*[.D246]-4630.6398" office:value-type="float" office:value="6372.941339" calcext:value-type="float">
            <text:p>6372.941339</text:p>
          </table:table-cell>
          <table:table-cell table:formula="of:=-(796.4782 *[.A246]) - (95.1559 * [.B246])+(946.2515 * [.C246]) + (1150.0931 * [.D246]) + 419374.2937" office:value-type="float" office:value="6192.266879" calcext:value-type="float">
            <text:p>6192.26687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2.04" calcext:value-type="float">
            <text:p>72.04</text:p>
          </table:table-cell>
          <table:table-cell office:value-type="float" office:value="72.365" calcext:value-type="float">
            <text:p>72.365</text:p>
          </table:table-cell>
          <table:table-cell office:value-type="float" office:value="4.5" calcext:value-type="float">
            <text:p>4.5</text:p>
          </table:table-cell>
          <table:table-cell office:value-type="float" office:value="2768.76" calcext:value-type="float">
            <text:p>2768.76</text:p>
          </table:table-cell>
          <table:table-cell/>
          <table:table-cell table:formula="of:=57.3221*[.B247]+690.2252*[.D247]-4630.6398" office:value-type="float" office:value="2604.857684" calcext:value-type="float">
            <text:p>2604.857684</text:p>
          </table:table-cell>
          <table:table-cell table:formula="of:=-(796.4782 *[.A247]) - (95.1559 * [.B247])+(946.2515 * [.C247]) + (1150.0931 * [.D247]) + 419374.2937" office:value-type="float" office:value="2707.90401149995" calcext:value-type="float">
            <text:p>2707.90401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3.16" calcext:value-type="float">
            <text:p>83.16</text:p>
          </table:table-cell>
          <table:table-cell office:value-type="float" office:value="83.765" calcext:value-type="float">
            <text:p>83.765</text:p>
          </table:table-cell>
          <table:table-cell office:value-type="float" office:value="3.5" calcext:value-type="float">
            <text:p>3.5</text:p>
          </table:table-cell>
          <table:table-cell office:value-type="float" office:value="2368.61" calcext:value-type="float">
            <text:p>2368.61</text:p>
          </table:table-cell>
          <table:table-cell/>
          <table:table-cell table:formula="of:=57.3221*[.B248]+690.2252*[.D248]-4630.6398" office:value-type="float" office:value="2552.054236" calcext:value-type="float">
            <text:p>2552.054236</text:p>
          </table:table-cell>
          <table:table-cell table:formula="of:=-(796.4782 *[.A248]) - (95.1559 * [.B248])+(946.2515 * [.C248]) + (1150.0931 * [.D248]) + 419374.2937" office:value-type="float" office:value="2525.68420349999" calcext:value-type="float">
            <text:p>2525.68420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.64" calcext:value-type="float">
            <text:p>94.64</text:p>
          </table:table-cell>
          <table:table-cell office:value-type="float" office:value="93.19" calcext:value-type="float">
            <text:p>93.19</text:p>
          </table:table-cell>
          <table:table-cell office:value-type="float" office:value="8.5" calcext:value-type="float">
            <text:p>8.5</text:p>
          </table:table-cell>
          <table:table-cell office:value-type="float" office:value="6986.26" calcext:value-type="float">
            <text:p>6986.26</text:p>
          </table:table-cell>
          <table:table-cell/>
          <table:table-cell table:formula="of:=57.3221*[.B249]+690.2252*[.D249]-4630.6398" office:value-type="float" office:value="6661.237944" calcext:value-type="float">
            <text:p>6661.237944</text:p>
          </table:table-cell>
          <table:table-cell table:formula="of:=-(796.4782 *[.A249]) - (95.1559 * [.B249])+(946.2515 * [.C249]) + (1150.0931 * [.D249]) + 419374.2937" office:value-type="float" office:value="6544.44195899996" calcext:value-type="float">
            <text:p>6544.44195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5.04" calcext:value-type="float">
            <text:p>85.04</text:p>
          </table:table-cell>
          <table:table-cell office:value-type="float" office:value="85.365" calcext:value-type="float">
            <text:p>85.365</text:p>
          </table:table-cell>
          <table:table-cell office:value-type="float" office:value="4.5" calcext:value-type="float">
            <text:p>4.5</text:p>
          </table:table-cell>
          <table:table-cell office:value-type="float" office:value="3297.39" calcext:value-type="float">
            <text:p>3297.39</text:p>
          </table:table-cell>
          <table:table-cell/>
          <table:table-cell table:formula="of:=57.3221*[.B250]+690.2252*[.D250]-4630.6398" office:value-type="float" office:value="3350.044984" calcext:value-type="float">
            <text:p>3350.044984</text:p>
          </table:table-cell>
          <table:table-cell table:formula="of:=-(796.4782 *[.A250]) - (95.1559 * [.B250])+(946.2515 * [.C250]) + (1150.0931 * [.D250]) + 419374.2937" office:value-type="float" office:value="3417.93021150003" calcext:value-type="float">
            <text:p>3417.93021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.74" calcext:value-type="float">
            <text:p>60.74</text:p>
          </table:table-cell>
          <table:table-cell office:value-type="float" office:value="58.84" calcext:value-type="float">
            <text:p>58.84</text:p>
          </table:table-cell>
          <table:table-cell office:value-type="float" office:value="7.5" calcext:value-type="float">
            <text:p>7.5</text:p>
          </table:table-cell>
          <table:table-cell office:value-type="float" office:value="3517.58" calcext:value-type="float">
            <text:p>3517.58</text:p>
          </table:table-cell>
          <table:table-cell/>
          <table:table-cell table:formula="of:=57.3221*[.B251]+690.2252*[.D251]-4630.6398" office:value-type="float" office:value="4027.793554" calcext:value-type="float">
            <text:p>4027.793554</text:p>
          </table:table-cell>
          <table:table-cell table:formula="of:=-(796.4782 *[.A251]) - (95.1559 * [.B251])+(946.2515 * [.C251]) + (1150.0931 * [.D251]) + 419374.2937" office:value-type="float" office:value="3993.13184400002" calcext:value-type="float">
            <text:p>3993.13184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74" calcext:value-type="float">
            <text:p>71.74</text:p>
          </table:table-cell>
          <table:table-cell office:value-type="float" office:value="70.84" calcext:value-type="float">
            <text:p>70.84</text:p>
          </table:table-cell>
          <table:table-cell office:value-type="float" office:value="7.5" calcext:value-type="float">
            <text:p>7.5</text:p>
          </table:table-cell>
          <table:table-cell office:value-type="float" office:value="4681.39" calcext:value-type="float">
            <text:p>4681.39</text:p>
          </table:table-cell>
          <table:table-cell/>
          <table:table-cell table:formula="of:=57.3221*[.B252]+690.2252*[.D252]-4630.6398" office:value-type="float" office:value="4658.336654" calcext:value-type="float">
            <text:p>4658.336654</text:p>
          </table:table-cell>
          <table:table-cell table:formula="of:=-(796.4782 *[.A252]) - (95.1559 * [.B252])+(946.2515 * [.C252]) + (1150.0931 * [.D252]) + 419374.2937" office:value-type="float" office:value="4743.69654400001" calcext:value-type="float">
            <text:p>4743.69654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59" calcext:value-type="float">
            <text:p>71.59</text:p>
          </table:table-cell>
          <table:table-cell office:value-type="float" office:value="69.84" calcext:value-type="float">
            <text:p>69.84</text:p>
          </table:table-cell>
          <table:table-cell office:value-type="float" office:value="9" calcext:value-type="float">
            <text:p>9</text:p>
          </table:table-cell>
          <table:table-cell office:value-type="float" office:value="5044.92" calcext:value-type="float">
            <text:p>5044.92</text:p>
          </table:table-cell>
          <table:table-cell/>
          <table:table-cell table:formula="of:=57.3221*[.B253]+690.2252*[.D253]-4630.6398" office:value-type="float" office:value="5685.076139" calcext:value-type="float">
            <text:p>5685.076139</text:p>
          </table:table-cell>
          <table:table-cell table:formula="of:=-(796.4782 *[.A253]) - (95.1559 * [.B253])+(946.2515 * [.C253]) + (1150.0931 * [.D253]) + 419374.2937" office:value-type="float" office:value="5536.85807899997" calcext:value-type="float">
            <text:p>5536.85807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2.16" calcext:value-type="float">
            <text:p>92.16</text:p>
          </table:table-cell>
          <table:table-cell office:value-type="float" office:value="92.765" calcext:value-type="float">
            <text:p>92.765</text:p>
          </table:table-cell>
          <table:table-cell office:value-type="float" office:value="3.5" calcext:value-type="float">
            <text:p>3.5</text:p>
          </table:table-cell>
          <table:table-cell office:value-type="float" office:value="2565.78" calcext:value-type="float">
            <text:p>2565.78</text:p>
          </table:table-cell>
          <table:table-cell/>
          <table:table-cell table:formula="of:=57.3221*[.B254]+690.2252*[.D254]-4630.6398" office:value-type="float" office:value="3067.953136" calcext:value-type="float">
            <text:p>3067.953136</text:p>
          </table:table-cell>
          <table:table-cell table:formula="of:=-(796.4782 *[.A254]) - (95.1559 * [.B254])+(946.2515 * [.C254]) + (1150.0931 * [.D254]) + 419374.2937" office:value-type="float" office:value="3017.2408035" calcext:value-type="float">
            <text:p>3017.24080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.89" calcext:value-type="float">
            <text:p>60.89</text:p>
          </table:table-cell>
          <table:table-cell office:value-type="float" office:value="59.665" calcext:value-type="float">
            <text:p>59.665</text:p>
          </table:table-cell>
          <table:table-cell office:value-type="float" office:value="6" calcext:value-type="float">
            <text:p>6</text:p>
          </table:table-cell>
          <table:table-cell office:value-type="float" office:value="2997.65" calcext:value-type="float">
            <text:p>2997.65</text:p>
          </table:table-cell>
          <table:table-cell/>
          <table:table-cell table:formula="of:=57.3221*[.B255]+690.2252*[.D255]-4630.6398" office:value-type="float" office:value="3001.054069" calcext:value-type="float">
            <text:p>3001.054069</text:p>
          </table:table-cell>
          <table:table-cell table:formula="of:=-(796.4782 *[.A255]) - (95.1559 * [.B255])+(946.2515 * [.C255]) + (1150.0931 * [.D255]) + 419374.2937" office:value-type="float" office:value="3034.37629650004" calcext:value-type="float">
            <text:p>3034.376296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.99" calcext:value-type="float">
            <text:p>66.99</text:p>
          </table:table-cell>
          <table:table-cell office:value-type="float" office:value="66.165" calcext:value-type="float">
            <text:p>66.165</text:p>
          </table:table-cell>
          <table:table-cell office:value-type="float" office:value="5" calcext:value-type="float">
            <text:p>5</text:p>
          </table:table-cell>
          <table:table-cell office:value-type="float" office:value="2824.88" calcext:value-type="float">
            <text:p>2824.88</text:p>
          </table:table-cell>
          <table:table-cell/>
          <table:table-cell table:formula="of:=57.3221*[.B256]+690.2252*[.D256]-4630.6398" office:value-type="float" office:value="2660.493679" calcext:value-type="float">
            <text:p>2660.493679</text:p>
          </table:table-cell>
          <table:table-cell table:formula="of:=-(796.4782 *[.A256]) - (95.1559 * [.B256])+(946.2515 * [.C256]) + (1150.0931 * [.D256]) + 419374.2937" office:value-type="float" office:value="2675.59775649995" calcext:value-type="float">
            <text:p>2675.59775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6.87" calcext:value-type="float">
            <text:p>56.87</text:p>
          </table:table-cell>
          <table:table-cell office:value-type="float" office:value="55.415" calcext:value-type="float">
            <text:p>55.415</text:p>
          </table:table-cell>
          <table:table-cell office:value-type="float" office:value="6.5" calcext:value-type="float">
            <text:p>6.5</text:p>
          </table:table-cell>
          <table:table-cell office:value-type="float" office:value="2902.4" calcext:value-type="float">
            <text:p>2902.4</text:p>
          </table:table-cell>
          <table:table-cell/>
          <table:table-cell table:formula="of:=57.3221*[.B257]+690.2252*[.D257]-4630.6398" office:value-type="float" office:value="3115.731827" calcext:value-type="float">
            <text:p>3115.731827</text:p>
          </table:table-cell>
          <table:table-cell table:formula="of:=-(796.4782 *[.A257]) - (95.1559 * [.B257])+(946.2515 * [.C257]) + (1150.0931 * [.D257]) + 419374.2937" office:value-type="float" office:value="3156.29348950001" calcext:value-type="float">
            <text:p>3156.293489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1.69" calcext:value-type="float">
            <text:p>91.69</text:p>
          </table:table-cell>
          <table:table-cell office:value-type="float" office:value="90.54" calcext:value-type="float">
            <text:p>90.54</text:p>
          </table:table-cell>
          <table:table-cell office:value-type="float" office:value="8" calcext:value-type="float">
            <text:p>8</text:p>
          </table:table-cell>
          <table:table-cell office:value-type="float" office:value="6460.56" calcext:value-type="float">
            <text:p>6460.56</text:p>
          </table:table-cell>
          <table:table-cell/>
          <table:table-cell table:formula="of:=57.3221*[.B258]+690.2252*[.D258]-4630.6398" office:value-type="float" office:value="6147.025149" calcext:value-type="float">
            <text:p>6147.025149</text:p>
          </table:table-cell>
          <table:table-cell table:formula="of:=-(796.4782 *[.A258]) - (95.1559 * [.B258])+(946.2515 * [.C258]) + (1150.0931 * [.D258]) + 419374.2937" office:value-type="float" office:value="6131.97343899991" calcext:value-type="float">
            <text:p>6131.973438999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.69" calcext:value-type="float">
            <text:p>90.69</text:p>
          </table:table-cell>
          <table:table-cell office:value-type="float" office:value="89.54" calcext:value-type="float">
            <text:p>89.54</text:p>
          </table:table-cell>
          <table:table-cell office:value-type="float" office:value="8" calcext:value-type="float">
            <text:p>8</text:p>
          </table:table-cell>
          <table:table-cell office:value-type="float" office:value="6389.89" calcext:value-type="float">
            <text:p>6389.89</text:p>
          </table:table-cell>
          <table:table-cell/>
          <table:table-cell table:formula="of:=57.3221*[.B259]+690.2252*[.D259]-4630.6398" office:value-type="float" office:value="6089.703049" calcext:value-type="float">
            <text:p>6089.703049</text:p>
          </table:table-cell>
          <table:table-cell table:formula="of:=-(796.4782 *[.A259]) - (95.1559 * [.B259])+(946.2515 * [.C259]) + (1150.0931 * [.D259]) + 419374.2937" office:value-type="float" office:value="6077.35603899992" calcext:value-type="float">
            <text:p>6077.356038999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.69" calcext:value-type="float">
            <text:p>74.69</text:p>
          </table:table-cell>
          <table:table-cell office:value-type="float" office:value="73.54" calcext:value-type="float">
            <text:p>73.54</text:p>
          </table:table-cell>
          <table:table-cell office:value-type="float" office:value="8" calcext:value-type="float">
            <text:p>8</text:p>
          </table:table-cell>
          <table:table-cell office:value-type="float" office:value="5091.79" calcext:value-type="float">
            <text:p>5091.79</text:p>
          </table:table-cell>
          <table:table-cell/>
          <table:table-cell table:formula="of:=57.3221*[.B260]+690.2252*[.D260]-4630.6398" office:value-type="float" office:value="5172.549449" calcext:value-type="float">
            <text:p>5172.549449</text:p>
          </table:table-cell>
          <table:table-cell table:formula="of:=-(796.4782 *[.A260]) - (95.1559 * [.B260])+(946.2515 * [.C260]) + (1150.0931 * [.D260]) + 419374.2937" office:value-type="float" office:value="5203.47763899999" calcext:value-type="float">
            <text:p>5203.47763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.04" calcext:value-type="float">
            <text:p>65.04</text:p>
          </table:table-cell>
          <table:table-cell office:value-type="float" office:value="64.365" calcext:value-type="float">
            <text:p>64.365</text:p>
          </table:table-cell>
          <table:table-cell office:value-type="float" office:value="4.5" calcext:value-type="float">
            <text:p>4.5</text:p>
          </table:table-cell>
          <table:table-cell office:value-type="float" office:value="2405.69" calcext:value-type="float">
            <text:p>2405.69</text:p>
          </table:table-cell>
          <table:table-cell/>
          <table:table-cell table:formula="of:=57.3221*[.B261]+690.2252*[.D261]-4630.6398" office:value-type="float" office:value="2203.602984" calcext:value-type="float">
            <text:p>2203.602984</text:p>
          </table:table-cell>
          <table:table-cell table:formula="of:=-(796.4782 *[.A261]) - (95.1559 * [.B261])+(946.2515 * [.C261]) + (1150.0931 * [.D261]) + 419374.2937" office:value-type="float" office:value="2175.80891149992" calcext:value-type="float">
            <text:p>2175.80891149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.84" calcext:value-type="float">
            <text:p>63.84</text:p>
          </table:table-cell>
          <table:table-cell office:value-type="float" office:value="62.415" calcext:value-type="float">
            <text:p>62.415</text:p>
          </table:table-cell>
          <table:table-cell office:value-type="float" office:value="6.5" calcext:value-type="float">
            <text:p>6.5</text:p>
          </table:table-cell>
          <table:table-cell office:value-type="float" office:value="3446.41" calcext:value-type="float">
            <text:p>3446.41</text:p>
          </table:table-cell>
          <table:table-cell/>
          <table:table-cell table:formula="of:=57.3221*[.B262]+690.2252*[.D262]-4630.6398" office:value-type="float" office:value="3515.266864" calcext:value-type="float">
            <text:p>3515.266864</text:p>
          </table:table-cell>
          <table:table-cell table:formula="of:=-(796.4782 *[.A262]) - (95.1559 * [.B262])+(946.2515 * [.C262]) + (1150.0931 * [.D262]) + 419374.2937" office:value-type="float" office:value="3541.46996649995" calcext:value-type="float">
            <text:p>3541.46996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.94" calcext:value-type="float">
            <text:p>65.94</text:p>
          </table:table-cell>
          <table:table-cell office:value-type="float" office:value="64.92" calcext:value-type="float">
            <text:p>64.92</text:p>
          </table:table-cell>
          <table:table-cell office:value-type="float" office:value="5.5" calcext:value-type="float">
            <text:p>5.5</text:p>
          </table:table-cell>
          <table:table-cell office:value-type="float" office:value="3050.81" calcext:value-type="float">
            <text:p>3050.81</text:p>
          </table:table-cell>
          <table:table-cell/>
          <table:table-cell table:formula="of:=57.3221*[.B263]+690.2252*[.D263]-4630.6398" office:value-type="float" office:value="2945.418074" calcext:value-type="float">
            <text:p>2945.418074</text:p>
          </table:table-cell>
          <table:table-cell table:formula="of:=-(796.4782 *[.A263]) - (95.1559 * [.B263])+(946.2515 * [.C263]) + (1150.0931 * [.D263]) + 419374.2937" office:value-type="float" office:value="2968.95308399998" calcext:value-type="float">
            <text:p>2968.95308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.84" calcext:value-type="float">
            <text:p>89.84</text:p>
          </table:table-cell>
          <table:table-cell office:value-type="float" office:value="89.415" calcext:value-type="float">
            <text:p>89.415</text:p>
          </table:table-cell>
          <table:table-cell office:value-type="float" office:value="6.5" calcext:value-type="float">
            <text:p>6.5</text:p>
          </table:table-cell>
          <table:table-cell office:value-type="float" office:value="5208.36" calcext:value-type="float">
            <text:p>5208.36</text:p>
          </table:table-cell>
          <table:table-cell/>
          <table:table-cell table:formula="of:=57.3221*[.B264]+690.2252*[.D264]-4630.6398" office:value-type="float" office:value="5005.641464" calcext:value-type="float">
            <text:p>5005.641464</text:p>
          </table:table-cell>
          <table:table-cell table:formula="of:=-(796.4782 *[.A264]) - (95.1559 * [.B264])+(946.2515 * [.C264]) + (1150.0931 * [.D264]) + 419374.2937" office:value-type="float" office:value="5111.2956665" calcext:value-type="float">
            <text:p>5111.295666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79" calcext:value-type="float">
            <text:p>70.79</text:p>
          </table:table-cell>
          <table:table-cell office:value-type="float" office:value="69.14" calcext:value-type="float">
            <text:p>69.14</text:p>
          </table:table-cell>
          <table:table-cell office:value-type="float" office:value="7" calcext:value-type="float">
            <text:p>7</text:p>
          </table:table-cell>
          <table:table-cell office:value-type="float" office:value="4241.34" calcext:value-type="float">
            <text:p>4241.34</text:p>
          </table:table-cell>
          <table:table-cell/>
          <table:table-cell table:formula="of:=57.3221*[.B265]+690.2252*[.D265]-4630.6398" office:value-type="float" office:value="4258.768059" calcext:value-type="float">
            <text:p>4258.768059</text:p>
          </table:table-cell>
          <table:table-cell table:formula="of:=-(796.4782 *[.A265]) - (95.1559 * [.B265])+(946.2515 * [.C265]) + (1150.0931 * [.D265]) + 419374.2937" office:value-type="float" office:value="4243.37694899994" calcext:value-type="float">
            <text:p>4243.376948999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.74" calcext:value-type="float">
            <text:p>77.74</text:p>
          </table:table-cell>
          <table:table-cell office:value-type="float" office:value="76.84" calcext:value-type="float">
            <text:p>76.84</text:p>
          </table:table-cell>
          <table:table-cell office:value-type="float" office:value="7.5" calcext:value-type="float">
            <text:p>7.5</text:p>
          </table:table-cell>
          <table:table-cell office:value-type="float" office:value="5136.98" calcext:value-type="float">
            <text:p>5136.98</text:p>
          </table:table-cell>
          <table:table-cell/>
          <table:table-cell table:formula="of:=57.3221*[.B266]+690.2252*[.D266]-4630.6398" office:value-type="float" office:value="5002.269254" calcext:value-type="float">
            <text:p>5002.269254</text:p>
          </table:table-cell>
          <table:table-cell table:formula="of:=-(796.4782 *[.A266]) - (95.1559 * [.B266])+(946.2515 * [.C266]) + (1150.0931 * [.D266]) + 419374.2937" office:value-type="float" office:value="5071.40094399994" calcext:value-type="float">
            <text:p>5071.400943999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74" calcext:value-type="float">
            <text:p>70.74</text:p>
          </table:table-cell>
          <table:table-cell office:value-type="float" office:value="68.84" calcext:value-type="float">
            <text:p>68.84</text:p>
          </table:table-cell>
          <table:table-cell office:value-type="float" office:value="7.5" calcext:value-type="float">
            <text:p>7.5</text:p>
          </table:table-cell>
          <table:table-cell office:value-type="float" office:value="4445.09" calcext:value-type="float">
            <text:p>4445.09</text:p>
          </table:table-cell>
          <table:table-cell/>
          <table:table-cell table:formula="of:=57.3221*[.B267]+690.2252*[.D267]-4630.6398" office:value-type="float" office:value="4601.014554" calcext:value-type="float">
            <text:p>4601.014554</text:p>
          </table:table-cell>
          <table:table-cell table:formula="of:=-(796.4782 *[.A267]) - (95.1559 * [.B267])+(946.2515 * [.C267]) + (1150.0931 * [.D267]) + 419374.2937" office:value-type="float" office:value="4539.30584400002" calcext:value-type="float">
            <text:p>4539.30584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3.69" calcext:value-type="float">
            <text:p>73.69</text:p>
          </table:table-cell>
          <table:table-cell office:value-type="float" office:value="72.54" calcext:value-type="float">
            <text:p>72.54</text:p>
          </table:table-cell>
          <table:table-cell office:value-type="float" office:value="8" calcext:value-type="float">
            <text:p>8</text:p>
          </table:table-cell>
          <table:table-cell office:value-type="float" office:value="4989.41" calcext:value-type="float">
            <text:p>4989.41</text:p>
          </table:table-cell>
          <table:table-cell/>
          <table:table-cell table:formula="of:=57.3221*[.B268]+690.2252*[.D268]-4630.6398" office:value-type="float" office:value="5115.227349" calcext:value-type="float">
            <text:p>5115.227349</text:p>
          </table:table-cell>
          <table:table-cell table:formula="of:=-(796.4782 *[.A268]) - (95.1559 * [.B268])+(946.2515 * [.C268]) + (1150.0931 * [.D268]) + 419374.2937" office:value-type="float" office:value="5148.86023899989" calcext:value-type="float">
            <text:p>5148.860238999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.74" calcext:value-type="float">
            <text:p>92.74</text:p>
          </table:table-cell>
          <table:table-cell office:value-type="float" office:value="91.84" calcext:value-type="float">
            <text:p>91.84</text:p>
          </table:table-cell>
          <table:table-cell office:value-type="float" office:value="7.5" calcext:value-type="float">
            <text:p>7.5</text:p>
          </table:table-cell>
          <table:table-cell office:value-type="float" office:value="6171.51" calcext:value-type="float">
            <text:p>6171.51</text:p>
          </table:table-cell>
          <table:table-cell/>
          <table:table-cell table:formula="of:=57.3221*[.B269]+690.2252*[.D269]-4630.6398" office:value-type="float" office:value="5862.100754" calcext:value-type="float">
            <text:p>5862.100754</text:p>
          </table:table-cell>
          <table:table-cell table:formula="of:=-(796.4782 *[.A269]) - (95.1559 * [.B269])+(946.2515 * [.C269]) + (1150.0931 * [.D269]) + 419374.2937" office:value-type="float" office:value="5890.66194399993" calcext:value-type="float">
            <text:p>5890.661943999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.59" calcext:value-type="float">
            <text:p>74.59</text:p>
          </table:table-cell>
          <table:table-cell office:value-type="float" office:value="72.84" calcext:value-type="float">
            <text:p>72.84</text:p>
          </table:table-cell>
          <table:table-cell office:value-type="float" office:value="9" calcext:value-type="float">
            <text:p>9</text:p>
          </table:table-cell>
          <table:table-cell office:value-type="float" office:value="5414.45" calcext:value-type="float">
            <text:p>5414.45</text:p>
          </table:table-cell>
          <table:table-cell/>
          <table:table-cell table:formula="of:=57.3221*[.B270]+690.2252*[.D270]-4630.6398" office:value-type="float" office:value="5857.042439" calcext:value-type="float">
            <text:p>5857.042439</text:p>
          </table:table-cell>
          <table:table-cell table:formula="of:=-(796.4782 *[.A270]) - (95.1559 * [.B270])+(946.2515 * [.C270]) + (1150.0931 * [.D270]) + 419374.2937" office:value-type="float" office:value="5700.71027899999" calcext:value-type="float">
            <text:p>5700.7102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6.21" calcext:value-type="float">
            <text:p>96.21</text:p>
          </table:table-cell>
          <table:table-cell office:value-type="float" office:value="95.935" calcext:value-type="float">
            <text:p>95.935</text:p>
          </table:table-cell>
          <table:table-cell office:value-type="float" office:value="3" calcext:value-type="float">
            <text:p>3</text:p>
          </table:table-cell>
          <table:table-cell office:value-type="float" office:value="2111.73" calcext:value-type="float">
            <text:p>2111.73</text:p>
          </table:table-cell>
          <table:table-cell/>
          <table:table-cell table:formula="of:=57.3221*[.B271]+690.2252*[.D271]-4630.6398" office:value-type="float" office:value="2954.995041" calcext:value-type="float">
            <text:p>2954.995041</text:p>
          </table:table-cell>
          <table:table-cell table:formula="of:=-(796.4782 *[.A271]) - (95.1559 * [.B271])+(946.2515 * [.C271]) + (1150.0931 * [.D271]) + 419374.2937" office:value-type="float" office:value="2666.99551350001" calcext:value-type="float">
            <text:p>2666.995513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.74" calcext:value-type="float">
            <text:p>66.74</text:p>
          </table:table-cell>
          <table:table-cell office:value-type="float" office:value="64.84" calcext:value-type="float">
            <text:p>64.84</text:p>
          </table:table-cell>
          <table:table-cell office:value-type="float" office:value="7.5" calcext:value-type="float">
            <text:p>7.5</text:p>
          </table:table-cell>
          <table:table-cell office:value-type="float" office:value="4110.86" calcext:value-type="float">
            <text:p>4110.86</text:p>
          </table:table-cell>
          <table:table-cell/>
          <table:table-cell table:formula="of:=57.3221*[.B272]+690.2252*[.D272]-4630.6398" office:value-type="float" office:value="4371.726154" calcext:value-type="float">
            <text:p>4371.726154</text:p>
          </table:table-cell>
          <table:table-cell table:formula="of:=-(796.4782 *[.A272]) - (95.1559 * [.B272])+(946.2515 * [.C272]) + (1150.0931 * [.D272]) + 419374.2937" office:value-type="float" office:value="4320.83624400001" calcext:value-type="float">
            <text:p>4320.8362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.89" calcext:value-type="float">
            <text:p>94.89</text:p>
          </table:table-cell>
          <table:table-cell office:value-type="float" office:value="94.665" calcext:value-type="float">
            <text:p>94.665</text:p>
          </table:table-cell>
          <table:table-cell office:value-type="float" office:value="6" calcext:value-type="float">
            <text:p>6</text:p>
          </table:table-cell>
          <table:table-cell office:value-type="float" office:value="5017.36" calcext:value-type="float">
            <text:p>5017.36</text:p>
          </table:table-cell>
          <table:table-cell/>
          <table:table-cell table:formula="of:=57.3221*[.B273]+690.2252*[.D273]-4630.6398" office:value-type="float" office:value="4950.005469" calcext:value-type="float">
            <text:p>4950.005469</text:p>
          </table:table-cell>
          <table:table-cell table:formula="of:=-(796.4782 *[.A273]) - (95.1559 * [.B273])+(946.2515 * [.C273]) + (1150.0931 * [.D273]) + 419374.2937" office:value-type="float" office:value="5041.14119649999" calcext:value-type="float">
            <text:p>5041.141196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.94" calcext:value-type="float">
            <text:p>76.94</text:p>
          </table:table-cell>
          <table:table-cell office:value-type="float" office:value="76.92" calcext:value-type="float">
            <text:p>76.92</text:p>
          </table:table-cell>
          <table:table-cell office:value-type="float" office:value="5.5" calcext:value-type="float">
            <text:p>5.5</text:p>
          </table:table-cell>
          <table:table-cell office:value-type="float" office:value="3738.51" calcext:value-type="float">
            <text:p>3738.51</text:p>
          </table:table-cell>
          <table:table-cell/>
          <table:table-cell table:formula="of:=57.3221*[.B274]+690.2252*[.D274]-4630.6398" office:value-type="float" office:value="3575.961174" calcext:value-type="float">
            <text:p>3575.961174</text:p>
          </table:table-cell>
          <table:table-cell table:formula="of:=-(796.4782 *[.A274]) - (95.1559 * [.B274])+(946.2515 * [.C274]) + (1150.0931 * [.D274]) + 419374.2937" office:value-type="float" office:value="3719.51778400002" calcext:value-type="float">
            <text:p>3719.5177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2.1" calcext:value-type="float">
            <text:p>72.1</text:p>
          </table:table-cell>
          <table:table-cell office:value-type="float" office:value="72.55" calcext:value-type="float">
            <text:p>72.55</text:p>
          </table:table-cell>
          <table:table-cell office:value-type="float" office:value="4" calcext:value-type="float">
            <text:p>4</text:p>
          </table:table-cell>
          <table:table-cell office:value-type="float" office:value="2413.55" calcext:value-type="float">
            <text:p>2413.55</text:p>
          </table:table-cell>
          <table:table-cell/>
          <table:table-cell table:formula="of:=57.3221*[.B275]+690.2252*[.D275]-4630.6398" office:value-type="float" office:value="2263.18441" calcext:value-type="float">
            <text:p>2263.18441</text:p>
          </table:table-cell>
          <table:table-cell table:formula="of:=-(796.4782 *[.A275]) - (95.1559 * [.B275])+(946.2515 * [.C275]) + (1150.0931 * [.D275]) + 419374.2937" office:value-type="float" office:value="2302.20463499997" calcext:value-type="float">
            <text:p>2302.2046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.64" calcext:value-type="float">
            <text:p>76.64</text:p>
          </table:table-cell>
          <table:table-cell office:value-type="float" office:value="75.19" calcext:value-type="float">
            <text:p>75.19</text:p>
          </table:table-cell>
          <table:table-cell office:value-type="float" office:value="8.5" calcext:value-type="float">
            <text:p>8.5</text:p>
          </table:table-cell>
          <table:table-cell office:value-type="float" office:value="5436.88" calcext:value-type="float">
            <text:p>5436.88</text:p>
          </table:table-cell>
          <table:table-cell/>
          <table:table-cell table:formula="of:=57.3221*[.B276]+690.2252*[.D276]-4630.6398" office:value-type="float" office:value="5629.440144" calcext:value-type="float">
            <text:p>5629.440144</text:p>
          </table:table-cell>
          <table:table-cell table:formula="of:=-(796.4782 *[.A276]) - (95.1559 * [.B276])+(946.2515 * [.C276]) + (1150.0931 * [.D276]) + 419374.2937" office:value-type="float" office:value="5561.32875899994" calcext:value-type="float">
            <text:p>5561.32875899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.74" calcext:value-type="float">
            <text:p>69.74</text:p>
          </table:table-cell>
          <table:table-cell office:value-type="float" office:value="67.84" calcext:value-type="float">
            <text:p>67.84</text:p>
          </table:table-cell>
          <table:table-cell office:value-type="float" office:value="7.5" calcext:value-type="float">
            <text:p>7.5</text:p>
          </table:table-cell>
          <table:table-cell office:value-type="float" office:value="4355.92" calcext:value-type="float">
            <text:p>4355.92</text:p>
          </table:table-cell>
          <table:table-cell/>
          <table:table-cell table:formula="of:=57.3221*[.B277]+690.2252*[.D277]-4630.6398" office:value-type="float" office:value="4543.692454" calcext:value-type="float">
            <text:p>4543.692454</text:p>
          </table:table-cell>
          <table:table-cell table:formula="of:=-(796.4782 *[.A277]) - (95.1559 * [.B277])+(946.2515 * [.C277]) + (1150.0931 * [.D277]) + 419374.2937" office:value-type="float" office:value="4484.68844399997" calcext:value-type="float">
            <text:p>4484.68844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1.16" calcext:value-type="float">
            <text:p>71.16</text:p>
          </table:table-cell>
          <table:table-cell office:value-type="float" office:value="71.765" calcext:value-type="float">
            <text:p>71.765</text:p>
          </table:table-cell>
          <table:table-cell office:value-type="float" office:value="3.5" calcext:value-type="float">
            <text:p>3.5</text:p>
          </table:table-cell>
          <table:table-cell office:value-type="float" office:value="2024.51" calcext:value-type="float">
            <text:p>2024.51</text:p>
          </table:table-cell>
          <table:table-cell/>
          <table:table-cell table:formula="of:=57.3221*[.B278]+690.2252*[.D278]-4630.6398" office:value-type="float" office:value="1864.189036" calcext:value-type="float">
            <text:p>1864.189036</text:p>
          </table:table-cell>
          <table:table-cell table:formula="of:=-(796.4782 *[.A278]) - (95.1559 * [.B278])+(946.2515 * [.C278]) + (1150.0931 * [.D278]) + 419374.2937" office:value-type="float" office:value="1870.27540350001" calcext:value-type="float">
            <text:p>1870.275403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1.84" calcext:value-type="float">
            <text:p>61.84</text:p>
          </table:table-cell>
          <table:table-cell office:value-type="float" office:value="60.415" calcext:value-type="float">
            <text:p>60.415</text:p>
          </table:table-cell>
          <table:table-cell office:value-type="float" office:value="6.5" calcext:value-type="float">
            <text:p>6.5</text:p>
          </table:table-cell>
          <table:table-cell office:value-type="float" office:value="3300.12" calcext:value-type="float">
            <text:p>3300.12</text:p>
          </table:table-cell>
          <table:table-cell/>
          <table:table-cell table:formula="of:=57.3221*[.B279]+690.2252*[.D279]-4630.6398" office:value-type="float" office:value="3400.622664" calcext:value-type="float">
            <text:p>3400.622664</text:p>
          </table:table-cell>
          <table:table-cell table:formula="of:=-(796.4782 *[.A279]) - (95.1559 * [.B279])+(946.2515 * [.C279]) + (1150.0931 * [.D279]) + 419374.2937" office:value-type="float" office:value="3432.23516649997" calcext:value-type="float">
            <text:p>3432.235166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69" calcext:value-type="float">
            <text:p>88.69</text:p>
          </table:table-cell>
          <table:table-cell office:value-type="float" office:value="87.54" calcext:value-type="float">
            <text:p>87.54</text:p>
          </table:table-cell>
          <table:table-cell office:value-type="float" office:value="8" calcext:value-type="float">
            <text:p>8</text:p>
          </table:table-cell>
          <table:table-cell office:value-type="float" office:value="6245.18" calcext:value-type="float">
            <text:p>6245.18</text:p>
          </table:table-cell>
          <table:table-cell/>
          <table:table-cell table:formula="of:=57.3221*[.B280]+690.2252*[.D280]-4630.6398" office:value-type="float" office:value="5975.058849" calcext:value-type="float">
            <text:p>5975.058849</text:p>
          </table:table-cell>
          <table:table-cell table:formula="of:=-(796.4782 *[.A280]) - (95.1559 * [.B280])+(946.2515 * [.C280]) + (1150.0931 * [.D280]) + 419374.2937" office:value-type="float" office:value="5968.121239" calcext:value-type="float">
            <text:p>5968.12123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74" calcext:value-type="float">
            <text:p>88.74</text:p>
          </table:table-cell>
          <table:table-cell office:value-type="float" office:value="87.84" calcext:value-type="float">
            <text:p>87.84</text:p>
          </table:table-cell>
          <table:table-cell office:value-type="float" office:value="7.5" calcext:value-type="float">
            <text:p>7.5</text:p>
          </table:table-cell>
          <table:table-cell office:value-type="float" office:value="5909.73" calcext:value-type="float">
            <text:p>5909.73</text:p>
          </table:table-cell>
          <table:table-cell/>
          <table:table-cell table:formula="of:=57.3221*[.B281]+690.2252*[.D281]-4630.6398" office:value-type="float" office:value="5632.812354" calcext:value-type="float">
            <text:p>5632.812354</text:p>
          </table:table-cell>
          <table:table-cell table:formula="of:=-(796.4782 *[.A281]) - (95.1559 * [.B281])+(946.2515 * [.C281]) + (1150.0931 * [.D281]) + 419374.2937" office:value-type="float" office:value="5672.19234399998" calcext:value-type="float">
            <text:p>5672.19234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9.1" calcext:value-type="float">
            <text:p>79.1</text:p>
          </table:table-cell>
          <table:table-cell office:value-type="float" office:value="79.55" calcext:value-type="float">
            <text:p>79.55</text:p>
          </table:table-cell>
          <table:table-cell office:value-type="float" office:value="4" calcext:value-type="float">
            <text:p>4</text:p>
          </table:table-cell>
          <table:table-cell office:value-type="float" office:value="2654.46" calcext:value-type="float">
            <text:p>2654.46</text:p>
          </table:table-cell>
          <table:table-cell/>
          <table:table-cell table:formula="of:=57.3221*[.B282]+690.2252*[.D282]-4630.6398" office:value-type="float" office:value="2664.43911" calcext:value-type="float">
            <text:p>2664.43911</text:p>
          </table:table-cell>
          <table:table-cell table:formula="of:=-(796.4782 *[.A282]) - (95.1559 * [.B282])+(946.2515 * [.C282]) + (1150.0931 * [.D282]) + 419374.2937" office:value-type="float" office:value="2684.52643499995" calcext:value-type="float">
            <text:p>2684.52643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4.1" calcext:value-type="float">
            <text:p>74.1</text:p>
          </table:table-cell>
          <table:table-cell office:value-type="float" office:value="74.55" calcext:value-type="float">
            <text:p>74.55</text:p>
          </table:table-cell>
          <table:table-cell office:value-type="float" office:value="4" calcext:value-type="float">
            <text:p>4</text:p>
          </table:table-cell>
          <table:table-cell office:value-type="float" office:value="2484.96" calcext:value-type="float">
            <text:p>2484.96</text:p>
          </table:table-cell>
          <table:table-cell/>
          <table:table-cell table:formula="of:=57.3221*[.B283]+690.2252*[.D283]-4630.6398" office:value-type="float" office:value="2377.82861" calcext:value-type="float">
            <text:p>2377.82861</text:p>
          </table:table-cell>
          <table:table-cell table:formula="of:=-(796.4782 *[.A283]) - (95.1559 * [.B283])+(946.2515 * [.C283]) + (1150.0931 * [.D283]) + 419374.2937" office:value-type="float" office:value="2411.43943499989" calcext:value-type="float">
            <text:p>2411.439434999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1.74" calcext:value-type="float">
            <text:p>61.74</text:p>
          </table:table-cell>
          <table:table-cell office:value-type="float" office:value="59.84" calcext:value-type="float">
            <text:p>59.84</text:p>
          </table:table-cell>
          <table:table-cell office:value-type="float" office:value="7.5" calcext:value-type="float">
            <text:p>7.5</text:p>
          </table:table-cell>
          <table:table-cell office:value-type="float" office:value="3672.29" calcext:value-type="float">
            <text:p>3672.29</text:p>
          </table:table-cell>
          <table:table-cell/>
          <table:table-cell table:formula="of:=57.3221*[.B284]+690.2252*[.D284]-4630.6398" office:value-type="float" office:value="4085.115654" calcext:value-type="float">
            <text:p>4085.115654</text:p>
          </table:table-cell>
          <table:table-cell table:formula="of:=-(796.4782 *[.A284]) - (95.1559 * [.B284])+(946.2515 * [.C284]) + (1150.0931 * [.D284]) + 419374.2937" office:value-type="float" office:value="4047.74924400001" calcext:value-type="float">
            <text:p>4047.74924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0.69" calcext:value-type="float">
            <text:p>80.69</text:p>
          </table:table-cell>
          <table:table-cell office:value-type="float" office:value="79.54" calcext:value-type="float">
            <text:p>79.54</text:p>
          </table:table-cell>
          <table:table-cell office:value-type="float" office:value="8" calcext:value-type="float">
            <text:p>8</text:p>
          </table:table-cell>
          <table:table-cell office:value-type="float" office:value="5621" calcext:value-type="float">
            <text:p>5621</text:p>
          </table:table-cell>
          <table:table-cell/>
          <table:table-cell table:formula="of:=57.3221*[.B285]+690.2252*[.D285]-4630.6398" office:value-type="float" office:value="5516.482049" calcext:value-type="float">
            <text:p>5516.482049</text:p>
          </table:table-cell>
          <table:table-cell table:formula="of:=-(796.4782 *[.A285]) - (95.1559 * [.B285])+(946.2515 * [.C285]) + (1150.0931 * [.D285]) + 419374.2937" office:value-type="float" office:value="5531.18203899998" calcext:value-type="float">
            <text:p>5531.18203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4.21" calcext:value-type="float">
            <text:p>94.21</text:p>
          </table:table-cell>
          <table:table-cell office:value-type="float" office:value="93.935" calcext:value-type="float">
            <text:p>93.935</text:p>
          </table:table-cell>
          <table:table-cell office:value-type="float" office:value="3" calcext:value-type="float">
            <text:p>3</text:p>
          </table:table-cell>
          <table:table-cell office:value-type="float" office:value="2107.66" calcext:value-type="float">
            <text:p>2107.66</text:p>
          </table:table-cell>
          <table:table-cell/>
          <table:table-cell table:formula="of:=57.3221*[.B286]+690.2252*[.D286]-4630.6398" office:value-type="float" office:value="2840.350841" calcext:value-type="float">
            <text:p>2840.350841</text:p>
          </table:table-cell>
          <table:table-cell table:formula="of:=-(796.4782 *[.A286]) - (95.1559 * [.B286])+(946.2515 * [.C286]) + (1150.0931 * [.D286]) + 419374.2937" office:value-type="float" office:value="2557.76071349991" calcext:value-type="float">
            <text:p>2557.760713499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3.94" calcext:value-type="float">
            <text:p>83.94</text:p>
          </table:table-cell>
          <table:table-cell office:value-type="float" office:value="83.92" calcext:value-type="float">
            <text:p>83.92</text:p>
          </table:table-cell>
          <table:table-cell office:value-type="float" office:value="5.5" calcext:value-type="float">
            <text:p>5.5</text:p>
          </table:table-cell>
          <table:table-cell office:value-type="float" office:value="4078.4" calcext:value-type="float">
            <text:p>4078.4</text:p>
          </table:table-cell>
          <table:table-cell/>
          <table:table-cell table:formula="of:=57.3221*[.B287]+690.2252*[.D287]-4630.6398" office:value-type="float" office:value="3977.215874" calcext:value-type="float">
            <text:p>3977.215874</text:p>
          </table:table-cell>
          <table:table-cell table:formula="of:=-(796.4782 *[.A287]) - (95.1559 * [.B287])+(946.2515 * [.C287]) + (1150.0931 * [.D287]) + 419374.2937" office:value-type="float" office:value="4101.839584" calcext:value-type="float">
            <text:p>4101.8395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3.89" calcext:value-type="float">
            <text:p>93.89</text:p>
          </table:table-cell>
          <table:table-cell office:value-type="float" office:value="93.665" calcext:value-type="float">
            <text:p>93.665</text:p>
          </table:table-cell>
          <table:table-cell office:value-type="float" office:value="6" calcext:value-type="float">
            <text:p>6</text:p>
          </table:table-cell>
          <table:table-cell office:value-type="float" office:value="4977.84" calcext:value-type="float">
            <text:p>4977.84</text:p>
          </table:table-cell>
          <table:table-cell/>
          <table:table-cell table:formula="of:=57.3221*[.B288]+690.2252*[.D288]-4630.6398" office:value-type="float" office:value="4892.683369" calcext:value-type="float">
            <text:p>4892.683369</text:p>
          </table:table-cell>
          <table:table-cell table:formula="of:=-(796.4782 *[.A288]) - (95.1559 * [.B288])+(946.2515 * [.C288]) + (1150.0931 * [.D288]) + 419374.2937" office:value-type="float" office:value="4986.5237965" calcext:value-type="float">
            <text:p>4986.523796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.79" calcext:value-type="float">
            <text:p>89.79</text:p>
          </table:table-cell>
          <table:table-cell office:value-type="float" office:value="89.14" calcext:value-type="float">
            <text:p>89.14</text:p>
          </table:table-cell>
          <table:table-cell office:value-type="float" office:value="7" calcext:value-type="float">
            <text:p>7</text:p>
          </table:table-cell>
          <table:table-cell office:value-type="float" office:value="5611.23" calcext:value-type="float">
            <text:p>5611.23</text:p>
          </table:table-cell>
          <table:table-cell/>
          <table:table-cell table:formula="of:=57.3221*[.B289]+690.2252*[.D289]-4630.6398" office:value-type="float" office:value="5347.887959" calcext:value-type="float">
            <text:p>5347.887959</text:p>
          </table:table-cell>
          <table:table-cell table:formula="of:=-(796.4782 *[.A289]) - (95.1559 * [.B289])+(946.2515 * [.C289]) + (1150.0931 * [.D289]) + 419374.2937" office:value-type="float" office:value="5430.88084899995" calcext:value-type="float">
            <text:p>5430.88084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3.64" calcext:value-type="float">
            <text:p>83.64</text:p>
          </table:table-cell>
          <table:table-cell office:value-type="float" office:value="82.19" calcext:value-type="float">
            <text:p>82.19</text:p>
          </table:table-cell>
          <table:table-cell office:value-type="float" office:value="8.5" calcext:value-type="float">
            <text:p>8.5</text:p>
          </table:table-cell>
          <table:table-cell office:value-type="float" office:value="6094.87" calcext:value-type="float">
            <text:p>6094.87</text:p>
          </table:table-cell>
          <table:table-cell/>
          <table:table-cell table:formula="of:=57.3221*[.B290]+690.2252*[.D290]-4630.6398" office:value-type="float" office:value="6030.694844" calcext:value-type="float">
            <text:p>6030.694844</text:p>
          </table:table-cell>
          <table:table-cell table:formula="of:=-(796.4782 *[.A290]) - (95.1559 * [.B290])+(946.2515 * [.C290]) + (1150.0931 * [.D290]) + 419374.2937" office:value-type="float" office:value="5943.65055900003" calcext:value-type="float">
            <text:p>5943.65055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1.99" calcext:value-type="float">
            <text:p>61.99</text:p>
          </table:table-cell>
          <table:table-cell office:value-type="float" office:value="61.165" calcext:value-type="float">
            <text:p>61.165</text:p>
          </table:table-cell>
          <table:table-cell office:value-type="float" office:value="5" calcext:value-type="float">
            <text:p>5</text:p>
          </table:table-cell>
          <table:table-cell office:value-type="float" office:value="2545.24" calcext:value-type="float">
            <text:p>2545.24</text:p>
          </table:table-cell>
          <table:table-cell/>
          <table:table-cell table:formula="of:=57.3221*[.B291]+690.2252*[.D291]-4630.6398" office:value-type="float" office:value="2373.883179" calcext:value-type="float">
            <text:p>2373.883179</text:p>
          </table:table-cell>
          <table:table-cell table:formula="of:=-(796.4782 *[.A291]) - (95.1559 * [.B291])+(946.2515 * [.C291]) + (1150.0931 * [.D291]) + 419374.2937" office:value-type="float" office:value="2402.51075649995" calcext:value-type="float">
            <text:p>2402.510756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1.89" calcext:value-type="float">
            <text:p>61.89</text:p>
          </table:table-cell>
          <table:table-cell office:value-type="float" office:value="60.665" calcext:value-type="float">
            <text:p>60.665</text:p>
          </table:table-cell>
          <table:table-cell office:value-type="float" office:value="6" calcext:value-type="float">
            <text:p>6</text:p>
          </table:table-cell>
          <table:table-cell office:value-type="float" office:value="3063.55" calcext:value-type="float">
            <text:p>3063.55</text:p>
          </table:table-cell>
          <table:table-cell/>
          <table:table-cell table:formula="of:=57.3221*[.B292]+690.2252*[.D292]-4630.6398" office:value-type="float" office:value="3058.376169" calcext:value-type="float">
            <text:p>3058.376169</text:p>
          </table:table-cell>
          <table:table-cell table:formula="of:=-(796.4782 *[.A292]) - (95.1559 * [.B292])+(946.2515 * [.C292]) + (1150.0931 * [.D292]) + 419374.2937" office:value-type="float" office:value="3088.99369649997" calcext:value-type="float">
            <text:p>3088.993696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7.1" calcext:value-type="float">
            <text:p>77.1</text:p>
          </table:table-cell>
          <table:table-cell office:value-type="float" office:value="77.55" calcext:value-type="float">
            <text:p>77.55</text:p>
          </table:table-cell>
          <table:table-cell office:value-type="float" office:value="4" calcext:value-type="float">
            <text:p>4</text:p>
          </table:table-cell>
          <table:table-cell office:value-type="float" office:value="2588.19" calcext:value-type="float">
            <text:p>2588.19</text:p>
          </table:table-cell>
          <table:table-cell/>
          <table:table-cell table:formula="of:=57.3221*[.B293]+690.2252*[.D293]-4630.6398" office:value-type="float" office:value="2549.79491" calcext:value-type="float">
            <text:p>2549.79491</text:p>
          </table:table-cell>
          <table:table-cell table:formula="of:=-(796.4782 *[.A293]) - (95.1559 * [.B293])+(946.2515 * [.C293]) + (1150.0931 * [.D293]) + 419374.2937" office:value-type="float" office:value="2575.29163499997" calcext:value-type="float">
            <text:p>2575.2916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.79" calcext:value-type="float">
            <text:p>65.79</text:p>
          </table:table-cell>
          <table:table-cell office:value-type="float" office:value="64.14" calcext:value-type="float">
            <text:p>64.14</text:p>
          </table:table-cell>
          <table:table-cell office:value-type="float" office:value="7" calcext:value-type="float">
            <text:p>7</text:p>
          </table:table-cell>
          <table:table-cell office:value-type="float" office:value="3819.82" calcext:value-type="float">
            <text:p>3819.82</text:p>
          </table:table-cell>
          <table:table-cell/>
          <table:table-cell table:formula="of:=57.3221*[.B294]+690.2252*[.D294]-4630.6398" office:value-type="float" office:value="3972.157559" calcext:value-type="float">
            <text:p>3972.157559</text:p>
          </table:table-cell>
          <table:table-cell table:formula="of:=-(796.4782 *[.A294]) - (95.1559 * [.B294])+(946.2515 * [.C294]) + (1150.0931 * [.D294]) + 419374.2937" office:value-type="float" office:value="3970.289949" calcext:value-type="float">
            <text:p>3970.28994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3.84" calcext:value-type="float">
            <text:p>73.84</text:p>
          </table:table-cell>
          <table:table-cell office:value-type="float" office:value="73.415" calcext:value-type="float">
            <text:p>73.415</text:p>
          </table:table-cell>
          <table:table-cell office:value-type="float" office:value="6.5" calcext:value-type="float">
            <text:p>6.5</text:p>
          </table:table-cell>
          <table:table-cell office:value-type="float" office:value="4260.53" calcext:value-type="float">
            <text:p>4260.53</text:p>
          </table:table-cell>
          <table:table-cell/>
          <table:table-cell table:formula="of:=57.3221*[.B295]+690.2252*[.D295]-4630.6398" office:value-type="float" office:value="4088.487864" calcext:value-type="float">
            <text:p>4088.487864</text:p>
          </table:table-cell>
          <table:table-cell table:formula="of:=-(796.4782 *[.A295]) - (95.1559 * [.B295])+(946.2515 * [.C295]) + (1150.0931 * [.D295]) + 419374.2937" office:value-type="float" office:value="4237.41726650001" calcext:value-type="float">
            <text:p>4237.417266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.79" calcext:value-type="float">
            <text:p>67.79</text:p>
          </table:table-cell>
          <table:table-cell office:value-type="float" office:value="66.14" calcext:value-type="float">
            <text:p>66.14</text:p>
          </table:table-cell>
          <table:table-cell office:value-type="float" office:value="7" calcext:value-type="float">
            <text:p>7</text:p>
          </table:table-cell>
          <table:table-cell office:value-type="float" office:value="3979.15" calcext:value-type="float">
            <text:p>3979.15</text:p>
          </table:table-cell>
          <table:table-cell/>
          <table:table-cell table:formula="of:=57.3221*[.B296]+690.2252*[.D296]-4630.6398" office:value-type="float" office:value="4086.801759" calcext:value-type="float">
            <text:p>4086.801759</text:p>
          </table:table-cell>
          <table:table-cell table:formula="of:=-(796.4782 *[.A296]) - (95.1559 * [.B296])+(946.2515 * [.C296]) + (1150.0931 * [.D296]) + 419374.2937" office:value-type="float" office:value="4079.52474899998" calcext:value-type="float">
            <text:p>4079.52474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7.89" calcext:value-type="float">
            <text:p>87.89</text:p>
          </table:table-cell>
          <table:table-cell office:value-type="float" office:value="87.665" calcext:value-type="float">
            <text:p>87.665</text:p>
          </table:table-cell>
          <table:table-cell office:value-type="float" office:value="6" calcext:value-type="float">
            <text:p>6</text:p>
          </table:table-cell>
          <table:table-cell office:value-type="float" office:value="4687.82" calcext:value-type="float">
            <text:p>4687.82</text:p>
          </table:table-cell>
          <table:table-cell/>
          <table:table-cell table:formula="of:=57.3221*[.B297]+690.2252*[.D297]-4630.6398" office:value-type="float" office:value="4548.750769" calcext:value-type="float">
            <text:p>4548.750769</text:p>
          </table:table-cell>
          <table:table-cell table:formula="of:=-(796.4782 *[.A297]) - (95.1559 * [.B297])+(946.2515 * [.C297]) + (1150.0931 * [.D297]) + 419374.2937" office:value-type="float" office:value="4658.81939649995" calcext:value-type="float">
            <text:p>4658.819396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3.99" calcext:value-type="float">
            <text:p>73.99</text:p>
          </table:table-cell>
          <table:table-cell office:value-type="float" office:value="74.165" calcext:value-type="float">
            <text:p>74.165</text:p>
          </table:table-cell>
          <table:table-cell office:value-type="float" office:value="5" calcext:value-type="float">
            <text:p>5</text:p>
          </table:table-cell>
          <table:table-cell office:value-type="float" office:value="3226.05" calcext:value-type="float">
            <text:p>3226.05</text:p>
          </table:table-cell>
          <table:table-cell/>
          <table:table-cell table:formula="of:=57.3221*[.B298]+690.2252*[.D298]-4630.6398" office:value-type="float" office:value="3061.748379" calcext:value-type="float">
            <text:p>3061.748379</text:p>
          </table:table-cell>
          <table:table-cell table:formula="of:=-(796.4782 *[.A298]) - (95.1559 * [.B298])+(946.2515 * [.C298]) + (1150.0931 * [.D298]) + 419374.2937" office:value-type="float" office:value="3207.69285649993" calcext:value-type="float">
            <text:p>3207.692856499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2.16" calcext:value-type="float">
            <text:p>62.16</text:p>
          </table:table-cell>
          <table:table-cell office:value-type="float" office:value="61.765" calcext:value-type="float">
            <text:p>61.765</text:p>
          </table:table-cell>
          <table:table-cell office:value-type="float" office:value="3.5" calcext:value-type="float">
            <text:p>3.5</text:p>
          </table:table-cell>
          <table:table-cell office:value-type="float" office:value="1683.63" calcext:value-type="float">
            <text:p>1683.63</text:p>
          </table:table-cell>
          <table:table-cell/>
          <table:table-cell table:formula="of:=57.3221*[.B299]+690.2252*[.D299]-4630.6398" office:value-type="float" office:value="1348.290136" calcext:value-type="float">
            <text:p>1348.290136</text:p>
          </table:table-cell>
          <table:table-cell table:formula="of:=-(796.4782 *[.A299]) - (95.1559 * [.B299])+(946.2515 * [.C299]) + (1150.0931 * [.D299]) + 419374.2937" office:value-type="float" office:value="1228.94550350006" calcext:value-type="float">
            <text:p>1228.94550350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0.59" calcext:value-type="float">
            <text:p>80.59</text:p>
          </table:table-cell>
          <table:table-cell office:value-type="float" office:value="78.84" calcext:value-type="float">
            <text:p>78.84</text:p>
          </table:table-cell>
          <table:table-cell office:value-type="float" office:value="9" calcext:value-type="float">
            <text:p>9</text:p>
          </table:table-cell>
          <table:table-cell office:value-type="float" office:value="6011.02" calcext:value-type="float">
            <text:p>6011.02</text:p>
          </table:table-cell>
          <table:table-cell/>
          <table:table-cell table:formula="of:=57.3221*[.B300]+690.2252*[.D300]-4630.6398" office:value-type="float" office:value="6200.975039" calcext:value-type="float">
            <text:p>6200.975039</text:p>
          </table:table-cell>
          <table:table-cell table:formula="of:=-(796.4782 *[.A300]) - (95.1559 * [.B300])+(946.2515 * [.C300]) + (1150.0931 * [.D300]) + 419374.2937" office:value-type="float" office:value="6028.41467899998" calcext:value-type="float">
            <text:p>6028.41467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.99" calcext:value-type="float">
            <text:p>58.99</text:p>
          </table:table-cell>
          <table:table-cell office:value-type="float" office:value="58.165" calcext:value-type="float">
            <text:p>58.165</text:p>
          </table:table-cell>
          <table:table-cell office:value-type="float" office:value="5" calcext:value-type="float">
            <text:p>5</text:p>
          </table:table-cell>
          <table:table-cell office:value-type="float" office:value="2384.41" calcext:value-type="float">
            <text:p>2384.41</text:p>
          </table:table-cell>
          <table:table-cell/>
          <table:table-cell table:formula="of:=57.3221*[.B301]+690.2252*[.D301]-4630.6398" office:value-type="float" office:value="2201.916879" calcext:value-type="float">
            <text:p>2201.916879</text:p>
          </table:table-cell>
          <table:table-cell table:formula="of:=-(796.4782 *[.A301]) - (95.1559 * [.B301])+(946.2515 * [.C301]) + (1150.0931 * [.D301]) + 419374.2937" office:value-type="float" office:value="2238.65855649993" calcext:value-type="float">
            <text:p>2238.658556499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59" calcext:value-type="float">
            <text:p>70.59</text:p>
          </table:table-cell>
          <table:table-cell office:value-type="float" office:value="67.84" calcext:value-type="float">
            <text:p>67.84</text:p>
          </table:table-cell>
          <table:table-cell office:value-type="float" office:value="9" calcext:value-type="float">
            <text:p>9</text:p>
          </table:table-cell>
          <table:table-cell office:value-type="float" office:value="4720.58" calcext:value-type="float">
            <text:p>4720.58</text:p>
          </table:table-cell>
          <table:table-cell/>
          <table:table-cell table:formula="of:=57.3221*[.B302]+690.2252*[.D302]-4630.6398" office:value-type="float" office:value="5627.754039" calcext:value-type="float">
            <text:p>5627.754039</text:p>
          </table:table-cell>
          <table:table-cell table:formula="of:=-(796.4782 *[.A302]) - (95.1559 * [.B302])+(946.2515 * [.C302]) + (1150.0931 * [.D302]) + 419374.2937" office:value-type="float" office:value="5332.46737899998" calcext:value-type="float">
            <text:p>5332.4673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.94" calcext:value-type="float">
            <text:p>94.94</text:p>
          </table:table-cell>
          <table:table-cell office:value-type="float" office:value="94.92" calcext:value-type="float">
            <text:p>94.92</text:p>
          </table:table-cell>
          <table:table-cell office:value-type="float" office:value="5.5" calcext:value-type="float">
            <text:p>5.5</text:p>
          </table:table-cell>
          <table:table-cell office:value-type="float" office:value="4547.82" calcext:value-type="float">
            <text:p>4547.82</text:p>
          </table:table-cell>
          <table:table-cell/>
          <table:table-cell table:formula="of:=57.3221*[.B303]+690.2252*[.D303]-4630.6398" office:value-type="float" office:value="4607.758974" calcext:value-type="float">
            <text:p>4607.758974</text:p>
          </table:table-cell>
          <table:table-cell table:formula="of:=-(796.4782 *[.A303]) - (95.1559 * [.B303])+(946.2515 * [.C303]) + (1150.0931 * [.D303]) + 419374.2937" office:value-type="float" office:value="4702.63098399999" calcext:value-type="float">
            <text:p>4702.6309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5.21" calcext:value-type="float">
            <text:p>95.21</text:p>
          </table:table-cell>
          <table:table-cell office:value-type="float" office:value="94.935" calcext:value-type="float">
            <text:p>94.935</text:p>
          </table:table-cell>
          <table:table-cell office:value-type="float" office:value="3" calcext:value-type="float">
            <text:p>3</text:p>
          </table:table-cell>
          <table:table-cell office:value-type="float" office:value="2110.13" calcext:value-type="float">
            <text:p>2110.13</text:p>
          </table:table-cell>
          <table:table-cell/>
          <table:table-cell table:formula="of:=57.3221*[.B304]+690.2252*[.D304]-4630.6398" office:value-type="float" office:value="2897.672941" calcext:value-type="float">
            <text:p>2897.672941</text:p>
          </table:table-cell>
          <table:table-cell table:formula="of:=-(796.4782 *[.A304]) - (95.1559 * [.B304])+(946.2515 * [.C304]) + (1150.0931 * [.D304]) + 419374.2937" office:value-type="float" office:value="2612.37811349996" calcext:value-type="float">
            <text:p>2612.378113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3.21" calcext:value-type="float">
            <text:p>93.21</text:p>
          </table:table-cell>
          <table:table-cell office:value-type="float" office:value="92.935" calcext:value-type="float">
            <text:p>92.935</text:p>
          </table:table-cell>
          <table:table-cell office:value-type="float" office:value="3" calcext:value-type="float">
            <text:p>3</text:p>
          </table:table-cell>
          <table:table-cell office:value-type="float" office:value="2099.1" calcext:value-type="float">
            <text:p>2099.1</text:p>
          </table:table-cell>
          <table:table-cell/>
          <table:table-cell table:formula="of:=57.3221*[.B305]+690.2252*[.D305]-4630.6398" office:value-type="float" office:value="2783.028741" calcext:value-type="float">
            <text:p>2783.028741</text:p>
          </table:table-cell>
          <table:table-cell table:formula="of:=-(796.4782 *[.A305]) - (95.1559 * [.B305])+(946.2515 * [.C305]) + (1150.0931 * [.D305]) + 419374.2937" office:value-type="float" office:value="2503.14331349998" calcext:value-type="float">
            <text:p>2503.14331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0.1" calcext:value-type="float">
            <text:p>90.1</text:p>
          </table:table-cell>
          <table:table-cell office:value-type="float" office:value="90.55" calcext:value-type="float">
            <text:p>90.55</text:p>
          </table:table-cell>
          <table:table-cell office:value-type="float" office:value="4" calcext:value-type="float">
            <text:p>4</text:p>
          </table:table-cell>
          <table:table-cell office:value-type="float" office:value="2983.61" calcext:value-type="float">
            <text:p>2983.61</text:p>
          </table:table-cell>
          <table:table-cell/>
          <table:table-cell table:formula="of:=57.3221*[.B306]+690.2252*[.D306]-4630.6398" office:value-type="float" office:value="3294.98221" calcext:value-type="float">
            <text:p>3294.98221</text:p>
          </table:table-cell>
          <table:table-cell table:formula="of:=-(796.4782 *[.A306]) - (95.1559 * [.B306])+(946.2515 * [.C306]) + (1150.0931 * [.D306]) + 419374.2937" office:value-type="float" office:value="3285.31783499999" calcext:value-type="float">
            <text:p>3285.31783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.99" calcext:value-type="float">
            <text:p>68.99</text:p>
          </table:table-cell>
          <table:table-cell office:value-type="float" office:value="68.165" calcext:value-type="float">
            <text:p>68.165</text:p>
          </table:table-cell>
          <table:table-cell office:value-type="float" office:value="5" calcext:value-type="float">
            <text:p>5</text:p>
          </table:table-cell>
          <table:table-cell office:value-type="float" office:value="2928.11" calcext:value-type="float">
            <text:p>2928.11</text:p>
          </table:table-cell>
          <table:table-cell/>
          <table:table-cell table:formula="of:=57.3221*[.B307]+690.2252*[.D307]-4630.6398" office:value-type="float" office:value="2775.137879" calcext:value-type="float">
            <text:p>2775.137879</text:p>
          </table:table-cell>
          <table:table-cell table:formula="of:=-(796.4782 *[.A307]) - (95.1559 * [.B307])+(946.2515 * [.C307]) + (1150.0931 * [.D307]) + 419374.2937" office:value-type="float" office:value="2784.83255649998" calcext:value-type="float">
            <text:p>2784.832556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1.16" calcext:value-type="float">
            <text:p>91.16</text:p>
          </table:table-cell>
          <table:table-cell office:value-type="float" office:value="91.765" calcext:value-type="float">
            <text:p>91.765</text:p>
          </table:table-cell>
          <table:table-cell office:value-type="float" office:value="3.5" calcext:value-type="float">
            <text:p>3.5</text:p>
          </table:table-cell>
          <table:table-cell office:value-type="float" office:value="2553.33" calcext:value-type="float">
            <text:p>2553.33</text:p>
          </table:table-cell>
          <table:table-cell/>
          <table:table-cell table:formula="of:=57.3221*[.B308]+690.2252*[.D308]-4630.6398" office:value-type="float" office:value="3010.631036" calcext:value-type="float">
            <text:p>3010.631036</text:p>
          </table:table-cell>
          <table:table-cell table:formula="of:=-(796.4782 *[.A308]) - (95.1559 * [.B308])+(946.2515 * [.C308]) + (1150.0931 * [.D308]) + 419374.2937" office:value-type="float" office:value="2962.62340350001" calcext:value-type="float">
            <text:p>2962.62340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.84" calcext:value-type="float">
            <text:p>70.84</text:p>
          </table:table-cell>
          <table:table-cell office:value-type="float" office:value="70.415" calcext:value-type="float">
            <text:p>70.415</text:p>
          </table:table-cell>
          <table:table-cell office:value-type="float" office:value="6.5" calcext:value-type="float">
            <text:p>6.5</text:p>
          </table:table-cell>
          <table:table-cell office:value-type="float" office:value="4071.73" calcext:value-type="float">
            <text:p>4071.73</text:p>
          </table:table-cell>
          <table:table-cell/>
          <table:table-cell table:formula="of:=57.3221*[.B309]+690.2252*[.D309]-4630.6398" office:value-type="float" office:value="3916.521564" calcext:value-type="float">
            <text:p>3916.521564</text:p>
          </table:table-cell>
          <table:table-cell table:formula="of:=-(796.4782 *[.A309]) - (95.1559 * [.B309])+(946.2515 * [.C309]) + (1150.0931 * [.D309]) + 419374.2937" office:value-type="float" office:value="4073.56506649998" calcext:value-type="float">
            <text:p>4073.565066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8.1" calcext:value-type="float">
            <text:p>88.1</text:p>
          </table:table-cell>
          <table:table-cell office:value-type="float" office:value="88.55" calcext:value-type="float">
            <text:p>88.55</text:p>
          </table:table-cell>
          <table:table-cell office:value-type="float" office:value="4" calcext:value-type="float">
            <text:p>4</text:p>
          </table:table-cell>
          <table:table-cell office:value-type="float" office:value="2927.26" calcext:value-type="float">
            <text:p>2927.26</text:p>
          </table:table-cell>
          <table:table-cell/>
          <table:table-cell table:formula="of:=57.3221*[.B310]+690.2252*[.D310]-4630.6398" office:value-type="float" office:value="3180.33801" calcext:value-type="float">
            <text:p>3180.33801</text:p>
          </table:table-cell>
          <table:table-cell table:formula="of:=-(796.4782 *[.A310]) - (95.1559 * [.B310])+(946.2515 * [.C310]) + (1150.0931 * [.D310]) + 419374.2937" office:value-type="float" office:value="3176.0830349999" calcext:value-type="float">
            <text:p>3176.083034999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0.1" calcext:value-type="float">
            <text:p>60.1</text:p>
          </table:table-cell>
          <table:table-cell office:value-type="float" office:value="59.55" calcext:value-type="float">
            <text:p>59.55</text:p>
          </table:table-cell>
          <table:table-cell office:value-type="float" office:value="4" calcext:value-type="float">
            <text:p>4</text:p>
          </table:table-cell>
          <table:table-cell office:value-type="float" office:value="1891.3" calcext:value-type="float">
            <text:p>1891.3</text:p>
          </table:table-cell>
          <table:table-cell/>
          <table:table-cell table:formula="of:=57.3221*[.B311]+690.2252*[.D311]-4630.6398" office:value-type="float" office:value="1575.31921" calcext:value-type="float">
            <text:p>1575.31921</text:p>
          </table:table-cell>
          <table:table-cell table:formula="of:=-(796.4782 *[.A311]) - (95.1559 * [.B311])+(946.2515 * [.C311]) + (1150.0931 * [.D311]) + 419374.2937" office:value-type="float" office:value="1497.02253499994" calcext:value-type="float">
            <text:p>1497.022534999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9.16" calcext:value-type="float">
            <text:p>79.16</text:p>
          </table:table-cell>
          <table:table-cell office:value-type="float" office:value="79.765" calcext:value-type="float">
            <text:p>79.765</text:p>
          </table:table-cell>
          <table:table-cell office:value-type="float" office:value="3.5" calcext:value-type="float">
            <text:p>3.5</text:p>
          </table:table-cell>
          <table:table-cell office:value-type="float" office:value="2261.61" calcext:value-type="float">
            <text:p>2261.61</text:p>
          </table:table-cell>
          <table:table-cell/>
          <table:table-cell table:formula="of:=57.3221*[.B312]+690.2252*[.D312]-4630.6398" office:value-type="float" office:value="2322.765836" calcext:value-type="float">
            <text:p>2322.765836</text:p>
          </table:table-cell>
          <table:table-cell table:formula="of:=-(796.4782 *[.A312]) - (95.1559 * [.B312])+(946.2515 * [.C312]) + (1150.0931 * [.D312]) + 419374.2937" office:value-type="float" office:value="2307.21460350003" calcext:value-type="float">
            <text:p>2307.214603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765" calcext:value-type="float">
            <text:p>66.765</text:p>
          </table:table-cell>
          <table:table-cell office:value-type="float" office:value="3.5" calcext:value-type="float">
            <text:p>3.5</text:p>
          </table:table-cell>
          <table:table-cell office:value-type="float" office:value="1860.57" calcext:value-type="float">
            <text:p>1860.57</text:p>
          </table:table-cell>
          <table:table-cell/>
          <table:table-cell table:formula="of:=57.3221*[.B313]+690.2252*[.D313]-4630.6398" office:value-type="float" office:value="1634.900636" calcext:value-type="float">
            <text:p>1634.900636</text:p>
          </table:table-cell>
          <table:table-cell table:formula="of:=-(796.4782 *[.A313]) - (95.1559 * [.B313])+(946.2515 * [.C313]) + (1150.0931 * [.D313]) + 419374.2937" office:value-type="float" office:value="1502.03250350006" calcext:value-type="float">
            <text:p>1502.032503500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4.04" calcext:value-type="float">
            <text:p>74.04</text:p>
          </table:table-cell>
          <table:table-cell office:value-type="float" office:value="74.365" calcext:value-type="float">
            <text:p>74.365</text:p>
          </table:table-cell>
          <table:table-cell office:value-type="float" office:value="4.5" calcext:value-type="float">
            <text:p>4.5</text:p>
          </table:table-cell>
          <table:table-cell office:value-type="float" office:value="2864.24" calcext:value-type="float">
            <text:p>2864.24</text:p>
          </table:table-cell>
          <table:table-cell/>
          <table:table-cell table:formula="of:=57.3221*[.B314]+690.2252*[.D314]-4630.6398" office:value-type="float" office:value="2719.501884" calcext:value-type="float">
            <text:p>2719.501884</text:p>
          </table:table-cell>
          <table:table-cell table:formula="of:=-(796.4782 *[.A314]) - (95.1559 * [.B314])+(946.2515 * [.C314]) + (1150.0931 * [.D314]) + 419374.2937" office:value-type="float" office:value="2817.13881149993" calcext:value-type="float">
            <text:p>2817.138811499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.64" calcext:value-type="float">
            <text:p>77.64</text:p>
          </table:table-cell>
          <table:table-cell office:value-type="float" office:value="76.19" calcext:value-type="float">
            <text:p>76.19</text:p>
          </table:table-cell>
          <table:table-cell office:value-type="float" office:value="8.5" calcext:value-type="float">
            <text:p>8.5</text:p>
          </table:table-cell>
          <table:table-cell office:value-type="float" office:value="5529.53" calcext:value-type="float">
            <text:p>5529.53</text:p>
          </table:table-cell>
          <table:table-cell/>
          <table:table-cell table:formula="of:=57.3221*[.B315]+690.2252*[.D315]-4630.6398" office:value-type="float" office:value="5686.762244" calcext:value-type="float">
            <text:p>5686.762244</text:p>
          </table:table-cell>
          <table:table-cell table:formula="of:=-(796.4782 *[.A315]) - (95.1559 * [.B315])+(946.2515 * [.C315]) + (1150.0931 * [.D315]) + 419374.2937" office:value-type="float" office:value="5615.94615899999" calcext:value-type="float">
            <text:p>5615.94615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79" calcext:value-type="float">
            <text:p>71.79</text:p>
          </table:table-cell>
          <table:table-cell office:value-type="float" office:value="71.14" calcext:value-type="float">
            <text:p>71.14</text:p>
          </table:table-cell>
          <table:table-cell office:value-type="float" office:value="7" calcext:value-type="float">
            <text:p>7</text:p>
          </table:table-cell>
          <table:table-cell office:value-type="float" office:value="4422.22" calcext:value-type="float">
            <text:p>4422.22</text:p>
          </table:table-cell>
          <table:table-cell/>
          <table:table-cell table:formula="of:=57.3221*[.B316]+690.2252*[.D316]-4630.6398" office:value-type="float" office:value="4316.090159" calcext:value-type="float">
            <text:p>4316.090159</text:p>
          </table:table-cell>
          <table:table-cell table:formula="of:=-(796.4782 *[.A316]) - (95.1559 * [.B316])+(946.2515 * [.C316]) + (1150.0931 * [.D316]) + 419374.2937" office:value-type="float" office:value="4447.76764899993" calcext:value-type="float">
            <text:p>4447.76764899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.69" calcext:value-type="float">
            <text:p>69.69</text:p>
          </table:table-cell>
          <table:table-cell office:value-type="float" office:value="67.54" calcext:value-type="float">
            <text:p>67.54</text:p>
          </table:table-cell>
          <table:table-cell office:value-type="float" office:value="8" calcext:value-type="float">
            <text:p>8</text:p>
          </table:table-cell>
          <table:table-cell office:value-type="float" office:value="4555.88" calcext:value-type="float">
            <text:p>4555.88</text:p>
          </table:table-cell>
          <table:table-cell/>
          <table:table-cell table:formula="of:=57.3221*[.B317]+690.2252*[.D317]-4630.6398" office:value-type="float" office:value="4885.938949" calcext:value-type="float">
            <text:p>4885.938949</text:p>
          </table:table-cell>
          <table:table-cell table:formula="of:=-(796.4782 *[.A317]) - (95.1559 * [.B317])+(946.2515 * [.C317]) + (1150.0931 * [.D317]) + 419374.2937" office:value-type="float" office:value="4780.61733899993" calcext:value-type="float">
            <text:p>4780.617338999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7.89" calcext:value-type="float">
            <text:p>57.89</text:p>
          </table:table-cell>
          <table:table-cell office:value-type="float" office:value="56.665" calcext:value-type="float">
            <text:p>56.665</text:p>
          </table:table-cell>
          <table:table-cell office:value-type="float" office:value="6" calcext:value-type="float">
            <text:p>6</text:p>
          </table:table-cell>
          <table:table-cell office:value-type="float" office:value="2792.27" calcext:value-type="float">
            <text:p>2792.27</text:p>
          </table:table-cell>
          <table:table-cell/>
          <table:table-cell table:formula="of:=57.3221*[.B318]+690.2252*[.D318]-4630.6398" office:value-type="float" office:value="2829.087769" calcext:value-type="float">
            <text:p>2829.087769</text:p>
          </table:table-cell>
          <table:table-cell table:formula="of:=-(796.4782 *[.A318]) - (95.1559 * [.B318])+(946.2515 * [.C318]) + (1150.0931 * [.D318]) + 419374.2937" office:value-type="float" office:value="2870.52409649995" calcext:value-type="float">
            <text:p>2870.524096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.59" calcext:value-type="float">
            <text:p>70.59</text:p>
          </table:table-cell>
          <table:table-cell office:value-type="float" office:value="68.84" calcext:value-type="float">
            <text:p>68.84</text:p>
          </table:table-cell>
          <table:table-cell office:value-type="float" office:value="9" calcext:value-type="float">
            <text:p>9</text:p>
          </table:table-cell>
          <table:table-cell office:value-type="float" office:value="4905.55" calcext:value-type="float">
            <text:p>4905.55</text:p>
          </table:table-cell>
          <table:table-cell/>
          <table:table-cell table:formula="of:=57.3221*[.B319]+690.2252*[.D319]-4630.6398" office:value-type="float" office:value="5627.754039" calcext:value-type="float">
            <text:p>5627.754039</text:p>
          </table:table-cell>
          <table:table-cell table:formula="of:=-(796.4782 *[.A319]) - (95.1559 * [.B319])+(946.2515 * [.C319]) + (1150.0931 * [.D319]) + 419374.2937" office:value-type="float" office:value="5482.24067899992" calcext:value-type="float">
            <text:p>5482.240678999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.74" calcext:value-type="float">
            <text:p>59.74</text:p>
          </table:table-cell>
          <table:table-cell office:value-type="float" office:value="57.84" calcext:value-type="float">
            <text:p>57.84</text:p>
          </table:table-cell>
          <table:table-cell office:value-type="float" office:value="7.5" calcext:value-type="float">
            <text:p>7.5</text:p>
          </table:table-cell>
          <table:table-cell office:value-type="float" office:value="3347.5" calcext:value-type="float">
            <text:p>3347.5</text:p>
          </table:table-cell>
          <table:table-cell/>
          <table:table-cell table:formula="of:=57.3221*[.B320]+690.2252*[.D320]-4630.6398" office:value-type="float" office:value="3970.471454" calcext:value-type="float">
            <text:p>3970.471454</text:p>
          </table:table-cell>
          <table:table-cell table:formula="of:=-(796.4782 *[.A320]) - (95.1559 * [.B320])+(946.2515 * [.C320]) + (1150.0931 * [.D320]) + 419374.2937" office:value-type="float" office:value="3938.51444399997" calcext:value-type="float">
            <text:p>3938.51444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.74" calcext:value-type="float">
            <text:p>68.74</text:p>
          </table:table-cell>
          <table:table-cell office:value-type="float" office:value="66.84" calcext:value-type="float">
            <text:p>66.84</text:p>
          </table:table-cell>
          <table:table-cell office:value-type="float" office:value="7.5" calcext:value-type="float">
            <text:p>7.5</text:p>
          </table:table-cell>
          <table:table-cell office:value-type="float" office:value="4272.72" calcext:value-type="float">
            <text:p>4272.72</text:p>
          </table:table-cell>
          <table:table-cell/>
          <table:table-cell table:formula="of:=57.3221*[.B321]+690.2252*[.D321]-4630.6398" office:value-type="float" office:value="4486.370354" calcext:value-type="float">
            <text:p>4486.370354</text:p>
          </table:table-cell>
          <table:table-cell table:formula="of:=-(796.4782 *[.A321]) - (95.1559 * [.B321])+(946.2515 * [.C321]) + (1150.0931 * [.D321]) + 419374.2937" office:value-type="float" office:value="4430.07104399998" calcext:value-type="float">
            <text:p>4430.07104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.79" calcext:value-type="float">
            <text:p>74.79</text:p>
          </table:table-cell>
          <table:table-cell office:value-type="float" office:value="74.14" calcext:value-type="float">
            <text:p>74.14</text:p>
          </table:table-cell>
          <table:table-cell office:value-type="float" office:value="7" calcext:value-type="float">
            <text:p>7</text:p>
          </table:table-cell>
          <table:table-cell office:value-type="float" office:value="4634.29" calcext:value-type="float">
            <text:p>4634.29</text:p>
          </table:table-cell>
          <table:table-cell/>
          <table:table-cell table:formula="of:=57.3221*[.B322]+690.2252*[.D322]-4630.6398" office:value-type="float" office:value="4488.056459" calcext:value-type="float">
            <text:p>4488.056459</text:p>
          </table:table-cell>
          <table:table-cell table:formula="of:=-(796.4782 *[.A322]) - (95.1559 * [.B322])+(946.2515 * [.C322]) + (1150.0931 * [.D322]) + 419374.2937" office:value-type="float" office:value="4611.61984899995" calcext:value-type="float">
            <text:p>4611.61984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8.21" calcext:value-type="float">
            <text:p>78.21</text:p>
          </table:table-cell>
          <table:table-cell office:value-type="float" office:value="77.935" calcext:value-type="float">
            <text:p>77.935</text:p>
          </table:table-cell>
          <table:table-cell office:value-type="float" office:value="3" calcext:value-type="float">
            <text:p>3</text:p>
          </table:table-cell>
          <table:table-cell office:value-type="float" office:value="1826.08" calcext:value-type="float">
            <text:p>1826.08</text:p>
          </table:table-cell>
          <table:table-cell/>
          <table:table-cell table:formula="of:=57.3221*[.B323]+690.2252*[.D323]-4630.6398" office:value-type="float" office:value="1923.197241" calcext:value-type="float">
            <text:p>1923.197241</text:p>
          </table:table-cell>
          <table:table-cell table:formula="of:=-(796.4782 *[.A323]) - (95.1559 * [.B323])+(946.2515 * [.C323]) + (1150.0931 * [.D323]) + 419374.2937" office:value-type="float" office:value="1683.88231349998" calcext:value-type="float">
            <text:p>1683.882313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8.1" calcext:value-type="float">
            <text:p>78.1</text:p>
          </table:table-cell>
          <table:table-cell office:value-type="float" office:value="78.55" calcext:value-type="float">
            <text:p>78.55</text:p>
          </table:table-cell>
          <table:table-cell office:value-type="float" office:value="4" calcext:value-type="float">
            <text:p>4</text:p>
          </table:table-cell>
          <table:table-cell office:value-type="float" office:value="2620.27" calcext:value-type="float">
            <text:p>2620.27</text:p>
          </table:table-cell>
          <table:table-cell/>
          <table:table-cell table:formula="of:=57.3221*[.B324]+690.2252*[.D324]-4630.6398" office:value-type="float" office:value="2607.11701" calcext:value-type="float">
            <text:p>2607.11701</text:p>
          </table:table-cell>
          <table:table-cell table:formula="of:=-(796.4782 *[.A324]) - (95.1559 * [.B324])+(946.2515 * [.C324]) + (1150.0931 * [.D324]) + 419374.2937" office:value-type="float" office:value="2629.90903499996" calcext:value-type="float">
            <text:p>2629.9090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7.21" calcext:value-type="float">
            <text:p>87.21</text:p>
          </table:table-cell>
          <table:table-cell office:value-type="float" office:value="86.935" calcext:value-type="float">
            <text:p>86.935</text:p>
          </table:table-cell>
          <table:table-cell office:value-type="float" office:value="3" calcext:value-type="float">
            <text:p>3</text:p>
          </table:table-cell>
          <table:table-cell office:value-type="float" office:value="2015.06" calcext:value-type="float">
            <text:p>2015.06</text:p>
          </table:table-cell>
          <table:table-cell/>
          <table:table-cell table:formula="of:=57.3221*[.B325]+690.2252*[.D325]-4630.6398" office:value-type="float" office:value="2439.096141" calcext:value-type="float">
            <text:p>2439.096141</text:p>
          </table:table-cell>
          <table:table-cell table:formula="of:=-(796.4782 *[.A325]) - (95.1559 * [.B325])+(946.2515 * [.C325]) + (1150.0931 * [.D325]) + 419374.2937" office:value-type="float" office:value="2175.43891349999" calcext:value-type="float">
            <text:p>2175.438913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9.04" calcext:value-type="float">
            <text:p>89.04</text:p>
          </table:table-cell>
          <table:table-cell office:value-type="float" office:value="89.365" calcext:value-type="float">
            <text:p>89.365</text:p>
          </table:table-cell>
          <table:table-cell office:value-type="float" office:value="4.5" calcext:value-type="float">
            <text:p>4.5</text:p>
          </table:table-cell>
          <table:table-cell office:value-type="float" office:value="3401.42" calcext:value-type="float">
            <text:p>3401.42</text:p>
          </table:table-cell>
          <table:table-cell/>
          <table:table-cell table:formula="of:=57.3221*[.B326]+690.2252*[.D326]-4630.6398" office:value-type="float" office:value="3579.333384" calcext:value-type="float">
            <text:p>3579.333384</text:p>
          </table:table-cell>
          <table:table-cell table:formula="of:=-(796.4782 *[.A326]) - (95.1559 * [.B326])+(946.2515 * [.C326]) + (1150.0931 * [.D326]) + 419374.2937" office:value-type="float" office:value="3636.39981150004" calcext:value-type="float">
            <text:p>3636.399811500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.79" calcext:value-type="float">
            <text:p>75.79</text:p>
          </table:table-cell>
          <table:table-cell office:value-type="float" office:value="75.14" calcext:value-type="float">
            <text:p>75.14</text:p>
          </table:table-cell>
          <table:table-cell office:value-type="float" office:value="7" calcext:value-type="float">
            <text:p>7</text:p>
          </table:table-cell>
          <table:table-cell office:value-type="float" office:value="4701.28" calcext:value-type="float">
            <text:p>4701.28</text:p>
          </table:table-cell>
          <table:table-cell/>
          <table:table-cell table:formula="of:=57.3221*[.B327]+690.2252*[.D327]-4630.6398" office:value-type="float" office:value="4545.378559" calcext:value-type="float">
            <text:p>4545.378559</text:p>
          </table:table-cell>
          <table:table-cell table:formula="of:=-(796.4782 *[.A327]) - (95.1559 * [.B327])+(946.2515 * [.C327]) + (1150.0931 * [.D327]) + 419374.2937" office:value-type="float" office:value="4666.23724899994" calcext:value-type="float">
            <text:p>4666.237248999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8.1" calcext:value-type="float">
            <text:p>68.1</text:p>
          </table:table-cell>
          <table:table-cell office:value-type="float" office:value="67.55" calcext:value-type="float">
            <text:p>67.55</text:p>
          </table:table-cell>
          <table:table-cell office:value-type="float" office:value="4" calcext:value-type="float">
            <text:p>4</text:p>
          </table:table-cell>
          <table:table-cell office:value-type="float" office:value="2221.16" calcext:value-type="float">
            <text:p>2221.16</text:p>
          </table:table-cell>
          <table:table-cell/>
          <table:table-cell table:formula="of:=57.3221*[.B328]+690.2252*[.D328]-4630.6398" office:value-type="float" office:value="2033.89601" calcext:value-type="float">
            <text:p>2033.89601</text:p>
          </table:table-cell>
          <table:table-cell table:formula="of:=-(796.4782 *[.A328]) - (95.1559 * [.B328])+(946.2515 * [.C328]) + (1150.0931 * [.D328]) + 419374.2937" office:value-type="float" office:value="1933.96173499996" calcext:value-type="float">
            <text:p>1933.9617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0.21" calcext:value-type="float">
            <text:p>80.21</text:p>
          </table:table-cell>
          <table:table-cell office:value-type="float" office:value="79.935" calcext:value-type="float">
            <text:p>79.935</text:p>
          </table:table-cell>
          <table:table-cell office:value-type="float" office:value="3" calcext:value-type="float">
            <text:p>3</text:p>
          </table:table-cell>
          <table:table-cell office:value-type="float" office:value="1874.52" calcext:value-type="float">
            <text:p>1874.52</text:p>
          </table:table-cell>
          <table:table-cell/>
          <table:table-cell table:formula="of:=57.3221*[.B329]+690.2252*[.D329]-4630.6398" office:value-type="float" office:value="2037.841441" calcext:value-type="float">
            <text:p>2037.841441</text:p>
          </table:table-cell>
          <table:table-cell table:formula="of:=-(796.4782 *[.A329]) - (95.1559 * [.B329])+(946.2515 * [.C329]) + (1150.0931 * [.D329]) + 419374.2937" office:value-type="float" office:value="1793.11711350002" calcext:value-type="float">
            <text:p>1793.117113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99" calcext:value-type="float">
            <text:p>88.99</text:p>
          </table:table-cell>
          <table:table-cell office:value-type="float" office:value="89.165" calcext:value-type="float">
            <text:p>89.165</text:p>
          </table:table-cell>
          <table:table-cell office:value-type="float" office:value="5" calcext:value-type="float">
            <text:p>5</text:p>
          </table:table-cell>
          <table:table-cell office:value-type="float" office:value="3854.35" calcext:value-type="float">
            <text:p>3854.35</text:p>
          </table:table-cell>
          <table:table-cell/>
          <table:table-cell table:formula="of:=57.3221*[.B330]+690.2252*[.D330]-4630.6398" office:value-type="float" office:value="3921.579879" calcext:value-type="float">
            <text:p>3921.579879</text:p>
          </table:table-cell>
          <table:table-cell table:formula="of:=-(796.4782 *[.A330]) - (95.1559 * [.B330])+(946.2515 * [.C330]) + (1150.0931 * [.D330]) + 419374.2937" office:value-type="float" office:value="4026.95385649998" calcext:value-type="float">
            <text:p>4026.953856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.94" calcext:value-type="float">
            <text:p>67.94</text:p>
          </table:table-cell>
          <table:table-cell office:value-type="float" office:value="66.92" calcext:value-type="float">
            <text:p>66.92</text:p>
          </table:table-cell>
          <table:table-cell office:value-type="float" office:value="5.5" calcext:value-type="float">
            <text:p>5.5</text:p>
          </table:table-cell>
          <table:table-cell office:value-type="float" office:value="3177.33" calcext:value-type="float">
            <text:p>3177.33</text:p>
          </table:table-cell>
          <table:table-cell/>
          <table:table-cell table:formula="of:=57.3221*[.B331]+690.2252*[.D331]-4630.6398" office:value-type="float" office:value="3060.062274" calcext:value-type="float">
            <text:p>3060.062274</text:p>
          </table:table-cell>
          <table:table-cell table:formula="of:=-(796.4782 *[.A331]) - (95.1559 * [.B331])+(946.2515 * [.C331]) + (1150.0931 * [.D331]) + 419374.2937" office:value-type="float" office:value="3078.18788400001" calcext:value-type="float">
            <text:p>3078.1878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0.16" calcext:value-type="float">
            <text:p>80.16</text:p>
          </table:table-cell>
          <table:table-cell office:value-type="float" office:value="80.765" calcext:value-type="float">
            <text:p>80.765</text:p>
          </table:table-cell>
          <table:table-cell office:value-type="float" office:value="3.5" calcext:value-type="float">
            <text:p>3.5</text:p>
          </table:table-cell>
          <table:table-cell office:value-type="float" office:value="2290.13" calcext:value-type="float">
            <text:p>2290.13</text:p>
          </table:table-cell>
          <table:table-cell/>
          <table:table-cell table:formula="of:=57.3221*[.B332]+690.2252*[.D332]-4630.6398" office:value-type="float" office:value="2380.087936" calcext:value-type="float">
            <text:p>2380.087936</text:p>
          </table:table-cell>
          <table:table-cell table:formula="of:=-(796.4782 *[.A332]) - (95.1559 * [.B332])+(946.2515 * [.C332]) + (1150.0931 * [.D332]) + 419374.2937" office:value-type="float" office:value="2361.83200349996" calcext:value-type="float">
            <text:p>2361.832003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3.04" calcext:value-type="float">
            <text:p>73.04</text:p>
          </table:table-cell>
          <table:table-cell office:value-type="float" office:value="73.365" calcext:value-type="float">
            <text:p>73.365</text:p>
          </table:table-cell>
          <table:table-cell office:value-type="float" office:value="4.5" calcext:value-type="float">
            <text:p>4.5</text:p>
          </table:table-cell>
          <table:table-cell office:value-type="float" office:value="2810.69" calcext:value-type="float">
            <text:p>2810.69</text:p>
          </table:table-cell>
          <table:table-cell/>
          <table:table-cell table:formula="of:=57.3221*[.B333]+690.2252*[.D333]-4630.6398" office:value-type="float" office:value="2662.179784" calcext:value-type="float">
            <text:p>2662.179784</text:p>
          </table:table-cell>
          <table:table-cell table:formula="of:=-(796.4782 *[.A333]) - (95.1559 * [.B333])+(946.2515 * [.C333]) + (1150.0931 * [.D333]) + 419374.2937" office:value-type="float" office:value="2762.52141149994" calcext:value-type="float">
            <text:p>2762.521411499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.64" calcext:value-type="float">
            <text:p>92.64</text:p>
          </table:table-cell>
          <table:table-cell office:value-type="float" office:value="91.19" calcext:value-type="float">
            <text:p>91.19</text:p>
          </table:table-cell>
          <table:table-cell office:value-type="float" office:value="8.5" calcext:value-type="float">
            <text:p>8.5</text:p>
          </table:table-cell>
          <table:table-cell office:value-type="float" office:value="6831.87" calcext:value-type="float">
            <text:p>6831.87</text:p>
          </table:table-cell>
          <table:table-cell/>
          <table:table-cell table:formula="of:=57.3221*[.B334]+690.2252*[.D334]-4630.6398" office:value-type="float" office:value="6546.593744" calcext:value-type="float">
            <text:p>6546.593744</text:p>
          </table:table-cell>
          <table:table-cell table:formula="of:=-(796.4782 *[.A334]) - (95.1559 * [.B334])+(946.2515 * [.C334]) + (1150.0931 * [.D334]) + 419374.2937" office:value-type="float" office:value="6435.20715899998" calcext:value-type="float">
            <text:p>6435.20715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5.89" calcext:value-type="float">
            <text:p>85.89</text:p>
          </table:table-cell>
          <table:table-cell office:value-type="float" office:value="85.665" calcext:value-type="float">
            <text:p>85.665</text:p>
          </table:table-cell>
          <table:table-cell office:value-type="float" office:value="6" calcext:value-type="float">
            <text:p>6</text:p>
          </table:table-cell>
          <table:table-cell office:value-type="float" office:value="4584.38" calcext:value-type="float">
            <text:p>4584.38</text:p>
          </table:table-cell>
          <table:table-cell/>
          <table:table-cell table:formula="of:=57.3221*[.B335]+690.2252*[.D335]-4630.6398" office:value-type="float" office:value="4434.106569" calcext:value-type="float">
            <text:p>4434.106569</text:p>
          </table:table-cell>
          <table:table-cell table:formula="of:=-(796.4782 *[.A335]) - (95.1559 * [.B335])+(946.2515 * [.C335]) + (1150.0931 * [.D335]) + 419374.2937" office:value-type="float" office:value="4549.58459649998" calcext:value-type="float">
            <text:p>4549.584596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2.64" calcext:value-type="float">
            <text:p>82.64</text:p>
          </table:table-cell>
          <table:table-cell office:value-type="float" office:value="81.19" calcext:value-type="float">
            <text:p>81.19</text:p>
          </table:table-cell>
          <table:table-cell office:value-type="float" office:value="8.5" calcext:value-type="float">
            <text:p>8.5</text:p>
          </table:table-cell>
          <table:table-cell office:value-type="float" office:value="6012.87" calcext:value-type="float">
            <text:p>6012.87</text:p>
          </table:table-cell>
          <table:table-cell/>
          <table:table-cell table:formula="of:=57.3221*[.B336]+690.2252*[.D336]-4630.6398" office:value-type="float" office:value="5973.372744" calcext:value-type="float">
            <text:p>5973.372744</text:p>
          </table:table-cell>
          <table:table-cell table:formula="of:=-(796.4782 *[.A336]) - (95.1559 * [.B336])+(946.2515 * [.C336]) + (1150.0931 * [.D336]) + 419374.2937" office:value-type="float" office:value="5889.03315899998" calcext:value-type="float">
            <text:p>5889.03315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.89" calcext:value-type="float">
            <text:p>92.89</text:p>
          </table:table-cell>
          <table:table-cell office:value-type="float" office:value="92.665" calcext:value-type="float">
            <text:p>92.665</text:p>
          </table:table-cell>
          <table:table-cell office:value-type="float" office:value="6" calcext:value-type="float">
            <text:p>6</text:p>
          </table:table-cell>
          <table:table-cell office:value-type="float" office:value="4932.18" calcext:value-type="float">
            <text:p>4932.18</text:p>
          </table:table-cell>
          <table:table-cell/>
          <table:table-cell table:formula="of:=57.3221*[.B337]+690.2252*[.D337]-4630.6398" office:value-type="float" office:value="4835.361269" calcext:value-type="float">
            <text:p>4835.361269</text:p>
          </table:table-cell>
          <table:table-cell table:formula="of:=-(796.4782 *[.A337]) - (95.1559 * [.B337])+(946.2515 * [.C337]) + (1150.0931 * [.D337]) + 419374.2937" office:value-type="float" office:value="4931.90639649989" calcext:value-type="float">
            <text:p>4931.90639649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.84" calcext:value-type="float">
            <text:p>69.84</text:p>
          </table:table-cell>
          <table:table-cell office:value-type="float" office:value="68.415" calcext:value-type="float">
            <text:p>68.415</text:p>
          </table:table-cell>
          <table:table-cell office:value-type="float" office:value="6.5" calcext:value-type="float">
            <text:p>6.5</text:p>
          </table:table-cell>
          <table:table-cell office:value-type="float" office:value="3914.74" calcext:value-type="float">
            <text:p>3914.74</text:p>
          </table:table-cell>
          <table:table-cell/>
          <table:table-cell table:formula="of:=57.3221*[.B338]+690.2252*[.D338]-4630.6398" office:value-type="float" office:value="3859.199464" calcext:value-type="float">
            <text:p>3859.199464</text:p>
          </table:table-cell>
          <table:table-cell table:formula="of:=-(796.4782 *[.A338]) - (95.1559 * [.B338])+(946.2515 * [.C338]) + (1150.0931 * [.D338]) + 419374.2937" office:value-type="float" office:value="3869.1743665" calcext:value-type="float">
            <text:p>3869.174366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0.21" calcext:value-type="float">
            <text:p>90.21</text:p>
          </table:table-cell>
          <table:table-cell office:value-type="float" office:value="89.935" calcext:value-type="float">
            <text:p>89.935</text:p>
          </table:table-cell>
          <table:table-cell office:value-type="float" office:value="3" calcext:value-type="float">
            <text:p>3</text:p>
          </table:table-cell>
          <table:table-cell office:value-type="float" office:value="2055.25" calcext:value-type="float">
            <text:p>2055.25</text:p>
          </table:table-cell>
          <table:table-cell/>
          <table:table-cell table:formula="of:=57.3221*[.B339]+690.2252*[.D339]-4630.6398" office:value-type="float" office:value="2611.062441" calcext:value-type="float">
            <text:p>2611.062441</text:p>
          </table:table-cell>
          <table:table-cell table:formula="of:=-(796.4782 *[.A339]) - (95.1559 * [.B339])+(946.2515 * [.C339]) + (1150.0931 * [.D339]) + 419374.2937" office:value-type="float" office:value="2339.29111349996" calcext:value-type="float">
            <text:p>2339.291113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.64" calcext:value-type="float">
            <text:p>72.64</text:p>
          </table:table-cell>
          <table:table-cell office:value-type="float" office:value="71.19" calcext:value-type="float">
            <text:p>71.19</text:p>
          </table:table-cell>
          <table:table-cell office:value-type="float" office:value="8.5" calcext:value-type="float">
            <text:p>8.5</text:p>
          </table:table-cell>
          <table:table-cell office:value-type="float" office:value="5099.53" calcext:value-type="float">
            <text:p>5099.53</text:p>
          </table:table-cell>
          <table:table-cell/>
          <table:table-cell table:formula="of:=57.3221*[.B340]+690.2252*[.D340]-4630.6398" office:value-type="float" office:value="5400.151744" calcext:value-type="float">
            <text:p>5400.151744</text:p>
          </table:table-cell>
          <table:table-cell table:formula="of:=-(796.4782 *[.A340]) - (95.1559 * [.B340])+(946.2515 * [.C340]) + (1150.0931 * [.D340]) + 419374.2937" office:value-type="float" office:value="5342.85915899999" calcext:value-type="float">
            <text:p>5342.85915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2.84" calcext:value-type="float">
            <text:p>62.84</text:p>
          </table:table-cell>
          <table:table-cell office:value-type="float" office:value="61.415" calcext:value-type="float">
            <text:p>61.415</text:p>
          </table:table-cell>
          <table:table-cell office:value-type="float" office:value="6.5" calcext:value-type="float">
            <text:p>6.5</text:p>
          </table:table-cell>
          <table:table-cell office:value-type="float" office:value="3372.41" calcext:value-type="float">
            <text:p>3372.41</text:p>
          </table:table-cell>
          <table:table-cell/>
          <table:table-cell table:formula="of:=57.3221*[.B341]+690.2252*[.D341]-4630.6398" office:value-type="float" office:value="3457.944764" calcext:value-type="float">
            <text:p>3457.944764</text:p>
          </table:table-cell>
          <table:table-cell table:formula="of:=-(796.4782 *[.A341]) - (95.1559 * [.B341])+(946.2515 * [.C341]) + (1150.0931 * [.D341]) + 419374.2937" office:value-type="float" office:value="3486.85256649996" calcext:value-type="float">
            <text:p>3486.85256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.89" calcext:value-type="float">
            <text:p>74.89</text:p>
          </table:table-cell>
          <table:table-cell office:value-type="float" office:value="74.665" calcext:value-type="float">
            <text:p>74.665</text:p>
          </table:table-cell>
          <table:table-cell office:value-type="float" office:value="6" calcext:value-type="float">
            <text:p>6</text:p>
          </table:table-cell>
          <table:table-cell office:value-type="float" office:value="3990.55" calcext:value-type="float">
            <text:p>3990.55</text:p>
          </table:table-cell>
          <table:table-cell/>
          <table:table-cell table:formula="of:=57.3221*[.B342]+690.2252*[.D342]-4630.6398" office:value-type="float" office:value="3803.563469" calcext:value-type="float">
            <text:p>3803.563469</text:p>
          </table:table-cell>
          <table:table-cell table:formula="of:=-(796.4782 *[.A342]) - (95.1559 * [.B342])+(946.2515 * [.C342]) + (1150.0931 * [.D342]) + 419374.2937" office:value-type="float" office:value="3948.79319649999" calcext:value-type="float">
            <text:p>3948.793196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94" calcext:value-type="float">
            <text:p>70.94</text:p>
          </table:table-cell>
          <table:table-cell office:value-type="float" office:value="69.92" calcext:value-type="float">
            <text:p>69.92</text:p>
          </table:table-cell>
          <table:table-cell office:value-type="float" office:value="5.5" calcext:value-type="float">
            <text:p>5.5</text:p>
          </table:table-cell>
          <table:table-cell office:value-type="float" office:value="3362.14" calcext:value-type="float">
            <text:p>3362.14</text:p>
          </table:table-cell>
          <table:table-cell/>
          <table:table-cell table:formula="of:=57.3221*[.B343]+690.2252*[.D343]-4630.6398" office:value-type="float" office:value="3232.028574" calcext:value-type="float">
            <text:p>3232.028574</text:p>
          </table:table-cell>
          <table:table-cell table:formula="of:=-(796.4782 *[.A343]) - (95.1559 * [.B343])+(946.2515 * [.C343]) + (1150.0931 * [.D343]) + 419374.2937" office:value-type="float" office:value="3242.04008399998" calcext:value-type="float">
            <text:p>3242.04008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.74" calcext:value-type="float">
            <text:p>70.74</text:p>
          </table:table-cell>
          <table:table-cell office:value-type="float" office:value="69.84" calcext:value-type="float">
            <text:p>69.84</text:p>
          </table:table-cell>
          <table:table-cell office:value-type="float" office:value="7.5" calcext:value-type="float">
            <text:p>7.5</text:p>
          </table:table-cell>
          <table:table-cell office:value-type="float" office:value="4535.03" calcext:value-type="float">
            <text:p>4535.03</text:p>
          </table:table-cell>
          <table:table-cell/>
          <table:table-cell table:formula="of:=57.3221*[.B344]+690.2252*[.D344]-4630.6398" office:value-type="float" office:value="4601.014554" calcext:value-type="float">
            <text:p>4601.014554</text:p>
          </table:table-cell>
          <table:table-cell table:formula="of:=-(796.4782 *[.A344]) - (95.1559 * [.B344])+(946.2515 * [.C344]) + (1150.0931 * [.D344]) + 419374.2937" office:value-type="float" office:value="4689.07914400002" calcext:value-type="float">
            <text:p>4689.07914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4.1" calcext:value-type="float">
            <text:p>94.1</text:p>
          </table:table-cell>
          <table:table-cell office:value-type="float" office:value="94.55" calcext:value-type="float">
            <text:p>94.55</text:p>
          </table:table-cell>
          <table:table-cell office:value-type="float" office:value="4" calcext:value-type="float">
            <text:p>4</text:p>
          </table:table-cell>
          <table:table-cell office:value-type="float" office:value="3076.49" calcext:value-type="float">
            <text:p>3076.49</text:p>
          </table:table-cell>
          <table:table-cell/>
          <table:table-cell table:formula="of:=57.3221*[.B345]+690.2252*[.D345]-4630.6398" office:value-type="float" office:value="3524.27061" calcext:value-type="float">
            <text:p>3524.27061</text:p>
          </table:table-cell>
          <table:table-cell table:formula="of:=-(796.4782 *[.A345]) - (95.1559 * [.B345])+(946.2515 * [.C345]) + (1150.0931 * [.D345]) + 419374.2937" office:value-type="float" office:value="3503.78743500001" calcext:value-type="float">
            <text:p>3503.78743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2.89" calcext:value-type="float">
            <text:p>82.89</text:p>
          </table:table-cell>
          <table:table-cell office:value-type="float" office:value="82.665" calcext:value-type="float">
            <text:p>82.665</text:p>
          </table:table-cell>
          <table:table-cell office:value-type="float" office:value="6" calcext:value-type="float">
            <text:p>6</text:p>
          </table:table-cell>
          <table:table-cell office:value-type="float" office:value="4428.65" calcext:value-type="float">
            <text:p>4428.65</text:p>
          </table:table-cell>
          <table:table-cell/>
          <table:table-cell table:formula="of:=57.3221*[.B346]+690.2252*[.D346]-4630.6398" office:value-type="float" office:value="4262.140269" calcext:value-type="float">
            <text:p>4262.140269</text:p>
          </table:table-cell>
          <table:table-cell table:formula="of:=-(796.4782 *[.A346]) - (95.1559 * [.B346])+(946.2515 * [.C346]) + (1150.0931 * [.D346]) + 419374.2937" office:value-type="float" office:value="4385.73239649989" calcext:value-type="float">
            <text:p>4385.732396499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2.21" calcext:value-type="float">
            <text:p>72.21</text:p>
          </table:table-cell>
          <table:table-cell office:value-type="float" office:value="71.935" calcext:value-type="float">
            <text:p>71.935</text:p>
          </table:table-cell>
          <table:table-cell office:value-type="float" office:value="3" calcext:value-type="float">
            <text:p>3</text:p>
          </table:table-cell>
          <table:table-cell office:value-type="float" office:value="1675.16" calcext:value-type="float">
            <text:p>1675.16</text:p>
          </table:table-cell>
          <table:table-cell/>
          <table:table-cell table:formula="of:=57.3221*[.B347]+690.2252*[.D347]-4630.6398" office:value-type="float" office:value="1579.264641" calcext:value-type="float">
            <text:p>1579.264641</text:p>
          </table:table-cell>
          <table:table-cell table:formula="of:=-(796.4782 *[.A347]) - (95.1559 * [.B347])+(946.2515 * [.C347]) + (1150.0931 * [.D347]) + 419374.2937" office:value-type="float" office:value="1356.17791349994" calcext:value-type="float">
            <text:p>1356.177913499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3.69" calcext:value-type="float">
            <text:p>93.69</text:p>
          </table:table-cell>
          <table:table-cell office:value-type="float" office:value="92.54" calcext:value-type="float">
            <text:p>92.54</text:p>
          </table:table-cell>
          <table:table-cell office:value-type="float" office:value="8" calcext:value-type="float">
            <text:p>8</text:p>
          </table:table-cell>
          <table:table-cell office:value-type="float" office:value="6604.63" calcext:value-type="float">
            <text:p>6604.63</text:p>
          </table:table-cell>
          <table:table-cell/>
          <table:table-cell table:formula="of:=57.3221*[.B348]+690.2252*[.D348]-4630.6398" office:value-type="float" office:value="6261.669349" calcext:value-type="float">
            <text:p>6261.669349</text:p>
          </table:table-cell>
          <table:table-cell table:formula="of:=-(796.4782 *[.A348]) - (95.1559 * [.B348])+(946.2515 * [.C348]) + (1150.0931 * [.D348]) + 419374.2937" office:value-type="float" office:value="6241.208239" calcext:value-type="float">
            <text:p>6241.20823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0.1" calcext:value-type="float">
            <text:p>70.1</text:p>
          </table:table-cell>
          <table:table-cell office:value-type="float" office:value="69.55" calcext:value-type="float">
            <text:p>69.55</text:p>
          </table:table-cell>
          <table:table-cell office:value-type="float" office:value="4" calcext:value-type="float">
            <text:p>4</text:p>
          </table:table-cell>
          <table:table-cell office:value-type="float" office:value="2299.16" calcext:value-type="float">
            <text:p>2299.16</text:p>
          </table:table-cell>
          <table:table-cell/>
          <table:table-cell table:formula="of:=57.3221*[.B349]+690.2252*[.D349]-4630.6398" office:value-type="float" office:value="2148.54021" calcext:value-type="float">
            <text:p>2148.54021</text:p>
          </table:table-cell>
          <table:table-cell table:formula="of:=-(796.4782 *[.A349]) - (95.1559 * [.B349])+(946.2515 * [.C349]) + (1150.0931 * [.D349]) + 419374.2937" office:value-type="float" office:value="2043.19653499994" calcext:value-type="float">
            <text:p>2043.19653499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0.99" calcext:value-type="float">
            <text:p>80.99</text:p>
          </table:table-cell>
          <table:table-cell office:value-type="float" office:value="81.165" calcext:value-type="float">
            <text:p>81.165</text:p>
          </table:table-cell>
          <table:table-cell office:value-type="float" office:value="5" calcext:value-type="float">
            <text:p>5</text:p>
          </table:table-cell>
          <table:table-cell office:value-type="float" office:value="3537.4" calcext:value-type="float">
            <text:p>3537.4</text:p>
          </table:table-cell>
          <table:table-cell/>
          <table:table-cell table:formula="of:=57.3221*[.B350]+690.2252*[.D350]-4630.6398" office:value-type="float" office:value="3463.003079" calcext:value-type="float">
            <text:p>3463.003079</text:p>
          </table:table-cell>
          <table:table-cell table:formula="of:=-(796.4782 *[.A350]) - (95.1559 * [.B350])+(946.2515 * [.C350]) + (1150.0931 * [.D350]) + 419374.2937" office:value-type="float" office:value="3590.01465649996" calcext:value-type="float">
            <text:p>3590.014656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7.04" calcext:value-type="float">
            <text:p>87.04</text:p>
          </table:table-cell>
          <table:table-cell office:value-type="float" office:value="87.365" calcext:value-type="float">
            <text:p>87.365</text:p>
          </table:table-cell>
          <table:table-cell office:value-type="float" office:value="4.5" calcext:value-type="float">
            <text:p>4.5</text:p>
          </table:table-cell>
          <table:table-cell office:value-type="float" office:value="3335.45" calcext:value-type="float">
            <text:p>3335.45</text:p>
          </table:table-cell>
          <table:table-cell/>
          <table:table-cell table:formula="of:=57.3221*[.B351]+690.2252*[.D351]-4630.6398" office:value-type="float" office:value="3464.689184" calcext:value-type="float">
            <text:p>3464.689184</text:p>
          </table:table-cell>
          <table:table-cell table:formula="of:=-(796.4782 *[.A351]) - (95.1559 * [.B351])+(946.2515 * [.C351]) + (1150.0931 * [.D351]) + 419374.2937" office:value-type="float" office:value="3527.16501149995" calcext:value-type="float">
            <text:p>3527.16501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3.59" calcext:value-type="float">
            <text:p>93.59</text:p>
          </table:table-cell>
          <table:table-cell office:value-type="float" office:value="91.84" calcext:value-type="float">
            <text:p>91.84</text:p>
          </table:table-cell>
          <table:table-cell office:value-type="float" office:value="9" calcext:value-type="float">
            <text:p>9</text:p>
          </table:table-cell>
          <table:table-cell office:value-type="float" office:value="7255.22" calcext:value-type="float">
            <text:p>7255.22</text:p>
          </table:table-cell>
          <table:table-cell/>
          <table:table-cell table:formula="of:=57.3221*[.B352]+690.2252*[.D352]-4630.6398" office:value-type="float" office:value="6946.162339" calcext:value-type="float">
            <text:p>6946.162339</text:p>
          </table:table-cell>
          <table:table-cell table:formula="of:=-(796.4782 *[.A352]) - (95.1559 * [.B352])+(946.2515 * [.C352]) + (1150.0931 * [.D352]) + 419374.2937" office:value-type="float" office:value="6738.44087899994" calcext:value-type="float">
            <text:p>6738.44087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.64" calcext:value-type="float">
            <text:p>89.64</text:p>
          </table:table-cell>
          <table:table-cell office:value-type="float" office:value="88.19" calcext:value-type="float">
            <text:p>88.19</text:p>
          </table:table-cell>
          <table:table-cell office:value-type="float" office:value="8.5" calcext:value-type="float">
            <text:p>8.5</text:p>
          </table:table-cell>
          <table:table-cell office:value-type="float" office:value="6601.37" calcext:value-type="float">
            <text:p>6601.37</text:p>
          </table:table-cell>
          <table:table-cell/>
          <table:table-cell table:formula="of:=57.3221*[.B353]+690.2252*[.D353]-4630.6398" office:value-type="float" office:value="6374.627444" calcext:value-type="float">
            <text:p>6374.627444</text:p>
          </table:table-cell>
          <table:table-cell table:formula="of:=-(796.4782 *[.A353]) - (95.1559 * [.B353])+(946.2515 * [.C353]) + (1150.0931 * [.D353]) + 419374.2937" office:value-type="float" office:value="6271.35495899996" calcext:value-type="float">
            <text:p>6271.35495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4.21" calcext:value-type="float">
            <text:p>84.21</text:p>
          </table:table-cell>
          <table:table-cell office:value-type="float" office:value="83.935" calcext:value-type="float">
            <text:p>83.935</text:p>
          </table:table-cell>
          <table:table-cell office:value-type="float" office:value="3" calcext:value-type="float">
            <text:p>3</text:p>
          </table:table-cell>
          <table:table-cell office:value-type="float" office:value="1957.51" calcext:value-type="float">
            <text:p>1957.51</text:p>
          </table:table-cell>
          <table:table-cell/>
          <table:table-cell table:formula="of:=57.3221*[.B354]+690.2252*[.D354]-4630.6398" office:value-type="float" office:value="2267.129841" calcext:value-type="float">
            <text:p>2267.129841</text:p>
          </table:table-cell>
          <table:table-cell table:formula="of:=-(796.4782 *[.A354]) - (95.1559 * [.B354])+(946.2515 * [.C354]) + (1150.0931 * [.D354]) + 419374.2937" office:value-type="float" office:value="2011.58671349997" calcext:value-type="float">
            <text:p>2011.58671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2.69" calcext:value-type="float">
            <text:p>62.69</text:p>
          </table:table-cell>
          <table:table-cell office:value-type="float" office:value="60.54" calcext:value-type="float">
            <text:p>60.54</text:p>
          </table:table-cell>
          <table:table-cell office:value-type="float" office:value="8" calcext:value-type="float">
            <text:p>8</text:p>
          </table:table-cell>
          <table:table-cell office:value-type="float" office:value="3755.61" calcext:value-type="float">
            <text:p>3755.61</text:p>
          </table:table-cell>
          <table:table-cell/>
          <table:table-cell table:formula="of:=57.3221*[.B355]+690.2252*[.D355]-4630.6398" office:value-type="float" office:value="4484.684249" calcext:value-type="float">
            <text:p>4484.684249</text:p>
          </table:table-cell>
          <table:table-cell table:formula="of:=-(796.4782 *[.A355]) - (95.1559 * [.B355])+(946.2515 * [.C355]) + (1150.0931 * [.D355]) + 419374.2937" office:value-type="float" office:value="4398.29553899996" calcext:value-type="float">
            <text:p>4398.29553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84" calcext:value-type="float">
            <text:p>71.84</text:p>
          </table:table-cell>
          <table:table-cell office:value-type="float" office:value="71.415" calcext:value-type="float">
            <text:p>71.415</text:p>
          </table:table-cell>
          <table:table-cell office:value-type="float" office:value="6.5" calcext:value-type="float">
            <text:p>6.5</text:p>
          </table:table-cell>
          <table:table-cell office:value-type="float" office:value="4135.26" calcext:value-type="float">
            <text:p>4135.26</text:p>
          </table:table-cell>
          <table:table-cell/>
          <table:table-cell table:formula="of:=57.3221*[.B356]+690.2252*[.D356]-4630.6398" office:value-type="float" office:value="3973.843664" calcext:value-type="float">
            <text:p>3973.843664</text:p>
          </table:table-cell>
          <table:table-cell table:formula="of:=-(796.4782 *[.A356]) - (95.1559 * [.B356])+(946.2515 * [.C356]) + (1150.0931 * [.D356]) + 419374.2937" office:value-type="float" office:value="4128.18246649997" calcext:value-type="float">
            <text:p>4128.182466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3.64" calcext:value-type="float">
            <text:p>73.64</text:p>
          </table:table-cell>
          <table:table-cell office:value-type="float" office:value="72.19" calcext:value-type="float">
            <text:p>72.19</text:p>
          </table:table-cell>
          <table:table-cell office:value-type="float" office:value="8.5" calcext:value-type="float">
            <text:p>8.5</text:p>
          </table:table-cell>
          <table:table-cell office:value-type="float" office:value="5183.31" calcext:value-type="float">
            <text:p>5183.31</text:p>
          </table:table-cell>
          <table:table-cell/>
          <table:table-cell table:formula="of:=57.3221*[.B357]+690.2252*[.D357]-4630.6398" office:value-type="float" office:value="5457.473844" calcext:value-type="float">
            <text:p>5457.473844</text:p>
          </table:table-cell>
          <table:table-cell table:formula="of:=-(796.4782 *[.A357]) - (95.1559 * [.B357])+(946.2515 * [.C357]) + (1150.0931 * [.D357]) + 419374.2937" office:value-type="float" office:value="5397.47655899997" calcext:value-type="float">
            <text:p>5397.47655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0.1" calcext:value-type="float">
            <text:p>80.1</text:p>
          </table:table-cell>
          <table:table-cell office:value-type="float" office:value="80.55" calcext:value-type="float">
            <text:p>80.55</text:p>
          </table:table-cell>
          <table:table-cell office:value-type="float" office:value="4" calcext:value-type="float">
            <text:p>4</text:p>
          </table:table-cell>
          <table:table-cell office:value-type="float" office:value="2686.52" calcext:value-type="float">
            <text:p>2686.52</text:p>
          </table:table-cell>
          <table:table-cell/>
          <table:table-cell table:formula="of:=57.3221*[.B358]+690.2252*[.D358]-4630.6398" office:value-type="float" office:value="2721.76121" calcext:value-type="float">
            <text:p>2721.76121</text:p>
          </table:table-cell>
          <table:table-cell table:formula="of:=-(796.4782 *[.A358]) - (95.1559 * [.B358])+(946.2515 * [.C358]) + (1150.0931 * [.D358]) + 419374.2937" office:value-type="float" office:value="2739.143835" calcext:value-type="float">
            <text:p>2739.14383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0.64" calcext:value-type="float">
            <text:p>80.64</text:p>
          </table:table-cell>
          <table:table-cell office:value-type="float" office:value="79.19" calcext:value-type="float">
            <text:p>79.19</text:p>
          </table:table-cell>
          <table:table-cell office:value-type="float" office:value="8.5" calcext:value-type="float">
            <text:p>8.5</text:p>
          </table:table-cell>
          <table:table-cell office:value-type="float" office:value="5823.6" calcext:value-type="float">
            <text:p>5823.6</text:p>
          </table:table-cell>
          <table:table-cell/>
          <table:table-cell table:formula="of:=57.3221*[.B359]+690.2252*[.D359]-4630.6398" office:value-type="float" office:value="5858.728544" calcext:value-type="float">
            <text:p>5858.728544</text:p>
          </table:table-cell>
          <table:table-cell table:formula="of:=-(796.4782 *[.A359]) - (95.1559 * [.B359])+(946.2515 * [.C359]) + (1150.0931 * [.D359]) + 419374.2937" office:value-type="float" office:value="5779.79835899995" calcext:value-type="float">
            <text:p>5779.79835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84" calcext:value-type="float">
            <text:p>70.84</text:p>
          </table:table-cell>
          <table:table-cell office:value-type="float" office:value="69.415" calcext:value-type="float">
            <text:p>69.415</text:p>
          </table:table-cell>
          <table:table-cell office:value-type="float" office:value="6.5" calcext:value-type="float">
            <text:p>6.5</text:p>
          </table:table-cell>
          <table:table-cell office:value-type="float" office:value="3998.5" calcext:value-type="float">
            <text:p>3998.5</text:p>
          </table:table-cell>
          <table:table-cell/>
          <table:table-cell table:formula="of:=57.3221*[.B360]+690.2252*[.D360]-4630.6398" office:value-type="float" office:value="3916.521564" calcext:value-type="float">
            <text:p>3916.521564</text:p>
          </table:table-cell>
          <table:table-cell table:formula="of:=-(796.4782 *[.A360]) - (95.1559 * [.B360])+(946.2515 * [.C360]) + (1150.0931 * [.D360]) + 419374.2937" office:value-type="float" office:value="3923.79176649998" calcext:value-type="float">
            <text:p>3923.791766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2.94" calcext:value-type="float">
            <text:p>82.94</text:p>
          </table:table-cell>
          <table:table-cell office:value-type="float" office:value="82.92" calcext:value-type="float">
            <text:p>82.92</text:p>
          </table:table-cell>
          <table:table-cell office:value-type="float" office:value="5.5" calcext:value-type="float">
            <text:p>5.5</text:p>
          </table:table-cell>
          <table:table-cell office:value-type="float" office:value="4029.4" calcext:value-type="float">
            <text:p>4029.4</text:p>
          </table:table-cell>
          <table:table-cell/>
          <table:table-cell table:formula="of:=57.3221*[.B361]+690.2252*[.D361]-4630.6398" office:value-type="float" office:value="3919.893774" calcext:value-type="float">
            <text:p>3919.893774</text:p>
          </table:table-cell>
          <table:table-cell table:formula="of:=-(796.4782 *[.A361]) - (95.1559 * [.B361])+(946.2515 * [.C361]) + (1150.0931 * [.D361]) + 419374.2937" office:value-type="float" office:value="4047.22218399995" calcext:value-type="float">
            <text:p>4047.22218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5.99" calcext:value-type="float">
            <text:p>85.99</text:p>
          </table:table-cell>
          <table:table-cell office:value-type="float" office:value="86.165" calcext:value-type="float">
            <text:p>86.165</text:p>
          </table:table-cell>
          <table:table-cell office:value-type="float" office:value="5" calcext:value-type="float">
            <text:p>5</text:p>
          </table:table-cell>
          <table:table-cell office:value-type="float" office:value="3737.94" calcext:value-type="float">
            <text:p>3737.94</text:p>
          </table:table-cell>
          <table:table-cell/>
          <table:table-cell table:formula="of:=57.3221*[.B362]+690.2252*[.D362]-4630.6398" office:value-type="float" office:value="3749.613579" calcext:value-type="float">
            <text:p>3749.613579</text:p>
          </table:table-cell>
          <table:table-cell table:formula="of:=-(796.4782 *[.A362]) - (95.1559 * [.B362])+(946.2515 * [.C362]) + (1150.0931 * [.D362]) + 419374.2937" office:value-type="float" office:value="3863.10165649996" calcext:value-type="float">
            <text:p>3863.101656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8.04" calcext:value-type="float">
            <text:p>78.04</text:p>
          </table:table-cell>
          <table:table-cell office:value-type="float" office:value="78.365" calcext:value-type="float">
            <text:p>78.365</text:p>
          </table:table-cell>
          <table:table-cell office:value-type="float" office:value="4.5" calcext:value-type="float">
            <text:p>4.5</text:p>
          </table:table-cell>
          <table:table-cell office:value-type="float" office:value="3012.15" calcext:value-type="float">
            <text:p>3012.15</text:p>
          </table:table-cell>
          <table:table-cell/>
          <table:table-cell table:formula="of:=57.3221*[.B363]+690.2252*[.D363]-4630.6398" office:value-type="float" office:value="2948.790284" calcext:value-type="float">
            <text:p>2948.790284</text:p>
          </table:table-cell>
          <table:table-cell table:formula="of:=-(796.4782 *[.A363]) - (95.1559 * [.B363])+(946.2515 * [.C363]) + (1150.0931 * [.D363]) + 419374.2937" office:value-type="float" office:value="3035.60841149994" calcext:value-type="float">
            <text:p>3035.608411499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2.99" calcext:value-type="float">
            <text:p>62.99</text:p>
          </table:table-cell>
          <table:table-cell office:value-type="float" office:value="62.165" calcext:value-type="float">
            <text:p>62.165</text:p>
          </table:table-cell>
          <table:table-cell office:value-type="float" office:value="5" calcext:value-type="float">
            <text:p>5</text:p>
          </table:table-cell>
          <table:table-cell office:value-type="float" office:value="2597.17" calcext:value-type="float">
            <text:p>2597.17</text:p>
          </table:table-cell>
          <table:table-cell/>
          <table:table-cell table:formula="of:=57.3221*[.B364]+690.2252*[.D364]-4630.6398" office:value-type="float" office:value="2431.205279" calcext:value-type="float">
            <text:p>2431.205279</text:p>
          </table:table-cell>
          <table:table-cell table:formula="of:=-(796.4782 *[.A364]) - (95.1559 * [.B364])+(946.2515 * [.C364]) + (1150.0931 * [.D364]) + 419374.2937" office:value-type="float" office:value="2457.12815649994" calcext:value-type="float">
            <text:p>2457.128156499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.69" calcext:value-type="float">
            <text:p>77.69</text:p>
          </table:table-cell>
          <table:table-cell office:value-type="float" office:value="76.54" calcext:value-type="float">
            <text:p>76.54</text:p>
          </table:table-cell>
          <table:table-cell office:value-type="float" office:value="8" calcext:value-type="float">
            <text:p>8</text:p>
          </table:table-cell>
          <table:table-cell office:value-type="float" office:value="5374.17" calcext:value-type="float">
            <text:p>5374.17</text:p>
          </table:table-cell>
          <table:table-cell/>
          <table:table-cell table:formula="of:=57.3221*[.B365]+690.2252*[.D365]-4630.6398" office:value-type="float" office:value="5344.515749" calcext:value-type="float">
            <text:p>5344.515749</text:p>
          </table:table-cell>
          <table:table-cell table:formula="of:=-(796.4782 *[.A365]) - (95.1559 * [.B365])+(946.2515 * [.C365]) + (1150.0931 * [.D365]) + 419374.2937" office:value-type="float" office:value="5367.32983899995" calcext:value-type="float">
            <text:p>5367.32983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0.94" calcext:value-type="float">
            <text:p>80.94</text:p>
          </table:table-cell>
          <table:table-cell office:value-type="float" office:value="80.92" calcext:value-type="float">
            <text:p>80.92</text:p>
          </table:table-cell>
          <table:table-cell office:value-type="float" office:value="5.5" calcext:value-type="float">
            <text:p>5.5</text:p>
          </table:table-cell>
          <table:table-cell office:value-type="float" office:value="3934.4" calcext:value-type="float">
            <text:p>3934.4</text:p>
          </table:table-cell>
          <table:table-cell/>
          <table:table-cell table:formula="of:=57.3221*[.B366]+690.2252*[.D366]-4630.6398" office:value-type="float" office:value="3805.249574" calcext:value-type="float">
            <text:p>3805.249574</text:p>
          </table:table-cell>
          <table:table-cell table:formula="of:=-(796.4782 *[.A366]) - (95.1559 * [.B366])+(946.2515 * [.C366]) + (1150.0931 * [.D366]) + 419374.2937" office:value-type="float" office:value="3937.98738400004" calcext:value-type="float">
            <text:p>3937.9873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2.16" calcext:value-type="float">
            <text:p>72.16</text:p>
          </table:table-cell>
          <table:table-cell office:value-type="float" office:value="72.765" calcext:value-type="float">
            <text:p>72.765</text:p>
          </table:table-cell>
          <table:table-cell office:value-type="float" office:value="3.5" calcext:value-type="float">
            <text:p>3.5</text:p>
          </table:table-cell>
          <table:table-cell office:value-type="float" office:value="2055.79" calcext:value-type="float">
            <text:p>2055.79</text:p>
          </table:table-cell>
          <table:table-cell/>
          <table:table-cell table:formula="of:=57.3221*[.B367]+690.2252*[.D367]-4630.6398" office:value-type="float" office:value="1921.511136" calcext:value-type="float">
            <text:p>1921.511136</text:p>
          </table:table-cell>
          <table:table-cell table:formula="of:=-(796.4782 *[.A367]) - (95.1559 * [.B367])+(946.2515 * [.C367]) + (1150.0931 * [.D367]) + 419374.2937" office:value-type="float" office:value="1924.8928035" calcext:value-type="float">
            <text:p>1924.892803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8.04" calcext:value-type="float">
            <text:p>68.04</text:p>
          </table:table-cell>
          <table:table-cell office:value-type="float" office:value="67.365" calcext:value-type="float">
            <text:p>67.365</text:p>
          </table:table-cell>
          <table:table-cell office:value-type="float" office:value="4.5" calcext:value-type="float">
            <text:p>4.5</text:p>
          </table:table-cell>
          <table:table-cell office:value-type="float" office:value="2541.98" calcext:value-type="float">
            <text:p>2541.98</text:p>
          </table:table-cell>
          <table:table-cell/>
          <table:table-cell table:formula="of:=57.3221*[.B368]+690.2252*[.D368]-4630.6398" office:value-type="float" office:value="2375.569284" calcext:value-type="float">
            <text:p>2375.569284</text:p>
          </table:table-cell>
          <table:table-cell table:formula="of:=-(796.4782 *[.A368]) - (95.1559 * [.B368])+(946.2515 * [.C368]) + (1150.0931 * [.D368]) + 419374.2937" office:value-type="float" office:value="2339.6611115" calcext:value-type="float">
            <text:p>2339.66111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.94" calcext:value-type="float">
            <text:p>92.94</text:p>
          </table:table-cell>
          <table:table-cell office:value-type="float" office:value="92.92" calcext:value-type="float">
            <text:p>92.92</text:p>
          </table:table-cell>
          <table:table-cell office:value-type="float" office:value="5.5" calcext:value-type="float">
            <text:p>5.5</text:p>
          </table:table-cell>
          <table:table-cell office:value-type="float" office:value="4469.14" calcext:value-type="float">
            <text:p>4469.14</text:p>
          </table:table-cell>
          <table:table-cell/>
          <table:table-cell table:formula="of:=57.3221*[.B369]+690.2252*[.D369]-4630.6398" office:value-type="float" office:value="4493.114774" calcext:value-type="float">
            <text:p>4493.114774</text:p>
          </table:table-cell>
          <table:table-cell table:formula="of:=-(796.4782 *[.A369]) - (95.1559 * [.B369])+(946.2515 * [.C369]) + (1150.0931 * [.D369]) + 419374.2937" office:value-type="float" office:value="4593.39618399995" calcext:value-type="float">
            <text:p>4593.3961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.99" calcext:value-type="float">
            <text:p>65.99</text:p>
          </table:table-cell>
          <table:table-cell office:value-type="float" office:value="65.165" calcext:value-type="float">
            <text:p>65.165</text:p>
          </table:table-cell>
          <table:table-cell office:value-type="float" office:value="5" calcext:value-type="float">
            <text:p>5</text:p>
          </table:table-cell>
          <table:table-cell office:value-type="float" office:value="2757.12" calcext:value-type="float">
            <text:p>2757.12</text:p>
          </table:table-cell>
          <table:table-cell/>
          <table:table-cell table:formula="of:=57.3221*[.B370]+690.2252*[.D370]-4630.6398" office:value-type="float" office:value="2603.171579" calcext:value-type="float">
            <text:p>2603.171579</text:p>
          </table:table-cell>
          <table:table-cell table:formula="of:=-(796.4782 *[.A370]) - (95.1559 * [.B370])+(946.2515 * [.C370]) + (1150.0931 * [.D370]) + 419374.2937" office:value-type="float" office:value="2620.98035650002" calcext:value-type="float">
            <text:p>2620.980356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.59" calcext:value-type="float">
            <text:p>92.59</text:p>
          </table:table-cell>
          <table:table-cell office:value-type="float" office:value="90.84" calcext:value-type="float">
            <text:p>90.84</text:p>
          </table:table-cell>
          <table:table-cell office:value-type="float" office:value="9" calcext:value-type="float">
            <text:p>9</text:p>
          </table:table-cell>
          <table:table-cell office:value-type="float" office:value="7094.76" calcext:value-type="float">
            <text:p>7094.76</text:p>
          </table:table-cell>
          <table:table-cell/>
          <table:table-cell table:formula="of:=57.3221*[.B371]+690.2252*[.D371]-4630.6398" office:value-type="float" office:value="6888.840239" calcext:value-type="float">
            <text:p>6888.840239</text:p>
          </table:table-cell>
          <table:table-cell table:formula="of:=-(796.4782 *[.A371]) - (95.1559 * [.B371])+(946.2515 * [.C371]) + (1150.0931 * [.D371]) + 419374.2937" office:value-type="float" office:value="6683.8234789999" calcext:value-type="float">
            <text:p>6683.823478999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1.04" calcext:value-type="float">
            <text:p>71.04</text:p>
          </table:table-cell>
          <table:table-cell office:value-type="float" office:value="71.365" calcext:value-type="float">
            <text:p>71.365</text:p>
          </table:table-cell>
          <table:table-cell office:value-type="float" office:value="4.5" calcext:value-type="float">
            <text:p>4.5</text:p>
          </table:table-cell>
          <table:table-cell office:value-type="float" office:value="2726.64" calcext:value-type="float">
            <text:p>2726.64</text:p>
          </table:table-cell>
          <table:table-cell/>
          <table:table-cell table:formula="of:=57.3221*[.B372]+690.2252*[.D372]-4630.6398" office:value-type="float" office:value="2547.535584" calcext:value-type="float">
            <text:p>2547.535584</text:p>
          </table:table-cell>
          <table:table-cell table:formula="of:=-(796.4782 *[.A372]) - (95.1559 * [.B372])+(946.2515 * [.C372]) + (1150.0931 * [.D372]) + 419374.2937" office:value-type="float" office:value="2653.28661150002" calcext:value-type="float">
            <text:p>2653.28661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4.04" calcext:value-type="float">
            <text:p>64.04</text:p>
          </table:table-cell>
          <table:table-cell office:value-type="float" office:value="63.365" calcext:value-type="float">
            <text:p>63.365</text:p>
          </table:table-cell>
          <table:table-cell office:value-type="float" office:value="4.5" calcext:value-type="float">
            <text:p>4.5</text:p>
          </table:table-cell>
          <table:table-cell office:value-type="float" office:value="2359.34" calcext:value-type="float">
            <text:p>2359.34</text:p>
          </table:table-cell>
          <table:table-cell/>
          <table:table-cell table:formula="of:=57.3221*[.B373]+690.2252*[.D373]-4630.6398" office:value-type="float" office:value="2146.280884" calcext:value-type="float">
            <text:p>2146.280884</text:p>
          </table:table-cell>
          <table:table-cell table:formula="of:=-(796.4782 *[.A373]) - (95.1559 * [.B373])+(946.2515 * [.C373]) + (1150.0931 * [.D373]) + 419374.2937" office:value-type="float" office:value="2121.19151149999" calcext:value-type="float">
            <text:p>2121.19151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.59" calcext:value-type="float">
            <text:p>75.59</text:p>
          </table:table-cell>
          <table:table-cell office:value-type="float" office:value="73.84" calcext:value-type="float">
            <text:p>73.84</text:p>
          </table:table-cell>
          <table:table-cell office:value-type="float" office:value="9" calcext:value-type="float">
            <text:p>9</text:p>
          </table:table-cell>
          <table:table-cell office:value-type="float" office:value="5518.44" calcext:value-type="float">
            <text:p>5518.44</text:p>
          </table:table-cell>
          <table:table-cell/>
          <table:table-cell table:formula="of:=57.3221*[.B374]+690.2252*[.D374]-4630.6398" office:value-type="float" office:value="5914.364539" calcext:value-type="float">
            <text:p>5914.364539</text:p>
          </table:table-cell>
          <table:table-cell table:formula="of:=-(796.4782 *[.A374]) - (95.1559 * [.B374])+(946.2515 * [.C374]) + (1150.0931 * [.D374]) + 419374.2937" office:value-type="float" office:value="5755.32767899992" calcext:value-type="float">
            <text:p>5755.327678999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.99" calcext:value-type="float">
            <text:p>90.99</text:p>
          </table:table-cell>
          <table:table-cell office:value-type="float" office:value="91.165" calcext:value-type="float">
            <text:p>91.165</text:p>
          </table:table-cell>
          <table:table-cell office:value-type="float" office:value="5" calcext:value-type="float">
            <text:p>5</text:p>
          </table:table-cell>
          <table:table-cell office:value-type="float" office:value="3927.28" calcext:value-type="float">
            <text:p>3927.28</text:p>
          </table:table-cell>
          <table:table-cell/>
          <table:table-cell table:formula="of:=57.3221*[.B375]+690.2252*[.D375]-4630.6398" office:value-type="float" office:value="4036.224079" calcext:value-type="float">
            <text:p>4036.224079</text:p>
          </table:table-cell>
          <table:table-cell table:formula="of:=-(796.4782 *[.A375]) - (95.1559 * [.B375])+(946.2515 * [.C375]) + (1150.0931 * [.D375]) + 419374.2937" office:value-type="float" office:value="4136.18865649996" calcext:value-type="float">
            <text:p>4136.188656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.99" calcext:value-type="float">
            <text:p>60.99</text:p>
          </table:table-cell>
          <table:table-cell office:value-type="float" office:value="60.165" calcext:value-type="float">
            <text:p>60.165</text:p>
          </table:table-cell>
          <table:table-cell office:value-type="float" office:value="5" calcext:value-type="float">
            <text:p>5</text:p>
          </table:table-cell>
          <table:table-cell office:value-type="float" office:value="2494.59" calcext:value-type="float">
            <text:p>2494.59</text:p>
          </table:table-cell>
          <table:table-cell/>
          <table:table-cell table:formula="of:=57.3221*[.B376]+690.2252*[.D376]-4630.6398" office:value-type="float" office:value="2316.561079" calcext:value-type="float">
            <text:p>2316.561079</text:p>
          </table:table-cell>
          <table:table-cell table:formula="of:=-(796.4782 *[.A376]) - (95.1559 * [.B376])+(946.2515 * [.C376]) + (1150.0931 * [.D376]) + 419374.2937" office:value-type="float" office:value="2347.89335649996" calcext:value-type="float">
            <text:p>2347.893356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5.74" calcext:value-type="float">
            <text:p>85.74</text:p>
          </table:table-cell>
          <table:table-cell office:value-type="float" office:value="84.84" calcext:value-type="float">
            <text:p>84.84</text:p>
          </table:table-cell>
          <table:table-cell office:value-type="float" office:value="7.5" calcext:value-type="float">
            <text:p>7.5</text:p>
          </table:table-cell>
          <table:table-cell office:value-type="float" office:value="5707.36" calcext:value-type="float">
            <text:p>5707.36</text:p>
          </table:table-cell>
          <table:table-cell/>
          <table:table-cell table:formula="of:=57.3221*[.B377]+690.2252*[.D377]-4630.6398" office:value-type="float" office:value="5460.846054" calcext:value-type="float">
            <text:p>5460.846054</text:p>
          </table:table-cell>
          <table:table-cell table:formula="of:=-(796.4782 *[.A377]) - (95.1559 * [.B377])+(946.2515 * [.C377]) + (1150.0931 * [.D377]) + 419374.2937" office:value-type="float" office:value="5508.34014400002" calcext:value-type="float">
            <text:p>5508.3401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6.21" calcext:value-type="float">
            <text:p>86.21</text:p>
          </table:table-cell>
          <table:table-cell office:value-type="float" office:value="85.935" calcext:value-type="float">
            <text:p>85.935</text:p>
          </table:table-cell>
          <table:table-cell office:value-type="float" office:value="3" calcext:value-type="float">
            <text:p>3</text:p>
          </table:table-cell>
          <table:table-cell office:value-type="float" office:value="1996.27" calcext:value-type="float">
            <text:p>1996.27</text:p>
          </table:table-cell>
          <table:table-cell/>
          <table:table-cell table:formula="of:=57.3221*[.B378]+690.2252*[.D378]-4630.6398" office:value-type="float" office:value="2381.774041" calcext:value-type="float">
            <text:p>2381.774041</text:p>
          </table:table-cell>
          <table:table-cell table:formula="of:=-(796.4782 *[.A378]) - (95.1559 * [.B378])+(946.2515 * [.C378]) + (1150.0931 * [.D378]) + 419374.2937" office:value-type="float" office:value="2120.82151349995" calcext:value-type="float">
            <text:p>2120.821513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3.64" calcext:value-type="float">
            <text:p>93.64</text:p>
          </table:table-cell>
          <table:table-cell office:value-type="float" office:value="92.19" calcext:value-type="float">
            <text:p>92.19</text:p>
          </table:table-cell>
          <table:table-cell office:value-type="float" office:value="8.5" calcext:value-type="float">
            <text:p>8.5</text:p>
          </table:table-cell>
          <table:table-cell office:value-type="float" office:value="6913.55" calcext:value-type="float">
            <text:p>6913.55</text:p>
          </table:table-cell>
          <table:table-cell/>
          <table:table-cell table:formula="of:=57.3221*[.B379]+690.2252*[.D379]-4630.6398" office:value-type="float" office:value="6603.915844" calcext:value-type="float">
            <text:p>6603.915844</text:p>
          </table:table-cell>
          <table:table-cell table:formula="of:=-(796.4782 *[.A379]) - (95.1559 * [.B379])+(946.2515 * [.C379]) + (1150.0931 * [.D379]) + 419374.2937" office:value-type="float" office:value="6489.82455899997" calcext:value-type="float">
            <text:p>6489.82455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8.74" calcext:value-type="float">
            <text:p>78.74</text:p>
          </table:table-cell>
          <table:table-cell office:value-type="float" office:value="77.84" calcext:value-type="float">
            <text:p>77.84</text:p>
          </table:table-cell>
          <table:table-cell office:value-type="float" office:value="7.5" calcext:value-type="float">
            <text:p>7.5</text:p>
          </table:table-cell>
          <table:table-cell office:value-type="float" office:value="5213.25" calcext:value-type="float">
            <text:p>5213.25</text:p>
          </table:table-cell>
          <table:table-cell/>
          <table:table-cell table:formula="of:=57.3221*[.B380]+690.2252*[.D380]-4630.6398" office:value-type="float" office:value="5059.591354" calcext:value-type="float">
            <text:p>5059.591354</text:p>
          </table:table-cell>
          <table:table-cell table:formula="of:=-(796.4782 *[.A380]) - (95.1559 * [.B380])+(946.2515 * [.C380]) + (1150.0931 * [.D380]) + 419374.2937" office:value-type="float" office:value="5126.01834399998" calcext:value-type="float">
            <text:p>5126.01834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.84" calcext:value-type="float">
            <text:p>86.84</text:p>
          </table:table-cell>
          <table:table-cell office:value-type="float" office:value="86.415" calcext:value-type="float">
            <text:p>86.415</text:p>
          </table:table-cell>
          <table:table-cell office:value-type="float" office:value="6.5" calcext:value-type="float">
            <text:p>6.5</text:p>
          </table:table-cell>
          <table:table-cell office:value-type="float" office:value="5044.97" calcext:value-type="float">
            <text:p>5044.97</text:p>
          </table:table-cell>
          <table:table-cell/>
          <table:table-cell table:formula="of:=57.3221*[.B381]+690.2252*[.D381]-4630.6398" office:value-type="float" office:value="4833.675164" calcext:value-type="float">
            <text:p>4833.675164</text:p>
          </table:table-cell>
          <table:table-cell table:formula="of:=-(796.4782 *[.A381]) - (95.1559 * [.B381])+(946.2515 * [.C381]) + (1150.0931 * [.D381]) + 419374.2937" office:value-type="float" office:value="4947.44346649997" calcext:value-type="float">
            <text:p>4947.443466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0.04" calcext:value-type="float">
            <text:p>70.04</text:p>
          </table:table-cell>
          <table:table-cell office:value-type="float" office:value="69.365" calcext:value-type="float">
            <text:p>69.365</text:p>
          </table:table-cell>
          <table:table-cell office:value-type="float" office:value="4.5" calcext:value-type="float">
            <text:p>4.5</text:p>
          </table:table-cell>
          <table:table-cell office:value-type="float" office:value="2637.73" calcext:value-type="float">
            <text:p>2637.73</text:p>
          </table:table-cell>
          <table:table-cell/>
          <table:table-cell table:formula="of:=57.3221*[.B382]+690.2252*[.D382]-4630.6398" office:value-type="float" office:value="2490.213484" calcext:value-type="float">
            <text:p>2490.213484</text:p>
          </table:table-cell>
          <table:table-cell table:formula="of:=-(796.4782 *[.A382]) - (95.1559 * [.B382])+(946.2515 * [.C382]) + (1150.0931 * [.D382]) + 419374.2937" office:value-type="float" office:value="2448.89591149997" calcext:value-type="float">
            <text:p>2448.89591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1.64" calcext:value-type="float">
            <text:p>81.64</text:p>
          </table:table-cell>
          <table:table-cell office:value-type="float" office:value="80.19" calcext:value-type="float">
            <text:p>80.19</text:p>
          </table:table-cell>
          <table:table-cell office:value-type="float" office:value="8.5" calcext:value-type="float">
            <text:p>8.5</text:p>
          </table:table-cell>
          <table:table-cell office:value-type="float" office:value="5919.28" calcext:value-type="float">
            <text:p>5919.28</text:p>
          </table:table-cell>
          <table:table-cell/>
          <table:table-cell table:formula="of:=57.3221*[.B383]+690.2252*[.D383]-4630.6398" office:value-type="float" office:value="5916.050644" calcext:value-type="float">
            <text:p>5916.050644</text:p>
          </table:table-cell>
          <table:table-cell table:formula="of:=-(796.4782 *[.A383]) - (95.1559 * [.B383])+(946.2515 * [.C383]) + (1150.0931 * [.D383]) + 419374.2937" office:value-type="float" office:value="5834.41575899994" calcext:value-type="float">
            <text:p>5834.415758999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5.64" calcext:value-type="float">
            <text:p>75.64</text:p>
          </table:table-cell>
          <table:table-cell office:value-type="float" office:value="74.19" calcext:value-type="float">
            <text:p>74.19</text:p>
          </table:table-cell>
          <table:table-cell office:value-type="float" office:value="8.5" calcext:value-type="float">
            <text:p>8.5</text:p>
          </table:table-cell>
          <table:table-cell office:value-type="float" office:value="5353.22" calcext:value-type="float">
            <text:p>5353.22</text:p>
          </table:table-cell>
          <table:table-cell/>
          <table:table-cell table:formula="of:=57.3221*[.B384]+690.2252*[.D384]-4630.6398" office:value-type="float" office:value="5572.118044" calcext:value-type="float">
            <text:p>5572.118044</text:p>
          </table:table-cell>
          <table:table-cell table:formula="of:=-(796.4782 *[.A384]) - (95.1559 * [.B384])+(946.2515 * [.C384]) + (1150.0931 * [.D384]) + 419374.2937" office:value-type="float" office:value="5506.71135899995" calcext:value-type="float">
            <text:p>5506.71135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19" calcext:value-type="float">
            <text:p>67.19</text:p>
          </table:table-cell>
          <table:table-cell office:value-type="float" office:value="8.5" calcext:value-type="float">
            <text:p>8.5</text:p>
          </table:table-cell>
          <table:table-cell office:value-type="float" office:value="4703.02" calcext:value-type="float">
            <text:p>4703.02</text:p>
          </table:table-cell>
          <table:table-cell/>
          <table:table-cell table:formula="of:=57.3221*[.B385]+690.2252*[.D385]-4630.6398" office:value-type="float" office:value="5228.185444" calcext:value-type="float">
            <text:p>5228.185444</text:p>
          </table:table-cell>
          <table:table-cell table:formula="of:=-(796.4782 *[.A385]) - (95.1559 * [.B385])+(946.2515 * [.C385]) + (1150.0931 * [.D385]) + 419374.2937" office:value-type="float" office:value="5029.23365899996" calcext:value-type="float">
            <text:p>5029.23365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.79" calcext:value-type="float">
            <text:p>66.79</text:p>
          </table:table-cell>
          <table:table-cell office:value-type="float" office:value="65.14" calcext:value-type="float">
            <text:p>65.14</text:p>
          </table:table-cell>
          <table:table-cell office:value-type="float" office:value="7" calcext:value-type="float">
            <text:p>7</text:p>
          </table:table-cell>
          <table:table-cell office:value-type="float" office:value="3897.86" calcext:value-type="float">
            <text:p>3897.86</text:p>
          </table:table-cell>
          <table:table-cell/>
          <table:table-cell table:formula="of:=57.3221*[.B386]+690.2252*[.D386]-4630.6398" office:value-type="float" office:value="4029.479659" calcext:value-type="float">
            <text:p>4029.479659</text:p>
          </table:table-cell>
          <table:table-cell table:formula="of:=-(796.4782 *[.A386]) - (95.1559 * [.B386])+(946.2515 * [.C386]) + (1150.0931 * [.D386]) + 419374.2937" office:value-type="float" office:value="4024.90734899993" calcext:value-type="float">
            <text:p>4024.907348999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.1" calcext:value-type="float">
            <text:p>59.1</text:p>
          </table:table-cell>
          <table:table-cell office:value-type="float" office:value="58.55" calcext:value-type="float">
            <text:p>58.55</text:p>
          </table:table-cell>
          <table:table-cell office:value-type="float" office:value="4" calcext:value-type="float">
            <text:p>4</text:p>
          </table:table-cell>
          <table:table-cell office:value-type="float" office:value="1849.71" calcext:value-type="float">
            <text:p>1849.71</text:p>
          </table:table-cell>
          <table:table-cell/>
          <table:table-cell table:formula="of:=57.3221*[.B387]+690.2252*[.D387]-4630.6398" office:value-type="float" office:value="1517.99711" calcext:value-type="float">
            <text:p>1517.99711</text:p>
          </table:table-cell>
          <table:table-cell table:formula="of:=-(796.4782 *[.A387]) - (95.1559 * [.B387])+(946.2515 * [.C387]) + (1150.0931 * [.D387]) + 419374.2937" office:value-type="float" office:value="1442.40513499995" calcext:value-type="float">
            <text:p>1442.40513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.64" calcext:value-type="float">
            <text:p>90.64</text:p>
          </table:table-cell>
          <table:table-cell office:value-type="float" office:value="89.19" calcext:value-type="float">
            <text:p>89.19</text:p>
          </table:table-cell>
          <table:table-cell office:value-type="float" office:value="8.5" calcext:value-type="float">
            <text:p>8.5</text:p>
          </table:table-cell>
          <table:table-cell office:value-type="float" office:value="6682.03" calcext:value-type="float">
            <text:p>6682.03</text:p>
          </table:table-cell>
          <table:table-cell/>
          <table:table-cell table:formula="of:=57.3221*[.B388]+690.2252*[.D388]-4630.6398" office:value-type="float" office:value="6431.949544" calcext:value-type="float">
            <text:p>6431.949544</text:p>
          </table:table-cell>
          <table:table-cell table:formula="of:=-(796.4782 *[.A388]) - (95.1559 * [.B388])+(946.2515 * [.C388]) + (1150.0931 * [.D388]) + 419374.2937" office:value-type="float" office:value="6325.97235899995" calcext:value-type="float">
            <text:p>6325.9723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.89" calcext:value-type="float">
            <text:p>58.89</text:p>
          </table:table-cell>
          <table:table-cell office:value-type="float" office:value="57.665" calcext:value-type="float">
            <text:p>57.665</text:p>
          </table:table-cell>
          <table:table-cell office:value-type="float" office:value="6" calcext:value-type="float">
            <text:p>6</text:p>
          </table:table-cell>
          <table:table-cell office:value-type="float" office:value="2863.83" calcext:value-type="float">
            <text:p>2863.83</text:p>
          </table:table-cell>
          <table:table-cell/>
          <table:table-cell table:formula="of:=57.3221*[.B389]+690.2252*[.D389]-4630.6398" office:value-type="float" office:value="2886.409869" calcext:value-type="float">
            <text:p>2886.409869</text:p>
          </table:table-cell>
          <table:table-cell table:formula="of:=-(796.4782 *[.A389]) - (95.1559 * [.B389])+(946.2515 * [.C389]) + (1150.0931 * [.D389]) + 419374.2937" office:value-type="float" office:value="2925.14149649994" calcext:value-type="float">
            <text:p>2925.141496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2.74" calcext:value-type="float">
            <text:p>82.74</text:p>
          </table:table-cell>
          <table:table-cell office:value-type="float" office:value="81.84" calcext:value-type="float">
            <text:p>81.84</text:p>
          </table:table-cell>
          <table:table-cell office:value-type="float" office:value="7.5" calcext:value-type="float">
            <text:p>7.5</text:p>
          </table:table-cell>
          <table:table-cell office:value-type="float" office:value="5497.43" calcext:value-type="float">
            <text:p>5497.43</text:p>
          </table:table-cell>
          <table:table-cell/>
          <table:table-cell table:formula="of:=57.3221*[.B390]+690.2252*[.D390]-4630.6398" office:value-type="float" office:value="5288.879754" calcext:value-type="float">
            <text:p>5288.879754</text:p>
          </table:table-cell>
          <table:table-cell table:formula="of:=-(796.4782 *[.A390]) - (95.1559 * [.B390])+(946.2515 * [.C390]) + (1150.0931 * [.D390]) + 419374.2937" office:value-type="float" office:value="5344.48794399999" calcext:value-type="float">
            <text:p>5344.48794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9.94" calcext:value-type="float">
            <text:p>89.94</text:p>
          </table:table-cell>
          <table:table-cell office:value-type="float" office:value="89.92" calcext:value-type="float">
            <text:p>89.92</text:p>
          </table:table-cell>
          <table:table-cell office:value-type="float" office:value="5.5" calcext:value-type="float">
            <text:p>5.5</text:p>
          </table:table-cell>
          <table:table-cell office:value-type="float" office:value="4346.19" calcext:value-type="float">
            <text:p>4346.19</text:p>
          </table:table-cell>
          <table:table-cell/>
          <table:table-cell table:formula="of:=57.3221*[.B391]+690.2252*[.D391]-4630.6398" office:value-type="float" office:value="4321.148474" calcext:value-type="float">
            <text:p>4321.148474</text:p>
          </table:table-cell>
          <table:table-cell table:formula="of:=-(796.4782 *[.A391]) - (95.1559 * [.B391])+(946.2515 * [.C391]) + (1150.0931 * [.D391]) + 419374.2937" office:value-type="float" office:value="4429.54398399999" calcext:value-type="float">
            <text:p>4429.54398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.04" calcext:value-type="float">
            <text:p>59.04</text:p>
          </table:table-cell>
          <table:table-cell office:value-type="float" office:value="58.365" calcext:value-type="float">
            <text:p>58.365</text:p>
          </table:table-cell>
          <table:table-cell office:value-type="float" office:value="4.5" calcext:value-type="float">
            <text:p>4.5</text:p>
          </table:table-cell>
          <table:table-cell office:value-type="float" office:value="2120.8" calcext:value-type="float">
            <text:p>2120.8</text:p>
          </table:table-cell>
          <table:table-cell/>
          <table:table-cell table:formula="of:=57.3221*[.B392]+690.2252*[.D392]-4630.6398" office:value-type="float" office:value="1859.670384" calcext:value-type="float">
            <text:p>1859.670384</text:p>
          </table:table-cell>
          <table:table-cell table:formula="of:=-(796.4782 *[.A392]) - (95.1559 * [.B392])+(946.2515 * [.C392]) + (1150.0931 * [.D392]) + 419374.2937" office:value-type="float" office:value="1848.10451149999" calcext:value-type="float">
            <text:p>1848.10451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9.21" calcext:value-type="float">
            <text:p>79.21</text:p>
          </table:table-cell>
          <table:table-cell office:value-type="float" office:value="78.935" calcext:value-type="float">
            <text:p>78.935</text:p>
          </table:table-cell>
          <table:table-cell office:value-type="float" office:value="3" calcext:value-type="float">
            <text:p>3</text:p>
          </table:table-cell>
          <table:table-cell office:value-type="float" office:value="1851.07" calcext:value-type="float">
            <text:p>1851.07</text:p>
          </table:table-cell>
          <table:table-cell/>
          <table:table-cell table:formula="of:=57.3221*[.B393]+690.2252*[.D393]-4630.6398" office:value-type="float" office:value="1980.519341" calcext:value-type="float">
            <text:p>1980.519341</text:p>
          </table:table-cell>
          <table:table-cell table:formula="of:=-(796.4782 *[.A393]) - (95.1559 * [.B393])+(946.2515 * [.C393]) + (1150.0931 * [.D393]) + 419374.2937" office:value-type="float" office:value="1738.49971349997" calcext:value-type="float">
            <text:p>1738.49971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7.79" calcext:value-type="float">
            <text:p>57.79</text:p>
          </table:table-cell>
          <table:table-cell office:value-type="float" office:value="56.14" calcext:value-type="float">
            <text:p>56.14</text:p>
          </table:table-cell>
          <table:table-cell office:value-type="float" office:value="7" calcext:value-type="float">
            <text:p>7</text:p>
          </table:table-cell>
          <table:table-cell office:value-type="float" office:value="3065.99" calcext:value-type="float">
            <text:p>3065.99</text:p>
          </table:table-cell>
          <table:table-cell/>
          <table:table-cell table:formula="of:=57.3221*[.B394]+690.2252*[.D394]-4630.6398" office:value-type="float" office:value="3513.580759" calcext:value-type="float">
            <text:p>3513.580759</text:p>
          </table:table-cell>
          <table:table-cell table:formula="of:=-(796.4782 *[.A394]) - (95.1559 * [.B394])+(946.2515 * [.C394]) + (1150.0931 * [.D394]) + 419374.2937" office:value-type="float" office:value="3533.35074899992" calcext:value-type="float">
            <text:p>3533.350748999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1.79" calcext:value-type="float">
            <text:p>91.79</text:p>
          </table:table-cell>
          <table:table-cell office:value-type="float" office:value="91.14" calcext:value-type="float">
            <text:p>91.14</text:p>
          </table:table-cell>
          <table:table-cell office:value-type="float" office:value="7" calcext:value-type="float">
            <text:p>7</text:p>
          </table:table-cell>
          <table:table-cell office:value-type="float" office:value="5727.92" calcext:value-type="float">
            <text:p>5727.92</text:p>
          </table:table-cell>
          <table:table-cell/>
          <table:table-cell table:formula="of:=57.3221*[.B395]+690.2252*[.D395]-4630.6398" office:value-type="float" office:value="5462.532159" calcext:value-type="float">
            <text:p>5462.532159</text:p>
          </table:table-cell>
          <table:table-cell table:formula="of:=-(796.4782 *[.A395]) - (95.1559 * [.B395])+(946.2515 * [.C395]) + (1150.0931 * [.D395]) + 419374.2937" office:value-type="float" office:value="5540.11564899993" calcext:value-type="float">
            <text:p>5540.115648999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.89" calcext:value-type="float">
            <text:p>79.89</text:p>
          </table:table-cell>
          <table:table-cell office:value-type="float" office:value="79.665" calcext:value-type="float">
            <text:p>79.665</text:p>
          </table:table-cell>
          <table:table-cell office:value-type="float" office:value="6" calcext:value-type="float">
            <text:p>6</text:p>
          </table:table-cell>
          <table:table-cell office:value-type="float" office:value="4265.8" calcext:value-type="float">
            <text:p>4265.8</text:p>
          </table:table-cell>
          <table:table-cell/>
          <table:table-cell table:formula="of:=57.3221*[.B396]+690.2252*[.D396]-4630.6398" office:value-type="float" office:value="4090.173969" calcext:value-type="float">
            <text:p>4090.173969</text:p>
          </table:table-cell>
          <table:table-cell table:formula="of:=-(796.4782 *[.A396]) - (95.1559 * [.B396])+(946.2515 * [.C396]) + (1150.0931 * [.D396]) + 419374.2937" office:value-type="float" office:value="4221.88019649999" calcext:value-type="float">
            <text:p>4221.880196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1.04" calcext:value-type="float">
            <text:p>81.04</text:p>
          </table:table-cell>
          <table:table-cell office:value-type="float" office:value="81.365" calcext:value-type="float">
            <text:p>81.365</text:p>
          </table:table-cell>
          <table:table-cell office:value-type="float" office:value="4.5" calcext:value-type="float">
            <text:p>4.5</text:p>
          </table:table-cell>
          <table:table-cell office:value-type="float" office:value="3124.13" calcext:value-type="float">
            <text:p>3124.13</text:p>
          </table:table-cell>
          <table:table-cell/>
          <table:table-cell table:formula="of:=57.3221*[.B397]+690.2252*[.D397]-4630.6398" office:value-type="float" office:value="3120.756584" calcext:value-type="float">
            <text:p>3120.756584</text:p>
          </table:table-cell>
          <table:table-cell table:formula="of:=-(796.4782 *[.A397]) - (95.1559 * [.B397])+(946.2515 * [.C397]) + (1150.0931 * [.D397]) + 419374.2937" office:value-type="float" office:value="3199.46061149996" calcext:value-type="float">
            <text:p>3199.46061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.79" calcext:value-type="float">
            <text:p>60.79</text:p>
          </table:table-cell>
          <table:table-cell office:value-type="float" office:value="59.14" calcext:value-type="float">
            <text:p>59.14</text:p>
          </table:table-cell>
          <table:table-cell office:value-type="float" office:value="7" calcext:value-type="float">
            <text:p>7</text:p>
          </table:table-cell>
          <table:table-cell office:value-type="float" office:value="3422.18" calcext:value-type="float">
            <text:p>3422.18</text:p>
          </table:table-cell>
          <table:table-cell/>
          <table:table-cell table:formula="of:=57.3221*[.B398]+690.2252*[.D398]-4630.6398" office:value-type="float" office:value="3685.547059" calcext:value-type="float">
            <text:p>3685.547059</text:p>
          </table:table-cell>
          <table:table-cell table:formula="of:=-(796.4782 *[.A398]) - (95.1559 * [.B398])+(946.2515 * [.C398]) + (1150.0931 * [.D398]) + 419374.2937" office:value-type="float" office:value="3697.202949" calcext:value-type="float">
            <text:p>3697.20294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.69" calcext:value-type="float">
            <text:p>72.69</text:p>
          </table:table-cell>
          <table:table-cell office:value-type="float" office:value="71.54" calcext:value-type="float">
            <text:p>71.54</text:p>
          </table:table-cell>
          <table:table-cell office:value-type="float" office:value="8" calcext:value-type="float">
            <text:p>8</text:p>
          </table:table-cell>
          <table:table-cell office:value-type="float" office:value="4899.39" calcext:value-type="float">
            <text:p>4899.39</text:p>
          </table:table-cell>
          <table:table-cell/>
          <table:table-cell table:formula="of:=57.3221*[.B399]+690.2252*[.D399]-4630.6398" office:value-type="float" office:value="5057.905249" calcext:value-type="float">
            <text:p>5057.905249</text:p>
          </table:table-cell>
          <table:table-cell table:formula="of:=-(796.4782 *[.A399]) - (95.1559 * [.B399])+(946.2515 * [.C399]) + (1150.0931 * [.D399]) + 419374.2937" office:value-type="float" office:value="5094.2428389999" calcext:value-type="float">
            <text:p>5094.24283899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0.74" calcext:value-type="float">
            <text:p>80.74</text:p>
          </table:table-cell>
          <table:table-cell office:value-type="float" office:value="79.84" calcext:value-type="float">
            <text:p>79.84</text:p>
          </table:table-cell>
          <table:table-cell office:value-type="float" office:value="7.5" calcext:value-type="float">
            <text:p>7.5</text:p>
          </table:table-cell>
          <table:table-cell office:value-type="float" office:value="5356.86" calcext:value-type="float">
            <text:p>5356.86</text:p>
          </table:table-cell>
          <table:table-cell/>
          <table:table-cell table:formula="of:=57.3221*[.B400]+690.2252*[.D400]-4630.6398" office:value-type="float" office:value="5174.235554" calcext:value-type="float">
            <text:p>5174.235554</text:p>
          </table:table-cell>
          <table:table-cell table:formula="of:=-(796.4782 *[.A400]) - (95.1559 * [.B400])+(946.2515 * [.C400]) + (1150.0931 * [.D400]) + 419374.2937" office:value-type="float" office:value="5235.25314400002" calcext:value-type="float">
            <text:p>5235.2531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.59" calcext:value-type="float">
            <text:p>94.59</text:p>
          </table:table-cell>
          <table:table-cell office:value-type="float" office:value="92.84" calcext:value-type="float">
            <text:p>92.84</text:p>
          </table:table-cell>
          <table:table-cell office:value-type="float" office:value="9" calcext:value-type="float">
            <text:p>9</text:p>
          </table:table-cell>
          <table:table-cell office:value-type="float" office:value="7261.37" calcext:value-type="float">
            <text:p>7261.37</text:p>
          </table:table-cell>
          <table:table-cell/>
          <table:table-cell table:formula="of:=57.3221*[.B401]+690.2252*[.D401]-4630.6398" office:value-type="float" office:value="7003.484439" calcext:value-type="float">
            <text:p>7003.484439</text:p>
          </table:table-cell>
          <table:table-cell table:formula="of:=-(796.4782 *[.A401]) - (95.1559 * [.B401])+(946.2515 * [.C401]) + (1150.0931 * [.D401]) + 419374.2937" office:value-type="float" office:value="6793.05827899999" calcext:value-type="float">
            <text:p>6793.05827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.94" calcext:value-type="float">
            <text:p>84.94</text:p>
          </table:table-cell>
          <table:table-cell office:value-type="float" office:value="84.92" calcext:value-type="float">
            <text:p>84.92</text:p>
          </table:table-cell>
          <table:table-cell office:value-type="float" office:value="5.5" calcext:value-type="float">
            <text:p>5.5</text:p>
          </table:table-cell>
          <table:table-cell office:value-type="float" office:value="4147.68" calcext:value-type="float">
            <text:p>4147.68</text:p>
          </table:table-cell>
          <table:table-cell/>
          <table:table-cell table:formula="of:=57.3221*[.B402]+690.2252*[.D402]-4630.6398" office:value-type="float" office:value="4034.537974" calcext:value-type="float">
            <text:p>4034.537974</text:p>
          </table:table-cell>
          <table:table-cell table:formula="of:=-(796.4782 *[.A402]) - (95.1559 * [.B402])+(946.2515 * [.C402]) + (1150.0931 * [.D402]) + 419374.2937" office:value-type="float" office:value="4156.45698399999" calcext:value-type="float">
            <text:p>4156.456984</text:p>
          </table:table-cell>
        </table:table-row>
      </table:table>
      <table:table table:name="Sheet2" table:style-name="ta1">
        <table:table-column table:style-name="co3" table:number-columns-repeated="5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3" table:default-cell-style-name="Default"/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4.99" calcext:value-type="float">
            <text:p>84.99</text:p>
          </table:table-cell>
          <table:table-cell office:value-type="float" office:value="85.165" calcext:value-type="float">
            <text:p>85.165</text:p>
          </table:table-cell>
          <table:table-cell office:value-type="float" office:value="5" calcext:value-type="float">
            <text:p>5</text:p>
          </table:table-cell>
          <table:table-cell office:value-type="float" office:value="3698.29" calcext:value-type="float">
            <text:p>3698.29</text:p>
          </table:table-cell>
          <table:table-cell/>
          <table:table-cell table:formula="of:=57.3221*[.B1]+690.2252*[.D1]-4630.6398" office:value-type="float" office:value="3692.291479" calcext:value-type="float">
            <text:p>3692.291479</text:p>
          </table:table-cell>
          <table:table-cell table:formula="of:=-(796.4782 *[.A1]) - (95.1559 * [.B1])+(946.2515 * [.C1]) + (1150.0931 * [.D1]) + 419374.2937" office:value-type="float" office:value="3808.48425649997" calcext:value-type="float">
            <text:p>3808.484256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1.1" calcext:value-type="float">
            <text:p>61.1</text:p>
          </table:table-cell>
          <table:table-cell office:value-type="float" office:value="60.55" calcext:value-type="float">
            <text:p>60.55</text:p>
          </table:table-cell>
          <table:table-cell office:value-type="float" office:value="4" calcext:value-type="float">
            <text:p>4</text:p>
          </table:table-cell>
          <table:table-cell office:value-type="float" office:value="1935.13" calcext:value-type="float">
            <text:p>1935.13</text:p>
          </table:table-cell>
          <table:table-cell/>
          <table:table-cell table:formula="of:=57.3221*[.B2]+690.2252*[.D2]-4630.6398" office:value-type="float" office:value="1632.64131" calcext:value-type="float">
            <text:p>1632.64131</text:p>
          </table:table-cell>
          <table:table-cell table:formula="of:=-(796.4782 *[.A2]) - (95.1559 * [.B2])+(946.2515 * [.C2]) + (1150.0931 * [.D2]) + 419374.2937" office:value-type="float" office:value="1551.63993499993" calcext:value-type="float">
            <text:p>1551.639934999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3.94" calcext:value-type="float">
            <text:p>93.94</text:p>
          </table:table-cell>
          <table:table-cell office:value-type="float" office:value="93.92" calcext:value-type="float">
            <text:p>93.92</text:p>
          </table:table-cell>
          <table:table-cell office:value-type="float" office:value="5.5" calcext:value-type="float">
            <text:p>5.5</text:p>
          </table:table-cell>
          <table:table-cell office:value-type="float" office:value="4509.67" calcext:value-type="float">
            <text:p>4509.67</text:p>
          </table:table-cell>
          <table:table-cell/>
          <table:table-cell table:formula="of:=57.3221*[.B3]+690.2252*[.D3]-4630.6398" office:value-type="float" office:value="4550.436874" calcext:value-type="float">
            <text:p>4550.436874</text:p>
          </table:table-cell>
          <table:table-cell table:formula="of:=-(796.4782 *[.A3]) - (95.1559 * [.B3])+(946.2515 * [.C3]) + (1150.0931 * [.D3]) + 419374.2937" office:value-type="float" office:value="4648.013584" calcext:value-type="float">
            <text:p>4648.0135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1.69" calcext:value-type="float">
            <text:p>81.69</text:p>
          </table:table-cell>
          <table:table-cell office:value-type="float" office:value="80.54" calcext:value-type="float">
            <text:p>80.54</text:p>
          </table:table-cell>
          <table:table-cell office:value-type="float" office:value="8" calcext:value-type="float">
            <text:p>8</text:p>
          </table:table-cell>
          <table:table-cell office:value-type="float" office:value="5708.99" calcext:value-type="float">
            <text:p>5708.99</text:p>
          </table:table-cell>
          <table:table-cell/>
          <table:table-cell table:formula="of:=57.3221*[.B4]+690.2252*[.D4]-4630.6398" office:value-type="float" office:value="5573.804149" calcext:value-type="float">
            <text:p>5573.804149</text:p>
          </table:table-cell>
          <table:table-cell table:formula="of:=-(796.4782 *[.A4]) - (95.1559 * [.B4])+(946.2515 * [.C4]) + (1150.0931 * [.D4]) + 419374.2937" office:value-type="float" office:value="5585.79943899991" calcext:value-type="float">
            <text:p>5585.799438999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7.04" calcext:value-type="float">
            <text:p>57.04</text:p>
          </table:table-cell>
          <table:table-cell office:value-type="float" office:value="56.365" calcext:value-type="float">
            <text:p>56.365</text:p>
          </table:table-cell>
          <table:table-cell office:value-type="float" office:value="4.5" calcext:value-type="float">
            <text:p>4.5</text:p>
          </table:table-cell>
          <table:table-cell office:value-type="float" office:value="2024.05" calcext:value-type="float">
            <text:p>2024.05</text:p>
          </table:table-cell>
          <table:table-cell/>
          <table:table-cell table:formula="of:=57.3221*[.B5]+690.2252*[.D5]-4630.6398" office:value-type="float" office:value="1745.026184" calcext:value-type="float">
            <text:p>1745.026184</text:p>
          </table:table-cell>
          <table:table-cell table:formula="of:=-(796.4782 *[.A5]) - (95.1559 * [.B5])+(946.2515 * [.C5]) + (1150.0931 * [.D5]) + 419374.2937" office:value-type="float" office:value="1738.86971150001" calcext:value-type="float">
            <text:p>1738.86971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1.94" calcext:value-type="float">
            <text:p>81.94</text:p>
          </table:table-cell>
          <table:table-cell office:value-type="float" office:value="81.92" calcext:value-type="float">
            <text:p>81.92</text:p>
          </table:table-cell>
          <table:table-cell office:value-type="float" office:value="5.5" calcext:value-type="float">
            <text:p>5.5</text:p>
          </table:table-cell>
          <table:table-cell office:value-type="float" office:value="3981.74" calcext:value-type="float">
            <text:p>3981.74</text:p>
          </table:table-cell>
          <table:table-cell/>
          <table:table-cell table:formula="of:=57.3221*[.B6]+690.2252*[.D6]-4630.6398" office:value-type="float" office:value="3862.571674" calcext:value-type="float">
            <text:p>3862.571674</text:p>
          </table:table-cell>
          <table:table-cell table:formula="of:=-(796.4782 *[.A6]) - (95.1559 * [.B6])+(946.2515 * [.C6]) + (1150.0931 * [.D6]) + 419374.2937" office:value-type="float" office:value="3992.60478400002" calcext:value-type="float">
            <text:p>3992.60478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7.69" calcext:value-type="float">
            <text:p>87.69</text:p>
          </table:table-cell>
          <table:table-cell office:value-type="float" office:value="86.54" calcext:value-type="float">
            <text:p>86.54</text:p>
          </table:table-cell>
          <table:table-cell office:value-type="float" office:value="8" calcext:value-type="float">
            <text:p>8</text:p>
          </table:table-cell>
          <table:table-cell office:value-type="float" office:value="6171.22" calcext:value-type="float">
            <text:p>6171.22</text:p>
          </table:table-cell>
          <table:table-cell/>
          <table:table-cell table:formula="of:=57.3221*[.B7]+690.2252*[.D7]-4630.6398" office:value-type="float" office:value="5917.736749" calcext:value-type="float">
            <text:p>5917.736749</text:p>
          </table:table-cell>
          <table:table-cell table:formula="of:=-(796.4782 *[.A7]) - (95.1559 * [.B7])+(946.2515 * [.C7]) + (1150.0931 * [.D7]) + 419374.2937" office:value-type="float" office:value="5913.5038389999" calcext:value-type="float">
            <text:p>5913.503838999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1.94" calcext:value-type="float">
            <text:p>91.94</text:p>
          </table:table-cell>
          <table:table-cell office:value-type="float" office:value="91.92" calcext:value-type="float">
            <text:p>91.92</text:p>
          </table:table-cell>
          <table:table-cell office:value-type="float" office:value="5.5" calcext:value-type="float">
            <text:p>5.5</text:p>
          </table:table-cell>
          <table:table-cell office:value-type="float" office:value="4427.36" calcext:value-type="float">
            <text:p>4427.36</text:p>
          </table:table-cell>
          <table:table-cell/>
          <table:table-cell table:formula="of:=57.3221*[.B8]+690.2252*[.D8]-4630.6398" office:value-type="float" office:value="4435.792674" calcext:value-type="float">
            <text:p>4435.792674</text:p>
          </table:table-cell>
          <table:table-cell table:formula="of:=-(796.4782 *[.A8]) - (95.1559 * [.B8])+(946.2515 * [.C8]) + (1150.0931 * [.D8]) + 419374.2937" office:value-type="float" office:value="4538.77878399997" calcext:value-type="float">
            <text:p>4538.77878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4.16" calcext:value-type="float">
            <text:p>74.16</text:p>
          </table:table-cell>
          <table:table-cell office:value-type="float" office:value="74.765" calcext:value-type="float">
            <text:p>74.765</text:p>
          </table:table-cell>
          <table:table-cell office:value-type="float" office:value="3.5" calcext:value-type="float">
            <text:p>3.5</text:p>
          </table:table-cell>
          <table:table-cell office:value-type="float" office:value="2117.9" calcext:value-type="float">
            <text:p>2117.9</text:p>
          </table:table-cell>
          <table:table-cell/>
          <table:table-cell table:formula="of:=57.3221*[.B9]+690.2252*[.D9]-4630.6398" office:value-type="float" office:value="2036.155336" calcext:value-type="float">
            <text:p>2036.155336</text:p>
          </table:table-cell>
          <table:table-cell table:formula="of:=-(796.4782 *[.A9]) - (95.1559 * [.B9])+(946.2515 * [.C9]) + (1150.0931 * [.D9]) + 419374.2937" office:value-type="float" office:value="2034.12760349998" calcext:value-type="float">
            <text:p>2034.12760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.94" calcext:value-type="float">
            <text:p>59.94</text:p>
          </table:table-cell>
          <table:table-cell office:value-type="float" office:value="58.92" calcext:value-type="float">
            <text:p>58.92</text:p>
          </table:table-cell>
          <table:table-cell office:value-type="float" office:value="5.5" calcext:value-type="float">
            <text:p>5.5</text:p>
          </table:table-cell>
          <table:table-cell office:value-type="float" office:value="2692.87" calcext:value-type="float">
            <text:p>2692.87</text:p>
          </table:table-cell>
          <table:table-cell/>
          <table:table-cell table:formula="of:=57.3221*[.B10]+690.2252*[.D10]-4630.6398" office:value-type="float" office:value="2601.485474" calcext:value-type="float">
            <text:p>2601.485474</text:p>
          </table:table-cell>
          <table:table-cell table:formula="of:=-(796.4782 *[.A10]) - (95.1559 * [.B10])+(946.2515 * [.C10]) + (1150.0931 * [.D10]) + 419374.2937" office:value-type="float" office:value="2641.24868399999" calcext:value-type="float">
            <text:p>2641.24868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.94" calcext:value-type="float">
            <text:p>68.94</text:p>
          </table:table-cell>
          <table:table-cell office:value-type="float" office:value="67.92" calcext:value-type="float">
            <text:p>67.92</text:p>
          </table:table-cell>
          <table:table-cell office:value-type="float" office:value="5.5" calcext:value-type="float">
            <text:p>5.5</text:p>
          </table:table-cell>
          <table:table-cell office:value-type="float" office:value="3237.11" calcext:value-type="float">
            <text:p>3237.11</text:p>
          </table:table-cell>
          <table:table-cell/>
          <table:table-cell table:formula="of:=57.3221*[.B11]+690.2252*[.D11]-4630.6398" office:value-type="float" office:value="3117.384374" calcext:value-type="float">
            <text:p>3117.384374</text:p>
          </table:table-cell>
          <table:table-cell table:formula="of:=-(796.4782 *[.A11]) - (95.1559 * [.B11])+(946.2515 * [.C11]) + (1150.0931 * [.D11]) + 419374.2937" office:value-type="float" office:value="3132.805284" calcext:value-type="float">
            <text:p>3132.8052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4.04" calcext:value-type="float">
            <text:p>94.04</text:p>
          </table:table-cell>
          <table:table-cell office:value-type="float" office:value="94.365" calcext:value-type="float">
            <text:p>94.365</text:p>
          </table:table-cell>
          <table:table-cell office:value-type="float" office:value="4.5" calcext:value-type="float">
            <text:p>4.5</text:p>
          </table:table-cell>
          <table:table-cell office:value-type="float" office:value="3558.33" calcext:value-type="float">
            <text:p>3558.33</text:p>
          </table:table-cell>
          <table:table-cell/>
          <table:table-cell table:formula="of:=57.3221*[.B12]+690.2252*[.D12]-4630.6398" office:value-type="float" office:value="3865.943884" calcext:value-type="float">
            <text:p>3865.943884</text:p>
          </table:table-cell>
          <table:table-cell table:formula="of:=-(796.4782 *[.A12]) - (95.1559 * [.B12])+(946.2515 * [.C12]) + (1150.0931 * [.D12]) + 419374.2937" office:value-type="float" office:value="3909.48681150004" calcext:value-type="float">
            <text:p>3909.486811500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7.99" calcext:value-type="float">
            <text:p>57.99</text:p>
          </table:table-cell>
          <table:table-cell office:value-type="float" office:value="57.165" calcext:value-type="float">
            <text:p>57.165</text:p>
          </table:table-cell>
          <table:table-cell office:value-type="float" office:value="5" calcext:value-type="float">
            <text:p>5</text:p>
          </table:table-cell>
          <table:table-cell office:value-type="float" office:value="2327.54" calcext:value-type="float">
            <text:p>2327.54</text:p>
          </table:table-cell>
          <table:table-cell/>
          <table:table-cell table:formula="of:=57.3221*[.B13]+690.2252*[.D13]-4630.6398" office:value-type="float" office:value="2144.594779" calcext:value-type="float">
            <text:p>2144.594779</text:p>
          </table:table-cell>
          <table:table-cell table:formula="of:=-(796.4782 *[.A13]) - (95.1559 * [.B13])+(946.2515 * [.C13]) + (1150.0931 * [.D13]) + 419374.2937" office:value-type="float" office:value="2184.04115649994" calcext:value-type="float">
            <text:p>2184.041156499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.79" calcext:value-type="float">
            <text:p>68.79</text:p>
          </table:table-cell>
          <table:table-cell office:value-type="float" office:value="67.14" calcext:value-type="float">
            <text:p>67.14</text:p>
          </table:table-cell>
          <table:table-cell office:value-type="float" office:value="7" calcext:value-type="float">
            <text:p>7</text:p>
          </table:table-cell>
          <table:table-cell office:value-type="float" office:value="4063.35" calcext:value-type="float">
            <text:p>4063.35</text:p>
          </table:table-cell>
          <table:table-cell/>
          <table:table-cell table:formula="of:=57.3221*[.B14]+690.2252*[.D14]-4630.6398" office:value-type="float" office:value="4144.123859" calcext:value-type="float">
            <text:p>4144.123859</text:p>
          </table:table-cell>
          <table:table-cell table:formula="of:=-(796.4782 *[.A14]) - (95.1559 * [.B14])+(946.2515 * [.C14]) + (1150.0931 * [.D14]) + 419374.2937" office:value-type="float" office:value="4134.14214899996" calcext:value-type="float">
            <text:p>4134.14214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8.94" calcext:value-type="float">
            <text:p>78.94</text:p>
          </table:table-cell>
          <table:table-cell office:value-type="float" office:value="78.92" calcext:value-type="float">
            <text:p>78.92</text:p>
          </table:table-cell>
          <table:table-cell office:value-type="float" office:value="5.5" calcext:value-type="float">
            <text:p>5.5</text:p>
          </table:table-cell>
          <table:table-cell office:value-type="float" office:value="3838.09" calcext:value-type="float">
            <text:p>3838.09</text:p>
          </table:table-cell>
          <table:table-cell/>
          <table:table-cell table:formula="of:=57.3221*[.B15]+690.2252*[.D15]-4630.6398" office:value-type="float" office:value="3690.605374" calcext:value-type="float">
            <text:p>3690.605374</text:p>
          </table:table-cell>
          <table:table-cell table:formula="of:=-(796.4782 *[.A15]) - (95.1559 * [.B15])+(946.2515 * [.C15]) + (1150.0931 * [.D15]) + 419374.2937" office:value-type="float" office:value="3828.752584" calcext:value-type="float">
            <text:p>3828.7525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1.59" calcext:value-type="float">
            <text:p>81.59</text:p>
          </table:table-cell>
          <table:table-cell office:value-type="float" office:value="79.84" calcext:value-type="float">
            <text:p>79.84</text:p>
          </table:table-cell>
          <table:table-cell office:value-type="float" office:value="9" calcext:value-type="float">
            <text:p>9</text:p>
          </table:table-cell>
          <table:table-cell office:value-type="float" office:value="6098.9" calcext:value-type="float">
            <text:p>6098.9</text:p>
          </table:table-cell>
          <table:table-cell/>
          <table:table-cell table:formula="of:=57.3221*[.B16]+690.2252*[.D16]-4630.6398" office:value-type="float" office:value="6258.297139" calcext:value-type="float">
            <text:p>6258.297139</text:p>
          </table:table-cell>
          <table:table-cell table:formula="of:=-(796.4782 *[.A16]) - (95.1559 * [.B16])+(946.2515 * [.C16]) + (1150.0931 * [.D16]) + 419374.2937" office:value-type="float" office:value="6083.03207899997" calcext:value-type="float">
            <text:p>6083.03207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0.04" calcext:value-type="float">
            <text:p>90.04</text:p>
          </table:table-cell>
          <table:table-cell office:value-type="float" office:value="90.365" calcext:value-type="float">
            <text:p>90.365</text:p>
          </table:table-cell>
          <table:table-cell office:value-type="float" office:value="4.5" calcext:value-type="float">
            <text:p>4.5</text:p>
          </table:table-cell>
          <table:table-cell office:value-type="float" office:value="3432.48" calcext:value-type="float">
            <text:p>3432.48</text:p>
          </table:table-cell>
          <table:table-cell/>
          <table:table-cell table:formula="of:=57.3221*[.B17]+690.2252*[.D17]-4630.6398" office:value-type="float" office:value="3636.655484" calcext:value-type="float">
            <text:p>3636.655484</text:p>
          </table:table-cell>
          <table:table-cell table:formula="of:=-(796.4782 *[.A17]) - (95.1559 * [.B17])+(946.2515 * [.C17]) + (1150.0931 * [.D17]) + 419374.2937" office:value-type="float" office:value="3691.01721149997" calcext:value-type="float">
            <text:p>3691.01721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9.21" calcext:value-type="float">
            <text:p>89.21</text:p>
          </table:table-cell>
          <table:table-cell office:value-type="float" office:value="88.935" calcext:value-type="float">
            <text:p>88.935</text:p>
          </table:table-cell>
          <table:table-cell office:value-type="float" office:value="3" calcext:value-type="float">
            <text:p>3</text:p>
          </table:table-cell>
          <table:table-cell office:value-type="float" office:value="2042.36" calcext:value-type="float">
            <text:p>2042.36</text:p>
          </table:table-cell>
          <table:table-cell/>
          <table:table-cell table:formula="of:=57.3221*[.B18]+690.2252*[.D18]-4630.6398" office:value-type="float" office:value="2553.740341" calcext:value-type="float">
            <text:p>2553.740341</text:p>
          </table:table-cell>
          <table:table-cell table:formula="of:=-(796.4782 *[.A18]) - (95.1559 * [.B18])+(946.2515 * [.C18]) + (1150.0931 * [.D18]) + 419374.2937" office:value-type="float" office:value="2284.67371349991" calcext:value-type="float">
            <text:p>2284.673713499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5.1" calcext:value-type="float">
            <text:p>85.1</text:p>
          </table:table-cell>
          <table:table-cell office:value-type="float" office:value="85.55" calcext:value-type="float">
            <text:p>85.55</text:p>
          </table:table-cell>
          <table:table-cell office:value-type="float" office:value="4" calcext:value-type="float">
            <text:p>4</text:p>
          </table:table-cell>
          <table:table-cell office:value-type="float" office:value="2841.89" calcext:value-type="float">
            <text:p>2841.89</text:p>
          </table:table-cell>
          <table:table-cell/>
          <table:table-cell table:formula="of:=57.3221*[.B19]+690.2252*[.D19]-4630.6398" office:value-type="float" office:value="3008.37171" calcext:value-type="float">
            <text:p>3008.37171</text:p>
          </table:table-cell>
          <table:table-cell table:formula="of:=-(796.4782 *[.A19]) - (95.1559 * [.B19])+(946.2515 * [.C19]) + (1150.0931 * [.D19]) + 419374.2937" office:value-type="float" office:value="3012.23083499999" calcext:value-type="float">
            <text:p>3012.23083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8.64" calcext:value-type="float">
            <text:p>68.64</text:p>
          </table:table-cell>
          <table:table-cell office:value-type="float" office:value="66.19" calcext:value-type="float">
            <text:p>66.19</text:p>
          </table:table-cell>
          <table:table-cell office:value-type="float" office:value="8.5" calcext:value-type="float">
            <text:p>8.5</text:p>
          </table:table-cell>
          <table:table-cell office:value-type="float" office:value="4572.62" calcext:value-type="float">
            <text:p>4572.62</text:p>
          </table:table-cell>
          <table:table-cell/>
          <table:table-cell table:formula="of:=57.3221*[.B20]+690.2252*[.D20]-4630.6398" office:value-type="float" office:value="5170.863344" calcext:value-type="float">
            <text:p>5170.863344</text:p>
          </table:table-cell>
          <table:table-cell table:formula="of:=-(796.4782 *[.A20]) - (95.1559 * [.B20])+(946.2515 * [.C20]) + (1150.0931 * [.D20]) + 419374.2937" office:value-type="float" office:value="4974.61625899997" calcext:value-type="float">
            <text:p>4974.6162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.94" calcext:value-type="float">
            <text:p>90.94</text:p>
          </table:table-cell>
          <table:table-cell office:value-type="float" office:value="90.92" calcext:value-type="float">
            <text:p>90.92</text:p>
          </table:table-cell>
          <table:table-cell office:value-type="float" office:value="5.5" calcext:value-type="float">
            <text:p>5.5</text:p>
          </table:table-cell>
          <table:table-cell office:value-type="float" office:value="4384.97" calcext:value-type="float">
            <text:p>4384.97</text:p>
          </table:table-cell>
          <table:table-cell/>
          <table:table-cell table:formula="of:=57.3221*[.B21]+690.2252*[.D21]-4630.6398" office:value-type="float" office:value="4378.470574" calcext:value-type="float">
            <text:p>4378.470574</text:p>
          </table:table-cell>
          <table:table-cell table:formula="of:=-(796.4782 *[.A21]) - (95.1559 * [.B21])+(946.2515 * [.C21]) + (1150.0931 * [.D21]) + 419374.2937" office:value-type="float" office:value="4484.16138400004" calcext:value-type="float">
            <text:p>4484.16138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.74" calcext:value-type="float">
            <text:p>94.74</text:p>
          </table:table-cell>
          <table:table-cell office:value-type="float" office:value="93.84" calcext:value-type="float">
            <text:p>93.84</text:p>
          </table:table-cell>
          <table:table-cell office:value-type="float" office:value="7.5" calcext:value-type="float">
            <text:p>7.5</text:p>
          </table:table-cell>
          <table:table-cell office:value-type="float" office:value="6297.76" calcext:value-type="float">
            <text:p>6297.76</text:p>
          </table:table-cell>
          <table:table-cell/>
          <table:table-cell table:formula="of:=57.3221*[.B22]+690.2252*[.D22]-4630.6398" office:value-type="float" office:value="5976.744954" calcext:value-type="float">
            <text:p>5976.744954</text:p>
          </table:table-cell>
          <table:table-cell table:formula="of:=-(796.4782 *[.A22]) - (95.1559 * [.B22])+(946.2515 * [.C22]) + (1150.0931 * [.D22]) + 419374.2937" office:value-type="float" office:value="5999.89674400003" calcext:value-type="float">
            <text:p>5999.89674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9.04" calcext:value-type="float">
            <text:p>69.04</text:p>
          </table:table-cell>
          <table:table-cell office:value-type="float" office:value="68.365" calcext:value-type="float">
            <text:p>68.365</text:p>
          </table:table-cell>
          <table:table-cell office:value-type="float" office:value="4.5" calcext:value-type="float">
            <text:p>4.5</text:p>
          </table:table-cell>
          <table:table-cell office:value-type="float" office:value="2589.43" calcext:value-type="float">
            <text:p>2589.43</text:p>
          </table:table-cell>
          <table:table-cell/>
          <table:table-cell table:formula="of:=57.3221*[.B23]+690.2252*[.D23]-4630.6398" office:value-type="float" office:value="2432.891384" calcext:value-type="float">
            <text:p>2432.891384</text:p>
          </table:table-cell>
          <table:table-cell table:formula="of:=-(796.4782 *[.A23]) - (95.1559 * [.B23])+(946.2515 * [.C23]) + (1150.0931 * [.D23]) + 419374.2937" office:value-type="float" office:value="2394.27851149993" calcext:value-type="float">
            <text:p>2394.278511499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7.94" calcext:value-type="float">
            <text:p>57.94</text:p>
          </table:table-cell>
          <table:table-cell office:value-type="float" office:value="56.92" calcext:value-type="float">
            <text:p>56.92</text:p>
          </table:table-cell>
          <table:table-cell office:value-type="float" office:value="5.5" calcext:value-type="float">
            <text:p>5.5</text:p>
          </table:table-cell>
          <table:table-cell office:value-type="float" office:value="2569.39" calcext:value-type="float">
            <text:p>2569.39</text:p>
          </table:table-cell>
          <table:table-cell/>
          <table:table-cell table:formula="of:=57.3221*[.B24]+690.2252*[.D24]-4630.6398" office:value-type="float" office:value="2486.841274" calcext:value-type="float">
            <text:p>2486.841274</text:p>
          </table:table-cell>
          <table:table-cell table:formula="of:=-(796.4782 *[.A24]) - (95.1559 * [.B24])+(946.2515 * [.C24]) + (1150.0931 * [.D24]) + 419374.2937" office:value-type="float" office:value="2532.01388400001" calcext:value-type="float">
            <text:p>2532.01388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.74" calcext:value-type="float">
            <text:p>67.74</text:p>
          </table:table-cell>
          <table:table-cell office:value-type="float" office:value="65.84" calcext:value-type="float">
            <text:p>65.84</text:p>
          </table:table-cell>
          <table:table-cell office:value-type="float" office:value="7.5" calcext:value-type="float">
            <text:p>7.5</text:p>
          </table:table-cell>
          <table:table-cell office:value-type="float" office:value="4192.01" calcext:value-type="float">
            <text:p>4192.01</text:p>
          </table:table-cell>
          <table:table-cell/>
          <table:table-cell table:formula="of:=57.3221*[.B25]+690.2252*[.D25]-4630.6398" office:value-type="float" office:value="4429.048254" calcext:value-type="float">
            <text:p>4429.048254</text:p>
          </table:table-cell>
          <table:table-cell table:formula="of:=-(796.4782 *[.A25]) - (95.1559 * [.B25])+(946.2515 * [.C25]) + (1150.0931 * [.D25]) + 419374.2937" office:value-type="float" office:value="4375.45364399999" calcext:value-type="float">
            <text:p>4375.45364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89" calcext:value-type="float">
            <text:p>70.89</text:p>
          </table:table-cell>
          <table:table-cell office:value-type="float" office:value="69.665" calcext:value-type="float">
            <text:p>69.665</text:p>
          </table:table-cell>
          <table:table-cell office:value-type="float" office:value="6" calcext:value-type="float">
            <text:p>6</text:p>
          </table:table-cell>
          <table:table-cell office:value-type="float" office:value="3692.94" calcext:value-type="float">
            <text:p>3692.94</text:p>
          </table:table-cell>
          <table:table-cell/>
          <table:table-cell table:formula="of:=57.3221*[.B26]+690.2252*[.D26]-4630.6398" office:value-type="float" office:value="3574.275069" calcext:value-type="float">
            <text:p>3574.275069</text:p>
          </table:table-cell>
          <table:table-cell table:formula="of:=-(796.4782 *[.A26]) - (95.1559 * [.B26])+(946.2515 * [.C26]) + (1150.0931 * [.D26]) + 419374.2937" office:value-type="float" office:value="3580.55029650003" calcext:value-type="float">
            <text:p>3580.550296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2.21" calcext:value-type="float">
            <text:p>92.21</text:p>
          </table:table-cell>
          <table:table-cell office:value-type="float" office:value="91.935" calcext:value-type="float">
            <text:p>91.935</text:p>
          </table:table-cell>
          <table:table-cell office:value-type="float" office:value="3" calcext:value-type="float">
            <text:p>3</text:p>
          </table:table-cell>
          <table:table-cell office:value-type="float" office:value="2081.66" calcext:value-type="float">
            <text:p>2081.66</text:p>
          </table:table-cell>
          <table:table-cell/>
          <table:table-cell table:formula="of:=57.3221*[.B27]+690.2252*[.D27]-4630.6398" office:value-type="float" office:value="2725.706641" calcext:value-type="float">
            <text:p>2725.706641</text:p>
          </table:table-cell>
          <table:table-cell table:formula="of:=-(796.4782 *[.A27]) - (95.1559 * [.B27])+(946.2515 * [.C27]) + (1150.0931 * [.D27]) + 419374.2937" office:value-type="float" office:value="2448.52591349999" calcext:value-type="float">
            <text:p>2448.525913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.59" calcext:value-type="float">
            <text:p>69.59</text:p>
          </table:table-cell>
          <table:table-cell office:value-type="float" office:value="66.84" calcext:value-type="float">
            <text:p>66.84</text:p>
          </table:table-cell>
          <table:table-cell office:value-type="float" office:value="9" calcext:value-type="float">
            <text:p>9</text:p>
          </table:table-cell>
          <table:table-cell office:value-type="float" office:value="4591.21" calcext:value-type="float">
            <text:p>4591.21</text:p>
          </table:table-cell>
          <table:table-cell/>
          <table:table-cell table:formula="of:=57.3221*[.B28]+690.2252*[.D28]-4630.6398" office:value-type="float" office:value="5570.431939" calcext:value-type="float">
            <text:p>5570.431939</text:p>
          </table:table-cell>
          <table:table-cell table:formula="of:=-(796.4782 *[.A28]) - (95.1559 * [.B28])+(946.2515 * [.C28]) + (1150.0931 * [.D28]) + 419374.2937" office:value-type="float" office:value="5277.84997899993" calcext:value-type="float">
            <text:p>5277.849978999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4.16" calcext:value-type="float">
            <text:p>94.16</text:p>
          </table:table-cell>
          <table:table-cell office:value-type="float" office:value="94.765" calcext:value-type="float">
            <text:p>94.765</text:p>
          </table:table-cell>
          <table:table-cell office:value-type="float" office:value="3.5" calcext:value-type="float">
            <text:p>3.5</text:p>
          </table:table-cell>
          <table:table-cell office:value-type="float" office:value="2590.7" calcext:value-type="float">
            <text:p>2590.7</text:p>
          </table:table-cell>
          <table:table-cell/>
          <table:table-cell table:formula="of:=57.3221*[.B29]+690.2252*[.D29]-4630.6398" office:value-type="float" office:value="3182.597336" calcext:value-type="float">
            <text:p>3182.597336</text:p>
          </table:table-cell>
          <table:table-cell table:formula="of:=-(796.4782 *[.A29]) - (95.1559 * [.B29])+(946.2515 * [.C29]) + (1150.0931 * [.D29]) + 419374.2937" office:value-type="float" office:value="3126.47560349997" calcext:value-type="float">
            <text:p>3126.47560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.89" calcext:value-type="float">
            <text:p>76.89</text:p>
          </table:table-cell>
          <table:table-cell office:value-type="float" office:value="76.665" calcext:value-type="float">
            <text:p>76.665</text:p>
          </table:table-cell>
          <table:table-cell office:value-type="float" office:value="6" calcext:value-type="float">
            <text:p>6</text:p>
          </table:table-cell>
          <table:table-cell office:value-type="float" office:value="4102.62" calcext:value-type="float">
            <text:p>4102.62</text:p>
          </table:table-cell>
          <table:table-cell/>
          <table:table-cell table:formula="of:=57.3221*[.B30]+690.2252*[.D30]-4630.6398" office:value-type="float" office:value="3918.207669" calcext:value-type="float">
            <text:p>3918.207669</text:p>
          </table:table-cell>
          <table:table-cell table:formula="of:=-(796.4782 *[.A30]) - (95.1559 * [.B30])+(946.2515 * [.C30]) + (1150.0931 * [.D30]) + 419374.2937" office:value-type="float" office:value="4058.02799649996" calcext:value-type="float">
            <text:p>4058.027996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.99" calcext:value-type="float">
            <text:p>67.99</text:p>
          </table:table-cell>
          <table:table-cell office:value-type="float" office:value="67.165" calcext:value-type="float">
            <text:p>67.165</text:p>
          </table:table-cell>
          <table:table-cell office:value-type="float" office:value="5" calcext:value-type="float">
            <text:p>5</text:p>
          </table:table-cell>
          <table:table-cell office:value-type="float" office:value="2865.92" calcext:value-type="float">
            <text:p>2865.92</text:p>
          </table:table-cell>
          <table:table-cell/>
          <table:table-cell table:formula="of:=57.3221*[.B31]+690.2252*[.D31]-4630.6398" office:value-type="float" office:value="2717.815779" calcext:value-type="float">
            <text:p>2717.815779</text:p>
          </table:table-cell>
          <table:table-cell table:formula="of:=-(796.4782 *[.A31]) - (95.1559 * [.B31])+(946.2515 * [.C31]) + (1150.0931 * [.D31]) + 419374.2937" office:value-type="float" office:value="2730.21515649994" calcext:value-type="float">
            <text:p>2730.215156499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5.1" calcext:value-type="float">
            <text:p>95.1</text:p>
          </table:table-cell>
          <table:table-cell office:value-type="float" office:value="95.55" calcext:value-type="float">
            <text:p>95.55</text:p>
          </table:table-cell>
          <table:table-cell office:value-type="float" office:value="4" calcext:value-type="float">
            <text:p>4</text:p>
          </table:table-cell>
          <table:table-cell office:value-type="float" office:value="3090.96" calcext:value-type="float">
            <text:p>3090.96</text:p>
          </table:table-cell>
          <table:table-cell/>
          <table:table-cell table:formula="of:=57.3221*[.B32]+690.2252*[.D32]-4630.6398" office:value-type="float" office:value="3581.59271" calcext:value-type="float">
            <text:p>3581.59271</text:p>
          </table:table-cell>
          <table:table-cell table:formula="of:=-(796.4782 *[.A32]) - (95.1559 * [.B32])+(946.2515 * [.C32]) + (1150.0931 * [.D32]) + 419374.2937" office:value-type="float" office:value="3558.40483499999" calcext:value-type="float">
            <text:p>3558.4048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.69" calcext:value-type="float">
            <text:p>64.69</text:p>
          </table:table-cell>
          <table:table-cell office:value-type="float" office:value="62.54" calcext:value-type="float">
            <text:p>62.54</text:p>
          </table:table-cell>
          <table:table-cell office:value-type="float" office:value="8" calcext:value-type="float">
            <text:p>8</text:p>
          </table:table-cell>
          <table:table-cell office:value-type="float" office:value="4096.06" calcext:value-type="float">
            <text:p>4096.06</text:p>
          </table:table-cell>
          <table:table-cell/>
          <table:table-cell table:formula="of:=57.3221*[.B33]+690.2252*[.D33]-4630.6398" office:value-type="float" office:value="4599.328449" calcext:value-type="float">
            <text:p>4599.328449</text:p>
          </table:table-cell>
          <table:table-cell table:formula="of:=-(796.4782 *[.A33]) - (95.1559 * [.B33])+(946.2515 * [.C33]) + (1150.0931 * [.D33]) + 419374.2937" office:value-type="float" office:value="4507.53033899999" calcext:value-type="float">
            <text:p>4507.53033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3.21" calcext:value-type="float">
            <text:p>83.21</text:p>
          </table:table-cell>
          <table:table-cell office:value-type="float" office:value="82.935" calcext:value-type="float">
            <text:p>82.935</text:p>
          </table:table-cell>
          <table:table-cell office:value-type="float" office:value="3" calcext:value-type="float">
            <text:p>3</text:p>
          </table:table-cell>
          <table:table-cell office:value-type="float" office:value="1938.47" calcext:value-type="float">
            <text:p>1938.47</text:p>
          </table:table-cell>
          <table:table-cell/>
          <table:table-cell table:formula="of:=57.3221*[.B34]+690.2252*[.D34]-4630.6398" office:value-type="float" office:value="2209.807741" calcext:value-type="float">
            <text:p>2209.807741</text:p>
          </table:table-cell>
          <table:table-cell table:formula="of:=-(796.4782 *[.A34]) - (95.1559 * [.B34])+(946.2515 * [.C34]) + (1150.0931 * [.D34]) + 419374.2937" office:value-type="float" office:value="1956.96931349998" calcext:value-type="float">
            <text:p>1956.969313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64" calcext:value-type="float">
            <text:p>70.64</text:p>
          </table:table-cell>
          <table:table-cell office:value-type="float" office:value="68.19" calcext:value-type="float">
            <text:p>68.19</text:p>
          </table:table-cell>
          <table:table-cell office:value-type="float" office:value="8.5" calcext:value-type="float">
            <text:p>8.5</text:p>
          </table:table-cell>
          <table:table-cell office:value-type="float" office:value="4801.54" calcext:value-type="float">
            <text:p>4801.54</text:p>
          </table:table-cell>
          <table:table-cell/>
          <table:table-cell table:formula="of:=57.3221*[.B35]+690.2252*[.D35]-4630.6398" office:value-type="float" office:value="5285.507544" calcext:value-type="float">
            <text:p>5285.507544</text:p>
          </table:table-cell>
          <table:table-cell table:formula="of:=-(796.4782 *[.A35]) - (95.1559 * [.B35])+(946.2515 * [.C35]) + (1150.0931 * [.D35]) + 419374.2937" office:value-type="float" office:value="5083.85105900001" calcext:value-type="float">
            <text:p>5083.85105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6.04" calcext:value-type="float">
            <text:p>86.04</text:p>
          </table:table-cell>
          <table:table-cell office:value-type="float" office:value="86.365" calcext:value-type="float">
            <text:p>86.365</text:p>
          </table:table-cell>
          <table:table-cell office:value-type="float" office:value="4.5" calcext:value-type="float">
            <text:p>4.5</text:p>
          </table:table-cell>
          <table:table-cell office:value-type="float" office:value="3299.93" calcext:value-type="float">
            <text:p>3299.93</text:p>
          </table:table-cell>
          <table:table-cell/>
          <table:table-cell table:formula="of:=57.3221*[.B36]+690.2252*[.D36]-4630.6398" office:value-type="float" office:value="3407.367084" calcext:value-type="float">
            <text:p>3407.367084</text:p>
          </table:table-cell>
          <table:table-cell table:formula="of:=-(796.4782 *[.A36]) - (95.1559 * [.B36])+(946.2515 * [.C36]) + (1150.0931 * [.D36]) + 419374.2937" office:value-type="float" office:value="3472.54761150002" calcext:value-type="float">
            <text:p>3472.54761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.84" calcext:value-type="float">
            <text:p>66.84</text:p>
          </table:table-cell>
          <table:table-cell office:value-type="float" office:value="65.415" calcext:value-type="float">
            <text:p>65.415</text:p>
          </table:table-cell>
          <table:table-cell office:value-type="float" office:value="6.5" calcext:value-type="float">
            <text:p>6.5</text:p>
          </table:table-cell>
          <table:table-cell office:value-type="float" office:value="3670.99" calcext:value-type="float">
            <text:p>3670.99</text:p>
          </table:table-cell>
          <table:table-cell/>
          <table:table-cell table:formula="of:=57.3221*[.B37]+690.2252*[.D37]-4630.6398" office:value-type="float" office:value="3687.233164" calcext:value-type="float">
            <text:p>3687.233164</text:p>
          </table:table-cell>
          <table:table-cell table:formula="of:=-(796.4782 *[.A37]) - (95.1559 * [.B37])+(946.2515 * [.C37]) + (1150.0931 * [.D37]) + 419374.2937" office:value-type="float" office:value="3705.32216650003" calcext:value-type="float">
            <text:p>3705.322166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.79" calcext:value-type="float">
            <text:p>64.79</text:p>
          </table:table-cell>
          <table:table-cell office:value-type="float" office:value="63.14" calcext:value-type="float">
            <text:p>63.14</text:p>
          </table:table-cell>
          <table:table-cell office:value-type="float" office:value="7" calcext:value-type="float">
            <text:p>7</text:p>
          </table:table-cell>
          <table:table-cell office:value-type="float" office:value="3743.56" calcext:value-type="float">
            <text:p>3743.56</text:p>
          </table:table-cell>
          <table:table-cell/>
          <table:table-cell table:formula="of:=57.3221*[.B38]+690.2252*[.D38]-4630.6398" office:value-type="float" office:value="3914.835459" calcext:value-type="float">
            <text:p>3914.835459</text:p>
          </table:table-cell>
          <table:table-cell table:formula="of:=-(796.4782 *[.A38]) - (95.1559 * [.B38])+(946.2515 * [.C38]) + (1150.0931 * [.D38]) + 419374.2937" office:value-type="float" office:value="3915.67254899995" calcext:value-type="float">
            <text:p>3915.67254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2.89" calcext:value-type="float">
            <text:p>62.89</text:p>
          </table:table-cell>
          <table:table-cell office:value-type="float" office:value="61.665" calcext:value-type="float">
            <text:p>61.665</text:p>
          </table:table-cell>
          <table:table-cell office:value-type="float" office:value="6" calcext:value-type="float">
            <text:p>6</text:p>
          </table:table-cell>
          <table:table-cell office:value-type="float" office:value="3128.97" calcext:value-type="float">
            <text:p>3128.97</text:p>
          </table:table-cell>
          <table:table-cell/>
          <table:table-cell table:formula="of:=57.3221*[.B39]+690.2252*[.D39]-4630.6398" office:value-type="float" office:value="3115.698269" calcext:value-type="float">
            <text:p>3115.698269</text:p>
          </table:table-cell>
          <table:table-cell table:formula="of:=-(796.4782 *[.A39]) - (95.1559 * [.B39])+(946.2515 * [.C39]) + (1150.0931 * [.D39]) + 419374.2937" office:value-type="float" office:value="3143.61109649995" calcext:value-type="float">
            <text:p>3143.61109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6.21" calcext:value-type="float">
            <text:p>76.21</text:p>
          </table:table-cell>
          <table:table-cell office:value-type="float" office:value="75.935" calcext:value-type="float">
            <text:p>75.935</text:p>
          </table:table-cell>
          <table:table-cell office:value-type="float" office:value="3" calcext:value-type="float">
            <text:p>3</text:p>
          </table:table-cell>
          <table:table-cell office:value-type="float" office:value="1776.96" calcext:value-type="float">
            <text:p>1776.96</text:p>
          </table:table-cell>
          <table:table-cell/>
          <table:table-cell table:formula="of:=57.3221*[.B40]+690.2252*[.D40]-4630.6398" office:value-type="float" office:value="1808.553041" calcext:value-type="float">
            <text:p>1808.553041</text:p>
          </table:table-cell>
          <table:table-cell table:formula="of:=-(796.4782 *[.A40]) - (95.1559 * [.B40])+(946.2515 * [.C40]) + (1150.0931 * [.D40]) + 419374.2937" office:value-type="float" office:value="1574.64751349995" calcext:value-type="float">
            <text:p>1574.647513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2.59" calcext:value-type="float">
            <text:p>72.59</text:p>
          </table:table-cell>
          <table:table-cell office:value-type="float" office:value="70.84" calcext:value-type="float">
            <text:p>70.84</text:p>
          </table:table-cell>
          <table:table-cell office:value-type="float" office:value="9" calcext:value-type="float">
            <text:p>9</text:p>
          </table:table-cell>
          <table:table-cell office:value-type="float" office:value="5153.46" calcext:value-type="float">
            <text:p>5153.46</text:p>
          </table:table-cell>
          <table:table-cell/>
          <table:table-cell table:formula="of:=57.3221*[.B41]+690.2252*[.D41]-4630.6398" office:value-type="float" office:value="5742.398239" calcext:value-type="float">
            <text:p>5742.398239</text:p>
          </table:table-cell>
          <table:table-cell table:formula="of:=-(796.4782 *[.A41]) - (95.1559 * [.B41])+(946.2515 * [.C41]) + (1150.0931 * [.D41]) + 419374.2937" office:value-type="float" office:value="5591.47547899996" calcext:value-type="float">
            <text:p>5591.47547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64" calcext:value-type="float">
            <text:p>71.64</text:p>
          </table:table-cell>
          <table:table-cell office:value-type="float" office:value="70.19" calcext:value-type="float">
            <text:p>70.19</text:p>
          </table:table-cell>
          <table:table-cell office:value-type="float" office:value="8.5" calcext:value-type="float">
            <text:p>8.5</text:p>
          </table:table-cell>
          <table:table-cell office:value-type="float" office:value="5016.03" calcext:value-type="float">
            <text:p>5016.03</text:p>
          </table:table-cell>
          <table:table-cell/>
          <table:table-cell table:formula="of:=57.3221*[.B42]+690.2252*[.D42]-4630.6398" office:value-type="float" office:value="5342.829644" calcext:value-type="float">
            <text:p>5342.829644</text:p>
          </table:table-cell>
          <table:table-cell table:formula="of:=-(796.4782 *[.A42]) - (95.1559 * [.B42])+(946.2515 * [.C42]) + (1150.0931 * [.D42]) + 419374.2937" office:value-type="float" office:value="5288.24175899994" calcext:value-type="float">
            <text:p>5288.24175899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.89" calcext:value-type="float">
            <text:p>69.89</text:p>
          </table:table-cell>
          <table:table-cell office:value-type="float" office:value="68.665" calcext:value-type="float">
            <text:p>68.665</text:p>
          </table:table-cell>
          <table:table-cell office:value-type="float" office:value="6" calcext:value-type="float">
            <text:p>6</text:p>
          </table:table-cell>
          <table:table-cell office:value-type="float" office:value="3618.87" calcext:value-type="float">
            <text:p>3618.87</text:p>
          </table:table-cell>
          <table:table-cell/>
          <table:table-cell table:formula="of:=57.3221*[.B43]+690.2252*[.D43]-4630.6398" office:value-type="float" office:value="3516.952969" calcext:value-type="float">
            <text:p>3516.952969</text:p>
          </table:table-cell>
          <table:table-cell table:formula="of:=-(796.4782 *[.A43]) - (95.1559 * [.B43])+(946.2515 * [.C43]) + (1150.0931 * [.D43]) + 419374.2937" office:value-type="float" office:value="3525.93289649993" calcext:value-type="float">
            <text:p>3525.932896499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8.64" calcext:value-type="float">
            <text:p>78.64</text:p>
          </table:table-cell>
          <table:table-cell office:value-type="float" office:value="77.19" calcext:value-type="float">
            <text:p>77.19</text:p>
          </table:table-cell>
          <table:table-cell office:value-type="float" office:value="8.5" calcext:value-type="float">
            <text:p>8.5</text:p>
          </table:table-cell>
          <table:table-cell office:value-type="float" office:value="5632.13" calcext:value-type="float">
            <text:p>5632.13</text:p>
          </table:table-cell>
          <table:table-cell/>
          <table:table-cell table:formula="of:=57.3221*[.B44]+690.2252*[.D44]-4630.6398" office:value-type="float" office:value="5744.084344" calcext:value-type="float">
            <text:p>5744.084344</text:p>
          </table:table-cell>
          <table:table-cell table:formula="of:=-(796.4782 *[.A44]) - (95.1559 * [.B44])+(946.2515 * [.C44]) + (1150.0931 * [.D44]) + 419374.2937" office:value-type="float" office:value="5670.56355900003" calcext:value-type="float">
            <text:p>5670.56355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.69" calcext:value-type="float">
            <text:p>76.69</text:p>
          </table:table-cell>
          <table:table-cell office:value-type="float" office:value="75.54" calcext:value-type="float">
            <text:p>75.54</text:p>
          </table:table-cell>
          <table:table-cell office:value-type="float" office:value="8" calcext:value-type="float">
            <text:p>8</text:p>
          </table:table-cell>
          <table:table-cell office:value-type="float" office:value="5283.22" calcext:value-type="float">
            <text:p>5283.22</text:p>
          </table:table-cell>
          <table:table-cell/>
          <table:table-cell table:formula="of:=57.3221*[.B45]+690.2252*[.D45]-4630.6398" office:value-type="float" office:value="5287.193649" calcext:value-type="float">
            <text:p>5287.193649</text:p>
          </table:table-cell>
          <table:table-cell table:formula="of:=-(796.4782 *[.A45]) - (95.1559 * [.B45])+(946.2515 * [.C45]) + (1150.0931 * [.D45]) + 419374.2937" office:value-type="float" office:value="5312.71243899997" calcext:value-type="float">
            <text:p>5312.71243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1.1" calcext:value-type="float">
            <text:p>71.1</text:p>
          </table:table-cell>
          <table:table-cell office:value-type="float" office:value="70.55" calcext:value-type="float">
            <text:p>70.55</text:p>
          </table:table-cell>
          <table:table-cell office:value-type="float" office:value="4" calcext:value-type="float">
            <text:p>4</text:p>
          </table:table-cell>
          <table:table-cell office:value-type="float" office:value="2337.68" calcext:value-type="float">
            <text:p>2337.68</text:p>
          </table:table-cell>
          <table:table-cell/>
          <table:table-cell table:formula="of:=57.3221*[.B46]+690.2252*[.D46]-4630.6398" office:value-type="float" office:value="2205.86231" calcext:value-type="float">
            <text:p>2205.86231</text:p>
          </table:table-cell>
          <table:table-cell table:formula="of:=-(796.4782 *[.A46]) - (95.1559 * [.B46])+(946.2515 * [.C46]) + (1150.0931 * [.D46]) + 419374.2937" office:value-type="float" office:value="2097.81393499998" calcext:value-type="float">
            <text:p>2097.8139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5.59" calcext:value-type="float">
            <text:p>85.59</text:p>
          </table:table-cell>
          <table:table-cell office:value-type="float" office:value="83.84" calcext:value-type="float">
            <text:p>83.84</text:p>
          </table:table-cell>
          <table:table-cell office:value-type="float" office:value="9" calcext:value-type="float">
            <text:p>9</text:p>
          </table:table-cell>
          <table:table-cell office:value-type="float" office:value="6451.24" calcext:value-type="float">
            <text:p>6451.24</text:p>
          </table:table-cell>
          <table:table-cell/>
          <table:table-cell table:formula="of:=57.3221*[.B47]+690.2252*[.D47]-4630.6398" office:value-type="float" office:value="6487.585539" calcext:value-type="float">
            <text:p>6487.585539</text:p>
          </table:table-cell>
          <table:table-cell table:formula="of:=-(796.4782 *[.A47]) - (95.1559 * [.B47])+(946.2515 * [.C47]) + (1150.0931 * [.D47]) + 419374.2937" office:value-type="float" office:value="6301.50167899998" calcext:value-type="float">
            <text:p>6301.50167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69" calcext:value-type="float">
            <text:p>71.69</text:p>
          </table:table-cell>
          <table:table-cell office:value-type="float" office:value="70.54" calcext:value-type="float">
            <text:p>70.54</text:p>
          </table:table-cell>
          <table:table-cell office:value-type="float" office:value="8" calcext:value-type="float">
            <text:p>8</text:p>
          </table:table-cell>
          <table:table-cell office:value-type="float" office:value="4806.83" calcext:value-type="float">
            <text:p>4806.83</text:p>
          </table:table-cell>
          <table:table-cell/>
          <table:table-cell table:formula="of:=57.3221*[.B48]+690.2252*[.D48]-4630.6398" office:value-type="float" office:value="5000.583149" calcext:value-type="float">
            <text:p>5000.583149</text:p>
          </table:table-cell>
          <table:table-cell table:formula="of:=-(796.4782 *[.A48]) - (95.1559 * [.B48])+(946.2515 * [.C48]) + (1150.0931 * [.D48]) + 419374.2937" office:value-type="float" office:value="5039.62543899997" calcext:value-type="float">
            <text:p>5039.62543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.84" calcext:value-type="float">
            <text:p>76.84</text:p>
          </table:table-cell>
          <table:table-cell office:value-type="float" office:value="76.415" calcext:value-type="float">
            <text:p>76.415</text:p>
          </table:table-cell>
          <table:table-cell office:value-type="float" office:value="6.5" calcext:value-type="float">
            <text:p>6.5</text:p>
          </table:table-cell>
          <table:table-cell office:value-type="float" office:value="4450.58" calcext:value-type="float">
            <text:p>4450.58</text:p>
          </table:table-cell>
          <table:table-cell/>
          <table:table-cell table:formula="of:=57.3221*[.B49]+690.2252*[.D49]-4630.6398" office:value-type="float" office:value="4260.454164" calcext:value-type="float">
            <text:p>4260.454164</text:p>
          </table:table-cell>
          <table:table-cell table:formula="of:=-(796.4782 *[.A49]) - (95.1559 * [.B49])+(946.2515 * [.C49]) + (1150.0931 * [.D49]) + 419374.2937" office:value-type="float" office:value="4401.26946649997" calcext:value-type="float">
            <text:p>4401.26946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5.04" calcext:value-type="float">
            <text:p>75.04</text:p>
          </table:table-cell>
          <table:table-cell office:value-type="float" office:value="75.365" calcext:value-type="float">
            <text:p>75.365</text:p>
          </table:table-cell>
          <table:table-cell office:value-type="float" office:value="4.5" calcext:value-type="float">
            <text:p>4.5</text:p>
          </table:table-cell>
          <table:table-cell office:value-type="float" office:value="2893.53" calcext:value-type="float">
            <text:p>2893.53</text:p>
          </table:table-cell>
          <table:table-cell/>
          <table:table-cell table:formula="of:=57.3221*[.B50]+690.2252*[.D50]-4630.6398" office:value-type="float" office:value="2776.823984" calcext:value-type="float">
            <text:p>2776.823984</text:p>
          </table:table-cell>
          <table:table-cell table:formula="of:=-(796.4782 *[.A50]) - (95.1559 * [.B50])+(946.2515 * [.C50]) + (1150.0931 * [.D50]) + 419374.2937" office:value-type="float" office:value="2871.75621150003" calcext:value-type="float">
            <text:p>2871.7562115</text:p>
          </table:table-cell>
        </table:table-row>
      </table:table>
      <table:table table:name="Sheet3" table:style-name="ta1">
        <table:table-column table:style-name="co3" table:number-columns-repeated="2" table:default-cell-style-name="Default"/>
        <table:table-row table:style-name="ro1">
          <table:table-cell office:value-type="float" office:value="3698.29" calcext:value-type="float">
            <text:p>3698.29</text:p>
          </table:table-cell>
          <table:table-cell office:value-type="float" office:value="3714.375" calcext:value-type="float">
            <text:p>3714.375</text:p>
          </table:table-cell>
        </table:table-row>
        <table:table-row table:style-name="ro1">
          <table:table-cell office:value-type="float" office:value="1935.13" calcext:value-type="float">
            <text:p>1935.13</text:p>
          </table:table-cell>
          <table:table-cell office:value-type="float" office:value="1941.366" calcext:value-type="float">
            <text:p>1941.366</text:p>
          </table:table-cell>
        </table:table-row>
        <table:table-row table:style-name="ro1">
          <table:table-cell office:value-type="float" office:value="4509.67" calcext:value-type="float">
            <text:p>4509.67</text:p>
          </table:table-cell>
          <table:table-cell office:value-type="float" office:value="4495.316" calcext:value-type="float">
            <text:p>4495.316</text:p>
          </table:table-cell>
        </table:table-row>
        <table:table-row table:style-name="ro1">
          <table:table-cell office:value-type="float" office:value="5708.99" calcext:value-type="float">
            <text:p>5708.99</text:p>
          </table:table-cell>
          <table:table-cell office:value-type="float" office:value="5681.363" calcext:value-type="float">
            <text:p>5681.363</text:p>
          </table:table-cell>
        </table:table-row>
        <table:table-row table:style-name="ro1">
          <table:table-cell office:value-type="float" office:value="2024.05" calcext:value-type="float">
            <text:p>2024.05</text:p>
          </table:table-cell>
          <table:table-cell office:value-type="float" office:value="2009.407" calcext:value-type="float">
            <text:p>2009.407</text:p>
          </table:table-cell>
        </table:table-row>
        <table:table-row table:style-name="ro1">
          <table:table-cell office:value-type="float" office:value="3981.74" calcext:value-type="float">
            <text:p>3981.74</text:p>
          </table:table-cell>
          <table:table-cell office:value-type="float" office:value="4021.136" calcext:value-type="float">
            <text:p>4021.136</text:p>
          </table:table-cell>
        </table:table-row>
        <table:table-row table:style-name="ro1">
          <table:table-cell office:value-type="float" office:value="6171.22" calcext:value-type="float">
            <text:p>6171.22</text:p>
          </table:table-cell>
          <table:table-cell office:value-type="float" office:value="6173.236" calcext:value-type="float">
            <text:p>6173.236</text:p>
          </table:table-cell>
        </table:table-row>
        <table:table-row table:style-name="ro1">
          <table:table-cell office:value-type="float" office:value="4427.36" calcext:value-type="float">
            <text:p>4427.36</text:p>
          </table:table-cell>
          <table:table-cell office:value-type="float" office:value="4429.248" calcext:value-type="float">
            <text:p>4429.248</text:p>
          </table:table-cell>
        </table:table-row>
        <table:table-row table:style-name="ro1">
          <table:table-cell office:value-type="float" office:value="2117.9" calcext:value-type="float">
            <text:p>2117.9</text:p>
          </table:table-cell>
          <table:table-cell office:value-type="float" office:value="2102.673" calcext:value-type="float">
            <text:p>2102.673</text:p>
          </table:table-cell>
        </table:table-row>
        <table:table-row table:style-name="ro1">
          <table:table-cell office:value-type="float" office:value="2692.87" calcext:value-type="float">
            <text:p>2692.87</text:p>
          </table:table-cell>
          <table:table-cell office:value-type="float" office:value="2689.93" calcext:value-type="float">
            <text:p>2689.93</text:p>
          </table:table-cell>
        </table:table-row>
        <table:table-row table:style-name="ro1">
          <table:table-cell office:value-type="float" office:value="3237.11" calcext:value-type="float">
            <text:p>3237.11</text:p>
          </table:table-cell>
          <table:table-cell office:value-type="float" office:value="3266.836" calcext:value-type="float">
            <text:p>3266.836</text:p>
          </table:table-cell>
        </table:table-row>
        <table:table-row table:style-name="ro1">
          <table:table-cell office:value-type="float" office:value="3558.33" calcext:value-type="float">
            <text:p>3558.33</text:p>
          </table:table-cell>
          <table:table-cell office:value-type="float" office:value="3515.159" calcext:value-type="float">
            <text:p>3515.159</text:p>
          </table:table-cell>
        </table:table-row>
        <table:table-row table:style-name="ro1">
          <table:table-cell office:value-type="float" office:value="2327.54" calcext:value-type="float">
            <text:p>2327.54</text:p>
          </table:table-cell>
          <table:table-cell office:value-type="float" office:value="2306.248" calcext:value-type="float">
            <text:p>2306.248</text:p>
          </table:table-cell>
        </table:table-row>
        <table:table-row table:style-name="ro1">
          <table:table-cell office:value-type="float" office:value="4063.35" calcext:value-type="float">
            <text:p>4063.35</text:p>
          </table:table-cell>
          <table:table-cell office:value-type="float" office:value="4040.65" calcext:value-type="float">
            <text:p>4040.65</text:p>
          </table:table-cell>
        </table:table-row>
        <table:table-row table:style-name="ro1">
          <table:table-cell office:value-type="float" office:value="3838.09" calcext:value-type="float">
            <text:p>3838.09</text:p>
          </table:table-cell>
          <table:table-cell office:value-type="float" office:value="3879.605" calcext:value-type="float">
            <text:p>3879.605</text:p>
          </table:table-cell>
        </table:table-row>
        <table:table-row table:style-name="ro1">
          <table:table-cell office:value-type="float" office:value="6098.9" calcext:value-type="float">
            <text:p>6098.9</text:p>
          </table:table-cell>
          <table:table-cell office:value-type="float" office:value="6126.838" calcext:value-type="float">
            <text:p>6126.838</text:p>
          </table:table-cell>
        </table:table-row>
        <table:table-row table:style-name="ro1">
          <table:table-cell office:value-type="float" office:value="3432.48" calcext:value-type="float">
            <text:p>3432.48</text:p>
          </table:table-cell>
          <table:table-cell office:value-type="float" office:value="3408.345" calcext:value-type="float">
            <text:p>3408.345</text:p>
          </table:table-cell>
        </table:table-row>
        <table:table-row table:style-name="ro1">
          <table:table-cell office:value-type="float" office:value="2042.36" calcext:value-type="float">
            <text:p>2042.36</text:p>
          </table:table-cell>
          <table:table-cell office:value-type="float" office:value="2071.43" calcext:value-type="float">
            <text:p>2071.43</text:p>
          </table:table-cell>
        </table:table-row>
        <table:table-row table:style-name="ro1">
          <table:table-cell office:value-type="float" office:value="2841.89" calcext:value-type="float">
            <text:p>2841.89</text:p>
          </table:table-cell>
          <table:table-cell office:value-type="float" office:value="2808.225" calcext:value-type="float">
            <text:p>2808.225</text:p>
          </table:table-cell>
        </table:table-row>
        <table:table-row table:style-name="ro1">
          <table:table-cell office:value-type="float" office:value="4572.62" calcext:value-type="float">
            <text:p>4572.62</text:p>
          </table:table-cell>
          <table:table-cell office:value-type="float" office:value="4545.415" calcext:value-type="float">
            <text:p>4545.415</text:p>
          </table:table-cell>
        </table:table-row>
        <table:table-row table:style-name="ro1">
          <table:table-cell office:value-type="float" office:value="4384.97" calcext:value-type="float">
            <text:p>4384.97</text:p>
          </table:table-cell>
          <table:table-cell office:value-type="float" office:value="4393.938" calcext:value-type="float">
            <text:p>4393.938</text:p>
          </table:table-cell>
        </table:table-row>
        <table:table-row table:style-name="ro1">
          <table:table-cell office:value-type="float" office:value="6297.76" calcext:value-type="float">
            <text:p>6297.76</text:p>
          </table:table-cell>
          <table:table-cell office:value-type="float" office:value="6283.236" calcext:value-type="float">
            <text:p>6283.236</text:p>
          </table:table-cell>
        </table:table-row>
        <table:table-row table:style-name="ro1">
          <table:table-cell office:value-type="float" office:value="2589.43" calcext:value-type="float">
            <text:p>2589.43</text:p>
          </table:table-cell>
          <table:table-cell office:value-type="float" office:value="2589.791" calcext:value-type="float">
            <text:p>2589.791</text:p>
          </table:table-cell>
        </table:table-row>
        <table:table-row table:style-name="ro1">
          <table:table-cell office:value-type="float" office:value="2569.39" calcext:value-type="float">
            <text:p>2569.39</text:p>
          </table:table-cell>
          <table:table-cell office:value-type="float" office:value="2548.477" calcext:value-type="float">
            <text:p>2548.477</text:p>
          </table:table-cell>
        </table:table-row>
        <table:table-row table:style-name="ro1">
          <table:table-cell office:value-type="float" office:value="4192.01" calcext:value-type="float">
            <text:p>4192.01</text:p>
          </table:table-cell>
          <table:table-cell office:value-type="float" office:value="4152.947" calcext:value-type="float">
            <text:p>4152.947</text:p>
          </table:table-cell>
        </table:table-row>
        <table:table-row table:style-name="ro1">
          <table:table-cell office:value-type="float" office:value="3692.94" calcext:value-type="float">
            <text:p>3692.94</text:p>
          </table:table-cell>
          <table:table-cell office:value-type="float" office:value="3685.506" calcext:value-type="float">
            <text:p>3685.506</text:p>
          </table:table-cell>
        </table:table-row>
        <table:table-row table:style-name="ro1">
          <table:table-cell office:value-type="float" office:value="2081.66" calcext:value-type="float">
            <text:p>2081.66</text:p>
          </table:table-cell>
          <table:table-cell office:value-type="float" office:value="2144.15" calcext:value-type="float">
            <text:p>2144.15</text:p>
          </table:table-cell>
        </table:table-row>
        <table:table-row table:style-name="ro1">
          <table:table-cell office:value-type="float" office:value="4591.21" calcext:value-type="float">
            <text:p>4591.21</text:p>
          </table:table-cell>
          <table:table-cell office:value-type="float" office:value="4768.807" calcext:value-type="float">
            <text:p>4768.807</text:p>
          </table:table-cell>
        </table:table-row>
        <table:table-row table:style-name="ro1">
          <table:table-cell office:value-type="float" office:value="2590.7" calcext:value-type="float">
            <text:p>2590.7</text:p>
          </table:table-cell>
          <table:table-cell office:value-type="float" office:value="2616.126" calcext:value-type="float">
            <text:p>2616.126</text:p>
          </table:table-cell>
        </table:table-row>
        <table:table-row table:style-name="ro1">
          <table:table-cell office:value-type="float" office:value="4102.62" calcext:value-type="float">
            <text:p>4102.62</text:p>
          </table:table-cell>
          <table:table-cell office:value-type="float" office:value="4132.768" calcext:value-type="float">
            <text:p>4132.768</text:p>
          </table:table-cell>
        </table:table-row>
        <table:table-row table:style-name="ro1">
          <table:table-cell office:value-type="float" office:value="2865.92" calcext:value-type="float">
            <text:p>2865.92</text:p>
          </table:table-cell>
          <table:table-cell office:value-type="float" office:value="2887.317" calcext:value-type="float">
            <text:p>2887.317</text:p>
          </table:table-cell>
        </table:table-row>
        <table:table-row table:style-name="ro1">
          <table:table-cell office:value-type="float" office:value="3090.96" calcext:value-type="float">
            <text:p>3090.96</text:p>
          </table:table-cell>
          <table:table-cell office:value-type="float" office:value="3071.303" calcext:value-type="float">
            <text:p>3071.303</text:p>
          </table:table-cell>
        </table:table-row>
        <table:table-row table:style-name="ro1">
          <table:table-cell office:value-type="float" office:value="4096.06" calcext:value-type="float">
            <text:p>4096.06</text:p>
          </table:table-cell>
          <table:table-cell office:value-type="float" office:value="4052.415" calcext:value-type="float">
            <text:p>4052.415</text:p>
          </table:table-cell>
        </table:table-row>
        <table:table-row table:style-name="ro1">
          <table:table-cell office:value-type="float" office:value="1938.47" calcext:value-type="float">
            <text:p>1938.47</text:p>
          </table:table-cell>
          <table:table-cell office:value-type="float" office:value="1935.351" calcext:value-type="float">
            <text:p>1935.351</text:p>
          </table:table-cell>
        </table:table-row>
        <table:table-row table:style-name="ro1">
          <table:table-cell office:value-type="float" office:value="4801.54" calcext:value-type="float">
            <text:p>4801.54</text:p>
          </table:table-cell>
          <table:table-cell office:value-type="float" office:value="4732.35" calcext:value-type="float">
            <text:p>4732.35</text:p>
          </table:table-cell>
        </table:table-row>
        <table:table-row table:style-name="ro1">
          <table:table-cell office:value-type="float" office:value="3299.93" calcext:value-type="float">
            <text:p>3299.93</text:p>
          </table:table-cell>
          <table:table-cell office:value-type="float" office:value="3290.794" calcext:value-type="float">
            <text:p>3290.794</text:p>
          </table:table-cell>
        </table:table-row>
        <table:table-row table:style-name="ro1">
          <table:table-cell office:value-type="float" office:value="3670.99" calcext:value-type="float">
            <text:p>3670.99</text:p>
          </table:table-cell>
          <table:table-cell office:value-type="float" office:value="3676.668" calcext:value-type="float">
            <text:p>3676.668</text:p>
          </table:table-cell>
        </table:table-row>
        <table:table-row table:style-name="ro1">
          <table:table-cell office:value-type="float" office:value="3743.56" calcext:value-type="float">
            <text:p>3743.56</text:p>
          </table:table-cell>
          <table:table-cell office:value-type="float" office:value="3734.027" calcext:value-type="float">
            <text:p>3734.027</text:p>
          </table:table-cell>
        </table:table-row>
        <table:table-row table:style-name="ro1">
          <table:table-cell office:value-type="float" office:value="3128.97" calcext:value-type="float">
            <text:p>3128.97</text:p>
          </table:table-cell>
          <table:table-cell office:value-type="float" office:value="3153.068" calcext:value-type="float">
            <text:p>3153.068</text:p>
          </table:table-cell>
        </table:table-row>
        <table:table-row table:style-name="ro1">
          <table:table-cell office:value-type="float" office:value="1776.96" calcext:value-type="float">
            <text:p>1776.96</text:p>
          </table:table-cell>
          <table:table-cell office:value-type="float" office:value="1790.11" calcext:value-type="float">
            <text:p>1790.11</text:p>
          </table:table-cell>
        </table:table-row>
        <table:table-row table:style-name="ro1">
          <table:table-cell office:value-type="float" office:value="5153.46" calcext:value-type="float">
            <text:p>5153.46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5016.03" calcext:value-type="float">
            <text:p>5016.03</text:p>
          </table:table-cell>
          <table:table-cell office:value-type="float" office:value="4945.907" calcext:value-type="float">
            <text:p>4945.907</text:p>
          </table:table-cell>
        </table:table-row>
        <table:table-row table:style-name="ro1">
          <table:table-cell office:value-type="float" office:value="3618.87" calcext:value-type="float">
            <text:p>3618.87</text:p>
          </table:table-cell>
          <table:table-cell office:value-type="float" office:value="3623.477" calcext:value-type="float">
            <text:p>3623.477</text:p>
          </table:table-cell>
        </table:table-row>
        <table:table-row table:style-name="ro1">
          <table:table-cell office:value-type="float" office:value="5632.13" calcext:value-type="float">
            <text:p>5632.13</text:p>
          </table:table-cell>
          <table:table-cell office:value-type="float" office:value="5632.477" calcext:value-type="float">
            <text:p>5632.477</text:p>
          </table:table-cell>
        </table:table-row>
        <table:table-row table:style-name="ro1">
          <table:table-cell office:value-type="float" office:value="5283.22" calcext:value-type="float">
            <text:p>5283.22</text:p>
          </table:table-cell>
          <table:table-cell office:value-type="float" office:value="5229.111" calcext:value-type="float">
            <text:p>5229.111</text:p>
          </table:table-cell>
        </table:table-row>
        <table:table-row table:style-name="ro1">
          <table:table-cell office:value-type="float" office:value="2337.68" calcext:value-type="float">
            <text:p>2337.68</text:p>
          </table:table-cell>
          <table:table-cell office:value-type="float" office:value="2309.916" calcext:value-type="float">
            <text:p>2309.916</text:p>
          </table:table-cell>
        </table:table-row>
        <table:table-row table:style-name="ro1">
          <table:table-cell office:value-type="float" office:value="6451.24" calcext:value-type="float">
            <text:p>6451.24</text:p>
          </table:table-cell>
          <table:table-cell office:value-type="float" office:value="6489.434" calcext:value-type="float">
            <text:p>6489.434</text:p>
          </table:table-cell>
        </table:table-row>
        <table:table-row table:style-name="ro1">
          <table:table-cell office:value-type="float" office:value="4806.83" calcext:value-type="float">
            <text:p>4806.83</text:p>
          </table:table-cell>
          <table:table-cell office:value-type="float" office:value="4775.561" calcext:value-type="float">
            <text:p>4775.561</text:p>
          </table:table-cell>
        </table:table-row>
        <table:table-row table:style-name="ro1">
          <table:table-cell office:value-type="float" office:value="4450.58" calcext:value-type="float">
            <text:p>4450.58</text:p>
          </table:table-cell>
          <table:table-cell office:value-type="float" office:value="4450.72" calcext:value-type="float">
            <text:p>4450.72</text:p>
          </table:table-cell>
        </table:table-row>
        <table:table-row table:style-name="ro1">
          <table:table-cell office:value-type="float" office:value="2893.53" calcext:value-type="float">
            <text:p>2893.53</text:p>
          </table:table-cell>
          <table:table-cell office:value-type="float" office:value="2910.136" calcext:value-type="float">
            <text:p>2910.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09:04:26.075960441</meta:creation-date>
    <dc:date>2017-01-30T14:43:50.491919797</dc:date>
    <meta:editing-duration>PT4H11M2S</meta:editing-duration>
    <meta:editing-cycles>1</meta:editing-cycles>
    <meta:document-statistic meta:table-count="3" meta:cell-count="3262" meta:object-count="0"/>
    <meta:generator>LibreOffice/5.1.4.2$Linux_X86_64 LibreOffice_project/10m0$Build-2</meta:generator>
  </office:meta>
</office:document-meta>
</file>